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39" style:master-page-name="MasterPage2" style:family="paragraph" style:name="P4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46">
      <style:text-properties fo:color="#000000" fo:font-family="Liberation Serif" style:font-family-complex="Liberation Serif" fo:font-size="12pt" style:font-size-complex="12pt" fo:language="es" style:language-complex="hi" fo:country="MX" style:country-complex="IN"/>
    </style:style>
    <style:style style:family="text" style:name="T147">
      <style:text-properties fo:color="#000000" fo:font-family="Liberation Serif" style:font-family-complex="Liberation Serif" fo:font-size="12pt" style:font-size-complex="12pt" fo:language="es" style:language-complex="hi" fo:country="MX" style:country-complex="IN"/>
    </style:style>
    <style:style style:family="text" style:name="T148">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44">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49">
      <style:text-properties fo:color="#000000" fo:font-family="ARIAL" style:font-family-complex="ARIAL" fo:font-size="14pt" style:font-size-complex="14pt" fo:language="es" style:language-complex="hi" fo:country="MX" style:country-complex="IN" fo:font-weight="bold"/>
    </style:style>
    <style:style style:family="text" style:name="T150">
      <style:text-properties fo:color="#000000" fo:font-family="Liberation Serif" style:font-family-complex="Liberation Serif" fo:font-size="12pt" style:font-size-complex="12pt" fo:language="es" style:language-complex="hi" fo:country="MX" style:country-complex="IN" fo:font-weight="bold"/>
    </style:style>
    <style:style style:family="text" style:name="T151">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45">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52">
      <style:text-properties fo:color="#000000" fo:font-family="ARIAL" style:font-family-complex="ARIAL" fo:font-size="12pt" style:font-size-complex="12pt" fo:language="es" style:language-complex="hi" fo:country="MX" style:country-complex="IN" fo:font-weight="bold"/>
    </style:style>
    <style:style style:family="text" style:name="T153">
      <style:text-properties fo:color="#000000" fo:font-family="Liberation Serif" style:font-family-complex="Liberation Serif" fo:font-size="12pt" style:font-size-complex="12pt" fo:language="es" style:language-complex="hi" fo:country="MX" style:country-complex="IN" fo:font-weight="bold"/>
    </style:style>
    <style:style style:family="text" style:name="T154">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46">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55">
      <style:text-properties fo:color="#000000" fo:font-family="ARIAL" style:font-family-complex="ARIAL" fo:font-size="12pt" style:font-size-complex="12pt" fo:language="es" style:language-complex="hi" fo:country="MX" style:country-complex="IN" fo:font-weight="bold"/>
    </style:style>
    <style:style style:family="text" style:name="T156">
      <style:text-properties fo:color="#000000" fo:font-family="Liberation Serif" style:font-family-complex="Liberation Serif" fo:font-size="12pt" style:font-size-complex="12pt" fo:language="es" style:language-complex="hi" fo:country="MX" style:country-complex="IN" fo:font-weight="bold"/>
    </style:style>
    <style:style style:family="text" style:name="T157">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47">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58">
      <style:text-properties fo:color="#000000" fo:font-family="ARIAL" style:font-family-complex="ARIAL" fo:font-size="12pt" style:font-size-complex="12pt" fo:language="es" style:language-complex="hi" fo:country="MX" style:country-complex="IN" fo:font-weight="bold"/>
    </style:style>
    <style:style style:family="text" style:name="T159">
      <style:text-properties fo:color="#000000" fo:font-family="Liberation Serif" style:font-family-complex="Liberation Serif" fo:font-size="12pt" style:font-size-complex="12pt" fo:language="es" style:language-complex="hi" fo:country="MX" style:country-complex="IN" fo:font-weight="bold"/>
    </style:style>
    <style:style style:family="text" style:name="T160">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4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61">
      <style:text-properties fo:color="#000000" fo:font-family="ARIAL" style:font-family-complex="ARIAL" fo:font-size="12pt" style:font-size-complex="12pt" fo:language="es" style:language-complex="hi" fo:country="MX" style:country-complex="IN" fo:font-weight="normal"/>
    </style:style>
    <style:style style:family="text" style:name="T162">
      <style:text-properties fo:color="#000000" fo:font-family="ARIAL" style:font-family-complex="ARIAL" fo:font-size="12pt" style:font-size-complex="12pt" fo:language="es" style:language-complex="hi" fo:country="MX" style:country-complex="IN" fo:font-weight="bold"/>
    </style:style>
    <style:style style:family="text" style:name="T163">
      <style:text-properties fo:color="#000000" fo:font-family="ARIAL" style:font-family-complex="ARIAL" fo:font-size="12pt" style:font-size-complex="12pt" fo:language="es" style:language-complex="hi" fo:country="MX" style:country-complex="IN" fo:font-weight="normal"/>
    </style:style>
    <style:style style:family="text" style:name="T16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6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4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66">
      <style:text-properties fo:color="#000000" fo:font-family="ARIAL" style:font-family-complex="ARIAL" fo:font-size="12pt" style:font-size-complex="12pt" fo:language="es" style:language-complex="hi" fo:country="MX" style:country-complex="IN" fo:font-weight="normal"/>
    </style:style>
    <style:style style:family="text" style:name="T16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6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5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69">
      <style:text-properties fo:color="#000000" fo:font-family="ARIAL" style:font-family-complex="ARIAL" fo:font-size="12pt" style:font-size-complex="12pt" fo:language="es" style:language-complex="hi" fo:country="MX" style:country-complex="IN" fo:font-weight="normal"/>
    </style:style>
    <style:style style:family="text" style:name="T17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7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5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72">
      <style:text-properties fo:color="#000000" fo:font-family="ARIAL" style:font-family-complex="ARIAL" fo:font-size="12pt" style:font-size-complex="12pt" fo:language="es" style:language-complex="hi" fo:country="MX" style:country-complex="IN" fo:font-weight="normal"/>
    </style:style>
    <style:style style:family="text" style:name="T17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7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52">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75">
      <style:text-properties fo:color="#000000" fo:font-family="ARIAL" style:font-family-complex="ARIAL" fo:font-size="12pt" style:font-size-complex="12pt" fo:language="es" style:language-complex="hi" fo:country="MX" style:country-complex="IN" fo:font-weight="bold"/>
    </style:style>
    <style:style style:family="text" style:name="T176">
      <style:text-properties fo:color="#000000" fo:font-family="ARIAL" style:font-family-complex="ARIAL" fo:font-size="12pt" style:font-size-complex="12pt" fo:language="es" style:language-complex="hi" fo:country="MX" style:country-complex="IN" fo:font-weight="normal"/>
    </style:style>
    <style:style style:family="text" style:name="T177">
      <style:text-properties fo:color="#000000" fo:font-family="ARIAL" style:font-family-complex="ARIAL" fo:font-size="12pt" style:font-size-complex="12pt" fo:language="es" style:language-complex="hi" fo:country="MX" style:country-complex="IN" fo:font-weight="normal"/>
    </style:style>
    <style:style style:family="text" style:name="T178">
      <style:text-properties fo:color="#000000" fo:font-family="Liberation Serif" style:font-family-complex="Liberation Serif" fo:font-size="12pt" style:font-size-complex="12pt" fo:language="es" style:language-complex="hi" fo:country="MX" style:country-complex="IN" fo:font-weight="bold"/>
    </style:style>
    <style:style style:family="text" style:name="T179">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53">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80">
      <style:text-properties fo:color="#000000" fo:font-family="ARIAL" style:font-family-complex="ARIAL" fo:font-size="12pt" style:font-size-complex="12pt" fo:language="es" style:language-complex="hi" fo:country="MX" style:country-complex="IN" fo:font-weight="normal"/>
    </style:style>
    <style:style style:family="text" style:name="T181">
      <style:text-properties fo:color="#000000" fo:font-family="Liberation Serif" style:font-family-complex="Liberation Serif" fo:font-size="12pt" style:font-size-complex="12pt" fo:language="es" style:language-complex="hi" fo:country="MX" style:country-complex="IN" fo:font-weight="bold"/>
    </style:style>
    <style:style style:family="text" style:name="T182">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54">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83">
      <style:text-properties fo:color="#000000" fo:font-family="ARIAL" style:font-family-complex="ARIAL" fo:font-size="12pt" style:font-size-complex="12pt" fo:language="es" style:language-complex="hi" fo:country="MX" style:country-complex="IN" fo:font-weight="bold"/>
    </style:style>
    <style:style style:family="text" style:name="T184">
      <style:text-properties fo:color="#000000" fo:font-family="ARIAL" style:font-family-complex="ARIAL" fo:font-size="12pt" style:font-size-complex="12pt" fo:language="es" style:language-complex="hi" fo:country="MX" style:country-complex="IN" fo:font-weight="normal"/>
    </style:style>
    <style:style style:family="text" style:name="T185">
      <style:text-properties fo:color="#000000" fo:font-family="Liberation Serif" style:font-family-complex="Liberation Serif" fo:font-size="12pt" style:font-size-complex="12pt" fo:language="es" style:language-complex="hi" fo:country="MX" style:country-complex="IN" fo:font-weight="bold"/>
    </style:style>
    <style:style style:family="text" style:name="T186">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55">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87">
      <style:text-properties fo:color="#000000" fo:font-family="ARIAL" style:font-family-complex="ARIAL" fo:font-size="12pt" style:font-size-complex="12pt" fo:language="es" style:language-complex="hi" fo:country="MX" style:country-complex="IN" fo:font-weight="normal"/>
    </style:style>
    <style:style style:family="text" style:name="T188">
      <style:text-properties fo:color="#000000" fo:font-family="Liberation Serif" style:font-family-complex="Liberation Serif" fo:font-size="12pt" style:font-size-complex="12pt" fo:language="es" style:language-complex="hi" fo:country="MX" style:country-complex="IN" fo:font-weight="bold"/>
    </style:style>
    <style:style style:family="text" style:name="T189">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5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90">
      <style:text-properties fo:color="#000000" fo:font-family="ARIAL" style:font-family-complex="ARIAL" fo:font-size="12pt" style:font-size-complex="12pt" fo:language="es" style:language-complex="hi" fo:country="MX" style:country-complex="IN" fo:font-weight="normal"/>
    </style:style>
    <style:style style:family="text" style:name="T19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9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57">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193">
      <style:text-properties fo:color="#000000" fo:font-family="ARIAL" style:font-family-complex="ARIAL" fo:font-size="12pt" style:font-size-complex="12pt" fo:language="es" style:language-complex="hi" fo:country="MX" style:country-complex="IN" fo:font-weight="normal"/>
    </style:style>
    <style:style style:family="text" style:name="T194">
      <style:text-properties fo:color="#000000" fo:font-family="Liberation Serif" style:font-family-complex="Liberation Serif" fo:font-size="12pt" style:font-size-complex="12pt" fo:language="es" style:language-complex="hi" fo:country="MX" style:country-complex="IN" fo:font-weight="bold"/>
    </style:style>
    <style:style style:family="text" style:name="T195">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5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96">
      <style:text-properties fo:color="#000000" fo:font-family="ARIAL" style:font-family-complex="ARIAL" fo:font-size="12pt" style:font-size-complex="12pt" fo:language="es" style:language-complex="hi" fo:country="MX" style:country-complex="IN" fo:font-weight="normal"/>
    </style:style>
    <style:style style:family="text" style:name="T19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9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5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99">
      <style:text-properties fo:color="#000000" fo:font-family="ARIAL" style:font-family-complex="ARIAL" fo:font-size="12pt" style:font-size-complex="12pt" fo:language="es" style:language-complex="hi" fo:country="MX" style:country-complex="IN" fo:font-weight="normal"/>
    </style:style>
    <style:style style:family="text" style:name="T20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0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60">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202">
      <style:text-properties fo:color="#000000" fo:font-family="ARIAL" style:font-family-complex="ARIAL" fo:font-size="12pt" style:font-size-complex="12pt" fo:language="es" style:language-complex="hi" fo:country="MX" style:country-complex="IN" fo:font-weight="normal"/>
    </style:style>
    <style:style style:family="text" style:name="T203">
      <style:text-properties fo:color="#000000" fo:font-family="Liberation Serif" style:font-family-complex="Liberation Serif" fo:font-size="12pt" style:font-size-complex="12pt" fo:language="es" style:language-complex="hi" fo:country="MX" style:country-complex="IN" fo:font-weight="bold"/>
    </style:style>
    <style:style style:family="text" style:name="T204">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6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05">
      <style:text-properties fo:color="#000000" fo:font-family="ARIAL" style:font-family-complex="ARIAL" fo:font-size="12pt" style:font-size-complex="12pt" fo:language="es" style:language-complex="hi" fo:country="MX" style:country-complex="IN" fo:font-weight="normal"/>
    </style:style>
    <style:style style:family="text" style:name="T20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0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62">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208">
      <style:text-properties fo:color="#000000" fo:font-family="ARIAL" style:font-family-complex="ARIAL" fo:font-size="12pt" style:font-size-complex="12pt" fo:language="es" style:language-complex="hi" fo:country="MX" style:country-complex="IN" fo:font-weight="normal"/>
    </style:style>
    <style:style style:family="text" style:name="T209">
      <style:text-properties fo:color="#000000" fo:font-family="Liberation Serif" style:font-family-complex="Liberation Serif" fo:font-size="12pt" style:font-size-complex="12pt" fo:language="es" style:language-complex="hi" fo:country="MX" style:country-complex="IN" fo:font-weight="bold"/>
    </style:style>
    <style:style style:family="text" style:name="T210">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6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11">
      <style:text-properties fo:color="#000000" fo:font-family="ARIAL" style:font-family-complex="ARIAL" fo:font-size="12pt" style:font-size-complex="12pt" fo:language="es" style:language-complex="hi" fo:country="MX" style:country-complex="IN" fo:font-weight="normal"/>
    </style:style>
    <style:style style:family="text" style:name="T21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1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64">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214">
      <style:text-properties fo:color="#000000" fo:font-family="ARIAL" style:font-family-complex="ARIAL" fo:font-size="12pt" style:font-size-complex="12pt" fo:language="es" style:language-complex="hi" fo:country="MX" style:country-complex="IN" fo:font-weight="normal"/>
    </style:style>
    <style:style style:family="text" style:name="T215">
      <style:text-properties fo:color="#000000" fo:font-family="Liberation Serif" style:font-family-complex="Liberation Serif" fo:font-size="12pt" style:font-size-complex="12pt" fo:language="es" style:language-complex="hi" fo:country="MX" style:country-complex="IN" fo:font-weight="bold"/>
    </style:style>
    <style:style style:family="text" style:name="T216">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6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17">
      <style:text-properties fo:color="#000000" fo:font-family="ARIAL" style:font-family-complex="ARIAL" fo:font-size="12pt" style:font-size-complex="12pt" fo:language="es" style:language-complex="hi" fo:country="MX" style:country-complex="IN" fo:font-weight="normal"/>
    </style:style>
    <style:style style:family="text" style:name="T21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1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66">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220">
      <style:text-properties fo:color="#000000" fo:font-family="ARIAL" style:font-family-complex="ARIAL" fo:font-size="12pt" style:font-size-complex="12pt" fo:language="es" style:language-complex="hi" fo:country="MX" style:country-complex="IN" fo:font-weight="normal"/>
    </style:style>
    <style:style style:family="text" style:name="T221">
      <style:text-properties fo:color="#000000" fo:font-family="Liberation Serif" style:font-family-complex="Liberation Serif" fo:font-size="12pt" style:font-size-complex="12pt" fo:language="es" style:language-complex="hi" fo:country="MX" style:country-complex="IN" fo:font-weight="bold"/>
    </style:style>
    <style:style style:family="text" style:name="T222">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6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23">
      <style:text-properties fo:color="#000000" fo:font-family="ARIAL" style:font-family-complex="ARIAL" fo:font-size="12pt" style:font-size-complex="12pt" fo:language="es" style:language-complex="hi" fo:country="MX" style:country-complex="IN" fo:font-weight="normal"/>
    </style:style>
    <style:style style:family="text" style:name="T22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2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68">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226">
      <style:text-properties fo:color="#000000" fo:font-family="ARIAL" style:font-family-complex="ARIAL" fo:font-size="12pt" style:font-size-complex="12pt" fo:language="es" style:language-complex="hi" fo:country="MX" style:country-complex="IN" fo:font-weight="normal"/>
    </style:style>
    <style:style style:family="text" style:name="T227">
      <style:text-properties fo:color="#000000" fo:font-family="Liberation Serif" style:font-family-complex="Liberation Serif" fo:font-size="12pt" style:font-size-complex="12pt" fo:language="es" style:language-complex="hi" fo:country="MX" style:country-complex="IN" fo:font-weight="bold"/>
    </style:style>
    <style:style style:family="text" style:name="T228">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69">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229">
      <style:text-properties fo:color="#000000" fo:font-family="ARIAL" style:font-family-complex="ARIAL" fo:font-size="12pt" style:font-size-complex="12pt" fo:language="es" style:language-complex="hi" fo:country="MX" style:country-complex="IN" fo:font-weight="bold"/>
    </style:style>
    <style:style style:family="text" style:name="T230">
      <style:text-properties fo:color="#000000" fo:font-family="Liberation Serif" style:font-family-complex="Liberation Serif" fo:font-size="12pt" style:font-size-complex="12pt" fo:language="es" style:language-complex="hi" fo:country="MX" style:country-complex="IN" fo:font-weight="bold"/>
    </style:style>
    <style:style style:family="text" style:name="T231">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70">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232">
      <style:text-properties fo:color="#000000" fo:font-family="ARIAL" style:font-family-complex="ARIAL" fo:font-size="12pt" style:font-size-complex="12pt" fo:language="es" style:language-complex="hi" fo:country="MX" style:country-complex="IN" fo:font-weight="bold"/>
    </style:style>
    <style:style style:family="text" style:name="T233">
      <style:text-properties fo:color="#000000" fo:font-family="Liberation Serif" style:font-family-complex="Liberation Serif" fo:font-size="12pt" style:font-size-complex="12pt" fo:language="es" style:language-complex="hi" fo:country="MX" style:country-complex="IN" fo:font-weight="bold"/>
    </style:style>
    <style:style style:family="text" style:name="T234">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7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35">
      <style:text-properties fo:color="#000000" fo:font-family="ARIAL" style:font-family-complex="ARIAL" fo:font-size="12pt" style:font-size-complex="12pt" fo:language="es" style:language-complex="hi" fo:country="MX" style:country-complex="IN" fo:font-weight="normal"/>
    </style:style>
    <style:style style:family="text" style:name="T23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3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7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38">
      <style:text-properties fo:color="#000000" fo:font-family="ARIAL" style:font-family-complex="ARIAL" fo:font-size="12pt" style:font-size-complex="12pt" fo:language="es" style:language-complex="hi" fo:country="MX" style:country-complex="IN" fo:font-weight="normal"/>
    </style:style>
    <style:style style:family="text" style:name="T23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4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7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41">
      <style:text-properties fo:color="#000000" fo:font-family="ARIAL" style:font-family-complex="ARIAL" fo:font-size="12pt" style:font-size-complex="12pt" fo:language="es" style:language-complex="hi" fo:country="MX" style:country-complex="IN" fo:font-weight="normal"/>
    </style:style>
    <style:style style:family="text" style:name="T242">
      <style:text-properties fo:color="#000000" fo:font-family="ARIAL" style:font-family-complex="ARIAL" fo:font-size="12pt" style:font-size-complex="12pt" fo:language="es" style:language-complex="hi" fo:country="MX" style:country-complex="IN" fo:font-weight="normal"/>
    </style:style>
    <style:style style:family="text" style:name="T243">
      <style:text-properties fo:color="#000000" fo:font-family="ARIAL" style:font-family-complex="ARIAL" fo:font-size="12pt" style:font-size-complex="12pt" fo:language="es" style:language-complex="hi" fo:country="MX" style:country-complex="IN" fo:font-weight="normal"/>
    </style:style>
    <style:style style:family="text" style:name="T24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4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7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46">
      <style:text-properties fo:color="#000000" fo:font-family="ARIAL" style:font-family-complex="ARIAL" fo:font-size="12pt" style:font-size-complex="12pt" fo:language="es" style:language-complex="hi" fo:country="MX" style:country-complex="IN" fo:font-weight="normal"/>
    </style:style>
    <style:style style:family="text" style:name="T24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4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7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49">
      <style:text-properties fo:color="#000000" fo:font-family="ARIAL" style:font-family-complex="ARIAL" fo:font-size="12pt" style:font-size-complex="12pt" fo:language="es" style:language-complex="hi" fo:country="MX" style:country-complex="IN" fo:font-weight="normal"/>
    </style:style>
    <style:style style:family="text" style:name="T250">
      <style:text-properties fo:color="#000000" fo:font-family="ARIAL" style:font-family-complex="ARIAL" fo:font-size="12pt" style:font-size-complex="12pt" fo:language="es" style:language-complex="hi" fo:country="MX" style:country-complex="IN" fo:font-weight="normal"/>
    </style:style>
    <style:style style:family="text" style:name="T25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5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7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53">
      <style:text-properties fo:color="#000000" fo:font-family="ARIAL" style:font-family-complex="ARIAL" fo:font-size="12pt" style:font-size-complex="12pt" fo:language="es" style:language-complex="hi" fo:country="MX" style:country-complex="IN" fo:font-weight="normal"/>
    </style:style>
    <style:style style:family="text" style:name="T25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5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7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56">
      <style:text-properties fo:color="#000000" fo:font-family="Liberation Serif" style:font-family-complex="Liberation Serif" fo:font-size="12pt" style:font-size-complex="12pt" fo:language="es" style:language-complex="hi" fo:country="MX" style:country-complex="IN" fo:font-weight="normal"/>
    </style:style>
    <style:style style:family="graphic" style:name="gr3">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5">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6">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7">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8">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9">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0">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1">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2">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3">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4">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5">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6">
      <style:graphic-properties draw:fill="none" draw:stroke="solid" svg:stroke-color="#3465A4" svg:stroke-width="0.03528cm" style:wrap="run-through" style:run-through="background" style:mirror="horizontal" fo:margin-left="0cm" fo:margin-right="0cm" fo:margin-top="0cm" fo:margin-bottom="0cm" style:horizontal-pos="from-left" style:horizontal-rel="page-content" style:vertical-pos="from-top" style:vertical-rel="paragraph"/>
    </style:style>
    <style:style style:family="graphic" style:name="gr17">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8">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9">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20">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21">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graphic" style:name="gr22">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graphic" style:name="gr23">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24">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graphic" style:name="gr25">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26">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78">
      <style:paragraph-properties/>
      <style:text-properties/>
    </style:style>
    <style:style style:family="graphic" style:name="gr27">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79">
      <style:paragraph-properties/>
      <style:text-properties/>
    </style:style>
    <style:style style:family="graphic" style:name="gr28">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0">
      <style:paragraph-properties/>
      <style:text-properties/>
    </style:style>
    <style:style style:family="graphic" style:name="gr29">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1">
      <style:paragraph-properties/>
      <style:text-properties/>
    </style:style>
    <style:style style:family="graphic" style:name="gr30">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2">
      <style:paragraph-properties/>
      <style:text-properties/>
    </style:style>
    <style:style style:family="graphic" style:name="gr31">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3">
      <style:paragraph-properties/>
      <style:text-properties/>
    </style:style>
    <style:style style:family="graphic" style:name="gr32">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4">
      <style:paragraph-properties/>
      <style:text-properties/>
    </style:style>
    <style:style style:family="graphic" style:name="gr33">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5">
      <style:paragraph-properties/>
      <style:text-properties/>
    </style:style>
    <style:style style:family="graphic" style:name="gr34">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6">
      <style:paragraph-properties/>
      <style:text-properties/>
    </style:style>
    <style:style style:family="graphic" style:name="gr35">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7">
      <style:paragraph-properties/>
      <style:text-properties/>
    </style:style>
    <style:style style:family="text" style:name="T257">
      <style:text-properties fo:color="#000000" fo:font-family="ARIAL" style:font-family-complex="ARIAL" fo:font-size="12pt" style:font-size-complex="12pt" fo:language="es" style:language-complex="hi" fo:country="MX" style:country-complex="IN" fo:font-weight="normal"/>
    </style:style>
    <style:style style:family="text" style:name="T25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5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88">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60">
      <style:text-properties fo:color="#000000" fo:font-family="Liberation Serif" style:font-family-complex="Liberation Serif" fo:font-size="12pt" style:font-size-complex="12pt" fo:language="es" style:language-complex="hi" fo:country="MX" style:country-complex="IN" fo:font-weight="normal"/>
    </style:style>
    <style:style style:family="graphic" style:name="gr36">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37">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38">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39">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0">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1">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2">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3">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4">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5">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46">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89">
      <style:paragraph-properties/>
      <style:text-properties/>
    </style:style>
    <style:style style:family="graphic" style:name="gr47">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0">
      <style:paragraph-properties/>
      <style:text-properties/>
    </style:style>
    <style:style style:family="graphic" style:name="gr48">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1">
      <style:paragraph-properties/>
      <style:text-properties/>
    </style:style>
    <style:style style:family="graphic" style:name="gr49">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2">
      <style:paragraph-properties/>
      <style:text-properties/>
    </style:style>
    <style:style style:family="graphic" style:name="gr50">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3">
      <style:paragraph-properties/>
      <style:text-properties/>
    </style:style>
    <style:style style:family="graphic" style:name="gr51">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4">
      <style:paragraph-properties/>
      <style:text-properties/>
    </style:style>
    <style:style style:family="graphic" style:name="gr52">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5">
      <style:paragraph-properties/>
      <style:text-properties/>
    </style:style>
    <style:style style:family="graphic" style:name="gr53">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6">
      <style:paragraph-properties/>
      <style:text-properties/>
    </style:style>
    <style:style style:family="graphic" style:name="gr54">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7">
      <style:paragraph-properties/>
      <style:text-properties/>
    </style:style>
    <style:style style:family="graphic" style:name="gr55">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8">
      <style:paragraph-properties/>
      <style:text-properties/>
    </style:style>
    <style:style style:family="graphic" style:name="gr56">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57">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58">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59">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60">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61">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62">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63">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64">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graphic" style:name="gr65">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graphic" style:name="gr66">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graphic" style:name="gr67">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68">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graphic" style:name="gr69">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70">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99">
      <style:paragraph-properties/>
      <style:text-properties/>
    </style:style>
    <style:style style:family="paragraph" style:name="P100">
      <style:paragraph-properties/>
      <style:text-properties/>
    </style:style>
    <style:style style:family="graphic" style:name="gr71">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1">
      <style:paragraph-properties/>
      <style:text-properties/>
    </style:style>
    <style:style style:family="graphic" style:name="gr72">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2">
      <style:paragraph-properties/>
      <style:text-properties/>
    </style:style>
    <style:style style:family="graphic" style:name="gr73">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3">
      <style:paragraph-properties/>
      <style:text-properties/>
    </style:style>
    <style:style style:family="graphic" style:name="gr74">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4">
      <style:paragraph-properties/>
      <style:text-properties/>
    </style:style>
    <style:style style:family="graphic" style:name="gr75">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5">
      <style:paragraph-properties/>
      <style:text-properties/>
    </style:style>
    <style:style style:family="graphic" style:name="gr76">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6">
      <style:paragraph-properties/>
      <style:text-properties/>
    </style:style>
    <style:style style:family="graphic" style:name="gr77">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7">
      <style:paragraph-properties/>
      <style:text-properties/>
    </style:style>
    <style:style style:family="graphic" style:name="gr78">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8">
      <style:paragraph-properties/>
      <style:text-properties/>
    </style:style>
    <style:style style:family="graphic" style:name="gr79">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09">
      <style:paragraph-properties/>
      <style:text-properties/>
    </style:style>
    <style:style style:family="graphic" style:name="gr80">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81">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10">
      <style:paragraph-properties/>
      <style:text-properties/>
    </style:style>
    <style:style style:family="graphic" style:name="gr82">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11">
      <style:paragraph-properties/>
      <style:text-properties/>
    </style:style>
    <style:style style:family="text" style:name="T261">
      <style:text-properties fo:font-size="12pt"/>
    </style:style>
    <style:style style:family="graphic" style:name="gr83">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12">
      <style:paragraph-properties/>
      <style:text-properties/>
    </style:style>
    <style:style style:family="graphic" style:name="gr84">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13">
      <style:paragraph-properties/>
      <style:text-properties/>
    </style:style>
    <style:style style:family="graphic" style:name="gr85">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14">
      <style:paragraph-properties/>
      <style:text-properties/>
    </style:style>
    <style:style style:family="text" style:name="T262">
      <style:text-properties fo:color="#000000" fo:font-family="ARIAL" style:font-family-complex="ARIAL" fo:font-size="12pt" style:font-size-complex="12pt" fo:language="es" style:language-complex="hi" fo:country="MX" style:country-complex="IN" fo:font-weight="normal"/>
    </style:style>
    <style:style style:family="text" style:name="T26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6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master-page-name="MasterPage3" style:family="paragraph" style:name="P115">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65">
      <style:text-properties fo:color="#000000" fo:font-family="ARIAL" style:font-family-complex="ARIAL" fo:font-size="12pt" style:font-size-complex="12pt" fo:language="es" style:language-complex="hi" fo:country="MX" style:country-complex="IN" fo:font-weight="normal"/>
    </style:style>
    <style:style style:family="text" style:name="T26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6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1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68">
      <style:text-properties fo:color="#000000" fo:font-family="ARIAL" style:font-family-complex="ARIAL" fo:font-size="12pt" style:font-size-complex="12pt" fo:language="es" style:language-complex="hi" fo:country="MX" style:country-complex="IN" fo:font-weight="normal"/>
    </style:style>
    <style:style style:family="text" style:name="T26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7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1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71">
      <style:text-properties fo:color="#000000" fo:font-family="ARIAL" style:font-family-complex="ARIAL" fo:font-size="12pt" style:font-size-complex="12pt" fo:language="es" style:language-complex="hi" fo:country="MX" style:country-complex="IN" fo:font-weight="normal"/>
    </style:style>
    <style:style style:family="text" style:name="T272">
      <style:text-properties fo:color="#000000" fo:font-family="ARIAL" style:font-family-complex="ARIAL" fo:font-size="12pt" style:font-size-complex="12pt" fo:language="es" style:language-complex="hi" fo:country="MX" style:country-complex="IN" fo:font-weight="normal"/>
    </style:style>
    <style:style style:family="text" style:name="T273">
      <style:text-properties fo:color="#000000" fo:font-family="ARIAL" style:font-family-complex="ARIAL" fo:font-size="12pt" style:font-size-complex="12pt" fo:language="es" style:language-complex="hi" fo:country="MX" style:country-complex="IN" fo:font-weight="normal"/>
    </style:style>
    <style:style style:family="text" style:name="T27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7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1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76">
      <style:text-properties fo:color="#000000" fo:font-family="ARIAL" style:font-family-complex="ARIAL" fo:font-size="12pt" style:font-size-complex="12pt" fo:language="es" style:language-complex="hi" fo:country="MX" style:country-complex="IN" fo:font-weight="normal"/>
    </style:style>
    <style:style style:family="text" style:name="T27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7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1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79">
      <style:text-properties fo:color="#000000" fo:font-family="ARIAL" style:font-family-complex="ARIAL" fo:font-size="12pt" style:font-size-complex="12pt" fo:language="es" style:language-complex="hi" fo:country="MX" style:country-complex="IN" fo:font-weight="normal"/>
    </style:style>
    <style:style style:family="text" style:name="T28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8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2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82">
      <style:text-properties fo:color="#000000" fo:font-family="ARIAL" style:font-family-complex="ARIAL" fo:font-size="12pt" style:font-size-complex="12pt" fo:language="es" style:language-complex="hi" fo:country="MX" style:country-complex="IN" fo:font-weight="normal"/>
    </style:style>
    <style:style style:family="text" style:name="T283">
      <style:text-properties fo:color="#000000" fo:font-family="ARIAL" style:font-family-complex="ARIAL" fo:font-size="12pt" style:font-size-complex="12pt" fo:language="es" style:language-complex="hi" fo:country="MX" style:country-complex="IN" fo:font-weight="normal"/>
    </style:style>
    <style:style style:family="text" style:name="T28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8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2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86">
      <style:text-properties fo:color="#000000" fo:font-family="ARIAL" style:font-family-complex="ARIAL" fo:font-size="12pt" style:font-size-complex="12pt" fo:language="es" style:language-complex="hi" fo:country="MX" style:country-complex="IN" fo:font-weight="normal"/>
    </style:style>
    <style:style style:family="text" style:name="T287">
      <style:text-properties fo:color="#000000" fo:font-family="ARIAL" style:font-family-complex="ARIAL" fo:font-size="12pt" style:font-size-complex="12pt" fo:language="es" style:language-complex="hi" fo:country="MX" style:country-complex="IN" fo:font-weight="normal"/>
    </style:style>
    <style:style style:family="text" style:name="T28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8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2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90">
      <style:text-properties fo:color="#000000" fo:font-family="ARIAL" style:font-family-complex="ARIAL" fo:font-size="12pt" style:font-size-complex="12pt" fo:language="es" style:language-complex="hi" fo:country="MX" style:country-complex="IN" fo:font-weight="normal"/>
    </style:style>
    <style:style style:family="text" style:name="T29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9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2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93">
      <style:text-properties fo:color="#000000" fo:font-family="ARIAL" style:font-family-complex="ARIAL" fo:font-size="12pt" style:font-size-complex="12pt" fo:language="es" style:language-complex="hi" fo:country="MX" style:country-complex="IN" fo:font-weight="normal"/>
    </style:style>
    <style:style style:family="text" style:name="T29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9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2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96">
      <style:text-properties fo:color="#000000" fo:font-family="ARIAL" style:font-family-complex="ARIAL" fo:font-size="12pt" style:font-size-complex="12pt" fo:language="es" style:language-complex="hi" fo:country="MX" style:country-complex="IN" fo:font-weight="normal"/>
    </style:style>
    <style:style style:family="text" style:name="T29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9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2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299">
      <style:text-properties fo:color="#000000" fo:font-family="ARIAL" style:font-family-complex="ARIAL" fo:font-size="12pt" style:font-size-complex="12pt" fo:language="es" style:language-complex="hi" fo:country="MX" style:country-complex="IN" fo:font-weight="normal"/>
    </style:style>
    <style:style style:family="text" style:name="T30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0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2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02">
      <style:text-properties fo:color="#000000" fo:font-family="Liberation Serif" style:font-family-complex="Liberation Serif" fo:font-size="12pt" style:font-size-complex="12pt" fo:language="es" style:language-complex="hi" fo:country="MX" style:country-complex="IN" fo:font-weight="normal"/>
    </style:style>
    <style:style style:family="graphic" style:name="gr86">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fo:border="0.03528cm solid #3465A4" fo:background-color="transparent"/>
    </style:style>
    <style:style style:family="paragraph" style:name="P127">
      <style:paragraph-properties fo:text-align="center"/>
      <style:text-properties/>
    </style:style>
    <style:style style:family="graphic" style:name="gr87">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fo:border="0.03528cm solid #3465A4" fo:background-color="transparent"/>
    </style:style>
    <style:style style:family="paragraph" style:name="P128">
      <style:paragraph-properties fo:text-align="center"/>
      <style:text-properties/>
    </style:style>
    <style:style style:family="graphic" style:name="gr88">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fo:border="0.03528cm solid #3465A4" fo:background-color="transparent"/>
    </style:style>
    <style:style style:family="paragraph" style:name="P129">
      <style:paragraph-properties fo:text-align="center"/>
      <style:text-properties/>
    </style:style>
    <style:style style:family="graphic" style:name="gr89">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fo:border="0.03528cm solid #3465A4" fo:background-color="transparent"/>
    </style:style>
    <style:style style:family="paragraph" style:name="P130">
      <style:paragraph-properties fo:text-align="center"/>
      <style:text-properties/>
    </style:style>
    <style:style style:family="graphic" style:name="gr90">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91">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92">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text" style:name="T303">
      <style:text-properties fo:color="#000000" fo:font-family="ARIAL" style:font-family-complex="ARIAL" fo:font-size="12pt" style:font-size-complex="12pt" fo:language="es" style:language-complex="hi" fo:country="MX" style:country-complex="IN" fo:font-weight="normal"/>
    </style:style>
    <style:style style:family="text" style:name="T304">
      <style:text-properties fo:color="#000000" fo:font-family="ARIAL" style:font-family-complex="ARIAL" fo:font-size="12pt" style:font-size-complex="12pt" fo:language="es" style:language-complex="hi" fo:country="MX" style:country-complex="IN" fo:font-weight="normal"/>
    </style:style>
    <style:style style:family="text" style:name="T305">
      <style:text-properties fo:color="#000000" fo:font-family="ARIAL" style:font-family-complex="ARIAL" fo:font-size="12pt" style:font-size-complex="12pt" fo:language="es" style:language-complex="hi" fo:country="MX" style:country-complex="IN" fo:font-weight="bold"/>
    </style:style>
    <style:style style:family="text" style:name="T30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0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08">
      <style:text-properties fo:color="#000000" fo:font-family="ARIAL" style:font-family-complex="ARIAL" fo:font-size="12pt" style:font-size-complex="12pt" fo:language="es" style:language-complex="hi" fo:country="MX" style:country-complex="IN" fo:font-weight="bold"/>
    </style:style>
    <style:style style:family="text" style:name="T30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1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11">
      <style:text-properties fo:color="#000000" fo:font-family="ARIAL" style:font-family-complex="ARIAL" fo:font-size="12pt" style:font-size-complex="12pt" fo:language="es" style:language-complex="hi" fo:country="MX" style:country-complex="IN" fo:font-weight="bold"/>
    </style:style>
    <style:style style:family="text" style:name="T31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1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14">
      <style:text-properties fo:color="#000000" fo:font-family="ARIAL" style:font-family-complex="ARIAL" fo:font-size="12pt" style:font-size-complex="12pt" fo:language="es" style:language-complex="hi" fo:country="MX" style:country-complex="IN" fo:font-weight="bold"/>
    </style:style>
    <style:style style:family="text" style:name="T31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1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17">
      <style:text-properties fo:color="#000000" fo:font-family="ARIAL" style:font-family-complex="ARIAL" fo:font-size="12pt" style:font-size-complex="12pt" fo:language="es" style:language-complex="hi" fo:country="MX" style:country-complex="IN" fo:font-weight="bold"/>
    </style:style>
    <style:style style:family="text" style:name="T31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1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20">
      <style:text-properties fo:color="#000000" fo:font-family="ARIAL" style:font-family-complex="ARIAL" fo:font-size="12pt" style:font-size-complex="12pt" fo:language="es" style:language-complex="hi" fo:country="MX" style:country-complex="IN" fo:font-weight="bold"/>
    </style:style>
    <style:style style:family="text" style:name="T32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2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23">
      <style:text-properties fo:color="#000000" fo:font-family="ARIAL" style:font-family-complex="ARIAL" fo:font-size="12pt" style:font-size-complex="12pt" fo:language="es" style:language-complex="hi" fo:country="MX" style:country-complex="IN" fo:font-weight="bold"/>
    </style:style>
    <style:style style:family="text" style:name="T32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2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26">
      <style:text-properties fo:color="#000000" fo:font-family="ARIAL" style:font-family-complex="ARIAL" fo:font-size="12pt" style:font-size-complex="12pt" fo:language="es" style:language-complex="hi" fo:country="MX" style:country-complex="IN" fo:font-weight="bold"/>
    </style:style>
    <style:style style:family="text" style:name="T32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2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29">
      <style:text-properties fo:color="#000000" fo:font-family="ARIAL" style:font-family-complex="ARIAL" fo:font-size="12pt" style:font-size-complex="12pt" fo:language="es" style:language-complex="hi" fo:country="MX" style:country-complex="IN" fo:font-weight="bold"/>
    </style:style>
    <style:style style:family="text" style:name="T33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3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3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32">
      <style:text-properties fo:color="#000000" fo:font-family="ARIAL" style:font-family-complex="ARIAL" fo:font-size="12pt" style:font-size-complex="12pt" fo:language="es" style:language-complex="hi" fo:country="MX" style:country-complex="IN" fo:font-weight="bold"/>
    </style:style>
    <style:style style:family="text" style:name="T33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3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35">
      <style:text-properties fo:color="#000000" fo:font-family="ARIAL" style:font-family-complex="ARIAL" fo:font-size="12pt" style:font-size-complex="12pt" fo:language="es" style:language-complex="hi" fo:country="MX" style:country-complex="IN" fo:font-weight="bold"/>
    </style:style>
    <style:style style:family="text" style:name="T33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3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38">
      <style:text-properties fo:color="#000000" fo:font-family="ARIAL" style:font-family-complex="ARIAL" fo:font-size="12pt" style:font-size-complex="12pt" fo:language="es" style:language-complex="hi" fo:country="MX" style:country-complex="IN" fo:font-weight="bold"/>
    </style:style>
    <style:style style:family="text" style:name="T33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4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41">
      <style:text-properties fo:color="#000000" fo:font-family="ARIAL" style:font-family-complex="ARIAL" fo:font-size="12pt" style:font-size-complex="12pt" fo:language="es" style:language-complex="hi" fo:country="MX" style:country-complex="IN" fo:font-weight="bold"/>
    </style:style>
    <style:style style:family="text" style:name="T34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4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44">
      <style:text-properties fo:color="#000000" fo:font-family="ARIAL" style:font-family-complex="ARIAL" fo:font-size="12pt" style:font-size-complex="12pt" fo:language="es" style:language-complex="hi" fo:country="MX" style:country-complex="IN" fo:font-weight="bold"/>
    </style:style>
    <style:style style:family="text" style:name="T34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4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47">
      <style:text-properties fo:color="#000000" fo:font-family="ARIAL" style:font-family-complex="ARIAL" fo:font-size="12pt" style:font-size-complex="12pt" fo:language="es" style:language-complex="hi" fo:country="MX" style:country-complex="IN" fo:font-weight="bold"/>
    </style:style>
    <style:style style:family="text" style:name="T34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4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50">
      <style:text-properties fo:color="#000000" fo:font-family="ARIAL" style:font-family-complex="ARIAL" fo:font-size="12pt" style:font-size-complex="12pt" fo:language="es" style:language-complex="hi" fo:country="MX" style:country-complex="IN" fo:font-weight="bold"/>
    </style:style>
    <style:style style:family="text" style:name="T35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5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53">
      <style:text-properties fo:color="#000000" fo:font-family="ARIAL" style:font-family-complex="ARIAL" fo:font-size="12pt" style:font-size-complex="12pt" fo:language="es" style:language-complex="hi" fo:country="MX" style:country-complex="IN" fo:font-weight="bold"/>
    </style:style>
    <style:style style:family="text" style:name="T35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5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7">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356">
      <style:text-properties fo:color="#000000" fo:font-family="ARIAL" style:font-family-complex="ARIAL" fo:font-size="12pt" style:font-size-complex="12pt" fo:language="es" style:language-complex="hi" fo:country="MX" style:country-complex="IN" fo:font-weight="bold"/>
    </style:style>
    <style:style style:family="text" style:name="T357">
      <style:text-properties fo:color="#000000" fo:font-family="Liberation Serif" style:font-family-complex="Liberation Serif" fo:font-size="12pt" style:font-size-complex="12pt" fo:language="es" style:language-complex="hi" fo:country="MX" style:country-complex="IN" fo:font-weight="bold"/>
    </style:style>
    <style:style style:family="text" style:name="T358">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14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59">
      <style:text-properties fo:color="#000000" fo:font-family="ARIAL" style:font-family-complex="ARIAL" fo:font-size="12pt" style:font-size-complex="12pt" fo:language="es" style:language-complex="hi" fo:country="MX" style:country-complex="IN" fo:font-weight="bold"/>
    </style:style>
    <style:style style:family="text" style:name="T36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6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4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62">
      <style:text-properties fo:color="#000000" fo:font-family="ARIAL" style:font-family-complex="ARIAL" fo:font-size="12pt" style:font-size-complex="12pt" fo:language="es" style:language-complex="hi" fo:country="MX" style:country-complex="IN" fo:font-weight="normal"/>
    </style:style>
    <style:style style:family="text" style:name="T363">
      <style:text-properties fo:color="#000000" fo:font-family="ARIAL" style:font-family-complex="ARIAL" fo:font-size="12pt" style:font-size-complex="12pt" fo:language="es" style:language-complex="hi" fo:country="MX" style:country-complex="IN" fo:font-weight="normal"/>
    </style:style>
    <style:style style:family="text" style:name="T36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6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66">
      <style:text-properties fo:color="#000000" fo:font-family="ARIAL" style:font-family-complex="ARIAL" fo:font-size="12pt" style:font-size-complex="12pt" fo:language="es" style:language-complex="hi" fo:country="MX" style:country-complex="IN" fo:font-weight="normal"/>
    </style:style>
    <style:style style:family="text" style:name="T36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6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69">
      <style:text-properties fo:color="#000000" fo:font-family="ARIAL" style:font-family-complex="ARIAL" fo:font-size="12pt" style:font-size-complex="12pt" fo:language="es" style:language-complex="hi" fo:country="MX" style:country-complex="IN" fo:font-weight="normal"/>
    </style:style>
    <style:style style:family="text" style:name="T37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7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72">
      <style:text-properties fo:color="#000000" fo:font-family="ARIAL" style:font-family-complex="ARIAL" fo:font-size="12pt" style:font-size-complex="12pt" fo:language="es" style:language-complex="hi" fo:country="MX" style:country-complex="IN" fo:font-weight="normal"/>
    </style:style>
    <style:style style:family="text" style:name="T373">
      <style:text-properties fo:color="#000000" fo:font-family="ARIAL" style:font-family-complex="ARIAL" fo:font-size="12pt" style:font-size-complex="12pt" fo:language="es" style:language-complex="hi" fo:country="MX" style:country-complex="IN" fo:font-weight="normal"/>
    </style:style>
    <style:style style:family="text" style:name="T37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7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76">
      <style:text-properties fo:color="#000000" fo:font-family="ARIAL" style:font-family-complex="ARIAL" fo:font-size="12pt" style:font-size-complex="12pt" fo:language="es" style:language-complex="hi" fo:country="MX" style:country-complex="IN" fo:font-weight="normal"/>
    </style:style>
    <style:style style:family="text" style:name="T37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7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4">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379">
      <style:text-properties fo:color="#000000" fo:font-family="ARIAL" style:font-family-complex="ARIAL" fo:font-size="12pt" style:font-size-complex="12pt" fo:language="es" style:language-complex="hi" fo:country="MX" style:country-complex="IN" fo:font-weight="bold"/>
    </style:style>
    <style:style style:family="text" style:name="T380">
      <style:text-properties fo:color="#000000" fo:font-family="Liberation Serif" style:font-family-complex="Liberation Serif" fo:font-size="12pt" style:font-size-complex="12pt" fo:language="es" style:language-complex="hi" fo:country="MX" style:country-complex="IN" fo:font-weight="bold"/>
    </style:style>
    <style:style style:family="text" style:name="T381">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15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82">
      <style:text-properties fo:color="#000000" fo:font-family="ARIAL" style:font-family-complex="ARIAL" fo:font-size="12pt" style:font-size-complex="12pt" fo:language="es" style:language-complex="hi" fo:country="MX" style:country-complex="IN" fo:font-weight="normal"/>
    </style:style>
    <style:style style:family="text" style:name="T383">
      <style:text-properties fo:color="#000000" fo:font-family="ARIAL" style:font-family-complex="ARIAL" fo:font-size="12pt" style:font-size-complex="12pt" fo:language="es" style:language-complex="hi" fo:country="MX" style:country-complex="IN" fo:font-weight="bold"/>
    </style:style>
    <style:style style:family="text" style:name="T384">
      <style:text-properties fo:color="#000000" fo:font-family="ARIAL" style:font-family-complex="ARIAL" fo:font-size="12pt" style:font-size-complex="12pt" fo:language="es" style:language-complex="hi" fo:country="MX" style:country-complex="IN" fo:font-weight="normal"/>
    </style:style>
    <style:style style:family="text" style:name="T385">
      <style:text-properties fo:color="#000000" fo:font-family="ARIAL" style:font-family-complex="ARIAL" fo:font-size="12pt" style:font-size-complex="12pt" fo:language="es" style:language-complex="hi" fo:country="MX" style:country-complex="IN" fo:font-weight="normal"/>
    </style:style>
    <style:style style:family="text" style:name="T38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8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88">
      <style:text-properties fo:color="#000000" fo:font-family="ARIAL" style:font-family-complex="ARIAL" fo:font-size="12pt" style:font-size-complex="12pt" fo:language="es" style:language-complex="hi" fo:country="MX" style:country-complex="IN" fo:font-weight="normal"/>
    </style:style>
    <style:style style:family="text" style:name="T38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9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91">
      <style:text-properties fo:color="#000000" fo:font-family="ARIAL" style:font-family-complex="ARIAL" fo:font-size="12pt" style:font-size-complex="12pt" fo:language="es" style:language-complex="hi" fo:country="MX" style:country-complex="IN" fo:font-weight="normal"/>
    </style:style>
    <style:style style:family="text" style:name="T392">
      <style:text-properties fo:color="#000000" fo:font-family="ARIAL" style:font-family-complex="ARIAL" fo:font-size="12pt" style:font-size-complex="12pt" fo:language="es" style:language-complex="hi" fo:country="MX" style:country-complex="IN" fo:font-weight="normal"/>
    </style:style>
    <style:style style:family="text" style:name="T39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9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95">
      <style:text-properties fo:color="#000000" fo:font-family="ARIAL" style:font-family-complex="ARIAL" fo:font-size="12pt" style:font-size-complex="12pt" fo:language="es" style:language-complex="hi" fo:country="MX" style:country-complex="IN" fo:font-weight="normal"/>
    </style:style>
    <style:style style:family="text" style:name="T39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9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15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398">
      <style:text-properties fo:color="#000000" fo:font-family="Liberation Serif" style:font-family-complex="Liberation Serif" fo:font-size="12pt" style:font-size-complex="12pt" fo:language="es" style:language-complex="hi" fo:country="MX" style:country-complex="IN" fo:font-weight="normal"/>
    </style:style>
    <style:style style:family="graphic" style:name="gr93">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0">
      <style:paragraph-properties fo:text-align="center"/>
      <style:text-properties/>
    </style:style>
    <style:style style:family="graphic" style:name="gr94">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1">
      <style:paragraph-properties fo:text-align="center"/>
      <style:text-properties/>
    </style:style>
    <style:style style:family="graphic" style:name="gr95">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2">
      <style:paragraph-properties fo:text-align="center"/>
      <style:text-properties/>
    </style:style>
    <style:style style:family="graphic" style:name="gr96">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3">
      <style:paragraph-properties fo:text-align="center"/>
      <style:text-properties/>
    </style:style>
    <style:style style:family="graphic" style:name="gr97">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4">
      <style:paragraph-properties fo:text-align="center"/>
      <style:text-properties/>
    </style:style>
    <style:style style:family="graphic" style:name="gr98">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5">
      <style:paragraph-properties fo:text-align="center"/>
      <style:text-properties/>
    </style:style>
    <style:style style:family="graphic" style:name="gr99">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6">
      <style:paragraph-properties fo:text-align="center"/>
      <style:text-properties/>
    </style:style>
    <style:style style:family="graphic" style:name="gr100">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7">
      <style:paragraph-properties fo:text-align="center"/>
      <style:text-properties/>
    </style:style>
    <style:style style:family="graphic" style:name="gr101">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8">
      <style:paragraph-properties fo:text-align="center"/>
      <style:text-properties/>
    </style:style>
    <style:style style:family="graphic" style:name="gr102">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169">
      <style:paragraph-properties fo:text-align="center"/>
      <style:text-properties/>
    </style:style>
    <style:style style:family="graphic" style:name="gr103">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04">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05">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06">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07">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08">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09">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10">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11">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12">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13">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0">
      <style:paragraph-properties/>
      <style:text-properties/>
    </style:style>
    <style:style style:family="graphic" style:name="gr114">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1">
      <style:paragraph-properties/>
      <style:text-properties/>
    </style:style>
    <style:style style:family="graphic" style:name="gr115">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2">
      <style:paragraph-properties/>
      <style:text-properties/>
    </style:style>
    <style:style style:family="graphic" style:name="gr116">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3">
      <style:paragraph-properties/>
      <style:text-properties/>
    </style:style>
    <style:style style:family="text" style:name="T399">
      <style:text-properties fo:font-size="12pt"/>
    </style:style>
    <style:style style:family="graphic" style:name="gr117">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4">
      <style:paragraph-properties/>
      <style:text-properties/>
    </style:style>
    <style:style style:family="text" style:name="T400">
      <style:text-properties fo:font-size="12pt"/>
    </style:style>
    <style:style style:family="graphic" style:name="gr118">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5">
      <style:paragraph-properties/>
      <style:text-properties/>
    </style:style>
    <style:style style:family="graphic" style:name="gr119">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6">
      <style:paragraph-properties/>
      <style:text-properties/>
    </style:style>
    <style:style style:family="text" style:name="T401">
      <style:text-properties fo:font-size="12pt"/>
    </style:style>
    <style:style style:family="graphic" style:name="gr120">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7">
      <style:paragraph-properties/>
      <style:text-properties/>
    </style:style>
    <style:style style:family="text" style:name="T402">
      <style:text-properties fo:font-size="12pt"/>
    </style:style>
    <style:style style:family="graphic" style:name="gr121">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8">
      <style:paragraph-properties/>
      <style:text-properties/>
    </style:style>
    <style:style style:family="graphic" style:name="gr122">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79">
      <style:paragraph-properties/>
      <style:text-properties/>
    </style:style>
    <style:style style:family="graphic" style:name="gr123">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80">
      <style:paragraph-properties/>
      <style:text-properties/>
    </style:style>
    <style:style style:family="graphic" style:name="gr124">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81">
      <style:paragraph-properties/>
      <style:text-properties/>
    </style:style>
    <style:style style:family="graphic" style:name="gr125">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82">
      <style:paragraph-properties/>
      <style:text-properties/>
    </style:style>
    <style:style style:family="graphic" style:name="gr126">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83">
      <style:paragraph-properties/>
      <style:text-properties/>
    </style:style>
    <style:style style:family="graphic" style:name="gr127">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84">
      <style:paragraph-properties/>
      <style:text-properties/>
    </style:style>
    <style:style style:family="graphic" style:name="gr128">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85">
      <style:paragraph-properties/>
      <style:text-properties/>
    </style:style>
    <style:style style:family="graphic" style:name="gr129">
      <style:graphic-properties draw:fill="none" draw:auto-grow-height="false" draw:auto-grow-width="false" draw:stroke="none" style:wrap="run-through" style:run-through="background" fo:margin-left="0cm" fo:margin-right="0cm" fo:margin-top="0cm" fo:margin-bottom="0cm" style:horizontal-pos="from-left" style:horizontal-rel="page-content" style:vertical-pos="from-top" style:vertical-rel="paragraph" fo:background-color="transparent"/>
    </style:style>
    <style:style style:family="paragraph" style:name="P186">
      <style:paragraph-properties/>
      <style:text-properties/>
    </style:style>
    <style:style style:family="text" style:name="T403">
      <style:text-properties fo:color="#000000" fo:font-family="ARIAL" style:font-family-complex="ARIAL" fo:font-size="12pt" style:font-size-complex="12pt" fo:language="es" style:language-complex="hi" fo:country="MX" style:country-complex="IN" fo:font-weight="normal"/>
    </style:style>
    <style:style style:family="text" style:name="T404">
      <style:text-properties fo:color="#000000" fo:font-family="ARIAL" style:font-family-complex="ARIAL" fo:font-size="12pt" style:font-size-complex="12pt" fo:language="es" style:language-complex="hi" fo:country="MX" style:country-complex="IN" fo:font-weight="normal"/>
    </style:style>
    <style:style style:family="text" style:name="T405">
      <style:text-properties fo:color="#000000" fo:font-family="ARIAL" style:font-family-complex="ARIAL" fo:font-size="12pt" style:font-size-complex="12pt" fo:language="es" style:language-complex="hi" fo:country="MX" style:country-complex="IN" fo:font-weight="normal"/>
    </style:style>
    <style:style style:family="text" style:name="T40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40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master-page-name="MasterPage4" style:family="paragraph" style:name="P187">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408">
      <style:text-properties fo:color="#000000" fo:font-family="ARIAL" style:font-family-complex="ARIAL" fo:font-size="12pt" style:font-size-complex="12pt" fo:language="es" style:language-complex="hi" fo:country="MX" style:country-complex="IN" fo:font-weight="normal"/>
    </style:style>
    <style:style style:family="text" style:name="T40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410">
      <style:text-properties fo:color="#000000" fo:font-family="Liberation Serif" style:font-family-complex="Liberation Serif" fo:font-size="12pt" style:font-size-complex="12pt" fo:language="es" style:language-complex="hi" fo:country="MX" style:country-complex="IN" fo:font-weight="normal"/>
    </style:style>
    <style:style style:family="table" style:name="ta1">
      <style:table-properties style:width="18.77cm" fo:margin-left="0cm" table:align="left"/>
    </style:style>
    <style:style style:family="table-column" style:name="co1">
      <style:table-column-properties style:column-width="3.128cm"/>
    </style:style>
    <style:style style:family="table-column" style:name="co2">
      <style:table-column-properties style:column-width="3.128cm"/>
    </style:style>
    <style:style style:family="table-column" style:name="co3">
      <style:table-column-properties style:column-width="3.128cm"/>
    </style:style>
    <style:style style:family="table-column" style:name="co4">
      <style:table-column-properties style:column-width="3.128cm"/>
    </style:style>
    <style:style style:family="table-column" style:name="co5">
      <style:table-column-properties style:column-width="3.128cm"/>
    </style:style>
    <style:style style:family="table-column" style:name="co6">
      <style:table-column-properties style:column-width="3.128cm"/>
    </style:style>
    <style:style style:family="table-row" style:name="ro1">
      <style:table-row-properties/>
    </style:style>
    <style:style style:family="table-cell" style:name="ce2">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18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11">
      <style:text-properties fo:color="#000000" fo:font-family="ARIAL" style:font-family-complex="ARIAL" fo:font-size="12pt" style:font-size-complex="12pt" fo:language="es" style:language-complex="hi" fo:country="MX" style:country-complex="IN"/>
    </style:style>
    <style:style style:family="text" style:name="T412">
      <style:text-properties fo:color="#000000" fo:font-family="Liberation Serif" style:font-family-complex="Liberation Serif" fo:font-size="12pt" style:font-size-complex="12pt" fo:language="es" style:language-complex="hi" fo:country="MX" style:country-complex="IN"/>
    </style:style>
    <style:style style:family="text" style:name="T413">
      <style:text-properties fo:color="#000000" fo:font-family="Liberation Serif" style:font-family-complex="Liberation Serif" fo:font-size="12pt" style:font-size-complex="12pt" fo:language="es" style:language-complex="hi" fo:country="MX" style:country-complex="IN"/>
    </style:style>
    <style:style style:family="table-cell" style:name="ce3">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18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14">
      <style:text-properties fo:color="#000000" fo:font-family="ARIAL" style:font-family-complex="ARIAL" fo:font-size="12pt" style:font-size-complex="12pt" fo:language="es" style:language-complex="hi" fo:country="MX" style:country-complex="IN"/>
    </style:style>
    <style:style style:family="text" style:name="T415">
      <style:text-properties fo:color="#000000" fo:font-family="Liberation Serif" style:font-family-complex="Liberation Serif" fo:font-size="12pt" style:font-size-complex="12pt" fo:language="es" style:language-complex="hi" fo:country="MX" style:country-complex="IN"/>
    </style:style>
    <style:style style:family="text" style:name="T416">
      <style:text-properties fo:color="#000000" fo:font-family="Liberation Serif" style:font-family-complex="Liberation Serif" fo:font-size="12pt" style:font-size-complex="12pt" fo:language="es" style:language-complex="hi" fo:country="MX" style:country-complex="IN"/>
    </style:style>
    <style:style style:family="table-cell" style:name="ce4">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19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17">
      <style:text-properties fo:color="#000000" fo:font-family="ARIAL" style:font-family-complex="ARIAL" fo:font-size="12pt" style:font-size-complex="12pt" fo:language="es" style:language-complex="hi" fo:country="MX" style:country-complex="IN"/>
    </style:style>
    <style:style style:family="text" style:name="T418">
      <style:text-properties fo:color="#000000" fo:font-family="Liberation Serif" style:font-family-complex="Liberation Serif" fo:font-size="12pt" style:font-size-complex="12pt" fo:language="es" style:language-complex="hi" fo:country="MX" style:country-complex="IN"/>
    </style:style>
    <style:style style:family="text" style:name="T419">
      <style:text-properties fo:color="#000000" fo:font-family="Liberation Serif" style:font-family-complex="Liberation Serif" fo:font-size="12pt" style:font-size-complex="12pt" fo:language="es" style:language-complex="hi" fo:country="MX" style:country-complex="IN"/>
    </style:style>
    <style:style style:family="table-cell" style:name="ce5">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19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20">
      <style:text-properties fo:color="#000000" fo:font-family="ARIAL" style:font-family-complex="ARIAL" fo:font-size="12pt" style:font-size-complex="12pt" fo:language="es" style:language-complex="hi" fo:country="MX" style:country-complex="IN"/>
    </style:style>
    <style:style style:family="text" style:name="T421">
      <style:text-properties fo:color="#000000" fo:font-family="Liberation Serif" style:font-family-complex="Liberation Serif" fo:font-size="12pt" style:font-size-complex="12pt" fo:language="es" style:language-complex="hi" fo:country="MX" style:country-complex="IN"/>
    </style:style>
    <style:style style:family="text" style:name="T422">
      <style:text-properties fo:color="#000000" fo:font-family="Liberation Serif" style:font-family-complex="Liberation Serif" fo:font-size="12pt" style:font-size-complex="12pt" fo:language="es" style:language-complex="hi" fo:country="MX" style:country-complex="IN"/>
    </style:style>
    <style:style style:family="table-cell" style:name="ce6">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19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23">
      <style:text-properties fo:color="#000000" fo:font-family="ARIAL" style:font-family-complex="ARIAL" fo:font-size="12pt" style:font-size-complex="12pt" fo:language="es" style:language-complex="hi" fo:country="MX" style:country-complex="IN"/>
    </style:style>
    <style:style style:family="text" style:name="T424">
      <style:text-properties fo:color="#000000" fo:font-family="Liberation Serif" style:font-family-complex="Liberation Serif" fo:font-size="12pt" style:font-size-complex="12pt" fo:language="es" style:language-complex="hi" fo:country="MX" style:country-complex="IN"/>
    </style:style>
    <style:style style:family="text" style:name="T425">
      <style:text-properties fo:color="#000000" fo:font-family="Liberation Serif" style:font-family-complex="Liberation Serif" fo:font-size="12pt" style:font-size-complex="12pt" fo:language="es" style:language-complex="hi" fo:country="MX" style:country-complex="IN"/>
    </style:style>
    <style:style style:family="table-cell" style:name="ce7">
      <style:table-cell-properties fo:border="0.01764cm solid #000000" fo:padding-top="0.09702cm" fo:padding-bottom="0.09702cm" fo:padding-left="0.09702cm" fo:padding-right="0.09702cm"/>
    </style:style>
    <style:style style:parent-style-name="745" style:family="paragraph" style:name="P19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26">
      <style:text-properties fo:color="#000000" fo:font-family="ARIAL" style:font-family-complex="ARIAL" fo:font-size="12pt" style:font-size-complex="12pt" fo:language="es" style:language-complex="hi" fo:country="MX" style:country-complex="IN"/>
    </style:style>
    <style:style style:family="text" style:name="T427">
      <style:text-properties fo:color="#000000" fo:font-family="Liberation Serif" style:font-family-complex="Liberation Serif" fo:font-size="12pt" style:font-size-complex="12pt" fo:language="es" style:language-complex="hi" fo:country="MX" style:country-complex="IN"/>
    </style:style>
    <style:style style:family="text" style:name="T428">
      <style:text-properties fo:color="#000000" fo:font-family="Liberation Serif" style:font-family-complex="Liberation Serif" fo:font-size="12pt" style:font-size-complex="12pt" fo:language="es" style:language-complex="hi" fo:country="MX" style:country-complex="IN"/>
    </style:style>
    <style:style style:family="table-row" style:name="ro2">
      <style:table-row-properties/>
    </style:style>
    <style:style style:family="table-cell" style:name="ce8">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19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29">
      <style:text-properties fo:color="#000000" fo:font-family="ARIAL" style:font-family-complex="ARIAL" fo:font-size="12pt" style:font-size-complex="12pt" fo:language="es" style:language-complex="hi" fo:country="MX" style:country-complex="IN"/>
    </style:style>
    <style:style style:family="text" style:name="T430">
      <style:text-properties fo:color="#000000" fo:font-family="Liberation Serif" style:font-family-complex="Liberation Serif" fo:font-size="12pt" style:font-size-complex="12pt" fo:language="es" style:language-complex="hi" fo:country="MX" style:country-complex="IN"/>
    </style:style>
    <style:style style:family="text" style:name="T431">
      <style:text-properties fo:color="#000000" fo:font-family="Liberation Serif" style:font-family-complex="Liberation Serif" fo:font-size="12pt" style:font-size-complex="12pt" fo:language="es" style:language-complex="hi" fo:country="MX" style:country-complex="IN"/>
    </style:style>
    <style:style style:family="table-cell" style:name="ce9">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19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32">
      <style:text-properties fo:color="#000000" fo:font-family="ARIAL" style:font-family-complex="ARIAL" fo:font-size="12pt" style:font-size-complex="12pt" fo:language="es" style:language-complex="hi" fo:country="MX" style:country-complex="IN"/>
    </style:style>
    <style:style style:family="text" style:name="T433">
      <style:text-properties fo:color="#000000" fo:font-family="Liberation Serif" style:font-family-complex="Liberation Serif" fo:font-size="12pt" style:font-size-complex="12pt" fo:language="es" style:language-complex="hi" fo:country="MX" style:country-complex="IN"/>
    </style:style>
    <style:style style:family="text" style:name="T434">
      <style:text-properties fo:color="#000000" fo:font-family="Liberation Serif" style:font-family-complex="Liberation Serif" fo:font-size="12pt" style:font-size-complex="12pt" fo:language="es" style:language-complex="hi" fo:country="MX" style:country-complex="IN"/>
    </style:style>
    <style:style style:family="table-cell" style:name="ce10">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19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35">
      <style:text-properties fo:color="#000000" fo:font-family="ARIAL" style:font-family-complex="ARIAL" fo:font-size="12pt" style:font-size-complex="12pt" fo:language="es" style:language-complex="hi" fo:country="MX" style:country-complex="IN"/>
    </style:style>
    <style:style style:family="text" style:name="T436">
      <style:text-properties fo:color="#000000" fo:font-family="Liberation Serif" style:font-family-complex="Liberation Serif" fo:font-size="12pt" style:font-size-complex="12pt" fo:language="es" style:language-complex="hi" fo:country="MX" style:country-complex="IN"/>
    </style:style>
    <style:style style:family="text" style:name="T437">
      <style:text-properties fo:color="#000000" fo:font-family="Liberation Serif" style:font-family-complex="Liberation Serif" fo:font-size="12pt" style:font-size-complex="12pt" fo:language="es" style:language-complex="hi" fo:country="MX" style:country-complex="IN"/>
    </style:style>
    <style:style style:family="table-cell" style:name="ce11">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19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38">
      <style:text-properties fo:color="#000000" fo:font-family="ARIAL" style:font-family-complex="ARIAL" fo:font-size="12pt" style:font-size-complex="12pt" fo:language="es" style:language-complex="hi" fo:country="MX" style:country-complex="IN"/>
    </style:style>
    <style:style style:family="text" style:name="T439">
      <style:text-properties fo:color="#000000" fo:font-family="Liberation Serif" style:font-family-complex="Liberation Serif" fo:font-size="12pt" style:font-size-complex="12pt" fo:language="es" style:language-complex="hi" fo:country="MX" style:country-complex="IN"/>
    </style:style>
    <style:style style:family="text" style:name="T440">
      <style:text-properties fo:color="#000000" fo:font-family="Liberation Serif" style:font-family-complex="Liberation Serif" fo:font-size="12pt" style:font-size-complex="12pt" fo:language="es" style:language-complex="hi" fo:country="MX" style:country-complex="IN"/>
    </style:style>
    <style:style style:family="table-cell" style:name="ce12">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19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41">
      <style:text-properties fo:color="#000000" fo:font-family="ARIAL" style:font-family-complex="ARIAL" fo:font-size="12pt" style:font-size-complex="12pt" fo:language="es" style:language-complex="hi" fo:country="MX" style:country-complex="IN"/>
    </style:style>
    <style:style style:family="text" style:name="T442">
      <style:text-properties fo:color="#000000" fo:font-family="Liberation Serif" style:font-family-complex="Liberation Serif" fo:font-size="12pt" style:font-size-complex="12pt" fo:language="es" style:language-complex="hi" fo:country="MX" style:country-complex="IN"/>
    </style:style>
    <style:style style:family="text" style:name="T443">
      <style:text-properties fo:color="#000000" fo:font-family="Liberation Serif" style:font-family-complex="Liberation Serif" fo:font-size="12pt" style:font-size-complex="12pt" fo:language="es" style:language-complex="hi" fo:country="MX" style:country-complex="IN"/>
    </style:style>
    <style:style style:family="table-cell" style:name="ce1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19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44">
      <style:text-properties fo:color="#000000" fo:font-family="ARIAL" style:font-family-complex="ARIAL" fo:font-size="12pt" style:font-size-complex="12pt" fo:language="es" style:language-complex="hi" fo:country="MX" style:country-complex="IN"/>
    </style:style>
    <style:style style:family="text" style:name="T445">
      <style:text-properties fo:color="#000000" fo:font-family="Liberation Serif" style:font-family-complex="Liberation Serif" fo:font-size="12pt" style:font-size-complex="12pt" fo:language="es" style:language-complex="hi" fo:country="MX" style:country-complex="IN"/>
    </style:style>
    <style:style style:family="text" style:name="T446">
      <style:text-properties fo:color="#000000" fo:font-family="Liberation Serif" style:font-family-complex="Liberation Serif" fo:font-size="12pt" style:font-size-complex="12pt" fo:language="es" style:language-complex="hi" fo:country="MX" style:country-complex="IN"/>
    </style:style>
    <style:style style:family="table-row" style:name="ro3">
      <style:table-row-properties/>
    </style:style>
    <style:style style:family="table-cell" style:name="ce14">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47">
      <style:text-properties fo:color="#000000" fo:font-family="ARIAL" style:font-family-complex="ARIAL" fo:font-size="12pt" style:font-size-complex="12pt" fo:language="es" style:language-complex="hi" fo:country="MX" style:country-complex="IN"/>
    </style:style>
    <style:style style:family="text" style:name="T448">
      <style:text-properties fo:color="#000000" fo:font-family="Liberation Serif" style:font-family-complex="Liberation Serif" fo:font-size="12pt" style:font-size-complex="12pt" fo:language="es" style:language-complex="hi" fo:country="MX" style:country-complex="IN"/>
    </style:style>
    <style:style style:family="text" style:name="T449">
      <style:text-properties fo:color="#000000" fo:font-family="Liberation Serif" style:font-family-complex="Liberation Serif" fo:font-size="12pt" style:font-size-complex="12pt" fo:language="es" style:language-complex="hi" fo:country="MX" style:country-complex="IN"/>
    </style:style>
    <style:style style:family="table-cell" style:name="ce15">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50">
      <style:text-properties fo:color="#000000" fo:font-family="ARIAL" style:font-family-complex="ARIAL" fo:font-size="12pt" style:font-size-complex="12pt" fo:language="es" style:language-complex="hi" fo:country="MX" style:country-complex="IN"/>
    </style:style>
    <style:style style:family="text" style:name="T451">
      <style:text-properties fo:color="#000000" fo:font-family="Liberation Serif" style:font-family-complex="Liberation Serif" fo:font-size="12pt" style:font-size-complex="12pt" fo:language="es" style:language-complex="hi" fo:country="MX" style:country-complex="IN"/>
    </style:style>
    <style:style style:family="text" style:name="T452">
      <style:text-properties fo:color="#000000" fo:font-family="Liberation Serif" style:font-family-complex="Liberation Serif" fo:font-size="12pt" style:font-size-complex="12pt" fo:language="es" style:language-complex="hi" fo:country="MX" style:country-complex="IN"/>
    </style:style>
    <style:style style:family="table-cell" style:name="ce16">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53">
      <style:text-properties fo:color="#000000" fo:font-family="ARIAL" style:font-family-complex="ARIAL" fo:font-size="12pt" style:font-size-complex="12pt" fo:language="es" style:language-complex="hi" fo:country="MX" style:country-complex="IN"/>
    </style:style>
    <style:style style:family="text" style:name="T454">
      <style:text-properties fo:color="#000000" fo:font-family="Liberation Serif" style:font-family-complex="Liberation Serif" fo:font-size="12pt" style:font-size-complex="12pt" fo:language="es" style:language-complex="hi" fo:country="MX" style:country-complex="IN"/>
    </style:style>
    <style:style style:family="text" style:name="T455">
      <style:text-properties fo:color="#000000" fo:font-family="Liberation Serif" style:font-family-complex="Liberation Serif" fo:font-size="12pt" style:font-size-complex="12pt" fo:language="es" style:language-complex="hi" fo:country="MX" style:country-complex="IN"/>
    </style:style>
    <style:style style:family="table-cell" style:name="ce17">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56">
      <style:text-properties fo:color="#000000" fo:font-family="ARIAL" style:font-family-complex="ARIAL" fo:font-size="12pt" style:font-size-complex="12pt" fo:language="es" style:language-complex="hi" fo:country="MX" style:country-complex="IN"/>
    </style:style>
    <style:style style:family="text" style:name="T457">
      <style:text-properties fo:color="#000000" fo:font-family="Liberation Serif" style:font-family-complex="Liberation Serif" fo:font-size="12pt" style:font-size-complex="12pt" fo:language="es" style:language-complex="hi" fo:country="MX" style:country-complex="IN"/>
    </style:style>
    <style:style style:family="text" style:name="T458">
      <style:text-properties fo:color="#000000" fo:font-family="Liberation Serif" style:font-family-complex="Liberation Serif" fo:font-size="12pt" style:font-size-complex="12pt" fo:language="es" style:language-complex="hi" fo:country="MX" style:country-complex="IN"/>
    </style:style>
    <style:style style:family="table-cell" style:name="ce18">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59">
      <style:text-properties fo:color="#000000" fo:font-family="ARIAL" style:font-family-complex="ARIAL" fo:font-size="12pt" style:font-size-complex="12pt" fo:language="es" style:language-complex="hi" fo:country="MX" style:country-complex="IN"/>
    </style:style>
    <style:style style:family="text" style:name="T460">
      <style:text-properties fo:color="#000000" fo:font-family="Liberation Serif" style:font-family-complex="Liberation Serif" fo:font-size="12pt" style:font-size-complex="12pt" fo:language="es" style:language-complex="hi" fo:country="MX" style:country-complex="IN"/>
    </style:style>
    <style:style style:family="text" style:name="T461">
      <style:text-properties fo:color="#000000" fo:font-family="Liberation Serif" style:font-family-complex="Liberation Serif" fo:font-size="12pt" style:font-size-complex="12pt" fo:language="es" style:language-complex="hi" fo:country="MX" style:country-complex="IN"/>
    </style:style>
    <style:style style:family="table-cell" style:name="ce19">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0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62">
      <style:text-properties fo:color="#000000" fo:font-family="ARIAL" style:font-family-complex="ARIAL" fo:font-size="12pt" style:font-size-complex="12pt" fo:language="es" style:language-complex="hi" fo:country="MX" style:country-complex="IN"/>
    </style:style>
    <style:style style:family="text" style:name="T463">
      <style:text-properties fo:color="#000000" fo:font-family="Liberation Serif" style:font-family-complex="Liberation Serif" fo:font-size="12pt" style:font-size-complex="12pt" fo:language="es" style:language-complex="hi" fo:country="MX" style:country-complex="IN"/>
    </style:style>
    <style:style style:family="text" style:name="T464">
      <style:text-properties fo:color="#000000" fo:font-family="Liberation Serif" style:font-family-complex="Liberation Serif" fo:font-size="12pt" style:font-size-complex="12pt" fo:language="es" style:language-complex="hi" fo:country="MX" style:country-complex="IN"/>
    </style:style>
    <style:style style:family="table-row" style:name="ro4">
      <style:table-row-properties/>
    </style:style>
    <style:style style:family="table-cell" style:name="ce20">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65">
      <style:text-properties fo:color="#000000" fo:font-family="ARIAL" style:font-family-complex="ARIAL" fo:font-size="12pt" style:font-size-complex="12pt" fo:language="es" style:language-complex="hi" fo:country="MX" style:country-complex="IN"/>
    </style:style>
    <style:style style:family="text" style:name="T466">
      <style:text-properties fo:color="#000000" fo:font-family="Liberation Serif" style:font-family-complex="Liberation Serif" fo:font-size="12pt" style:font-size-complex="12pt" fo:language="es" style:language-complex="hi" fo:country="MX" style:country-complex="IN"/>
    </style:style>
    <style:style style:family="text" style:name="T467">
      <style:text-properties fo:color="#000000" fo:font-family="Liberation Serif" style:font-family-complex="Liberation Serif" fo:font-size="12pt" style:font-size-complex="12pt" fo:language="es" style:language-complex="hi" fo:country="MX" style:country-complex="IN"/>
    </style:style>
    <style:style style:family="table-cell" style:name="ce21">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68">
      <style:text-properties fo:color="#000000" fo:font-family="ARIAL" style:font-family-complex="ARIAL" fo:font-size="12pt" style:font-size-complex="12pt" fo:language="es" style:language-complex="hi" fo:country="MX" style:country-complex="IN"/>
    </style:style>
    <style:style style:family="text" style:name="T469">
      <style:text-properties fo:color="#000000" fo:font-family="Liberation Serif" style:font-family-complex="Liberation Serif" fo:font-size="12pt" style:font-size-complex="12pt" fo:language="es" style:language-complex="hi" fo:country="MX" style:country-complex="IN"/>
    </style:style>
    <style:style style:family="text" style:name="T470">
      <style:text-properties fo:color="#000000" fo:font-family="Liberation Serif" style:font-family-complex="Liberation Serif" fo:font-size="12pt" style:font-size-complex="12pt" fo:language="es" style:language-complex="hi" fo:country="MX" style:country-complex="IN"/>
    </style:style>
    <style:style style:family="table-cell" style:name="ce22">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71">
      <style:text-properties fo:color="#000000" fo:font-family="ARIAL" style:font-family-complex="ARIAL" fo:font-size="12pt" style:font-size-complex="12pt" fo:language="es" style:language-complex="hi" fo:country="MX" style:country-complex="IN"/>
    </style:style>
    <style:style style:family="text" style:name="T472">
      <style:text-properties fo:color="#000000" fo:font-family="Liberation Serif" style:font-family-complex="Liberation Serif" fo:font-size="12pt" style:font-size-complex="12pt" fo:language="es" style:language-complex="hi" fo:country="MX" style:country-complex="IN"/>
    </style:style>
    <style:style style:family="text" style:name="T473">
      <style:text-properties fo:color="#000000" fo:font-family="Liberation Serif" style:font-family-complex="Liberation Serif" fo:font-size="12pt" style:font-size-complex="12pt" fo:language="es" style:language-complex="hi" fo:country="MX" style:country-complex="IN"/>
    </style:style>
    <style:style style:family="table-cell" style:name="ce23">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0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74">
      <style:text-properties fo:color="#000000" fo:font-family="ARIAL" style:font-family-complex="ARIAL" fo:font-size="12pt" style:font-size-complex="12pt" fo:language="es" style:language-complex="hi" fo:country="MX" style:country-complex="IN"/>
    </style:style>
    <style:style style:family="text" style:name="T475">
      <style:text-properties fo:color="#000000" fo:font-family="Liberation Serif" style:font-family-complex="Liberation Serif" fo:font-size="12pt" style:font-size-complex="12pt" fo:language="es" style:language-complex="hi" fo:country="MX" style:country-complex="IN"/>
    </style:style>
    <style:style style:family="text" style:name="T476">
      <style:text-properties fo:color="#000000" fo:font-family="Liberation Serif" style:font-family-complex="Liberation Serif" fo:font-size="12pt" style:font-size-complex="12pt" fo:language="es" style:language-complex="hi" fo:country="MX" style:country-complex="IN"/>
    </style:style>
    <style:style style:family="table-cell" style:name="ce24">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77">
      <style:text-properties fo:color="#000000" fo:font-family="ARIAL" style:font-family-complex="ARIAL" fo:font-size="12pt" style:font-size-complex="12pt" fo:language="es" style:language-complex="hi" fo:country="MX" style:country-complex="IN"/>
    </style:style>
    <style:style style:family="text" style:name="T478">
      <style:text-properties fo:color="#000000" fo:font-family="Liberation Serif" style:font-family-complex="Liberation Serif" fo:font-size="12pt" style:font-size-complex="12pt" fo:language="es" style:language-complex="hi" fo:country="MX" style:country-complex="IN"/>
    </style:style>
    <style:style style:family="text" style:name="T479">
      <style:text-properties fo:color="#000000" fo:font-family="Liberation Serif" style:font-family-complex="Liberation Serif" fo:font-size="12pt" style:font-size-complex="12pt" fo:language="es" style:language-complex="hi" fo:country="MX" style:country-complex="IN"/>
    </style:style>
    <style:style style:family="table-cell" style:name="ce25">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1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80">
      <style:text-properties fo:color="#000000" fo:font-family="ARIAL" style:font-family-complex="ARIAL" fo:font-size="12pt" style:font-size-complex="12pt" fo:language="es" style:language-complex="hi" fo:country="MX" style:country-complex="IN"/>
    </style:style>
    <style:style style:family="text" style:name="T481">
      <style:text-properties fo:color="#000000" fo:font-family="Liberation Serif" style:font-family-complex="Liberation Serif" fo:font-size="12pt" style:font-size-complex="12pt" fo:language="es" style:language-complex="hi" fo:country="MX" style:country-complex="IN"/>
    </style:style>
    <style:style style:family="text" style:name="T482">
      <style:text-properties fo:color="#000000" fo:font-family="Liberation Serif" style:font-family-complex="Liberation Serif" fo:font-size="12pt" style:font-size-complex="12pt" fo:language="es" style:language-complex="hi" fo:country="MX" style:country-complex="IN"/>
    </style:style>
    <style:style style:family="table-row" style:name="ro5">
      <style:table-row-properties/>
    </style:style>
    <style:style style:family="table-cell" style:name="ce26">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83">
      <style:text-properties fo:color="#000000" fo:font-family="ARIAL" style:font-family-complex="ARIAL" fo:font-size="12pt" style:font-size-complex="12pt" fo:language="es" style:language-complex="hi" fo:country="MX" style:country-complex="IN"/>
    </style:style>
    <style:style style:family="text" style:name="T484">
      <style:text-properties fo:color="#000000" fo:font-family="Liberation Serif" style:font-family-complex="Liberation Serif" fo:font-size="12pt" style:font-size-complex="12pt" fo:language="es" style:language-complex="hi" fo:country="MX" style:country-complex="IN"/>
    </style:style>
    <style:style style:family="text" style:name="T485">
      <style:text-properties fo:color="#000000" fo:font-family="Liberation Serif" style:font-family-complex="Liberation Serif" fo:font-size="12pt" style:font-size-complex="12pt" fo:language="es" style:language-complex="hi" fo:country="MX" style:country-complex="IN"/>
    </style:style>
    <style:style style:family="table-cell" style:name="ce27">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86">
      <style:text-properties fo:color="#000000" fo:font-family="ARIAL" style:font-family-complex="ARIAL" fo:font-size="12pt" style:font-size-complex="12pt" fo:language="es" style:language-complex="hi" fo:country="MX" style:country-complex="IN"/>
    </style:style>
    <style:style style:family="text" style:name="T487">
      <style:text-properties fo:color="#000000" fo:font-family="Liberation Serif" style:font-family-complex="Liberation Serif" fo:font-size="12pt" style:font-size-complex="12pt" fo:language="es" style:language-complex="hi" fo:country="MX" style:country-complex="IN"/>
    </style:style>
    <style:style style:family="text" style:name="T488">
      <style:text-properties fo:color="#000000" fo:font-family="Liberation Serif" style:font-family-complex="Liberation Serif" fo:font-size="12pt" style:font-size-complex="12pt" fo:language="es" style:language-complex="hi" fo:country="MX" style:country-complex="IN"/>
    </style:style>
    <style:style style:family="table-cell" style:name="ce28">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89">
      <style:text-properties fo:color="#000000" fo:font-family="ARIAL" style:font-family-complex="ARIAL" fo:font-size="12pt" style:font-size-complex="12pt" fo:language="es" style:language-complex="hi" fo:country="MX" style:country-complex="IN"/>
    </style:style>
    <style:style style:family="text" style:name="T490">
      <style:text-properties fo:color="#000000" fo:font-family="Liberation Serif" style:font-family-complex="Liberation Serif" fo:font-size="12pt" style:font-size-complex="12pt" fo:language="es" style:language-complex="hi" fo:country="MX" style:country-complex="IN"/>
    </style:style>
    <style:style style:family="text" style:name="T491">
      <style:text-properties fo:color="#000000" fo:font-family="Liberation Serif" style:font-family-complex="Liberation Serif" fo:font-size="12pt" style:font-size-complex="12pt" fo:language="es" style:language-complex="hi" fo:country="MX" style:country-complex="IN"/>
    </style:style>
    <style:style style:family="table-cell" style:name="ce29">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92">
      <style:text-properties fo:color="#000000" fo:font-family="ARIAL" style:font-family-complex="ARIAL" fo:font-size="12pt" style:font-size-complex="12pt" fo:language="es" style:language-complex="hi" fo:country="MX" style:country-complex="IN"/>
    </style:style>
    <style:style style:family="text" style:name="T493">
      <style:text-properties fo:color="#000000" fo:font-family="Liberation Serif" style:font-family-complex="Liberation Serif" fo:font-size="12pt" style:font-size-complex="12pt" fo:language="es" style:language-complex="hi" fo:country="MX" style:country-complex="IN"/>
    </style:style>
    <style:style style:family="text" style:name="T494">
      <style:text-properties fo:color="#000000" fo:font-family="Liberation Serif" style:font-family-complex="Liberation Serif" fo:font-size="12pt" style:font-size-complex="12pt" fo:language="es" style:language-complex="hi" fo:country="MX" style:country-complex="IN"/>
    </style:style>
    <style:style style:family="table-cell" style:name="ce30">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95">
      <style:text-properties fo:color="#000000" fo:font-family="ARIAL" style:font-family-complex="ARIAL" fo:font-size="12pt" style:font-size-complex="12pt" fo:language="es" style:language-complex="hi" fo:country="MX" style:country-complex="IN"/>
    </style:style>
    <style:style style:family="text" style:name="T496">
      <style:text-properties fo:color="#000000" fo:font-family="Liberation Serif" style:font-family-complex="Liberation Serif" fo:font-size="12pt" style:font-size-complex="12pt" fo:language="es" style:language-complex="hi" fo:country="MX" style:country-complex="IN"/>
    </style:style>
    <style:style style:family="text" style:name="T497">
      <style:text-properties fo:color="#000000" fo:font-family="Liberation Serif" style:font-family-complex="Liberation Serif" fo:font-size="12pt" style:font-size-complex="12pt" fo:language="es" style:language-complex="hi" fo:country="MX" style:country-complex="IN"/>
    </style:style>
    <style:style style:family="table-cell" style:name="ce31">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1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498">
      <style:text-properties fo:color="#000000" fo:font-family="ARIAL" style:font-family-complex="ARIAL" fo:font-size="12pt" style:font-size-complex="12pt" fo:language="es" style:language-complex="hi" fo:country="MX" style:country-complex="IN"/>
    </style:style>
    <style:style style:family="text" style:name="T499">
      <style:text-properties fo:color="#000000" fo:font-family="Liberation Serif" style:font-family-complex="Liberation Serif" fo:font-size="12pt" style:font-size-complex="12pt" fo:language="es" style:language-complex="hi" fo:country="MX" style:country-complex="IN"/>
    </style:style>
    <style:style style:family="text" style:name="T500">
      <style:text-properties fo:color="#000000" fo:font-family="Liberation Serif" style:font-family-complex="Liberation Serif" fo:font-size="12pt" style:font-size-complex="12pt" fo:language="es" style:language-complex="hi" fo:country="MX" style:country-complex="IN"/>
    </style:style>
    <style:style style:family="table-row" style:name="ro6">
      <style:table-row-properties/>
    </style:style>
    <style:style style:family="table-cell" style:name="ce32">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501">
      <style:text-properties fo:color="#000000" fo:font-family="ARIAL" style:font-family-complex="ARIAL" fo:font-size="12pt" style:font-size-complex="12pt" fo:language="es" style:language-complex="hi" fo:country="MX" style:country-complex="IN"/>
    </style:style>
    <style:style style:family="text" style:name="T502">
      <style:text-properties fo:color="#000000" fo:font-family="Liberation Serif" style:font-family-complex="Liberation Serif" fo:font-size="12pt" style:font-size-complex="12pt" fo:language="es" style:language-complex="hi" fo:country="MX" style:country-complex="IN"/>
    </style:style>
    <style:style style:family="text" style:name="T503">
      <style:text-properties fo:color="#000000" fo:font-family="Liberation Serif" style:font-family-complex="Liberation Serif" fo:font-size="12pt" style:font-size-complex="12pt" fo:language="es" style:language-complex="hi" fo:country="MX" style:country-complex="IN"/>
    </style:style>
    <style:style style:family="table-cell" style:name="ce33">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1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504">
      <style:text-properties fo:color="#000000" fo:font-family="ARIAL" style:font-family-complex="ARIAL" fo:font-size="12pt" style:font-size-complex="12pt" fo:language="es" style:language-complex="hi" fo:country="MX" style:country-complex="IN"/>
    </style:style>
    <style:style style:family="text" style:name="T505">
      <style:text-properties fo:color="#000000" fo:font-family="Liberation Serif" style:font-family-complex="Liberation Serif" fo:font-size="12pt" style:font-size-complex="12pt" fo:language="es" style:language-complex="hi" fo:country="MX" style:country-complex="IN"/>
    </style:style>
    <style:style style:family="text" style:name="T506">
      <style:text-properties fo:color="#000000" fo:font-family="Liberation Serif" style:font-family-complex="Liberation Serif" fo:font-size="12pt" style:font-size-complex="12pt" fo:language="es" style:language-complex="hi" fo:country="MX" style:country-complex="IN"/>
    </style:style>
    <style:style style:family="table-cell" style:name="ce34">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2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507">
      <style:text-properties fo:color="#000000" fo:font-family="ARIAL" style:font-family-complex="ARIAL" fo:font-size="12pt" style:font-size-complex="12pt" fo:language="es" style:language-complex="hi" fo:country="MX" style:country-complex="IN"/>
    </style:style>
    <style:style style:family="text" style:name="T508">
      <style:text-properties fo:color="#000000" fo:font-family="Liberation Serif" style:font-family-complex="Liberation Serif" fo:font-size="12pt" style:font-size-complex="12pt" fo:language="es" style:language-complex="hi" fo:country="MX" style:country-complex="IN"/>
    </style:style>
    <style:style style:family="text" style:name="T509">
      <style:text-properties fo:color="#000000" fo:font-family="Liberation Serif" style:font-family-complex="Liberation Serif" fo:font-size="12pt" style:font-size-complex="12pt" fo:language="es" style:language-complex="hi" fo:country="MX" style:country-complex="IN"/>
    </style:style>
    <style:style style:family="table-cell" style:name="ce35">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2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510">
      <style:text-properties fo:color="#000000" fo:font-family="ARIAL" style:font-family-complex="ARIAL" fo:font-size="12pt" style:font-size-complex="12pt" fo:language="es" style:language-complex="hi" fo:country="MX" style:country-complex="IN"/>
    </style:style>
    <style:style style:family="text" style:name="T511">
      <style:text-properties fo:color="#000000" fo:font-family="Liberation Serif" style:font-family-complex="Liberation Serif" fo:font-size="12pt" style:font-size-complex="12pt" fo:language="es" style:language-complex="hi" fo:country="MX" style:country-complex="IN"/>
    </style:style>
    <style:style style:family="text" style:name="T512">
      <style:text-properties fo:color="#000000" fo:font-family="Liberation Serif" style:font-family-complex="Liberation Serif" fo:font-size="12pt" style:font-size-complex="12pt" fo:language="es" style:language-complex="hi" fo:country="MX" style:country-complex="IN"/>
    </style:style>
    <style:style style:family="table-cell" style:name="ce36">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2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513">
      <style:text-properties fo:color="#000000" fo:font-family="ARIAL" style:font-family-complex="ARIAL" fo:font-size="12pt" style:font-size-complex="12pt" fo:language="es" style:language-complex="hi" fo:country="MX" style:country-complex="IN"/>
    </style:style>
    <style:style style:family="text" style:name="T514">
      <style:text-properties fo:color="#000000" fo:font-family="Liberation Serif" style:font-family-complex="Liberation Serif" fo:font-size="12pt" style:font-size-complex="12pt" fo:language="es" style:language-complex="hi" fo:country="MX" style:country-complex="IN"/>
    </style:style>
    <style:style style:family="text" style:name="T515">
      <style:text-properties fo:color="#000000" fo:font-family="Liberation Serif" style:font-family-complex="Liberation Serif" fo:font-size="12pt" style:font-size-complex="12pt" fo:language="es" style:language-complex="hi" fo:country="MX" style:country-complex="IN"/>
    </style:style>
    <style:style style:family="table-cell" style:name="ce37">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2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516">
      <style:text-properties fo:color="#000000" fo:font-family="ARIAL" style:font-family-complex="ARIAL" fo:font-size="12pt" style:font-size-complex="12pt" fo:language="es" style:language-complex="hi" fo:country="MX" style:country-complex="IN"/>
    </style:style>
    <style:style style:family="text" style:name="T517">
      <style:text-properties fo:color="#000000" fo:font-family="Liberation Serif" style:font-family-complex="Liberation Serif" fo:font-size="12pt" style:font-size-complex="12pt" fo:language="es" style:language-complex="hi" fo:country="MX" style:country-complex="IN"/>
    </style:style>
    <style:style style:family="text" style:name="T518">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22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19">
      <style:text-properties fo:color="#000000" fo:font-family="ARIAL" style:font-family-complex="ARIAL" fo:font-size="12pt" style:font-size-complex="12pt" fo:language="es" style:language-complex="hi" fo:country="MX" style:country-complex="IN" fo:font-weight="normal"/>
    </style:style>
    <style:style style:family="text" style:name="T52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2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2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22">
      <style:text-properties fo:color="#000000" fo:font-family="ARIAL" style:font-family-complex="ARIAL" fo:font-size="12pt" style:font-size-complex="12pt" fo:language="es" style:language-complex="hi" fo:country="MX" style:country-complex="IN" fo:font-weight="normal"/>
    </style:style>
    <style:style style:family="text" style:name="T523">
      <style:text-properties fo:color="#000000" fo:font-family="ARIAL" style:font-family-complex="ARIAL" fo:font-size="12pt" style:font-size-complex="12pt" fo:language="es" style:language-complex="hi" fo:country="MX" style:country-complex="IN" fo:font-weight="normal"/>
    </style:style>
    <style:style style:family="text" style:name="T524">
      <style:text-properties fo:color="#000000" fo:font-family="ARIAL" style:font-family-complex="ARIAL" fo:font-size="12pt" style:font-size-complex="12pt" fo:language="es" style:language-complex="hi" fo:country="MX" style:country-complex="IN" fo:font-weight="normal"/>
    </style:style>
    <style:style style:family="text" style:name="T525">
      <style:text-properties fo:color="#000000" fo:font-family="ARIAL" style:font-family-complex="ARIAL" fo:font-size="12pt" style:font-size-complex="12pt" fo:language="es" style:language-complex="hi" fo:country="MX" style:country-complex="IN" fo:font-weight="normal"/>
    </style:style>
    <style:style style:family="text" style:name="T526">
      <style:text-properties fo:color="#000000" fo:font-family="ARIAL" style:font-family-complex="ARIAL" fo:font-size="12pt" style:font-size-complex="12pt" fo:language="es" style:language-complex="hi" fo:country="MX" style:country-complex="IN" fo:font-weight="normal"/>
    </style:style>
    <style:style style:family="text" style:name="T52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2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2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29">
      <style:text-properties fo:color="#000000" fo:font-family="ARIAL" style:font-family-complex="ARIAL" fo:font-size="12pt" style:font-size-complex="12pt" fo:language="es" style:language-complex="hi" fo:country="MX" style:country-complex="IN" fo:font-weight="normal"/>
    </style:style>
    <style:style style:family="text" style:name="T53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3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2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32">
      <style:text-properties fo:color="#000000" fo:font-family="ARIAL" style:font-family-complex="ARIAL" fo:font-size="12pt" style:font-size-complex="12pt" fo:language="es" style:language-complex="hi" fo:country="MX" style:country-complex="IN" fo:font-weight="normal"/>
    </style:style>
    <style:style style:family="text" style:name="T53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3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2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35">
      <style:text-properties fo:color="#000000" fo:font-family="ARIAL" style:font-family-complex="ARIAL" fo:font-size="12pt" style:font-size-complex="12pt" fo:language="es" style:language-complex="hi" fo:country="MX" style:country-complex="IN" fo:font-weight="normal"/>
    </style:style>
    <style:style style:family="text" style:name="T53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3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2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38">
      <style:text-properties fo:color="#000000" fo:font-family="ARIAL" style:font-family-complex="ARIAL" fo:font-size="12pt" style:font-size-complex="12pt" fo:language="es" style:language-complex="hi" fo:country="MX" style:country-complex="IN" fo:font-weight="normal"/>
    </style:style>
    <style:style style:family="text" style:name="T53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4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41">
      <style:text-properties fo:color="#000000" fo:font-family="ARIAL" style:font-family-complex="ARIAL" fo:font-size="12pt" style:font-size-complex="12pt" fo:language="es" style:language-complex="hi" fo:country="MX" style:country-complex="IN" fo:font-weight="normal"/>
    </style:style>
    <style:style style:family="text" style:name="T54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4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44">
      <style:text-properties fo:color="#000000" fo:font-family="ARIAL" style:font-family-complex="ARIAL" fo:font-size="12pt" style:font-size-complex="12pt" fo:language="es" style:language-complex="hi" fo:country="MX" style:country-complex="IN" fo:font-weight="normal"/>
    </style:style>
    <style:style style:family="text" style:name="T54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4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47">
      <style:text-properties fo:color="#000000" fo:font-family="ARIAL" style:font-family-complex="ARIAL" fo:font-size="12pt" style:font-size-complex="12pt" fo:language="es" style:language-complex="hi" fo:country="MX" style:country-complex="IN" fo:font-weight="normal"/>
    </style:style>
    <style:style style:family="text" style:name="T54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4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50">
      <style:text-properties fo:color="#000000" fo:font-family="ARIAL" style:font-family-complex="ARIAL" fo:font-size="12pt" style:font-size-complex="12pt" fo:language="es" style:language-complex="hi" fo:country="MX" style:country-complex="IN" fo:font-weight="normal"/>
    </style:style>
    <style:style style:family="text" style:name="T551">
      <style:text-properties fo:color="#000000" fo:font-family="ARIAL" style:font-family-complex="ARIAL" fo:font-size="12pt" style:font-size-complex="12pt" fo:language="es" style:language-complex="hi" fo:country="MX" style:country-complex="IN" fo:font-weight="normal"/>
    </style:style>
    <style:style style:family="text" style:name="T55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5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54">
      <style:text-properties fo:color="#000000" fo:font-family="ARIAL" style:font-family-complex="ARIAL" fo:font-size="12pt" style:font-size-complex="12pt" fo:language="es" style:language-complex="hi" fo:country="MX" style:country-complex="IN" fo:font-weight="normal"/>
    </style:style>
    <style:style style:family="text" style:name="T55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5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57">
      <style:text-properties fo:color="#000000" fo:font-family="ARIAL" style:font-family-complex="ARIAL" fo:font-size="12pt" style:font-size-complex="12pt" fo:language="es" style:language-complex="hi" fo:country="MX" style:country-complex="IN" fo:font-weight="normal"/>
    </style:style>
    <style:style style:family="text" style:name="T55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5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60">
      <style:text-properties fo:color="#000000" fo:font-family="ARIAL" style:font-family-complex="ARIAL" fo:font-size="12pt" style:font-size-complex="12pt" fo:language="es" style:language-complex="hi" fo:country="MX" style:country-complex="IN" fo:font-weight="normal"/>
    </style:style>
    <style:style style:family="text" style:name="T56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6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63">
      <style:text-properties fo:color="#000000" fo:font-family="ARIAL" style:font-family-complex="ARIAL" fo:font-size="12pt" style:font-size-complex="12pt" fo:language="es" style:language-complex="hi" fo:country="MX" style:country-complex="IN" fo:font-weight="normal"/>
    </style:style>
    <style:style style:family="text" style:name="T56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6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66">
      <style:text-properties fo:color="#000000" fo:font-family="ARIAL" style:font-family-complex="ARIAL" fo:font-size="12pt" style:font-size-complex="12pt" fo:language="es" style:language-complex="hi" fo:country="MX" style:country-complex="IN" fo:font-weight="normal"/>
    </style:style>
    <style:style style:family="text" style:name="T56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6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3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69">
      <style:text-properties fo:color="#000000" fo:font-family="ARIAL" style:font-family-complex="ARIAL" fo:font-size="12pt" style:font-size-complex="12pt" fo:language="es" style:language-complex="hi" fo:country="MX" style:country-complex="IN" fo:font-weight="normal"/>
    </style:style>
    <style:style style:family="text" style:name="T57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7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72">
      <style:text-properties fo:color="#000000" fo:font-family="ARIAL" style:font-family-complex="ARIAL" fo:font-size="12pt" style:font-size-complex="12pt" fo:language="es" style:language-complex="hi" fo:country="MX" style:country-complex="IN" fo:font-weight="normal"/>
    </style:style>
    <style:style style:family="text" style:name="T57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7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75">
      <style:text-properties fo:color="#000000" fo:font-family="ARIAL" style:font-family-complex="ARIAL" fo:font-size="12pt" style:font-size-complex="12pt" fo:language="es" style:language-complex="hi" fo:country="MX" style:country-complex="IN" fo:font-weight="normal"/>
    </style:style>
    <style:style style:family="text" style:name="T57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7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78">
      <style:text-properties fo:color="#000000" fo:font-family="ARIAL" style:font-family-complex="ARIAL" fo:font-size="12pt" style:font-size-complex="12pt" fo:language="es" style:language-complex="hi" fo:country="MX" style:country-complex="IN" fo:font-weight="normal"/>
    </style:style>
    <style:style style:family="text" style:name="T57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8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81">
      <style:text-properties fo:color="#000000" fo:font-family="ARIAL" style:font-family-complex="ARIAL" fo:font-size="12pt" style:font-size-complex="12pt" fo:language="es" style:language-complex="hi" fo:country="MX" style:country-complex="IN" fo:font-weight="normal"/>
    </style:style>
    <style:style style:family="text" style:name="T58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8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84">
      <style:text-properties fo:color="#000000" fo:font-family="ARIAL" style:font-family-complex="ARIAL" fo:font-size="12pt" style:font-size-complex="12pt" fo:language="es" style:language-complex="hi" fo:country="MX" style:country-complex="IN" fo:font-weight="normal"/>
    </style:style>
    <style:style style:family="text" style:name="T58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8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87">
      <style:text-properties fo:color="#000000" fo:font-family="ARIAL" style:font-family-complex="ARIAL" fo:font-size="12pt" style:font-size-complex="12pt" fo:language="es" style:language-complex="hi" fo:country="MX" style:country-complex="IN" fo:font-weight="normal"/>
    </style:style>
    <style:style style:family="text" style:name="T58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8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90">
      <style:text-properties fo:color="#000000" fo:font-family="ARIAL" style:font-family-complex="ARIAL" fo:font-size="12pt" style:font-size-complex="12pt" fo:language="es" style:language-complex="hi" fo:country="MX" style:country-complex="IN" fo:font-weight="normal"/>
    </style:style>
    <style:style style:family="text" style:name="T59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9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93">
      <style:text-properties fo:color="#000000" fo:font-family="ARIAL" style:font-family-complex="ARIAL" fo:font-size="12pt" style:font-size-complex="12pt" fo:language="es" style:language-complex="hi" fo:country="MX" style:country-complex="IN" fo:font-weight="normal"/>
    </style:style>
    <style:style style:family="text" style:name="T59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9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96">
      <style:text-properties fo:color="#000000" fo:font-family="ARIAL" style:font-family-complex="ARIAL" fo:font-size="12pt" style:font-size-complex="12pt" fo:language="es" style:language-complex="hi" fo:country="MX" style:country-complex="IN" fo:font-weight="normal"/>
    </style:style>
    <style:style style:family="text" style:name="T59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9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4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599">
      <style:text-properties fo:color="#000000" fo:font-family="ARIAL" style:font-family-complex="ARIAL" fo:font-size="12pt" style:font-size-complex="12pt" fo:language="es" style:language-complex="hi" fo:country="MX" style:country-complex="IN" fo:font-weight="normal"/>
    </style:style>
    <style:style style:family="text" style:name="T60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0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02">
      <style:text-properties fo:color="#000000" fo:font-family="ARIAL" style:font-family-complex="ARIAL" fo:font-size="12pt" style:font-size-complex="12pt" fo:language="es" style:language-complex="hi" fo:country="MX" style:country-complex="IN" fo:font-weight="normal"/>
    </style:style>
    <style:style style:family="text" style:name="T60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0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05">
      <style:text-properties fo:color="#000000" fo:font-family="ARIAL" style:font-family-complex="ARIAL" fo:font-size="12pt" style:font-size-complex="12pt" fo:language="es" style:language-complex="hi" fo:country="MX" style:country-complex="IN" fo:font-weight="normal"/>
    </style:style>
    <style:style style:family="text" style:name="T60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0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08">
      <style:text-properties fo:color="#000000" fo:font-family="ARIAL" style:font-family-complex="ARIAL" fo:font-size="12pt" style:font-size-complex="12pt" fo:language="es" style:language-complex="hi" fo:country="MX" style:country-complex="IN" fo:font-weight="normal"/>
    </style:style>
    <style:style style:family="text" style:name="T60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1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11">
      <style:text-properties fo:color="#000000" fo:font-family="ARIAL" style:font-family-complex="ARIAL" fo:font-size="12pt" style:font-size-complex="12pt" fo:language="es" style:language-complex="hi" fo:country="MX" style:country-complex="IN" fo:font-weight="normal"/>
    </style:style>
    <style:style style:family="text" style:name="T61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1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14">
      <style:text-properties fo:color="#000000" fo:font-family="ARIAL" style:font-family-complex="ARIAL" fo:font-size="12pt" style:font-size-complex="12pt" fo:language="es" style:language-complex="hi" fo:country="MX" style:country-complex="IN" fo:font-weight="normal"/>
    </style:style>
    <style:style style:family="text" style:name="T61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1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17">
      <style:text-properties fo:color="#000000" fo:font-family="ARIAL" style:font-family-complex="ARIAL" fo:font-size="12pt" style:font-size-complex="12pt" fo:language="es" style:language-complex="hi" fo:country="MX" style:country-complex="IN" fo:font-weight="normal"/>
    </style:style>
    <style:style style:family="text" style:name="T61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1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20">
      <style:text-properties fo:color="#000000" fo:font-family="ARIAL" style:font-family-complex="ARIAL" fo:font-size="12pt" style:font-size-complex="12pt" fo:language="es" style:language-complex="hi" fo:country="MX" style:country-complex="IN" fo:font-weight="normal"/>
    </style:style>
    <style:style style:family="text" style:name="T62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2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23">
      <style:text-properties fo:color="#000000" fo:font-family="ARIAL" style:font-family-complex="ARIAL" fo:font-size="12pt" style:font-size-complex="12pt" fo:language="es" style:language-complex="hi" fo:country="MX" style:country-complex="IN" fo:font-weight="normal"/>
    </style:style>
    <style:style style:family="text" style:name="T624">
      <style:text-properties fo:color="#000000" fo:font-family="ARIAL" style:font-family-complex="ARIAL" fo:font-size="12pt" style:font-size-complex="12pt" fo:language="es" style:language-complex="hi" fo:country="MX" style:country-complex="IN" fo:font-weight="normal"/>
    </style:style>
    <style:style style:family="text" style:name="T62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2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27">
      <style:text-properties fo:color="#000000" fo:font-family="ARIAL" style:font-family-complex="ARIAL" fo:font-size="12pt" style:font-size-complex="12pt" fo:language="es" style:language-complex="hi" fo:country="MX" style:country-complex="IN" fo:font-weight="normal"/>
    </style:style>
    <style:style style:family="text" style:name="T62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2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5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30">
      <style:text-properties fo:color="#000000" fo:font-family="ARIAL" style:font-family-complex="ARIAL" fo:font-size="12pt" style:font-size-complex="12pt" fo:language="es" style:language-complex="hi" fo:country="MX" style:country-complex="IN" fo:font-weight="normal"/>
    </style:style>
    <style:style style:family="text" style:name="T63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3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33">
      <style:text-properties fo:color="#000000" fo:font-family="ARIAL" style:font-family-complex="ARIAL" fo:font-size="12pt" style:font-size-complex="12pt" fo:language="es" style:language-complex="hi" fo:country="MX" style:country-complex="IN" fo:font-weight="normal"/>
    </style:style>
    <style:style style:family="text" style:name="T63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3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36">
      <style:text-properties fo:color="#000000" fo:font-family="ARIAL" style:font-family-complex="ARIAL" fo:font-size="12pt" style:font-size-complex="12pt" fo:language="es" style:language-complex="hi" fo:country="MX" style:country-complex="IN" fo:font-weight="normal"/>
    </style:style>
    <style:style style:family="text" style:name="T63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3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39">
      <style:text-properties fo:color="#000000" fo:font-family="ARIAL" style:font-family-complex="ARIAL" fo:font-size="12pt" style:font-size-complex="12pt" fo:language="es" style:language-complex="hi" fo:country="MX" style:country-complex="IN" fo:font-weight="normal"/>
    </style:style>
    <style:style style:family="text" style:name="T64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4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42">
      <style:text-properties fo:color="#000000" fo:font-family="ARIAL" style:font-family-complex="ARIAL" fo:font-size="12pt" style:font-size-complex="12pt" fo:language="es" style:language-complex="hi" fo:country="MX" style:country-complex="IN" fo:font-weight="normal"/>
    </style:style>
    <style:style style:family="text" style:name="T643">
      <style:text-properties fo:color="#000000" fo:font-family="ARIAL" style:font-family-complex="ARIAL" fo:font-size="12pt" style:font-size-complex="12pt" fo:language="es" style:language-complex="hi" fo:country="MX" style:country-complex="IN" fo:font-weight="bold"/>
    </style:style>
    <style:style style:family="text" style:name="T64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4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46">
      <style:text-properties fo:color="#000000" fo:font-family="ARIAL" style:font-family-complex="ARIAL" fo:font-size="12pt" style:font-size-complex="12pt" fo:language="es" style:language-complex="hi" fo:country="MX" style:country-complex="IN" fo:font-weight="normal"/>
    </style:style>
    <style:style style:family="text" style:name="T64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4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49">
      <style:text-properties fo:color="#000000" fo:font-family="ARIAL" style:font-family-complex="ARIAL" fo:font-size="12pt" style:font-size-complex="12pt" fo:language="es" style:language-complex="hi" fo:country="MX" style:country-complex="IN" fo:font-weight="normal"/>
    </style:style>
    <style:style style:family="text" style:name="T65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5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52">
      <style:text-properties fo:color="#000000" fo:font-family="ARIAL" style:font-family-complex="ARIAL" fo:font-size="12pt" style:font-size-complex="12pt" fo:language="es" style:language-complex="hi" fo:country="MX" style:country-complex="IN" fo:font-weight="normal"/>
    </style:style>
    <style:style style:family="text" style:name="T653">
      <style:text-properties fo:color="#000000" fo:font-family="ARIAL" style:font-family-complex="ARIAL" fo:font-size="12pt" style:font-size-complex="12pt" fo:language="es" style:language-complex="hi" fo:country="MX" style:country-complex="IN" fo:font-weight="normal"/>
    </style:style>
    <style:style style:family="text" style:name="T65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5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56">
      <style:text-properties fo:color="#000000" fo:font-family="ARIAL" style:font-family-complex="ARIAL" fo:font-size="12pt" style:font-size-complex="12pt" fo:language="es" style:language-complex="hi" fo:country="MX" style:country-complex="IN" fo:font-weight="normal"/>
    </style:style>
    <style:style style:family="text" style:name="T65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5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68">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659">
      <style:text-properties fo:color="#000000" fo:font-family="ARIAL" style:font-family-complex="ARIAL" fo:font-size="12pt" style:font-size-complex="12pt" fo:language="es" style:language-complex="hi" fo:country="MX" style:country-complex="IN" fo:font-weight="bold"/>
    </style:style>
    <style:style style:family="text" style:name="T660">
      <style:text-properties fo:color="#000000" fo:font-family="Liberation Serif" style:font-family-complex="Liberation Serif" fo:font-size="12pt" style:font-size-complex="12pt" fo:language="es" style:language-complex="hi" fo:country="MX" style:country-complex="IN" fo:font-weight="bold"/>
    </style:style>
    <style:style style:family="text" style:name="T661">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26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62">
      <style:text-properties fo:color="#000000" fo:font-family="ARIAL" style:font-family-complex="ARIAL" fo:font-size="12pt" style:font-size-complex="12pt" fo:language="es" style:language-complex="hi" fo:country="MX" style:country-complex="IN" fo:font-weight="normal"/>
    </style:style>
    <style:style style:family="text" style:name="T66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6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65">
      <style:text-properties fo:color="#000000" fo:font-family="ARIAL" style:font-family-complex="ARIAL" fo:font-size="12pt" style:font-size-complex="12pt" fo:language="es" style:language-complex="hi" fo:country="MX" style:country-complex="IN" fo:font-weight="normal"/>
    </style:style>
    <style:style style:family="text" style:name="T666">
      <style:text-properties fo:color="#000000" fo:font-family="ARIAL" style:font-family-complex="ARIAL" fo:font-size="12pt" style:font-size-complex="12pt" fo:language="es" style:language-complex="hi" fo:country="MX" style:country-complex="IN" fo:font-weight="bold"/>
    </style:style>
    <style:style style:family="text" style:name="T667">
      <style:text-properties fo:color="#000000" fo:font-family="ARIAL" style:font-family-complex="ARIAL" fo:font-size="12pt" style:font-size-complex="12pt" fo:language="es" style:language-complex="hi" fo:country="MX" style:country-complex="IN" fo:font-weight="normal"/>
    </style:style>
    <style:style style:family="text" style:name="T668">
      <style:text-properties fo:color="#000000" fo:font-family="ARIAL" style:font-family-complex="ARIAL" fo:font-size="12pt" style:font-size-complex="12pt" fo:language="es" style:language-complex="hi" fo:country="MX" style:country-complex="IN" fo:font-weight="bold"/>
    </style:style>
    <style:style style:family="text" style:name="T669">
      <style:text-properties fo:color="#000000" fo:font-family="ARIAL" style:font-family-complex="ARIAL" fo:font-size="12pt" style:font-size-complex="12pt" fo:language="es" style:language-complex="hi" fo:country="MX" style:country-complex="IN" fo:font-weight="normal"/>
    </style:style>
    <style:style style:family="text" style:name="T67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7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72">
      <style:text-properties fo:color="#000000" fo:font-family="ARIAL" style:font-family-complex="ARIAL" fo:font-size="12pt" style:font-size-complex="12pt" fo:language="es" style:language-complex="hi" fo:country="MX" style:country-complex="IN" fo:font-weight="normal"/>
    </style:style>
    <style:style style:family="text" style:name="T67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7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75">
      <style:text-properties fo:color="#000000" fo:font-family="ARIAL" style:font-family-complex="ARIAL" fo:font-size="12pt" style:font-size-complex="12pt" fo:language="es" style:language-complex="hi" fo:country="MX" style:country-complex="IN" fo:font-weight="normal"/>
    </style:style>
    <style:style style:family="text" style:name="T67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7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78">
      <style:text-properties fo:color="#000000" fo:font-family="ARIAL" style:font-family-complex="ARIAL" fo:font-size="12pt" style:font-size-complex="12pt" fo:language="es" style:language-complex="hi" fo:country="MX" style:country-complex="IN" fo:font-weight="normal"/>
    </style:style>
    <style:style style:family="text" style:name="T67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8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81">
      <style:text-properties fo:color="#000000" fo:font-family="ARIAL" style:font-family-complex="ARIAL" fo:font-size="12pt" style:font-size-complex="12pt" fo:language="es" style:language-complex="hi" fo:country="MX" style:country-complex="IN" fo:font-weight="normal"/>
    </style:style>
    <style:style style:family="text" style:name="T68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8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84">
      <style:text-properties fo:color="#000000" fo:font-family="ARIAL" style:font-family-complex="ARIAL" fo:font-size="12pt" style:font-size-complex="12pt" fo:language="es" style:language-complex="hi" fo:country="MX" style:country-complex="IN" fo:font-weight="normal"/>
    </style:style>
    <style:style style:family="text" style:name="T68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8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87">
      <style:text-properties fo:color="#000000" fo:font-family="ARIAL" style:font-family-complex="ARIAL" fo:font-size="12pt" style:font-size-complex="12pt" fo:language="es" style:language-complex="hi" fo:country="MX" style:country-complex="IN" fo:font-weight="normal"/>
    </style:style>
    <style:style style:family="text" style:name="T68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8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7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90">
      <style:text-properties fo:color="#000000" fo:font-family="ARIAL" style:font-family-complex="ARIAL" fo:font-size="12pt" style:font-size-complex="12pt" fo:language="es" style:language-complex="hi" fo:country="MX" style:country-complex="IN" fo:font-weight="normal"/>
    </style:style>
    <style:style style:family="text" style:name="T691">
      <style:text-properties fo:color="#000000" fo:font-family="ARIAL" style:font-family-complex="ARIAL" fo:font-size="12pt" style:font-size-complex="12pt" fo:language="es" style:language-complex="hi" fo:country="MX" style:country-complex="IN" fo:font-weight="normal"/>
    </style:style>
    <style:style style:family="text" style:name="T69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9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master-page-name="MasterPage5" style:family="paragraph" style:name="P278">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94">
      <style:text-properties fo:color="#000000" fo:font-family="ARIAL" style:font-family-complex="ARIAL" fo:font-size="12pt" style:font-size-complex="12pt" fo:language="es" style:language-complex="hi" fo:country="MX" style:country-complex="IN" fo:font-weight="normal"/>
    </style:style>
    <style:style style:family="text" style:name="T69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696">
      <style:text-properties fo:color="#000000" fo:font-family="Liberation Serif" style:font-family-complex="Liberation Serif" fo:font-size="12pt" style:font-size-complex="12pt" fo:language="es" style:language-complex="hi" fo:country="MX" style:country-complex="IN" fo:font-weight="normal"/>
    </style:style>
    <style:style style:family="table" style:name="ta2">
      <style:table-properties style:width="6.488cm" fo:margin-left="0cm" table:align="left"/>
    </style:style>
    <style:style style:family="table-column" style:name="co7">
      <style:table-column-properties style:column-width="2.186cm"/>
    </style:style>
    <style:style style:family="table-column" style:name="co8">
      <style:table-column-properties style:column-width="2.117cm"/>
    </style:style>
    <style:style style:family="table-column" style:name="co9">
      <style:table-column-properties style:column-width="2.186cm"/>
    </style:style>
    <style:style style:family="table-row" style:name="ro7">
      <style:table-row-properties/>
    </style:style>
    <style:style style:family="table-cell" style:name="ce39">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27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697">
      <style:text-properties fo:color="#000000" fo:font-family="ARIAL" style:font-family-complex="ARIAL" fo:font-size="12pt" style:font-size-complex="12pt" fo:language="es" style:language-complex="hi" fo:country="MX" style:country-complex="IN"/>
    </style:style>
    <style:style style:family="text" style:name="T698">
      <style:text-properties fo:color="#000000" fo:font-family="Liberation Serif" style:font-family-complex="Liberation Serif" fo:font-size="12pt" style:font-size-complex="12pt" fo:language="es" style:language-complex="hi" fo:country="MX" style:country-complex="IN"/>
    </style:style>
    <style:style style:family="text" style:name="T699">
      <style:text-properties fo:color="#000000" fo:font-family="Liberation Serif" style:font-family-complex="Liberation Serif" fo:font-size="12pt" style:font-size-complex="12pt" fo:language="es" style:language-complex="hi" fo:country="MX" style:country-complex="IN"/>
    </style:style>
    <style:style style:family="table-cell" style:name="ce40">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28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00">
      <style:text-properties fo:color="#000000" fo:font-family="ARIAL" style:font-family-complex="ARIAL" fo:font-size="12pt" style:font-size-complex="12pt" fo:language="es" style:language-complex="hi" fo:country="MX" style:country-complex="IN"/>
    </style:style>
    <style:style style:family="text" style:name="T701">
      <style:text-properties fo:color="#000000" fo:font-family="Liberation Serif" style:font-family-complex="Liberation Serif" fo:font-size="12pt" style:font-size-complex="12pt" fo:language="es" style:language-complex="hi" fo:country="MX" style:country-complex="IN"/>
    </style:style>
    <style:style style:family="text" style:name="T702">
      <style:text-properties fo:color="#000000" fo:font-family="Liberation Serif" style:font-family-complex="Liberation Serif" fo:font-size="12pt" style:font-size-complex="12pt" fo:language="es" style:language-complex="hi" fo:country="MX" style:country-complex="IN"/>
    </style:style>
    <style:style style:family="table-cell" style:name="ce41">
      <style:table-cell-properties fo:border="0.01764cm solid #000000" fo:padding-top="0.09702cm" fo:padding-bottom="0.09702cm" fo:padding-left="0.09702cm" fo:padding-right="0.09702cm"/>
    </style:style>
    <style:style style:parent-style-name="745" style:family="paragraph" style:name="P28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03">
      <style:text-properties fo:color="#000000" fo:font-family="ARIAL" style:font-family-complex="ARIAL" fo:font-size="12pt" style:font-size-complex="12pt" fo:language="es" style:language-complex="hi" fo:country="MX" style:country-complex="IN"/>
    </style:style>
    <style:style style:family="text" style:name="T704">
      <style:text-properties fo:color="#000000" fo:font-family="Liberation Serif" style:font-family-complex="Liberation Serif" fo:font-size="12pt" style:font-size-complex="12pt" fo:language="es" style:language-complex="hi" fo:country="MX" style:country-complex="IN"/>
    </style:style>
    <style:style style:family="text" style:name="T705">
      <style:text-properties fo:color="#000000" fo:font-family="Liberation Serif" style:font-family-complex="Liberation Serif" fo:font-size="12pt" style:font-size-complex="12pt" fo:language="es" style:language-complex="hi" fo:country="MX" style:country-complex="IN"/>
    </style:style>
    <style:style style:family="table-row" style:name="ro8">
      <style:table-row-properties/>
    </style:style>
    <style:style style:family="table-cell" style:name="ce42">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8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06">
      <style:text-properties fo:color="#000000" fo:font-family="ARIAL" style:font-family-complex="ARIAL" fo:font-size="12pt" style:font-size-complex="12pt" fo:language="es" style:language-complex="hi" fo:country="MX" style:country-complex="IN"/>
    </style:style>
    <style:style style:family="text" style:name="T707">
      <style:text-properties fo:color="#000000" fo:font-family="Liberation Serif" style:font-family-complex="Liberation Serif" fo:font-size="12pt" style:font-size-complex="12pt" fo:language="es" style:language-complex="hi" fo:country="MX" style:country-complex="IN"/>
    </style:style>
    <style:style style:family="text" style:name="T708">
      <style:text-properties fo:color="#000000" fo:font-family="Liberation Serif" style:font-family-complex="Liberation Serif" fo:font-size="12pt" style:font-size-complex="12pt" fo:language="es" style:language-complex="hi" fo:country="MX" style:country-complex="IN"/>
    </style:style>
    <style:style style:family="table-cell" style:name="ce43">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8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09">
      <style:text-properties fo:color="#000000" fo:font-family="ARIAL" style:font-family-complex="ARIAL" fo:font-size="12pt" style:font-size-complex="12pt" fo:language="es" style:language-complex="hi" fo:country="MX" style:country-complex="IN"/>
    </style:style>
    <style:style style:family="text" style:name="T710">
      <style:text-properties fo:color="#000000" fo:font-family="Liberation Serif" style:font-family-complex="Liberation Serif" fo:font-size="12pt" style:font-size-complex="12pt" fo:language="es" style:language-complex="hi" fo:country="MX" style:country-complex="IN"/>
    </style:style>
    <style:style style:family="text" style:name="T711">
      <style:text-properties fo:color="#000000" fo:font-family="Liberation Serif" style:font-family-complex="Liberation Serif" fo:font-size="12pt" style:font-size-complex="12pt" fo:language="es" style:language-complex="hi" fo:country="MX" style:country-complex="IN"/>
    </style:style>
    <style:style style:family="table-cell" style:name="ce44">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8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12">
      <style:text-properties fo:color="#000000" fo:font-family="ARIAL" style:font-family-complex="ARIAL" fo:font-size="12pt" style:font-size-complex="12pt" fo:language="es" style:language-complex="hi" fo:country="MX" style:country-complex="IN"/>
    </style:style>
    <style:style style:family="text" style:name="T713">
      <style:text-properties fo:color="#000000" fo:font-family="Liberation Serif" style:font-family-complex="Liberation Serif" fo:font-size="12pt" style:font-size-complex="12pt" fo:language="es" style:language-complex="hi" fo:country="MX" style:country-complex="IN"/>
    </style:style>
    <style:style style:family="text" style:name="T714">
      <style:text-properties fo:color="#000000" fo:font-family="Liberation Serif" style:font-family-complex="Liberation Serif" fo:font-size="12pt" style:font-size-complex="12pt" fo:language="es" style:language-complex="hi" fo:country="MX" style:country-complex="IN"/>
    </style:style>
    <style:style style:family="table-row" style:name="ro9">
      <style:table-row-properties/>
    </style:style>
    <style:style style:family="table-cell" style:name="ce45">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8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15">
      <style:text-properties fo:color="#000000" fo:font-family="ARIAL" style:font-family-complex="ARIAL" fo:font-size="12pt" style:font-size-complex="12pt" fo:language="es" style:language-complex="hi" fo:country="MX" style:country-complex="IN"/>
    </style:style>
    <style:style style:family="text" style:name="T716">
      <style:text-properties fo:color="#000000" fo:font-family="Liberation Serif" style:font-family-complex="Liberation Serif" fo:font-size="12pt" style:font-size-complex="12pt" fo:language="es" style:language-complex="hi" fo:country="MX" style:country-complex="IN"/>
    </style:style>
    <style:style style:family="text" style:name="T717">
      <style:text-properties fo:color="#000000" fo:font-family="Liberation Serif" style:font-family-complex="Liberation Serif" fo:font-size="12pt" style:font-size-complex="12pt" fo:language="es" style:language-complex="hi" fo:country="MX" style:country-complex="IN"/>
    </style:style>
    <style:style style:family="table-cell" style:name="ce46">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8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18">
      <style:text-properties fo:color="#000000" fo:font-family="ARIAL" style:font-family-complex="ARIAL" fo:font-size="12pt" style:font-size-complex="12pt" fo:language="es" style:language-complex="hi" fo:country="MX" style:country-complex="IN"/>
    </style:style>
    <style:style style:family="text" style:name="T719">
      <style:text-properties fo:color="#000000" fo:font-family="Liberation Serif" style:font-family-complex="Liberation Serif" fo:font-size="12pt" style:font-size-complex="12pt" fo:language="es" style:language-complex="hi" fo:country="MX" style:country-complex="IN"/>
    </style:style>
    <style:style style:family="text" style:name="T720">
      <style:text-properties fo:color="#000000" fo:font-family="Liberation Serif" style:font-family-complex="Liberation Serif" fo:font-size="12pt" style:font-size-complex="12pt" fo:language="es" style:language-complex="hi" fo:country="MX" style:country-complex="IN"/>
    </style:style>
    <style:style style:family="table-cell" style:name="ce47">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8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21">
      <style:text-properties fo:color="#000000" fo:font-family="ARIAL" style:font-family-complex="ARIAL" fo:font-size="12pt" style:font-size-complex="12pt" fo:language="es" style:language-complex="hi" fo:country="MX" style:country-complex="IN"/>
    </style:style>
    <style:style style:family="text" style:name="T722">
      <style:text-properties fo:color="#000000" fo:font-family="Liberation Serif" style:font-family-complex="Liberation Serif" fo:font-size="12pt" style:font-size-complex="12pt" fo:language="es" style:language-complex="hi" fo:country="MX" style:country-complex="IN"/>
    </style:style>
    <style:style style:family="text" style:name="T723">
      <style:text-properties fo:color="#000000" fo:font-family="Liberation Serif" style:font-family-complex="Liberation Serif" fo:font-size="12pt" style:font-size-complex="12pt" fo:language="es" style:language-complex="hi" fo:country="MX" style:country-complex="IN"/>
    </style:style>
    <style:style style:family="table-row" style:name="ro10">
      <style:table-row-properties/>
    </style:style>
    <style:style style:family="table-cell" style:name="ce48">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8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24">
      <style:text-properties fo:color="#000000" fo:font-family="ARIAL" style:font-family-complex="ARIAL" fo:font-size="12pt" style:font-size-complex="12pt" fo:language="es" style:language-complex="hi" fo:country="MX" style:country-complex="IN"/>
    </style:style>
    <style:style style:family="text" style:name="T725">
      <style:text-properties fo:color="#000000" fo:font-family="Liberation Serif" style:font-family-complex="Liberation Serif" fo:font-size="12pt" style:font-size-complex="12pt" fo:language="es" style:language-complex="hi" fo:country="MX" style:country-complex="IN"/>
    </style:style>
    <style:style style:family="text" style:name="T726">
      <style:text-properties fo:color="#000000" fo:font-family="Liberation Serif" style:font-family-complex="Liberation Serif" fo:font-size="12pt" style:font-size-complex="12pt" fo:language="es" style:language-complex="hi" fo:country="MX" style:country-complex="IN"/>
    </style:style>
    <style:style style:family="table-cell" style:name="ce49">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8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27">
      <style:text-properties fo:color="#000000" fo:font-family="ARIAL" style:font-family-complex="ARIAL" fo:font-size="12pt" style:font-size-complex="12pt" fo:language="es" style:language-complex="hi" fo:country="MX" style:country-complex="IN"/>
    </style:style>
    <style:style style:family="text" style:name="T728">
      <style:text-properties fo:color="#000000" fo:font-family="Liberation Serif" style:font-family-complex="Liberation Serif" fo:font-size="12pt" style:font-size-complex="12pt" fo:language="es" style:language-complex="hi" fo:country="MX" style:country-complex="IN"/>
    </style:style>
    <style:style style:family="text" style:name="T729">
      <style:text-properties fo:color="#000000" fo:font-family="Liberation Serif" style:font-family-complex="Liberation Serif" fo:font-size="12pt" style:font-size-complex="12pt" fo:language="es" style:language-complex="hi" fo:country="MX" style:country-complex="IN"/>
    </style:style>
    <style:style style:family="table-cell" style:name="ce50">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9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30">
      <style:text-properties fo:color="#000000" fo:font-family="ARIAL" style:font-family-complex="ARIAL" fo:font-size="12pt" style:font-size-complex="12pt" fo:language="es" style:language-complex="hi" fo:country="MX" style:country-complex="IN"/>
    </style:style>
    <style:style style:family="text" style:name="T731">
      <style:text-properties fo:color="#000000" fo:font-family="Liberation Serif" style:font-family-complex="Liberation Serif" fo:font-size="12pt" style:font-size-complex="12pt" fo:language="es" style:language-complex="hi" fo:country="MX" style:country-complex="IN"/>
    </style:style>
    <style:style style:family="text" style:name="T732">
      <style:text-properties fo:color="#000000" fo:font-family="Liberation Serif" style:font-family-complex="Liberation Serif" fo:font-size="12pt" style:font-size-complex="12pt" fo:language="es" style:language-complex="hi" fo:country="MX" style:country-complex="IN"/>
    </style:style>
    <style:style style:family="table-row" style:name="ro11">
      <style:table-row-properties/>
    </style:style>
    <style:style style:family="table-cell" style:name="ce51">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9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33">
      <style:text-properties fo:color="#000000" fo:font-family="ARIAL" style:font-family-complex="ARIAL" fo:font-size="12pt" style:font-size-complex="12pt" fo:language="es" style:language-complex="hi" fo:country="MX" style:country-complex="IN"/>
    </style:style>
    <style:style style:family="text" style:name="T734">
      <style:text-properties fo:color="#000000" fo:font-family="Liberation Serif" style:font-family-complex="Liberation Serif" fo:font-size="12pt" style:font-size-complex="12pt" fo:language="es" style:language-complex="hi" fo:country="MX" style:country-complex="IN"/>
    </style:style>
    <style:style style:family="text" style:name="T735">
      <style:text-properties fo:color="#000000" fo:font-family="Liberation Serif" style:font-family-complex="Liberation Serif" fo:font-size="12pt" style:font-size-complex="12pt" fo:language="es" style:language-complex="hi" fo:country="MX" style:country-complex="IN"/>
    </style:style>
    <style:style style:family="table-cell" style:name="ce52">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29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36">
      <style:text-properties fo:color="#000000" fo:font-family="ARIAL" style:font-family-complex="ARIAL" fo:font-size="12pt" style:font-size-complex="12pt" fo:language="es" style:language-complex="hi" fo:country="MX" style:country-complex="IN"/>
    </style:style>
    <style:style style:family="text" style:name="T737">
      <style:text-properties fo:color="#000000" fo:font-family="Liberation Serif" style:font-family-complex="Liberation Serif" fo:font-size="12pt" style:font-size-complex="12pt" fo:language="es" style:language-complex="hi" fo:country="MX" style:country-complex="IN"/>
    </style:style>
    <style:style style:family="text" style:name="T738">
      <style:text-properties fo:color="#000000" fo:font-family="Liberation Serif" style:font-family-complex="Liberation Serif" fo:font-size="12pt" style:font-size-complex="12pt" fo:language="es" style:language-complex="hi" fo:country="MX" style:country-complex="IN"/>
    </style:style>
    <style:style style:family="table-cell" style:name="ce5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29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39">
      <style:text-properties fo:color="#000000" fo:font-family="ARIAL" style:font-family-complex="ARIAL" fo:font-size="12pt" style:font-size-complex="12pt" fo:language="es" style:language-complex="hi" fo:country="MX" style:country-complex="IN"/>
    </style:style>
    <style:style style:family="text" style:name="T740">
      <style:text-properties fo:color="#000000" fo:font-family="Liberation Serif" style:font-family-complex="Liberation Serif" fo:font-size="12pt" style:font-size-complex="12pt" fo:language="es" style:language-complex="hi" fo:country="MX" style:country-complex="IN"/>
    </style:style>
    <style:style style:family="text" style:name="T74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29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42">
      <style:text-properties fo:color="#000000" fo:font-family="ARIAL" style:font-family-complex="ARIAL" fo:font-size="12pt" style:font-size-complex="12pt" fo:language="es" style:language-complex="hi" fo:country="MX" style:country-complex="IN" fo:font-weight="normal"/>
    </style:style>
    <style:style style:family="text" style:name="T74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4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9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45">
      <style:text-properties fo:color="#000000" fo:font-family="ARIAL" style:font-family-complex="ARIAL" fo:font-size="12pt" style:font-size-complex="12pt" fo:language="es" style:language-complex="hi" fo:country="MX" style:country-complex="IN" fo:font-weight="normal"/>
    </style:style>
    <style:style style:family="text" style:name="T74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4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29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48">
      <style:text-properties fo:color="#000000" fo:font-family="ARIAL" style:font-family-complex="ARIAL" fo:font-size="12pt" style:font-size-complex="12pt" fo:language="es" style:language-complex="hi" fo:country="MX" style:country-complex="IN" fo:font-weight="normal"/>
    </style:style>
    <style:style style:family="text" style:name="T74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50">
      <style:text-properties fo:color="#000000" fo:font-family="Liberation Serif" style:font-family-complex="Liberation Serif" fo:font-size="12pt" style:font-size-complex="12pt" fo:language="es" style:language-complex="hi" fo:country="MX" style:country-complex="IN" fo:font-weight="normal"/>
    </style:style>
    <style:style style:family="table" style:name="ta3">
      <style:table-properties style:width="6.488cm" fo:margin-left="0cm" table:align="left"/>
    </style:style>
    <style:style style:family="table-column" style:name="co10">
      <style:table-column-properties style:column-width="2.186cm"/>
    </style:style>
    <style:style style:family="table-column" style:name="co11">
      <style:table-column-properties style:column-width="2.117cm"/>
    </style:style>
    <style:style style:family="table-column" style:name="co12">
      <style:table-column-properties style:column-width="2.186cm"/>
    </style:style>
    <style:style style:family="table-row" style:name="ro12">
      <style:table-row-properties/>
    </style:style>
    <style:style style:family="table-cell" style:name="ce55">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29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51">
      <style:text-properties fo:color="#000000" fo:font-family="ARIAL" style:font-family-complex="ARIAL" fo:font-size="12pt" style:font-size-complex="12pt" fo:language="es" style:language-complex="hi" fo:country="MX" style:country-complex="IN"/>
    </style:style>
    <style:style style:family="text" style:name="T752">
      <style:text-properties fo:color="#000000" fo:font-family="Liberation Serif" style:font-family-complex="Liberation Serif" fo:font-size="12pt" style:font-size-complex="12pt" fo:language="es" style:language-complex="hi" fo:country="MX" style:country-complex="IN"/>
    </style:style>
    <style:style style:family="text" style:name="T753">
      <style:text-properties fo:color="#000000" fo:font-family="Liberation Serif" style:font-family-complex="Liberation Serif" fo:font-size="12pt" style:font-size-complex="12pt" fo:language="es" style:language-complex="hi" fo:country="MX" style:country-complex="IN"/>
    </style:style>
    <style:style style:family="table-cell" style:name="ce56">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29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54">
      <style:text-properties fo:color="#000000" fo:font-family="ARIAL" style:font-family-complex="ARIAL" fo:font-size="12pt" style:font-size-complex="12pt" fo:language="es" style:language-complex="hi" fo:country="MX" style:country-complex="IN"/>
    </style:style>
    <style:style style:family="text" style:name="T755">
      <style:text-properties fo:color="#000000" fo:font-family="Liberation Serif" style:font-family-complex="Liberation Serif" fo:font-size="12pt" style:font-size-complex="12pt" fo:language="es" style:language-complex="hi" fo:country="MX" style:country-complex="IN"/>
    </style:style>
    <style:style style:family="text" style:name="T756">
      <style:text-properties fo:color="#000000" fo:font-family="Liberation Serif" style:font-family-complex="Liberation Serif" fo:font-size="12pt" style:font-size-complex="12pt" fo:language="es" style:language-complex="hi" fo:country="MX" style:country-complex="IN"/>
    </style:style>
    <style:style style:family="table-cell" style:name="ce57">
      <style:table-cell-properties fo:border="0.01764cm solid #000000" fo:padding-top="0.09702cm" fo:padding-bottom="0.09702cm" fo:padding-left="0.09702cm" fo:padding-right="0.09702cm"/>
    </style:style>
    <style:style style:parent-style-name="745" style:family="paragraph" style:name="P29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57">
      <style:text-properties fo:color="#000000" fo:font-family="ARIAL" style:font-family-complex="ARIAL" fo:font-size="12pt" style:font-size-complex="12pt" fo:language="es" style:language-complex="hi" fo:country="MX" style:country-complex="IN"/>
    </style:style>
    <style:style style:family="text" style:name="T758">
      <style:text-properties fo:color="#000000" fo:font-family="Liberation Serif" style:font-family-complex="Liberation Serif" fo:font-size="12pt" style:font-size-complex="12pt" fo:language="es" style:language-complex="hi" fo:country="MX" style:country-complex="IN"/>
    </style:style>
    <style:style style:family="text" style:name="T759">
      <style:text-properties fo:color="#000000" fo:font-family="Liberation Serif" style:font-family-complex="Liberation Serif" fo:font-size="12pt" style:font-size-complex="12pt" fo:language="es" style:language-complex="hi" fo:country="MX" style:country-complex="IN"/>
    </style:style>
    <style:style style:family="table-row" style:name="ro13">
      <style:table-row-properties/>
    </style:style>
    <style:style style:family="table-cell" style:name="ce58">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0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60">
      <style:text-properties fo:color="#000000" fo:font-family="ARIAL" style:font-family-complex="ARIAL" fo:font-size="12pt" style:font-size-complex="12pt" fo:language="es" style:language-complex="hi" fo:country="MX" style:country-complex="IN"/>
    </style:style>
    <style:style style:family="text" style:name="T761">
      <style:text-properties fo:color="#000000" fo:font-family="Liberation Serif" style:font-family-complex="Liberation Serif" fo:font-size="12pt" style:font-size-complex="12pt" fo:language="es" style:language-complex="hi" fo:country="MX" style:country-complex="IN"/>
    </style:style>
    <style:style style:family="text" style:name="T762">
      <style:text-properties fo:color="#000000" fo:font-family="Liberation Serif" style:font-family-complex="Liberation Serif" fo:font-size="12pt" style:font-size-complex="12pt" fo:language="es" style:language-complex="hi" fo:country="MX" style:country-complex="IN"/>
    </style:style>
    <style:style style:family="table-cell" style:name="ce59">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0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63">
      <style:text-properties fo:color="#000000" fo:font-family="ARIAL" style:font-family-complex="ARIAL" fo:font-size="12pt" style:font-size-complex="12pt" fo:language="es" style:language-complex="hi" fo:country="MX" style:country-complex="IN"/>
    </style:style>
    <style:style style:family="text" style:name="T764">
      <style:text-properties fo:color="#000000" fo:font-family="Liberation Serif" style:font-family-complex="Liberation Serif" fo:font-size="12pt" style:font-size-complex="12pt" fo:language="es" style:language-complex="hi" fo:country="MX" style:country-complex="IN"/>
    </style:style>
    <style:style style:family="text" style:name="T765">
      <style:text-properties fo:color="#000000" fo:font-family="Liberation Serif" style:font-family-complex="Liberation Serif" fo:font-size="12pt" style:font-size-complex="12pt" fo:language="es" style:language-complex="hi" fo:country="MX" style:country-complex="IN"/>
    </style:style>
    <style:style style:family="table-cell" style:name="ce60">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0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66">
      <style:text-properties fo:color="#000000" fo:font-family="ARIAL" style:font-family-complex="ARIAL" fo:font-size="12pt" style:font-size-complex="12pt" fo:language="es" style:language-complex="hi" fo:country="MX" style:country-complex="IN"/>
    </style:style>
    <style:style style:family="text" style:name="T767">
      <style:text-properties fo:color="#000000" fo:font-family="Liberation Serif" style:font-family-complex="Liberation Serif" fo:font-size="12pt" style:font-size-complex="12pt" fo:language="es" style:language-complex="hi" fo:country="MX" style:country-complex="IN"/>
    </style:style>
    <style:style style:family="text" style:name="T768">
      <style:text-properties fo:color="#000000" fo:font-family="Liberation Serif" style:font-family-complex="Liberation Serif" fo:font-size="12pt" style:font-size-complex="12pt" fo:language="es" style:language-complex="hi" fo:country="MX" style:country-complex="IN"/>
    </style:style>
    <style:style style:family="table-row" style:name="ro14">
      <style:table-row-properties/>
    </style:style>
    <style:style style:family="table-cell" style:name="ce61">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0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69">
      <style:text-properties fo:color="#000000" fo:font-family="ARIAL" style:font-family-complex="ARIAL" fo:font-size="12pt" style:font-size-complex="12pt" fo:language="es" style:language-complex="hi" fo:country="MX" style:country-complex="IN"/>
    </style:style>
    <style:style style:family="text" style:name="T770">
      <style:text-properties fo:color="#000000" fo:font-family="Liberation Serif" style:font-family-complex="Liberation Serif" fo:font-size="12pt" style:font-size-complex="12pt" fo:language="es" style:language-complex="hi" fo:country="MX" style:country-complex="IN"/>
    </style:style>
    <style:style style:family="text" style:name="T771">
      <style:text-properties fo:color="#000000" fo:font-family="Liberation Serif" style:font-family-complex="Liberation Serif" fo:font-size="12pt" style:font-size-complex="12pt" fo:language="es" style:language-complex="hi" fo:country="MX" style:country-complex="IN"/>
    </style:style>
    <style:style style:family="table-cell" style:name="ce62">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0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72">
      <style:text-properties fo:color="#000000" fo:font-family="ARIAL" style:font-family-complex="ARIAL" fo:font-size="12pt" style:font-size-complex="12pt" fo:language="es" style:language-complex="hi" fo:country="MX" style:country-complex="IN"/>
    </style:style>
    <style:style style:family="text" style:name="T773">
      <style:text-properties fo:color="#000000" fo:font-family="Liberation Serif" style:font-family-complex="Liberation Serif" fo:font-size="12pt" style:font-size-complex="12pt" fo:language="es" style:language-complex="hi" fo:country="MX" style:country-complex="IN"/>
    </style:style>
    <style:style style:family="text" style:name="T774">
      <style:text-properties fo:color="#000000" fo:font-family="Liberation Serif" style:font-family-complex="Liberation Serif" fo:font-size="12pt" style:font-size-complex="12pt" fo:language="es" style:language-complex="hi" fo:country="MX" style:country-complex="IN"/>
    </style:style>
    <style:style style:family="table-cell" style:name="ce6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0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75">
      <style:text-properties fo:color="#000000" fo:font-family="ARIAL" style:font-family-complex="ARIAL" fo:font-size="12pt" style:font-size-complex="12pt" fo:language="es" style:language-complex="hi" fo:country="MX" style:country-complex="IN"/>
    </style:style>
    <style:style style:family="text" style:name="T776">
      <style:text-properties fo:color="#000000" fo:font-family="Liberation Serif" style:font-family-complex="Liberation Serif" fo:font-size="12pt" style:font-size-complex="12pt" fo:language="es" style:language-complex="hi" fo:country="MX" style:country-complex="IN"/>
    </style:style>
    <style:style style:family="text" style:name="T777">
      <style:text-properties fo:color="#000000" fo:font-family="Liberation Serif" style:font-family-complex="Liberation Serif" fo:font-size="12pt" style:font-size-complex="12pt" fo:language="es" style:language-complex="hi" fo:country="MX" style:country-complex="IN"/>
    </style:style>
    <style:style style:family="table-row" style:name="ro15">
      <style:table-row-properties/>
    </style:style>
    <style:style style:family="table-cell" style:name="ce64">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0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78">
      <style:text-properties fo:color="#000000" fo:font-family="ARIAL" style:font-family-complex="ARIAL" fo:font-size="12pt" style:font-size-complex="12pt" fo:language="es" style:language-complex="hi" fo:country="MX" style:country-complex="IN"/>
    </style:style>
    <style:style style:family="text" style:name="T779">
      <style:text-properties fo:color="#000000" fo:font-family="Liberation Serif" style:font-family-complex="Liberation Serif" fo:font-size="12pt" style:font-size-complex="12pt" fo:language="es" style:language-complex="hi" fo:country="MX" style:country-complex="IN"/>
    </style:style>
    <style:style style:family="text" style:name="T780">
      <style:text-properties fo:color="#000000" fo:font-family="Liberation Serif" style:font-family-complex="Liberation Serif" fo:font-size="12pt" style:font-size-complex="12pt" fo:language="es" style:language-complex="hi" fo:country="MX" style:country-complex="IN"/>
    </style:style>
    <style:style style:family="table-cell" style:name="ce65">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0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81">
      <style:text-properties fo:color="#000000" fo:font-family="ARIAL" style:font-family-complex="ARIAL" fo:font-size="12pt" style:font-size-complex="12pt" fo:language="es" style:language-complex="hi" fo:country="MX" style:country-complex="IN"/>
    </style:style>
    <style:style style:family="text" style:name="T782">
      <style:text-properties fo:color="#000000" fo:font-family="Liberation Serif" style:font-family-complex="Liberation Serif" fo:font-size="12pt" style:font-size-complex="12pt" fo:language="es" style:language-complex="hi" fo:country="MX" style:country-complex="IN"/>
    </style:style>
    <style:style style:family="text" style:name="T783">
      <style:text-properties fo:color="#000000" fo:font-family="Liberation Serif" style:font-family-complex="Liberation Serif" fo:font-size="12pt" style:font-size-complex="12pt" fo:language="es" style:language-complex="hi" fo:country="MX" style:country-complex="IN"/>
    </style:style>
    <style:style style:family="table-cell" style:name="ce66">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0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84">
      <style:text-properties fo:color="#000000" fo:font-family="ARIAL" style:font-family-complex="ARIAL" fo:font-size="12pt" style:font-size-complex="12pt" fo:language="es" style:language-complex="hi" fo:country="MX" style:country-complex="IN"/>
    </style:style>
    <style:style style:family="text" style:name="T785">
      <style:text-properties fo:color="#000000" fo:font-family="Liberation Serif" style:font-family-complex="Liberation Serif" fo:font-size="12pt" style:font-size-complex="12pt" fo:language="es" style:language-complex="hi" fo:country="MX" style:country-complex="IN"/>
    </style:style>
    <style:style style:family="text" style:name="T786">
      <style:text-properties fo:color="#000000" fo:font-family="Liberation Serif" style:font-family-complex="Liberation Serif" fo:font-size="12pt" style:font-size-complex="12pt" fo:language="es" style:language-complex="hi" fo:country="MX" style:country-complex="IN"/>
    </style:style>
    <style:style style:family="table-row" style:name="ro16">
      <style:table-row-properties/>
    </style:style>
    <style:style style:family="table-cell" style:name="ce67">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0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87">
      <style:text-properties fo:color="#000000" fo:font-family="ARIAL" style:font-family-complex="ARIAL" fo:font-size="12pt" style:font-size-complex="12pt" fo:language="es" style:language-complex="hi" fo:country="MX" style:country-complex="IN"/>
    </style:style>
    <style:style style:family="text" style:name="T788">
      <style:text-properties fo:color="#000000" fo:font-family="Liberation Serif" style:font-family-complex="Liberation Serif" fo:font-size="12pt" style:font-size-complex="12pt" fo:language="es" style:language-complex="hi" fo:country="MX" style:country-complex="IN"/>
    </style:style>
    <style:style style:family="text" style:name="T789">
      <style:text-properties fo:color="#000000" fo:font-family="Liberation Serif" style:font-family-complex="Liberation Serif" fo:font-size="12pt" style:font-size-complex="12pt" fo:language="es" style:language-complex="hi" fo:country="MX" style:country-complex="IN"/>
    </style:style>
    <style:style style:family="table-cell" style:name="ce68">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1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90">
      <style:text-properties fo:color="#000000" fo:font-family="ARIAL" style:font-family-complex="ARIAL" fo:font-size="12pt" style:font-size-complex="12pt" fo:language="es" style:language-complex="hi" fo:country="MX" style:country-complex="IN"/>
    </style:style>
    <style:style style:family="text" style:name="T791">
      <style:text-properties fo:color="#000000" fo:font-family="Liberation Serif" style:font-family-complex="Liberation Serif" fo:font-size="12pt" style:font-size-complex="12pt" fo:language="es" style:language-complex="hi" fo:country="MX" style:country-complex="IN"/>
    </style:style>
    <style:style style:family="text" style:name="T792">
      <style:text-properties fo:color="#000000" fo:font-family="Liberation Serif" style:font-family-complex="Liberation Serif" fo:font-size="12pt" style:font-size-complex="12pt" fo:language="es" style:language-complex="hi" fo:country="MX" style:country-complex="IN"/>
    </style:style>
    <style:style style:family="table-cell" style:name="ce69">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1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793">
      <style:text-properties fo:color="#000000" fo:font-family="ARIAL" style:font-family-complex="ARIAL" fo:font-size="12pt" style:font-size-complex="12pt" fo:language="es" style:language-complex="hi" fo:country="MX" style:country-complex="IN"/>
    </style:style>
    <style:style style:family="text" style:name="T794">
      <style:text-properties fo:color="#000000" fo:font-family="Liberation Serif" style:font-family-complex="Liberation Serif" fo:font-size="12pt" style:font-size-complex="12pt" fo:language="es" style:language-complex="hi" fo:country="MX" style:country-complex="IN"/>
    </style:style>
    <style:style style:family="text" style:name="T79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31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96">
      <style:text-properties fo:color="#000000" fo:font-family="ARIAL" style:font-family-complex="ARIAL" fo:font-size="12pt" style:font-size-complex="12pt" fo:language="es" style:language-complex="hi" fo:country="MX" style:country-complex="IN" fo:font-weight="normal"/>
    </style:style>
    <style:style style:family="text" style:name="T79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9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1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799">
      <style:text-properties fo:color="#000000" fo:font-family="ARIAL" style:font-family-complex="ARIAL" fo:font-size="12pt" style:font-size-complex="12pt" fo:language="es" style:language-complex="hi" fo:country="MX" style:country-complex="IN" fo:font-weight="normal"/>
    </style:style>
    <style:style style:family="text" style:name="T800">
      <style:text-properties fo:color="#000000" fo:font-family="ARIAL" style:font-family-complex="ARIAL" fo:font-size="12pt" style:font-size-complex="12pt" fo:language="es" style:language-complex="hi" fo:country="MX" style:country-complex="IN" fo:font-weight="normal"/>
    </style:style>
    <style:style style:family="text" style:name="T801">
      <style:text-properties fo:color="#000000" fo:font-family="ARIAL" style:font-family-complex="ARIAL" fo:font-size="12pt" style:font-size-complex="12pt" fo:language="es" style:language-complex="hi" fo:country="MX" style:country-complex="IN" fo:font-weight="normal"/>
    </style:style>
    <style:style style:family="text" style:name="T80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03">
      <style:text-properties fo:color="#000000" fo:font-family="Liberation Serif" style:font-family-complex="Liberation Serif" fo:font-size="12pt" style:font-size-complex="12pt" fo:language="es" style:language-complex="hi" fo:country="MX" style:country-complex="IN" fo:font-weight="normal"/>
    </style:style>
    <style:style style:family="table" style:name="ta4">
      <style:table-properties style:width="6.292cm" fo:margin-left="0cm" table:align="left"/>
    </style:style>
    <style:style style:family="table-column" style:name="co13">
      <style:table-column-properties style:column-width="2.889cm"/>
    </style:style>
    <style:style style:family="table-column" style:name="co14">
      <style:table-column-properties style:column-width="3.403cm"/>
    </style:style>
    <style:style style:family="table-row" style:name="ro17">
      <style:table-row-properties/>
    </style:style>
    <style:style style:family="table-cell" style:name="ce71">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31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804">
      <style:text-properties fo:color="#000000" fo:font-family="ARIAL" style:font-family-complex="ARIAL" fo:font-size="12pt" style:font-size-complex="12pt" fo:language="es" style:language-complex="hi" fo:country="MX" style:country-complex="IN"/>
    </style:style>
    <style:style style:family="text" style:name="T805">
      <style:text-properties fo:color="#000000" fo:font-family="Liberation Serif" style:font-family-complex="Liberation Serif" fo:font-size="12pt" style:font-size-complex="12pt" fo:language="es" style:language-complex="hi" fo:country="MX" style:country-complex="IN"/>
    </style:style>
    <style:style style:family="text" style:name="T806">
      <style:text-properties fo:color="#000000" fo:font-family="Liberation Serif" style:font-family-complex="Liberation Serif" fo:font-size="12pt" style:font-size-complex="12pt" fo:language="es" style:language-complex="hi" fo:country="MX" style:country-complex="IN"/>
    </style:style>
    <style:style style:family="table-cell" style:name="ce72">
      <style:table-cell-properties fo:border="0.01764cm solid #000000" fo:padding-top="0.09702cm" fo:padding-bottom="0.09702cm" fo:padding-left="0.09702cm" fo:padding-right="0.09702cm"/>
    </style:style>
    <style:style style:parent-style-name="745" style:family="paragraph" style:name="P31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807">
      <style:text-properties fo:color="#000000" fo:font-family="ARIAL" style:font-family-complex="ARIAL" fo:font-size="12pt" style:font-size-complex="12pt" fo:language="es" style:language-complex="hi" fo:country="MX" style:country-complex="IN"/>
    </style:style>
    <style:style style:family="text" style:name="T808">
      <style:text-properties fo:color="#000000" fo:font-family="Liberation Serif" style:font-family-complex="Liberation Serif" fo:font-size="12pt" style:font-size-complex="12pt" fo:language="es" style:language-complex="hi" fo:country="MX" style:country-complex="IN"/>
    </style:style>
    <style:style style:family="text" style:name="T809">
      <style:text-properties fo:color="#000000" fo:font-family="Liberation Serif" style:font-family-complex="Liberation Serif" fo:font-size="12pt" style:font-size-complex="12pt" fo:language="es" style:language-complex="hi" fo:country="MX" style:country-complex="IN"/>
    </style:style>
    <style:style style:family="table-row" style:name="ro18">
      <style:table-row-properties/>
    </style:style>
    <style:style style:family="table-cell" style:name="ce73">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1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810">
      <style:text-properties fo:color="#000000" fo:font-family="ARIAL" style:font-family-complex="ARIAL" fo:font-size="12pt" style:font-size-complex="12pt" fo:language="es" style:language-complex="hi" fo:country="MX" style:country-complex="IN"/>
    </style:style>
    <style:style style:family="text" style:name="T811">
      <style:text-properties fo:color="#000000" fo:font-family="Liberation Serif" style:font-family-complex="Liberation Serif" fo:font-size="12pt" style:font-size-complex="12pt" fo:language="es" style:language-complex="hi" fo:country="MX" style:country-complex="IN"/>
    </style:style>
    <style:style style:family="text" style:name="T812">
      <style:text-properties fo:color="#000000" fo:font-family="Liberation Serif" style:font-family-complex="Liberation Serif" fo:font-size="12pt" style:font-size-complex="12pt" fo:language="es" style:language-complex="hi" fo:country="MX" style:country-complex="IN"/>
    </style:style>
    <style:style style:family="table-cell" style:name="ce74">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1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813">
      <style:text-properties fo:color="#000000" fo:font-family="ARIAL" style:font-family-complex="ARIAL" fo:font-size="12pt" style:font-size-complex="12pt" fo:language="es" style:language-complex="hi" fo:country="MX" style:country-complex="IN"/>
    </style:style>
    <style:style style:family="text" style:name="T814">
      <style:text-properties fo:color="#000000" fo:font-family="Liberation Serif" style:font-family-complex="Liberation Serif" fo:font-size="12pt" style:font-size-complex="12pt" fo:language="es" style:language-complex="hi" fo:country="MX" style:country-complex="IN"/>
    </style:style>
    <style:style style:family="text" style:name="T815">
      <style:text-properties fo:color="#000000" fo:font-family="Liberation Serif" style:font-family-complex="Liberation Serif" fo:font-size="12pt" style:font-size-complex="12pt" fo:language="es" style:language-complex="hi" fo:country="MX" style:country-complex="IN"/>
    </style:style>
    <style:style style:family="table-row" style:name="ro19">
      <style:table-row-properties/>
    </style:style>
    <style:style style:family="table-cell" style:name="ce75">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1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816">
      <style:text-properties fo:color="#000000" fo:font-family="ARIAL" style:font-family-complex="ARIAL" fo:font-size="12pt" style:font-size-complex="12pt" fo:language="es" style:language-complex="hi" fo:country="MX" style:country-complex="IN"/>
    </style:style>
    <style:style style:family="text" style:name="T817">
      <style:text-properties fo:color="#000000" fo:font-family="Liberation Serif" style:font-family-complex="Liberation Serif" fo:font-size="12pt" style:font-size-complex="12pt" fo:language="es" style:language-complex="hi" fo:country="MX" style:country-complex="IN"/>
    </style:style>
    <style:style style:family="text" style:name="T818">
      <style:text-properties fo:color="#000000" fo:font-family="Liberation Serif" style:font-family-complex="Liberation Serif" fo:font-size="12pt" style:font-size-complex="12pt" fo:language="es" style:language-complex="hi" fo:country="MX" style:country-complex="IN"/>
    </style:style>
    <style:style style:family="table-cell" style:name="ce76">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1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819">
      <style:text-properties fo:color="#000000" fo:font-family="ARIAL" style:font-family-complex="ARIAL" fo:font-size="12pt" style:font-size-complex="12pt" fo:language="es" style:language-complex="hi" fo:country="MX" style:country-complex="IN"/>
    </style:style>
    <style:style style:family="text" style:name="T820">
      <style:text-properties fo:color="#000000" fo:font-family="Liberation Serif" style:font-family-complex="Liberation Serif" fo:font-size="12pt" style:font-size-complex="12pt" fo:language="es" style:language-complex="hi" fo:country="MX" style:country-complex="IN"/>
    </style:style>
    <style:style style:family="text" style:name="T82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32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22">
      <style:text-properties fo:color="#000000" fo:font-family="ARIAL" style:font-family-complex="ARIAL" fo:font-size="12pt" style:font-size-complex="12pt" fo:language="es" style:language-complex="hi" fo:country="MX" style:country-complex="IN" fo:font-weight="normal"/>
    </style:style>
    <style:style style:family="text" style:name="T82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2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25">
      <style:text-properties fo:color="#000000" fo:font-family="ARIAL" style:font-family-complex="ARIAL" fo:font-size="12pt" style:font-size-complex="12pt" fo:language="es" style:language-complex="hi" fo:country="MX" style:country-complex="IN" fo:font-weight="normal"/>
    </style:style>
    <style:style style:family="text" style:name="T82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2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28">
      <style:text-properties fo:color="#000000" fo:font-family="ARIAL" style:font-family-complex="ARIAL" fo:font-size="12pt" style:font-size-complex="12pt" fo:language="es" style:language-complex="hi" fo:country="MX" style:country-complex="IN" fo:font-weight="normal"/>
    </style:style>
    <style:style style:family="text" style:name="T829">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30">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31">
      <style:text-properties fo:color="#000000" fo:font-family="ARIAL" style:font-family-complex="ARIAL" fo:font-size="12pt" style:font-size-complex="12pt" fo:language="es" style:language-complex="hi" fo:country="MX" style:country-complex="IN" fo:font-weight="normal"/>
    </style:style>
    <style:style style:family="text" style:name="T83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3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34">
      <style:text-properties fo:color="#000000" fo:font-family="ARIAL" style:font-family-complex="ARIAL" fo:font-size="12pt" style:font-size-complex="12pt" fo:language="es" style:language-complex="hi" fo:country="MX" style:country-complex="IN" fo:font-weight="normal"/>
    </style:style>
    <style:style style:family="text" style:name="T83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3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37">
      <style:text-properties fo:color="#000000" fo:font-family="DejaVu Sans" style:font-family-complex="DejaVu Sans" fo:font-size="12pt" style:font-size-complex="12pt" fo:language="es" style:language-complex="hi" fo:country="MX" style:country-complex="IN" fo:font-weight="normal"/>
    </style:style>
    <style:style style:family="text" style:name="T838">
      <style:text-properties fo:color="#000000" fo:font-family="ARIAL" style:font-family-complex="ARIAL" fo:font-size="12pt" style:font-size-complex="12pt" fo:language="es" style:language-complex="hi" fo:country="MX" style:country-complex="IN" fo:font-weight="normal"/>
    </style:style>
    <style:style style:family="text" style:name="T839">
      <style:text-properties fo:color="#000000" fo:font-family="ARIAL" style:font-family-complex="ARIAL" fo:font-size="12pt" style:font-size-complex="12pt" fo:language="es" style:language-complex="hi" fo:country="MX" style:country-complex="IN" fo:font-style="italic" fo:font-weight="normal"/>
    </style:style>
    <style:style style:family="text" style:name="T840">
      <style:text-properties fo:color="#000000" fo:font-family="ARIAL" style:font-family-complex="ARIAL" fo:font-size="12pt" style:font-size-complex="12pt" fo:language="es" style:language-complex="hi" fo:country="MX" style:country-complex="IN" fo:font-style="normal" fo:font-weight="normal"/>
    </style:style>
    <style:style style:family="text" style:name="T841">
      <style:text-properties fo:color="#000000" fo:font-family="ARIAL" style:font-family-complex="ARIAL" fo:font-size="12pt" style:font-size-complex="12pt" fo:language="es" style:language-complex="hi" fo:country="MX" style:country-complex="IN" fo:font-style="italic" fo:font-weight="normal"/>
    </style:style>
    <style:style style:family="text" style:name="T842">
      <style:text-properties fo:color="#000000" fo:font-family="ARIAL" style:font-family-complex="ARIAL" fo:font-size="12pt" style:font-size-complex="12pt" fo:language="es" style:language-complex="hi" fo:country="MX" style:country-complex="IN" fo:font-style="normal" fo:font-weight="normal"/>
    </style:style>
    <style:style style:family="text" style:name="T84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4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45">
      <style:text-properties fo:color="#000000" fo:font-family="DejaVu Sans" style:font-family-complex="DejaVu Sans" fo:font-size="12pt" style:font-size-complex="12pt" fo:language="es" style:language-complex="hi" fo:country="MX" style:country-complex="IN" fo:font-style="normal" fo:font-weight="normal"/>
    </style:style>
    <style:style style:family="text" style:name="T846">
      <style:text-properties fo:color="#000000" fo:font-family="ARIAL" style:font-family-complex="ARIAL" fo:font-size="12pt" style:font-size-complex="12pt" fo:language="es" style:language-complex="hi" fo:country="MX" style:country-complex="IN" fo:font-style="normal" fo:font-weight="normal"/>
    </style:style>
    <style:style style:family="text" style:name="T847">
      <style:text-properties fo:color="#000000" fo:font-family="ARIAL" style:font-family-complex="ARIAL" fo:font-size="12pt" style:font-size-complex="12pt" fo:language="es" style:language-complex="hi" fo:country="MX" style:country-complex="IN" fo:font-style="italic" fo:font-weight="normal"/>
    </style:style>
    <style:style style:family="text" style:name="T848">
      <style:text-properties fo:color="#000000" fo:font-family="ARIAL" style:font-family-complex="ARIAL" fo:font-size="12pt" style:font-size-complex="12pt" fo:language="es" style:language-complex="hi" fo:country="MX" style:country-complex="IN" fo:font-style="normal" fo:font-weight="normal"/>
    </style:style>
    <style:style style:family="text" style:name="T849">
      <style:text-properties fo:color="#000000" fo:font-family="ARIAL" style:font-family-complex="ARIAL" fo:font-size="12pt" style:font-size-complex="12pt" fo:language="es" style:language-complex="hi" fo:country="MX" style:country-complex="IN" fo:font-style="italic" fo:font-weight="normal"/>
    </style:style>
    <style:style style:family="text" style:name="T850">
      <style:text-properties fo:color="#000000" fo:font-family="ARIAL" style:font-family-complex="ARIAL" fo:font-size="12pt" style:font-size-complex="12pt" fo:language="es" style:language-complex="hi" fo:country="MX" style:country-complex="IN" fo:font-style="normal" fo:font-weight="normal"/>
    </style:style>
    <style:style style:family="text" style:name="T85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5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53">
      <style:text-properties fo:color="#000000" fo:font-family="ARIAL" style:font-family-complex="ARIAL" fo:font-size="12pt" style:font-size-complex="12pt" fo:language="es" style:language-complex="hi" fo:country="MX" style:country-complex="IN" fo:font-style="normal" fo:font-weight="normal"/>
    </style:style>
    <style:style style:family="text" style:name="T85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5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56">
      <style:text-properties fo:color="#000000" fo:font-family="ARIAL" style:font-family-complex="ARIAL" fo:font-size="12pt" style:font-size-complex="12pt" fo:language="es" style:language-complex="hi" fo:country="MX" style:country-complex="IN" fo:font-style="normal" fo:font-weight="normal"/>
    </style:style>
    <style:style style:family="text" style:name="T857">
      <style:text-properties fo:color="#000000" fo:font-family="ARIAL" style:font-family-complex="ARIAL" fo:font-size="12pt" style:font-size-complex="12pt" fo:language="es" style:language-complex="hi" fo:country="MX" style:country-complex="IN" fo:font-style="normal" fo:font-weight="bold"/>
    </style:style>
    <style:style style:family="text" style:name="T858">
      <style:text-properties fo:color="#000000" fo:font-family="ARIAL" style:font-family-complex="ARIAL" fo:font-size="12pt" style:font-size-complex="12pt" fo:language="es" style:language-complex="hi" fo:country="MX" style:country-complex="IN" fo:font-style="normal" fo:font-weight="normal"/>
    </style:style>
    <style:style style:family="text" style:name="T859">
      <style:text-properties fo:color="#000000" fo:font-family="ARIAL" style:font-family-complex="ARIAL" fo:font-size="12pt" style:font-size-complex="12pt" fo:language="es" style:language-complex="hi" fo:country="MX" style:country-complex="IN" fo:font-style="normal" fo:font-weight="bold"/>
    </style:style>
    <style:style style:family="text" style:name="T860">
      <style:text-properties fo:color="#000000" fo:font-family="ARIAL" style:font-family-complex="ARIAL" fo:font-size="12pt" style:font-size-complex="12pt" fo:language="es" style:language-complex="hi" fo:country="MX" style:country-complex="IN" fo:font-style="normal" fo:font-weight="normal"/>
    </style:style>
    <style:style style:family="text" style:name="T86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6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29">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63">
      <style:text-properties fo:color="#000000" fo:font-family="ARIAL" style:font-family-complex="ARIAL" fo:font-size="12pt" style:font-size-complex="12pt" fo:language="es" style:language-complex="hi" fo:country="MX" style:country-complex="IN" fo:font-style="normal" fo:font-weight="normal"/>
    </style:style>
    <style:style style:family="text" style:name="T86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6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3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66">
      <style:text-properties fo:color="#000000" fo:font-family="ARIAL" style:font-family-complex="ARIAL" fo:font-size="12pt" style:font-size-complex="12pt" fo:language="es" style:language-complex="hi" fo:country="MX" style:country-complex="IN" fo:font-style="normal" fo:font-weight="normal"/>
    </style:style>
    <style:style style:family="text" style:name="T86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6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3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69">
      <style:text-properties fo:color="#000000" fo:font-family="ARIAL" style:font-family-complex="ARIAL" fo:font-size="12pt" style:font-size-complex="12pt" fo:language="es" style:language-complex="hi" fo:country="MX" style:country-complex="IN" fo:font-style="normal" fo:font-weight="normal"/>
    </style:style>
    <style:style style:family="text" style:name="T87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7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3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72">
      <style:text-properties fo:color="#000000" fo:font-family="ARIAL" style:font-family-complex="ARIAL" fo:font-size="12pt" style:font-size-complex="12pt" fo:language="es" style:language-complex="hi" fo:country="MX" style:country-complex="IN" fo:font-style="normal" fo:font-weight="normal"/>
    </style:style>
    <style:style style:family="text" style:name="T87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7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3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75">
      <style:text-properties fo:color="#000000" fo:font-family="ARIAL" style:font-family-complex="ARIAL" fo:font-size="12pt" style:font-size-complex="12pt" fo:language="es" style:language-complex="hi" fo:country="MX" style:country-complex="IN" fo:font-style="normal" fo:font-weight="normal"/>
    </style:style>
    <style:style style:family="text" style:name="T87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7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3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78">
      <style:text-properties fo:color="#000000" fo:font-family="ARIAL" style:font-family-complex="ARIAL" fo:font-size="12pt" style:font-size-complex="12pt" fo:language="es" style:language-complex="hi" fo:country="MX" style:country-complex="IN" fo:font-style="normal" fo:font-weight="normal"/>
    </style:style>
    <style:style style:family="text" style:name="T87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8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3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81">
      <style:text-properties fo:color="#000000" fo:font-family="ARIAL" style:font-family-complex="ARIAL" fo:font-size="12pt" style:font-size-complex="12pt" fo:language="es" style:language-complex="hi" fo:country="MX" style:country-complex="IN" fo:font-style="normal" fo:font-weight="normal"/>
    </style:style>
    <style:style style:family="text" style:name="T88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8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3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84">
      <style:text-properties fo:color="#000000" fo:font-family="ARIAL" style:font-family-complex="ARIAL" fo:font-size="12pt" style:font-size-complex="12pt" fo:language="es" style:language-complex="hi" fo:country="MX" style:country-complex="IN" fo:font-style="normal" fo:font-weight="normal"/>
    </style:style>
    <style:style style:family="text" style:name="T88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8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3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87">
      <style:text-properties fo:color="#000000" fo:font-family="ARIAL" style:font-family-complex="ARIAL" fo:font-size="12pt" style:font-size-complex="12pt" fo:language="es" style:language-complex="hi" fo:country="MX" style:country-complex="IN" fo:font-style="normal" fo:font-weight="normal"/>
    </style:style>
    <style:style style:family="text" style:name="T88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8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3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90">
      <style:text-properties fo:color="#000000" fo:font-family="ARIAL" style:font-family-complex="ARIAL" fo:font-size="12pt" style:font-size-complex="12pt" fo:language="es" style:language-complex="hi" fo:country="MX" style:country-complex="IN" fo:font-style="normal" fo:font-weight="normal"/>
    </style:style>
    <style:style style:family="text" style:name="T89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9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3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93">
      <style:text-properties fo:color="#000000" fo:font-family="ARIAL" style:font-family-complex="ARIAL" fo:font-size="12pt" style:font-size-complex="12pt" fo:language="es" style:language-complex="hi" fo:country="MX" style:country-complex="IN" fo:font-style="normal" fo:font-weight="normal"/>
    </style:style>
    <style:style style:family="text" style:name="T89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89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4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96">
      <style:text-properties fo:color="#000000" fo:font-family="ARIAL" style:font-family-complex="ARIAL" fo:font-size="12pt" style:font-size-complex="12pt" fo:language="es" style:language-complex="hi" fo:country="MX" style:country-complex="IN" fo:font-style="normal" fo:font-weight="normal"/>
    </style:style>
    <style:style style:family="text" style:name="T89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9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1">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899">
      <style:text-properties fo:color="#000000" fo:font-family="ARIAL" style:font-family-complex="ARIAL" fo:font-size="12pt" style:font-size-complex="12pt" fo:language="es" style:language-complex="hi" fo:country="MX" style:country-complex="IN" fo:font-style="normal" fo:font-weight="normal"/>
    </style:style>
    <style:style style:family="text" style:name="T900">
      <style:text-properties fo:color="#000000" fo:font-family="ARIAL" style:font-family-complex="ARIAL" fo:font-size="12pt" style:font-size-complex="12pt" fo:language="es" style:language-complex="hi" fo:country="MX" style:country-complex="IN" fo:font-style="normal" fo:font-weight="normal"/>
    </style:style>
    <style:style style:family="text" style:name="T90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0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2">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03">
      <style:text-properties fo:color="#000000" fo:font-family="ARIAL" style:font-family-complex="ARIAL" fo:font-size="12pt" style:font-size-complex="12pt" fo:language="es" style:language-complex="hi" fo:country="MX" style:country-complex="IN" fo:font-style="normal" fo:font-weight="normal"/>
    </style:style>
    <style:style style:family="text" style:name="T904">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05">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06">
      <style:text-properties fo:color="#000000" fo:font-family="ARIAL" style:font-family-complex="ARIAL" fo:font-size="12pt" style:font-size-complex="12pt" fo:language="es" style:language-complex="hi" fo:country="MX" style:country-complex="IN" fo:font-style="normal" fo:font-weight="normal"/>
    </style:style>
    <style:style style:family="text" style:name="T907">
      <style:text-properties fo:color="#000000" fo:font-family="ARIAL" style:font-family-complex="ARIAL" fo:font-size="12pt" style:font-size-complex="12pt" fo:language="es" style:language-complex="hi" fo:country="MX" style:country-complex="IN" fo:font-style="normal" fo:font-weight="normal"/>
    </style:style>
    <style:style style:family="text" style:name="T90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0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4">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10">
      <style:text-properties fo:color="#000000" fo:font-family="ARIAL" style:font-family-complex="ARIAL" fo:font-size="12pt" style:font-size-complex="12pt" fo:language="es" style:language-complex="hi" fo:country="MX" style:country-complex="IN" fo:font-style="normal" fo:font-weight="normal"/>
    </style:style>
    <style:style style:family="text" style:name="T911">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12">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13">
      <style:text-properties fo:color="#000000" fo:font-family="ARIAL" style:font-family-complex="ARIAL" fo:font-size="12pt" style:font-size-complex="12pt" fo:language="es" style:language-complex="hi" fo:country="MX" style:country-complex="IN" fo:font-style="normal" fo:font-weight="normal"/>
    </style:style>
    <style:style style:family="text" style:name="T914">
      <style:text-properties fo:color="#000000" fo:font-family="ARIAL" style:font-family-complex="ARIAL" fo:font-size="12pt" style:font-size-complex="12pt" fo:language="es" style:language-complex="hi" fo:country="MX" style:country-complex="IN" fo:font-style="normal" fo:font-weight="normal"/>
    </style:style>
    <style:style style:family="text" style:name="T91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1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17">
      <style:text-properties fo:color="#000000" fo:font-family="ARIAL" style:font-family-complex="ARIAL" fo:font-size="12pt" style:font-size-complex="12pt" fo:language="es" style:language-complex="hi" fo:country="MX" style:country-complex="IN" fo:font-style="normal" fo:font-weight="normal"/>
    </style:style>
    <style:style style:family="text" style:name="T918">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19">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20">
      <style:text-properties fo:color="#000000" fo:font-family="ARIAL" style:font-family-complex="ARIAL" fo:font-size="12pt" style:font-size-complex="12pt" fo:language="es" style:language-complex="hi" fo:country="MX" style:country-complex="IN" fo:font-style="normal" fo:font-weight="normal"/>
    </style:style>
    <style:style style:family="text" style:name="T921">
      <style:text-properties fo:color="#000000" fo:font-family="ARIAL" style:font-family-complex="ARIAL" fo:font-size="12pt" style:font-size-complex="12pt" fo:language="es" style:language-complex="hi" fo:country="MX" style:country-complex="IN" fo:font-style="normal" fo:font-weight="normal"/>
    </style:style>
    <style:style style:family="text" style:name="T92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2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4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24">
      <style:text-properties fo:color="#000000" fo:font-family="ARIAL" style:font-family-complex="ARIAL" fo:font-size="12pt" style:font-size-complex="12pt" fo:language="es" style:language-complex="hi" fo:country="MX" style:country-complex="IN" fo:font-style="normal" fo:font-weight="normal"/>
    </style:style>
    <style:style style:family="text" style:name="T925">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26">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4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27">
      <style:text-properties fo:color="#000000" fo:font-family="ARIAL" style:font-family-complex="ARIAL" fo:font-size="12pt" style:font-size-complex="12pt" fo:language="es" style:language-complex="hi" fo:country="MX" style:country-complex="IN" fo:font-style="normal" fo:font-weight="normal"/>
    </style:style>
    <style:style style:family="text" style:name="T928">
      <style:text-properties fo:color="#000000" fo:font-family="ARIAL" style:font-family-complex="ARIAL" fo:font-size="12pt" style:font-size-complex="12pt" fo:language="es" style:language-complex="hi" fo:country="MX" style:country-complex="IN" fo:font-style="normal" fo:font-weight="normal"/>
    </style:style>
    <style:style style:family="text" style:name="T92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3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50">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31">
      <style:text-properties fo:color="#000000" fo:font-family="ARIAL" style:font-family-complex="ARIAL" fo:font-size="12pt" style:font-size-complex="12pt" fo:language="es" style:language-complex="hi" fo:country="MX" style:country-complex="IN" fo:font-style="normal" fo:font-weight="normal"/>
    </style:style>
    <style:style style:family="text" style:name="T93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3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5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34">
      <style:text-properties fo:color="#000000" fo:font-family="ARIAL" style:font-family-complex="ARIAL" fo:font-size="12pt" style:font-size-complex="12pt" fo:language="es" style:language-complex="hi" fo:country="MX" style:country-complex="IN" fo:font-style="normal" fo:font-weight="normal"/>
    </style:style>
    <style:style style:family="text" style:name="T935">
      <style:text-properties fo:color="#000000" fo:font-family="ARIAL" style:font-family-complex="ARIAL" fo:font-size="12pt" style:font-size-complex="12pt" fo:language="es" style:language-complex="hi" fo:country="MX" style:country-complex="IN" fo:font-style="normal" fo:font-weight="normal"/>
    </style:style>
    <style:style style:family="text" style:name="T93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3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52">
      <style:paragraph-properties fo:text-align="justify"/>
      <style:text-properties fo:color="#000000" fo:font-family="Liberation Serif" style:font-family-complex="Liberation Serif" fo:font-size="12pt" style:font-size-complex="12pt" fo:language="es" style:language-complex="hi" fo:country="MX" style:country-complex="IN" fo:font-weight="bold"/>
    </style:style>
    <style:style style:family="text" style:name="T938">
      <style:text-properties fo:color="#000000" fo:font-family="ARIAL" style:font-family-complex="ARIAL" fo:font-size="12pt" style:font-size-complex="12pt" fo:language="es" style:language-complex="hi" fo:country="MX" style:country-complex="IN" fo:font-style="normal" fo:font-weight="bold"/>
    </style:style>
    <style:style style:family="text" style:name="T939">
      <style:text-properties fo:color="#000000" fo:font-family="Liberation Serif" style:font-family-complex="Liberation Serif" fo:font-size="12pt" style:font-size-complex="12pt" fo:language="es" style:language-complex="hi" fo:country="MX" style:country-complex="IN" fo:font-weight="bold"/>
    </style:style>
    <style:style style:family="text" style:name="T940">
      <style:text-properties fo:color="#000000" fo:font-family="Liberation Serif" style:font-family-complex="Liberation Serif" fo:font-size="12pt" style:font-size-complex="12pt" fo:language="es" style:language-complex="hi" fo:country="MX" style:country-complex="IN" fo:font-weight="bold"/>
    </style:style>
    <style:style style:parent-style-name="739" style:family="paragraph" style:name="P35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941">
      <style:text-properties fo:color="#000000" fo:font-family="ARIAL" style:font-family-complex="ARIAL" fo:font-size="12pt" style:font-size-complex="12pt" fo:language="es" style:language-complex="hi" fo:country="MX" style:country-complex="IN" fo:font-style="normal" fo:font-weight="bold"/>
    </style:style>
    <style:style style:family="text" style:name="T942">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943">
      <style:text-properties fo:color="#000000" fo:font-family="Liberation Serif" style:font-family-complex="Liberation Serif" fo:font-size="12pt" style:font-size-complex="12pt" fo:language="es" style:language-complex="hi" fo:country="MX" style:country-complex="IN" fo:font-style="normal" fo:font-weight="bold"/>
    </style:style>
    <style:style style:parent-style-name="739" style:family="paragraph" style:name="P35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944">
      <style:text-properties fo:color="#000000" fo:font-family="ARIAL" style:font-family-complex="ARIAL" fo:font-size="12pt" style:font-size-complex="12pt" fo:language="es" style:language-complex="hi" fo:country="MX" style:country-complex="IN" fo:font-style="normal" fo:font-weight="bold"/>
    </style:style>
    <style:style style:family="text" style:name="T945">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946">
      <style:text-properties fo:color="#000000" fo:font-family="Liberation Serif" style:font-family-complex="Liberation Serif" fo:font-size="12pt" style:font-size-complex="12pt" fo:language="es" style:language-complex="hi" fo:country="MX" style:country-complex="IN" fo:font-style="normal" fo:font-weight="bold"/>
    </style:style>
    <style:style style:parent-style-name="739" style:family="paragraph" style:name="P35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47">
      <style:text-properties fo:color="#000000" fo:font-family="ARIAL" style:font-family-complex="ARIAL" fo:font-size="12pt" style:font-size-complex="12pt" fo:language="es" style:language-complex="hi" fo:country="MX" style:country-complex="IN" fo:font-style="normal" fo:font-weight="normal"/>
    </style:style>
    <style:style style:family="text" style:name="T948">
      <style:text-properties fo:color="#000000" fo:font-family="ARIAL" style:font-family-complex="ARIAL" fo:font-size="12pt" style:font-size-complex="12pt" fo:language="es" style:language-complex="hi" fo:country="MX" style:country-complex="IN" fo:font-style="normal" fo:font-weight="bold"/>
    </style:style>
    <style:style style:family="text" style:name="T949">
      <style:text-properties fo:color="#000000" fo:font-family="ARIAL" style:font-family-complex="ARIAL" fo:font-size="12pt" style:font-size-complex="12pt" fo:language="es" style:language-complex="hi" fo:country="MX" style:country-complex="IN" fo:font-style="normal" fo:font-weight="normal"/>
    </style:style>
    <style:style style:family="text" style:name="T95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5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56">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52">
      <style:text-properties fo:color="#000000" fo:font-family="ARIAL" style:font-family-complex="ARIAL" fo:font-size="12pt" style:font-size-complex="12pt" fo:language="es" style:language-complex="hi" fo:country="MX" style:country-complex="IN" fo:font-style="normal" fo:font-weight="normal"/>
    </style:style>
    <style:style style:family="text" style:name="T953">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54">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57">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55">
      <style:text-properties fo:color="#000000" fo:font-family="DejaVu Sans" style:font-family-complex="DejaVu Sans" fo:font-size="12pt" style:font-size-complex="12pt" fo:language="es" style:language-complex="hi" fo:country="MX" style:country-complex="IN" fo:font-style="normal" fo:font-weight="normal"/>
    </style:style>
    <style:style style:family="text" style:name="T956">
      <style:text-properties fo:color="#000000" fo:font-family="ARIAL" style:font-family-complex="ARIAL" fo:font-size="12pt" style:font-size-complex="12pt" fo:language="es" style:language-complex="hi" fo:country="MX" style:country-complex="IN" fo:font-style="italic" fo:font-weight="normal"/>
    </style:style>
    <style:style style:family="text" style:name="T957">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58">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58">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59">
      <style:text-properties fo:color="#000000" fo:font-family="ARIAL" style:font-family-complex="ARIAL" fo:font-size="12pt" style:font-size-complex="12pt" fo:language="es" style:language-complex="hi" fo:country="MX" style:country-complex="IN" fo:font-style="italic" fo:font-weight="normal"/>
    </style:style>
    <style:style style:family="text" style:name="T960">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961">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5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62">
      <style:text-properties fo:color="#000000" fo:font-family="ARIAL" style:font-family-complex="ARIAL" fo:font-size="12pt" style:font-size-complex="12pt" fo:language="es" style:language-complex="hi" fo:country="MX" style:country-complex="IN" fo:font-style="normal" fo:font-weight="normal"/>
    </style:style>
    <style:style style:family="text" style:name="T96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6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60">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65">
      <style:text-properties fo:color="#000000" fo:font-family="ARIAL" style:font-family-complex="ARIAL" fo:font-size="12pt" style:font-size-complex="12pt" fo:language="es" style:language-complex="hi" fo:country="MX" style:country-complex="IN" fo:font-style="italic" fo:font-weight="normal"/>
    </style:style>
    <style:style style:family="text" style:name="T966">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67">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361">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68">
      <style:text-properties fo:color="#000000" fo:font-family="ARIAL" style:font-family-complex="ARIAL" fo:font-size="12pt" style:font-size-complex="12pt" fo:language="es" style:language-complex="hi" fo:country="MX" style:country-complex="IN" fo:font-style="italic" fo:font-weight="normal"/>
    </style:style>
    <style:style style:family="text" style:name="T969">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970">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71">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362">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72">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973">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74">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75">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363">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76">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77">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978">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36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79">
      <style:text-properties fo:color="#000000" fo:font-family="arial" style:font-family-complex="arial" fo:font-size="12pt" style:font-size-complex="12pt" fo:language="es" style:language-complex="hi" fo:country="MX" style:country-complex="IN" fo:font-style="normal" fo:font-weight="normal"/>
    </style:style>
    <style:style style:family="text" style:name="T98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8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6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82">
      <style:text-properties fo:color="#000000" fo:font-family="arial" style:font-family-complex="arial" fo:font-size="12pt" style:font-size-complex="12pt" fo:language="es" style:language-complex="hi" fo:country="MX" style:country-complex="IN" fo:font-style="normal" fo:font-weight="normal"/>
    </style:style>
    <style:style style:family="text" style:name="T98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8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6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85">
      <style:text-properties fo:color="#000000" fo:font-family="arial" style:font-family-complex="arial" fo:font-size="12pt" style:font-size-complex="12pt" fo:language="es" style:language-complex="hi" fo:country="MX" style:country-complex="IN" fo:font-style="normal" fo:font-weight="normal"/>
    </style:style>
    <style:style style:family="text" style:name="T986">
      <style:text-properties fo:color="#000000" fo:font-family="arial" style:font-family-complex="arial" fo:font-size="12pt" style:font-size-complex="12pt" fo:language="es" style:language-complex="hi" fo:country="MX" style:country-complex="IN" fo:font-style="normal" fo:font-weight="normal"/>
    </style:style>
    <style:style style:family="text" style:name="T98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8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6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89">
      <style:text-properties fo:color="#000000" fo:font-family="arial" style:font-family-complex="arial" fo:font-size="12pt" style:font-size-complex="12pt" fo:language="es" style:language-complex="hi" fo:country="MX" style:country-complex="IN" fo:font-style="normal" fo:font-weight="normal"/>
    </style:style>
    <style:style style:family="text" style:name="T99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9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6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92">
      <style:text-properties fo:color="#000000" fo:font-family="arial" style:font-family-complex="arial" fo:font-size="12pt" style:font-size-complex="12pt" fo:language="es" style:language-complex="hi" fo:country="MX" style:country-complex="IN" fo:font-style="normal" fo:font-weight="normal"/>
    </style:style>
    <style:style style:family="text" style:name="T993">
      <style:text-properties fo:color="#000000" fo:font-family="arial" style:font-family-complex="arial" fo:font-size="12pt" style:font-size-complex="12pt" fo:language="es" style:language-complex="hi" fo:country="MX" style:country-complex="IN" fo:font-style="normal" fo:font-weight="normal"/>
    </style:style>
    <style:style style:family="text" style:name="T994">
      <style:text-properties fo:color="#000000" fo:font-family="arial" style:font-family-complex="arial" fo:font-size="12pt" style:font-size-complex="12pt" fo:language="es" style:language-complex="hi" fo:country="MX" style:country-complex="IN" fo:font-style="normal" fo:font-weight="normal"/>
    </style:style>
    <style:style style:family="text" style:name="T99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9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6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97">
      <style:text-properties fo:color="#000000" fo:font-family="arial" style:font-family-complex="arial" fo:font-size="12pt" style:font-size-complex="12pt" fo:language="es" style:language-complex="hi" fo:country="MX" style:country-complex="IN" fo:font-style="normal" fo:font-weight="normal"/>
    </style:style>
    <style:style style:family="text" style:name="T99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99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7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00">
      <style:text-properties fo:color="#000000" fo:font-family="arial" style:font-family-complex="arial" fo:font-size="12pt" style:font-size-complex="12pt" fo:language="es" style:language-complex="hi" fo:country="MX" style:country-complex="IN" fo:font-style="normal" fo:font-weight="normal"/>
    </style:style>
    <style:style style:family="text" style:name="T100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0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7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03">
      <style:text-properties fo:color="#000000" fo:font-family="arial" style:font-family-complex="arial" fo:font-size="12pt" style:font-size-complex="12pt" fo:language="es" style:language-complex="hi" fo:country="MX" style:country-complex="IN" fo:font-style="normal" fo:font-weight="normal"/>
    </style:style>
    <style:style style:family="text" style:name="T100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0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able" style:name="ta5">
      <style:table-properties style:width="17.98cm" fo:margin-left="0cm" table:align="left"/>
    </style:style>
    <style:style style:family="table-column" style:name="co15">
      <style:table-column-properties style:column-width="8.688cm"/>
    </style:style>
    <style:style style:family="table-column" style:name="co16">
      <style:table-column-properties style:column-width="5.112cm"/>
    </style:style>
    <style:style style:family="table-column" style:name="co17">
      <style:table-column-properties style:column-width="4.177cm"/>
    </style:style>
    <style:style style:family="table-row" style:name="ro20">
      <style:table-row-properties/>
    </style:style>
    <style:style style:family="table-cell" style:name="ce78">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37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06">
      <style:text-properties fo:color="#000000" fo:font-family="arial" style:font-family-complex="arial" fo:font-size="12pt" style:font-size-complex="12pt" fo:language="es" style:language-complex="hi" fo:country="MX" style:country-complex="IN"/>
    </style:style>
    <style:style style:family="text" style:name="T1007">
      <style:text-properties fo:color="#000000" fo:font-family="Liberation Serif" style:font-family-complex="Liberation Serif" fo:font-size="12pt" style:font-size-complex="12pt" fo:language="es" style:language-complex="hi" fo:country="MX" style:country-complex="IN"/>
    </style:style>
    <style:style style:family="text" style:name="T1008">
      <style:text-properties fo:color="#000000" fo:font-family="Liberation Serif" style:font-family-complex="Liberation Serif" fo:font-size="12pt" style:font-size-complex="12pt" fo:language="es" style:language-complex="hi" fo:country="MX" style:country-complex="IN"/>
    </style:style>
    <style:style style:family="table-cell" style:name="ce79">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37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09">
      <style:text-properties fo:color="#000000" fo:font-family="arial" style:font-family-complex="arial" fo:font-size="12pt" style:font-size-complex="12pt" fo:language="es" style:language-complex="hi" fo:country="MX" style:country-complex="IN"/>
    </style:style>
    <style:style style:family="text" style:name="T1010">
      <style:text-properties fo:color="#000000" fo:font-family="Liberation Serif" style:font-family-complex="Liberation Serif" fo:font-size="12pt" style:font-size-complex="12pt" fo:language="es" style:language-complex="hi" fo:country="MX" style:country-complex="IN"/>
    </style:style>
    <style:style style:family="text" style:name="T1011">
      <style:text-properties fo:color="#000000" fo:font-family="Liberation Serif" style:font-family-complex="Liberation Serif" fo:font-size="12pt" style:font-size-complex="12pt" fo:language="es" style:language-complex="hi" fo:country="MX" style:country-complex="IN"/>
    </style:style>
    <style:style style:family="table-cell" style:name="ce80">
      <style:table-cell-properties fo:border="0.01764cm solid #000000" fo:padding-top="0.09702cm" fo:padding-bottom="0.09702cm" fo:padding-left="0.09702cm" fo:padding-right="0.09702cm"/>
    </style:style>
    <style:style style:parent-style-name="745" style:family="paragraph" style:name="P37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12">
      <style:text-properties fo:color="#000000" fo:font-family="arial" style:font-family-complex="arial" fo:font-size="12pt" style:font-size-complex="12pt" fo:language="es" style:language-complex="hi" fo:country="MX" style:country-complex="IN"/>
    </style:style>
    <style:style style:family="text" style:name="T1013">
      <style:text-properties fo:color="#000000" fo:font-family="Liberation Serif" style:font-family-complex="Liberation Serif" fo:font-size="12pt" style:font-size-complex="12pt" fo:language="es" style:language-complex="hi" fo:country="MX" style:country-complex="IN"/>
    </style:style>
    <style:style style:family="text" style:name="T1014">
      <style:text-properties fo:color="#000000" fo:font-family="Liberation Serif" style:font-family-complex="Liberation Serif" fo:font-size="12pt" style:font-size-complex="12pt" fo:language="es" style:language-complex="hi" fo:country="MX" style:country-complex="IN"/>
    </style:style>
    <style:style style:family="table-row" style:name="ro21">
      <style:table-row-properties/>
    </style:style>
    <style:style style:family="table-cell" style:name="ce81">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7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15">
      <style:text-properties fo:color="#000000" fo:font-family="arial" style:font-family-complex="arial" fo:font-size="12pt" style:font-size-complex="12pt" fo:language="es" style:language-complex="hi" fo:country="MX" style:country-complex="IN"/>
    </style:style>
    <style:style style:family="text" style:name="T1016">
      <style:text-properties fo:color="#000000" fo:font-family="Liberation Serif" style:font-family-complex="Liberation Serif" fo:font-size="12pt" style:font-size-complex="12pt" fo:language="es" style:language-complex="hi" fo:country="MX" style:country-complex="IN"/>
    </style:style>
    <style:style style:family="text" style:name="T1017">
      <style:text-properties fo:color="#000000" fo:font-family="Liberation Serif" style:font-family-complex="Liberation Serif" fo:font-size="12pt" style:font-size-complex="12pt" fo:language="es" style:language-complex="hi" fo:country="MX" style:country-complex="IN"/>
    </style:style>
    <style:style style:family="table-cell" style:name="ce82">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7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18">
      <style:text-properties fo:color="#000000" fo:font-family="arial" style:font-family-complex="arial" fo:font-size="12pt" style:font-size-complex="12pt" fo:language="es" style:language-complex="hi" fo:country="MX" style:country-complex="IN"/>
    </style:style>
    <style:style style:family="text" style:name="T1019">
      <style:text-properties fo:color="#000000" fo:font-family="Liberation Serif" style:font-family-complex="Liberation Serif" fo:font-size="12pt" style:font-size-complex="12pt" fo:language="es" style:language-complex="hi" fo:country="MX" style:country-complex="IN"/>
    </style:style>
    <style:style style:family="text" style:name="T1020">
      <style:text-properties fo:color="#000000" fo:font-family="Liberation Serif" style:font-family-complex="Liberation Serif" fo:font-size="12pt" style:font-size-complex="12pt" fo:language="es" style:language-complex="hi" fo:country="MX" style:country-complex="IN"/>
    </style:style>
    <style:style style:family="table-cell" style:name="ce8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7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21">
      <style:text-properties fo:color="#000000" fo:font-family="arial" style:font-family-complex="arial" fo:font-size="12pt" style:font-size-complex="12pt" fo:language="es" style:language-complex="hi" fo:country="MX" style:country-complex="IN"/>
    </style:style>
    <style:style style:family="text" style:name="T1022">
      <style:text-properties fo:color="#000000" fo:font-family="Liberation Serif" style:font-family-complex="Liberation Serif" fo:font-size="12pt" style:font-size-complex="12pt" fo:language="es" style:language-complex="hi" fo:country="MX" style:country-complex="IN"/>
    </style:style>
    <style:style style:family="text" style:name="T1023">
      <style:text-properties fo:color="#000000" fo:font-family="Liberation Serif" style:font-family-complex="Liberation Serif" fo:font-size="12pt" style:font-size-complex="12pt" fo:language="es" style:language-complex="hi" fo:country="MX" style:country-complex="IN"/>
    </style:style>
    <style:style style:family="table-row" style:name="ro22">
      <style:table-row-properties/>
    </style:style>
    <style:style style:family="table-cell" style:name="ce84">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7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24">
      <style:text-properties fo:color="#000000" fo:font-family="arial" style:font-family-complex="arial" fo:font-size="12pt" style:font-size-complex="12pt" fo:language="es" style:language-complex="hi" fo:country="MX" style:country-complex="IN"/>
    </style:style>
    <style:style style:family="text" style:name="T1025">
      <style:text-properties fo:color="#000000" fo:font-family="Liberation Serif" style:font-family-complex="Liberation Serif" fo:font-size="12pt" style:font-size-complex="12pt" fo:language="es" style:language-complex="hi" fo:country="MX" style:country-complex="IN"/>
    </style:style>
    <style:style style:family="text" style:name="T1026">
      <style:text-properties fo:color="#000000" fo:font-family="Liberation Serif" style:font-family-complex="Liberation Serif" fo:font-size="12pt" style:font-size-complex="12pt" fo:language="es" style:language-complex="hi" fo:country="MX" style:country-complex="IN"/>
    </style:style>
    <style:style style:family="table-cell" style:name="ce85">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7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27">
      <style:text-properties fo:color="#000000" fo:font-family="arial" style:font-family-complex="arial" fo:font-size="12pt" style:font-size-complex="12pt" fo:language="es" style:language-complex="hi" fo:country="MX" style:country-complex="IN"/>
    </style:style>
    <style:style style:family="text" style:name="T1028">
      <style:text-properties fo:color="#000000" fo:font-family="Liberation Serif" style:font-family-complex="Liberation Serif" fo:font-size="12pt" style:font-size-complex="12pt" fo:language="es" style:language-complex="hi" fo:country="MX" style:country-complex="IN"/>
    </style:style>
    <style:style style:family="text" style:name="T1029">
      <style:text-properties fo:color="#000000" fo:font-family="Liberation Serif" style:font-family-complex="Liberation Serif" fo:font-size="12pt" style:font-size-complex="12pt" fo:language="es" style:language-complex="hi" fo:country="MX" style:country-complex="IN"/>
    </style:style>
    <style:style style:family="table-cell" style:name="ce86">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8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30">
      <style:text-properties fo:color="#000000" fo:font-family="arial" style:font-family-complex="arial" fo:font-size="12pt" style:font-size-complex="12pt" fo:language="es" style:language-complex="hi" fo:country="MX" style:country-complex="IN"/>
    </style:style>
    <style:style style:family="text" style:name="T1031">
      <style:text-properties fo:color="#000000" fo:font-family="Liberation Serif" style:font-family-complex="Liberation Serif" fo:font-size="12pt" style:font-size-complex="12pt" fo:language="es" style:language-complex="hi" fo:country="MX" style:country-complex="IN"/>
    </style:style>
    <style:style style:family="text" style:name="T1032">
      <style:text-properties fo:color="#000000" fo:font-family="Liberation Serif" style:font-family-complex="Liberation Serif" fo:font-size="12pt" style:font-size-complex="12pt" fo:language="es" style:language-complex="hi" fo:country="MX" style:country-complex="IN"/>
    </style:style>
    <style:style style:family="table-row" style:name="ro23">
      <style:table-row-properties/>
    </style:style>
    <style:style style:family="table-cell" style:name="ce87">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8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33">
      <style:text-properties fo:color="#000000" fo:font-family="arial" style:font-family-complex="arial" fo:font-size="12pt" style:font-size-complex="12pt" fo:language="es" style:language-complex="hi" fo:country="MX" style:country-complex="IN"/>
    </style:style>
    <style:style style:family="text" style:name="T1034">
      <style:text-properties fo:color="#000000" fo:font-family="Liberation Serif" style:font-family-complex="Liberation Serif" fo:font-size="12pt" style:font-size-complex="12pt" fo:language="es" style:language-complex="hi" fo:country="MX" style:country-complex="IN"/>
    </style:style>
    <style:style style:family="text" style:name="T1035">
      <style:text-properties fo:color="#000000" fo:font-family="Liberation Serif" style:font-family-complex="Liberation Serif" fo:font-size="12pt" style:font-size-complex="12pt" fo:language="es" style:language-complex="hi" fo:country="MX" style:country-complex="IN"/>
    </style:style>
    <style:style style:family="table-cell" style:name="ce88">
      <style:table-cell-properties fo:border-top="none" fo:border-bottom="0.01764cm solid #000000" fo:border-left="0.01764cm solid #000000" fo:border-right="none" fo:padding-top="0.09702cm" fo:padding-bottom="0.09702cm" fo:padding-left="0.09702cm" fo:padding-right="0.09702cm"/>
    </style:style>
    <style:style style:parent-style-name="745" style:family="paragraph" style:name="P38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36">
      <style:text-properties fo:color="#000000" fo:font-family="arial" style:font-family-complex="arial" fo:font-size="12pt" style:font-size-complex="12pt" fo:language="es" style:language-complex="hi" fo:country="MX" style:country-complex="IN"/>
    </style:style>
    <style:style style:family="text" style:name="T1037">
      <style:text-properties fo:color="#000000" fo:font-family="Liberation Serif" style:font-family-complex="Liberation Serif" fo:font-size="12pt" style:font-size-complex="12pt" fo:language="es" style:language-complex="hi" fo:country="MX" style:country-complex="IN"/>
    </style:style>
    <style:style style:family="text" style:name="T1038">
      <style:text-properties fo:color="#000000" fo:font-family="Liberation Serif" style:font-family-complex="Liberation Serif" fo:font-size="12pt" style:font-size-complex="12pt" fo:language="es" style:language-complex="hi" fo:country="MX" style:country-complex="IN"/>
    </style:style>
    <style:style style:family="table-cell" style:name="ce89">
      <style:table-cell-properties fo:border-top="none" fo:border-bottom="0.01764cm solid #000000" fo:border-left="0.01764cm solid #000000" fo:border-right="0.01764cm solid #000000" fo:padding-top="0.09702cm" fo:padding-bottom="0.09702cm" fo:padding-left="0.09702cm" fo:padding-right="0.09702cm"/>
    </style:style>
    <style:style style:parent-style-name="745" style:family="paragraph" style:name="P38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39">
      <style:text-properties fo:color="#000000" fo:font-family="arial" style:font-family-complex="arial" fo:font-size="12pt" style:font-size-complex="12pt" fo:language="es" style:language-complex="hi" fo:country="MX" style:country-complex="IN"/>
    </style:style>
    <style:style style:family="text" style:name="T1040">
      <style:text-properties fo:color="#000000" fo:font-family="Liberation Serif" style:font-family-complex="Liberation Serif" fo:font-size="12pt" style:font-size-complex="12pt" fo:language="es" style:language-complex="hi" fo:country="MX" style:country-complex="IN"/>
    </style:style>
    <style:style style:family="text" style:name="T1041">
      <style:text-properties fo:color="#000000" fo:font-family="Liberation Serif" style:font-family-complex="Liberation Serif" fo:font-size="12pt" style:font-size-complex="12pt" fo:language="es" style:language-complex="hi" fo:country="MX" style:country-complex="IN"/>
    </style:style>
    <style:style style:family="table" style:name="ta6">
      <style:table-properties style:width="17.98cm" fo:margin-left="0cm" table:align="left"/>
    </style:style>
    <style:style style:family="table-column" style:name="co18">
      <style:table-column-properties style:column-width="8.711cm"/>
    </style:style>
    <style:style style:family="table-column" style:name="co19">
      <style:table-column-properties style:column-width="5.089cm"/>
    </style:style>
    <style:style style:family="table-column" style:name="co20">
      <style:table-column-properties style:column-width="4.177cm"/>
    </style:style>
    <style:style style:family="table-row" style:name="ro24">
      <style:table-row-properties/>
    </style:style>
    <style:style style:family="table-cell" style:name="ce91">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38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42">
      <style:text-properties fo:color="#000000" fo:font-family="arial" style:font-family-complex="arial" fo:font-size="12pt" style:font-size-complex="12pt" fo:language="es" style:language-complex="hi" fo:country="MX" style:country-complex="IN"/>
    </style:style>
    <style:style style:family="text" style:name="T1043">
      <style:text-properties fo:color="#000000" fo:font-family="Liberation Serif" style:font-family-complex="Liberation Serif" fo:font-size="12pt" style:font-size-complex="12pt" fo:language="es" style:language-complex="hi" fo:country="MX" style:country-complex="IN"/>
    </style:style>
    <style:style style:family="text" style:name="T1044">
      <style:text-properties fo:color="#000000" fo:font-family="Liberation Serif" style:font-family-complex="Liberation Serif" fo:font-size="12pt" style:font-size-complex="12pt" fo:language="es" style:language-complex="hi" fo:country="MX" style:country-complex="IN"/>
    </style:style>
    <style:style style:family="table-cell" style:name="ce92">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38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45">
      <style:text-properties fo:color="#000000" fo:font-family="arial" style:font-family-complex="arial" fo:font-size="12pt" style:font-size-complex="12pt" fo:language="es" style:language-complex="hi" fo:country="MX" style:country-complex="IN"/>
    </style:style>
    <style:style style:family="text" style:name="T1046">
      <style:text-properties fo:color="#000000" fo:font-family="Liberation Serif" style:font-family-complex="Liberation Serif" fo:font-size="12pt" style:font-size-complex="12pt" fo:language="es" style:language-complex="hi" fo:country="MX" style:country-complex="IN"/>
    </style:style>
    <style:style style:family="text" style:name="T1047">
      <style:text-properties fo:color="#000000" fo:font-family="Liberation Serif" style:font-family-complex="Liberation Serif" fo:font-size="12pt" style:font-size-complex="12pt" fo:language="es" style:language-complex="hi" fo:country="MX" style:country-complex="IN"/>
    </style:style>
    <style:style style:family="table-cell" style:name="ce93">
      <style:table-cell-properties fo:border="0.01764cm solid #000000" fo:padding-top="0.09702cm" fo:padding-bottom="0.09702cm" fo:padding-left="0.09702cm" fo:padding-right="0.09702cm"/>
    </style:style>
    <style:style style:parent-style-name="745" style:family="paragraph" style:name="P38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048">
      <style:text-properties fo:color="#000000" fo:font-family="arial" style:font-family-complex="arial" fo:font-size="12pt" style:font-size-complex="12pt" fo:language="es" style:language-complex="hi" fo:country="MX" style:country-complex="IN"/>
    </style:style>
    <style:style style:family="text" style:name="T1049">
      <style:text-properties fo:color="#000000" fo:font-family="Liberation Serif" style:font-family-complex="Liberation Serif" fo:font-size="12pt" style:font-size-complex="12pt" fo:language="es" style:language-complex="hi" fo:country="MX" style:country-complex="IN"/>
    </style:style>
    <style:style style:family="text" style:name="T1050">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38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51">
      <style:text-properties fo:color="#000000" fo:font-family="arial" style:font-family-complex="arial" fo:font-size="12pt" style:font-size-complex="12pt" fo:language="es" style:language-complex="hi" fo:country="MX" style:country-complex="IN" fo:font-style="normal" fo:font-weight="normal"/>
    </style:style>
    <style:style style:family="text" style:name="T105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5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8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54">
      <style:text-properties fo:color="#000000" fo:font-family="arial" style:font-family-complex="arial" fo:font-size="12pt" style:font-size-complex="12pt" fo:language="es" style:language-complex="hi" fo:country="MX" style:country-complex="IN" fo:font-style="normal" fo:font-weight="normal"/>
    </style:style>
    <style:style style:family="text" style:name="T1055">
      <style:text-properties fo:color="#000000" fo:font-family="arial" style:font-family-complex="arial" fo:font-size="12pt" style:font-size-complex="12pt" fo:language="es" style:language-complex="hi" fo:country="MX" style:country-complex="IN" fo:font-style="normal" fo:font-weight="normal"/>
    </style:style>
    <style:style style:family="text" style:name="T105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5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8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58">
      <style:text-properties fo:color="#000000" fo:font-family="arial" style:font-family-complex="arial" fo:font-size="12pt" style:font-size-complex="12pt" fo:language="es" style:language-complex="hi" fo:country="MX" style:country-complex="IN" fo:font-style="normal" fo:font-weight="normal"/>
    </style:style>
    <style:style style:family="text" style:name="T105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6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9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61">
      <style:text-properties fo:color="#000000" fo:font-family="arial" style:font-family-complex="arial" fo:font-size="12pt" style:font-size-complex="12pt" fo:language="es" style:language-complex="hi" fo:country="MX" style:country-complex="IN" fo:font-style="normal" fo:font-weight="normal"/>
    </style:style>
    <style:style style:family="text" style:name="T106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6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9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64">
      <style:text-properties fo:color="#000000" fo:font-family="arial" style:font-family-complex="arial" fo:font-size="12pt" style:font-size-complex="12pt" fo:language="es" style:language-complex="hi" fo:country="MX" style:country-complex="IN" fo:font-style="normal" fo:font-weight="normal"/>
    </style:style>
    <style:style style:family="text" style:name="T106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6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9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67">
      <style:text-properties fo:color="#000000" fo:font-family="arial" style:font-family-complex="arial" fo:font-size="12pt" style:font-size-complex="12pt" fo:language="es" style:language-complex="hi" fo:country="MX" style:country-complex="IN" fo:font-style="normal" fo:font-weight="normal"/>
    </style:style>
    <style:style style:family="text" style:name="T106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6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93">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070">
      <style:text-properties fo:color="#000000" fo:font-family="DejaVu Sans" style:font-family-complex="DejaVu Sans" fo:font-size="12pt" style:font-size-complex="12pt" fo:language="es" style:language-complex="hi" fo:country="MX" style:country-complex="IN" fo:font-weight="normal"/>
    </style:style>
    <style:style style:family="text" style:name="T1071">
      <style:text-properties fo:color="#000000" fo:font-family="DejaVu Sans" style:font-family-complex="DejaVu Sans" fo:font-size="12pt" style:font-size-complex="12pt" fo:language="es" style:language-complex="hi" fo:country="MX" style:country-complex="IN" fo:font-weight="normal"/>
    </style:style>
    <style:style style:family="text" style:name="T1072">
      <style:text-properties fo:color="#000000" fo:font-family="ARIAL" style:font-family-complex="ARIAL" fo:font-size="12pt" style:font-size-complex="12pt" fo:language="es" style:language-complex="hi" fo:country="MX" style:country-complex="IN" fo:font-style="italic" fo:font-weight="normal"/>
    </style:style>
    <style:style style:family="text" style:name="T1073">
      <style:text-properties fo:color="#000000" fo:font-family="ARIAL" style:font-family-complex="ARIAL" fo:font-size="12pt" style:font-size-complex="12pt" fo:language="es" style:language-complex="hi" fo:country="MX" style:country-complex="IN" fo:font-style="italic" fo:font-weight="normal"/>
    </style:style>
    <style:style style:family="text" style:name="T1074">
      <style:text-properties fo:color="#000000" fo:font-family="ARIAL" style:font-family-complex="ARIAL" fo:font-size="12pt" style:font-size-complex="12pt" fo:language="es" style:language-complex="hi" fo:country="MX" style:country-complex="IN" fo:font-style="italic" fo:font-weight="normal"/>
    </style:style>
    <style:style style:family="text" style:name="T1075">
      <style:text-properties fo:color="#000000" fo:font-family="ARIAL" style:font-family-complex="ARIAL" fo:font-size="12pt" style:font-size-complex="12pt" fo:language="es" style:language-complex="hi" fo:country="MX" style:country-complex="IN" fo:font-style="italic" fo:font-weight="normal"/>
    </style:style>
    <style:style style:family="text" style:name="T1076">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077">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39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78">
      <style:text-properties fo:color="#000000" fo:font-family="arial" style:font-family-complex="arial" fo:font-size="12pt" style:font-size-complex="12pt" fo:language="es" style:language-complex="hi" fo:country="MX" style:country-complex="IN" fo:font-style="normal" fo:font-weight="normal"/>
    </style:style>
    <style:style style:family="text" style:name="T107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8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9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81">
      <style:text-properties fo:color="#000000" fo:font-family="arial" style:font-family-complex="arial" fo:font-size="12pt" style:font-size-complex="12pt" fo:language="es" style:language-complex="hi" fo:country="MX" style:country-complex="IN" fo:font-style="normal" fo:font-weight="normal"/>
    </style:style>
    <style:style style:family="text" style:name="T108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8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96">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084">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085">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086">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087">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397">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088">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089">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090">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39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91">
      <style:text-properties fo:color="#000000" fo:font-family="arial" style:font-family-complex="arial" fo:font-size="12pt" style:font-size-complex="12pt" fo:language="es" style:language-complex="hi" fo:country="MX" style:country-complex="IN" fo:font-style="normal" fo:font-weight="normal"/>
    </style:style>
    <style:style style:family="text" style:name="T109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9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39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94">
      <style:text-properties fo:color="#000000" fo:font-family="arial" style:font-family-complex="arial" fo:font-size="12pt" style:font-size-complex="12pt" fo:language="es" style:language-complex="hi" fo:country="MX" style:country-complex="IN" fo:font-style="normal" fo:font-weight="normal"/>
    </style:style>
    <style:style style:family="text" style:name="T1095">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096">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09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9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099">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0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0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02">
      <style:text-properties fo:color="#000000" fo:font-family="arial" style:font-family-complex="arial" fo:font-size="12pt" style:font-size-complex="12pt" fo:language="es" style:language-complex="hi" fo:country="MX" style:country-complex="IN" fo:font-style="normal" fo:font-weight="normal"/>
    </style:style>
    <style:style style:family="text" style:name="T110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0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05">
      <style:text-properties fo:color="#000000" fo:font-family="DejaVu Sans" style:font-family-complex="DejaVu Sans" fo:font-size="12pt" style:font-size-complex="12pt" fo:language="es" style:language-complex="hi" fo:country="MX" style:country-complex="IN" fo:font-style="normal" fo:font-weight="normal"/>
    </style:style>
    <style:style style:family="text" style:name="T1106">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07">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0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0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10">
      <style:text-properties fo:color="#000000" fo:font-family="arial" style:font-family-complex="arial" fo:font-size="12pt" style:font-size-complex="12pt" fo:language="es" style:language-complex="hi" fo:country="MX" style:country-complex="IN" fo:font-style="normal" fo:font-weight="normal"/>
    </style:style>
    <style:style style:family="text" style:name="T111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1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13">
      <style:text-properties fo:color="#000000" fo:font-family="arial" style:font-family-complex="arial" fo:font-size="12pt" style:font-size-complex="12pt" fo:language="es" style:language-complex="hi" fo:country="MX" style:country-complex="IN" fo:font-style="normal" fo:font-weight="normal"/>
    </style:style>
    <style:style style:family="text" style:name="T111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1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5">
      <style:paragraph-properties fo:text-align="justify"/>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116">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17">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18">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19">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20">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21">
      <style:text-properties fo:color="#000000" fo:font-family="DejaVu Sans" style:font-family-complex="DejaVu Sans" fo:font-size="12pt" style:font-size-complex="12pt" fo:language="es" style:language-complex="hi" fo:country="MX" style:country-complex="IN" fo:font-style="italic" fo:font-weight="normal"/>
    </style:style>
    <style:style style:family="text" style:name="T1122">
      <style:text-properties fo:color="#000000" fo:font-family="Liberation Serif" style:font-family-complex="Liberation Serif" fo:font-size="12pt" style:font-size-complex="12pt" fo:language="es" style:language-complex="hi" fo:country="MX" style:country-complex="IN" fo:font-weight="normal"/>
    </style:style>
    <style:style style:family="text" style:name="T1123">
      <style:text-properties fo:color="#000000" fo:font-family="Liberation Serif" style:font-family-complex="Liberation Serif" fo:font-size="12pt" style:font-size-complex="12pt" fo:language="es" style:language-complex="hi" fo:country="MX" style:country-complex="IN" fo:font-weight="normal"/>
    </style:style>
    <style:style style:parent-style-name="739" style:family="paragraph" style:name="P40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24">
      <style:text-properties fo:color="#000000" fo:font-family="arial" style:font-family-complex="arial" fo:font-size="12pt" style:font-size-complex="12pt" fo:language="es" style:language-complex="hi" fo:country="MX" style:country-complex="IN" fo:font-style="normal" fo:font-weight="normal"/>
    </style:style>
    <style:style style:family="text" style:name="T1125">
      <style:text-properties fo:color="#000000" fo:font-family="arial" style:font-family-complex="arial" fo:font-size="12pt" style:font-size-complex="12pt" fo:language="es" style:language-complex="hi" fo:country="MX" style:country-complex="IN" fo:font-style="normal" fo:font-weight="normal"/>
    </style:style>
    <style:style style:family="text" style:name="T112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2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28">
      <style:text-properties fo:color="#000000" fo:font-family="arial" style:font-family-complex="arial" fo:font-size="12pt" style:font-size-complex="12pt" fo:language="es" style:language-complex="hi" fo:country="MX" style:country-complex="IN" fo:font-style="normal" fo:font-weight="normal"/>
    </style:style>
    <style:style style:family="text" style:name="T112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3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31">
      <style:text-properties fo:color="#000000" fo:font-family="arial" style:font-family-complex="arial" fo:font-size="12pt" style:font-size-complex="12pt" fo:language="es" style:language-complex="hi" fo:country="MX" style:country-complex="IN" fo:font-style="normal" fo:font-weight="normal"/>
    </style:style>
    <style:style style:family="text" style:name="T1132">
      <style:text-properties fo:color="#000000" fo:font-family="arial" style:font-family-complex="arial" fo:font-size="12pt" style:font-size-complex="12pt" fo:language="es" style:language-complex="hi" fo:country="MX" style:country-complex="IN" fo:font-style="italic" fo:font-weight="normal"/>
    </style:style>
    <style:style style:family="text" style:name="T1133">
      <style:text-properties fo:color="#000000" fo:font-family="arial" style:font-family-complex="arial" fo:font-size="12pt" style:font-size-complex="12pt" fo:language="es" style:language-complex="hi" fo:country="MX" style:country-complex="IN" fo:font-style="italic" fo:font-weight="normal"/>
    </style:style>
    <style:style style:family="text" style:name="T113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3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0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36">
      <style:text-properties fo:color="#000000" fo:font-family="arial" style:font-family-complex="arial" fo:font-size="12pt" style:font-size-complex="12pt" fo:language="es" style:language-complex="hi" fo:country="MX" style:country-complex="IN" fo:font-style="italic" fo:font-weight="normal"/>
    </style:style>
    <style:style style:family="text" style:name="T1137">
      <style:text-properties fo:color="#000000" fo:font-family="arial" style:font-family-complex="arial" fo:font-size="12pt" style:font-size-complex="12pt" fo:language="es" style:language-complex="hi" fo:country="MX" style:country-complex="IN" fo:font-style="italic" fo:font-weight="normal"/>
    </style:style>
    <style:style style:family="text" style:name="T1138">
      <style:text-properties fo:color="#000000" fo:font-family="arial" style:font-family-complex="arial" fo:font-size="12pt" style:font-size-complex="12pt" fo:language="es" style:language-complex="hi" fo:country="MX" style:country-complex="IN" fo:font-style="italic" fo:font-weight="normal"/>
    </style:style>
    <style:style style:family="text" style:name="T113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4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41">
      <style:text-properties fo:color="#000000" fo:font-family="arial" style:font-family-complex="arial" fo:font-size="12pt" style:font-size-complex="12pt" fo:language="es" style:language-complex="hi" fo:country="MX" style:country-complex="IN" fo:font-style="italic" fo:font-weight="normal"/>
    </style:style>
    <style:style style:family="text" style:name="T1142">
      <style:text-properties fo:color="#000000" fo:font-family="arial" style:font-family-complex="arial" fo:font-size="12pt" style:font-size-complex="12pt" fo:language="es" style:language-complex="hi" fo:country="MX" style:country-complex="IN" fo:font-style="italic" fo:font-weight="normal"/>
    </style:style>
    <style:style style:family="text" style:name="T1143">
      <style:text-properties fo:color="#000000" fo:font-family="arial" style:font-family-complex="arial" fo:font-size="12pt" style:font-size-complex="12pt" fo:language="es" style:language-complex="hi" fo:country="MX" style:country-complex="IN" fo:font-style="italic" fo:font-weight="normal"/>
    </style:style>
    <style:style style:family="text" style:name="T114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4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46">
      <style:text-properties fo:color="#000000" fo:font-family="arial" style:font-family-complex="arial" fo:font-size="12pt" style:font-size-complex="12pt" fo:language="es" style:language-complex="hi" fo:country="MX" style:country-complex="IN" fo:font-style="italic" fo:font-weight="normal"/>
    </style:style>
    <style:style style:family="text" style:name="T1147">
      <style:text-properties fo:color="#000000" fo:font-family="arial" style:font-family-complex="arial" fo:font-size="12pt" style:font-size-complex="12pt" fo:language="es" style:language-complex="hi" fo:country="MX" style:country-complex="IN" fo:font-style="italic" fo:font-weight="normal"/>
    </style:style>
    <style:style style:family="text" style:name="T1148">
      <style:text-properties fo:color="#000000" fo:font-family="arial" style:font-family-complex="arial" fo:font-size="12pt" style:font-size-complex="12pt" fo:language="es" style:language-complex="hi" fo:country="MX" style:country-complex="IN" fo:font-style="italic" fo:font-weight="normal"/>
    </style:style>
    <style:style style:family="text" style:name="T114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5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51">
      <style:text-properties fo:color="#000000" fo:font-family="arial" style:font-family-complex="arial" fo:font-size="12pt" style:font-size-complex="12pt" fo:language="es" style:language-complex="hi" fo:country="MX" style:country-complex="IN" fo:font-style="normal" fo:font-weight="normal"/>
    </style:style>
    <style:style style:family="text" style:name="T115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5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54">
      <style:text-properties fo:color="#000000" fo:font-family="arial" style:font-family-complex="arial" fo:font-size="12pt" style:font-size-complex="12pt" fo:language="es" style:language-complex="hi" fo:country="MX" style:country-complex="IN" fo:font-style="normal" fo:font-weight="normal"/>
    </style:style>
    <style:style style:family="text" style:name="T1155">
      <style:text-properties fo:color="#000000" fo:font-family="arial" style:font-family-complex="arial" fo:font-size="12pt" style:font-size-complex="12pt" fo:language="es" style:language-complex="hi" fo:country="MX" style:country-complex="IN" fo:font-style="normal" fo:font-weight="bold"/>
    </style:style>
    <style:style style:family="text" style:name="T1156">
      <style:text-properties fo:color="#000000" fo:font-family="arial" style:font-family-complex="arial" fo:font-size="12pt" style:font-size-complex="12pt" fo:language="es" style:language-complex="hi" fo:country="MX" style:country-complex="IN" fo:font-style="normal" fo:font-weight="normal"/>
    </style:style>
    <style:style style:family="text" style:name="T115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5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59">
      <style:text-properties fo:color="#000000" fo:font-family="arial" style:font-family-complex="arial" fo:font-size="12pt" style:font-size-complex="12pt" fo:language="es" style:language-complex="hi" fo:country="MX" style:country-complex="IN" fo:font-style="normal" fo:font-weight="normal"/>
    </style:style>
    <style:style style:family="text" style:name="T116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6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62">
      <style:text-properties fo:color="#000000" fo:font-family="arial" style:font-family-complex="arial" fo:font-size="12pt" style:font-size-complex="12pt" fo:language="es" style:language-complex="hi" fo:country="MX" style:country-complex="IN" fo:font-style="normal" fo:font-weight="normal"/>
    </style:style>
    <style:style style:family="text" style:name="T1163">
      <style:text-properties fo:color="#000000" fo:font-family="arial" style:font-family-complex="arial" fo:font-size="12pt" style:font-size-complex="12pt" fo:language="es" style:language-complex="hi" fo:country="MX" style:country-complex="IN" fo:font-style="normal" fo:font-weight="normal"/>
    </style:style>
    <style:style style:family="text" style:name="T116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6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66">
      <style:text-properties fo:color="#000000" fo:font-family="arial" style:font-family-complex="arial" fo:font-size="12pt" style:font-size-complex="12pt" fo:language="es" style:language-complex="hi" fo:country="MX" style:country-complex="IN" fo:font-style="normal" fo:font-weight="normal"/>
    </style:style>
    <style:style style:family="text" style:name="T116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6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69">
      <style:text-properties fo:color="#000000" fo:font-family="arial" style:font-family-complex="arial" fo:font-size="12pt" style:font-size-complex="12pt" fo:language="es" style:language-complex="hi" fo:country="MX" style:country-complex="IN" fo:font-style="normal" fo:font-weight="normal"/>
    </style:style>
    <style:style style:family="text" style:name="T117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7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72">
      <style:text-properties fo:color="#000000" fo:font-family="arial" style:font-family-complex="arial" fo:font-size="12pt" style:font-size-complex="12pt" fo:language="es" style:language-complex="hi" fo:country="MX" style:country-complex="IN" fo:font-style="normal" fo:font-weight="normal"/>
    </style:style>
    <style:style style:family="text" style:name="T117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7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1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75">
      <style:text-properties fo:color="#000000" fo:font-family="arial" style:font-family-complex="arial" fo:font-size="12pt" style:font-size-complex="12pt" fo:language="es" style:language-complex="hi" fo:country="MX" style:country-complex="IN" fo:font-style="normal" fo:font-weight="normal"/>
    </style:style>
    <style:style style:family="text" style:name="T1176">
      <style:text-properties fo:color="#000000" fo:font-family="arial" style:font-family-complex="arial" fo:font-size="12pt" style:font-size-complex="12pt" fo:language="es" style:language-complex="hi" fo:country="MX" style:country-complex="IN" fo:font-style="normal" fo:font-weight="bold"/>
    </style:style>
    <style:style style:family="text" style:name="T1177">
      <style:text-properties fo:color="#000000" fo:font-family="arial" style:font-family-complex="arial" fo:font-size="12pt" style:font-size-complex="12pt" fo:language="es" style:language-complex="hi" fo:country="MX" style:country-complex="IN" fo:font-style="normal" fo:font-weight="normal"/>
    </style:style>
    <style:style style:family="text" style:name="T1178">
      <style:text-properties fo:color="#000000" fo:font-family="arial" style:font-family-complex="arial" fo:font-size="12pt" style:font-size-complex="12pt" fo:language="es" style:language-complex="hi" fo:country="MX" style:country-complex="IN" fo:font-style="normal" fo:font-weight="bold"/>
    </style:style>
    <style:style style:family="text" style:name="T1179">
      <style:text-properties fo:color="#000000" fo:font-family="arial" style:font-family-complex="arial" fo:font-size="12pt" style:font-size-complex="12pt" fo:language="es" style:language-complex="hi" fo:country="MX" style:country-complex="IN" fo:font-style="normal" fo:font-weight="normal"/>
    </style:style>
    <style:style style:family="text" style:name="T118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8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82">
      <style:text-properties fo:color="#000000" fo:font-family="arial" style:font-family-complex="arial" fo:font-size="12pt" style:font-size-complex="12pt" fo:language="es" style:language-complex="hi" fo:country="MX" style:country-complex="IN" fo:font-style="normal" fo:font-weight="normal"/>
    </style:style>
    <style:style style:family="text" style:name="T118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8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1185">
      <style:text-properties fo:color="#000000" fo:font-family="arial" style:font-family-complex="arial" fo:font-size="12pt" style:font-size-complex="12pt" fo:language="es" style:language-complex="hi" fo:country="MX" style:country-complex="IN" fo:font-style="normal" fo:font-weight="bold"/>
    </style:style>
    <style:style style:family="text" style:name="T1186">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1187">
      <style:text-properties fo:color="#000000" fo:font-family="Liberation Serif" style:font-family-complex="Liberation Serif" fo:font-size="12pt" style:font-size-complex="12pt" fo:language="es" style:language-complex="hi" fo:country="MX" style:country-complex="IN" fo:font-style="normal" fo:font-weight="bold"/>
    </style:style>
    <style:style style:parent-style-name="739" style:family="paragraph" style:name="P42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88">
      <style:text-properties fo:color="#000000" fo:font-family="arial" style:font-family-complex="arial" fo:font-size="12pt" style:font-size-complex="12pt" fo:language="es" style:language-complex="hi" fo:country="MX" style:country-complex="IN" fo:font-style="normal" fo:font-weight="normal"/>
    </style:style>
    <style:style style:family="text" style:name="T118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9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91">
      <style:text-properties fo:color="#000000" fo:font-family="arial" style:font-family-complex="arial" fo:font-size="12pt" style:font-size-complex="12pt" fo:language="es" style:language-complex="hi" fo:country="MX" style:country-complex="IN" fo:font-style="normal" fo:font-weight="normal"/>
    </style:style>
    <style:style style:family="text" style:name="T1192">
      <style:text-properties fo:color="#000000" fo:font-family="arial" style:font-family-complex="arial" fo:font-size="12pt" style:font-size-complex="12pt" fo:language="es" style:language-complex="hi" fo:country="MX" style:country-complex="IN" fo:font-style="normal" fo:font-weight="normal"/>
    </style:style>
    <style:style style:family="text" style:name="T1193">
      <style:text-properties fo:color="#000000" fo:font-family="arial" style:font-family-complex="arial" fo:font-size="12pt" style:font-size-complex="12pt" fo:language="es" style:language-complex="hi" fo:country="MX" style:country-complex="IN" fo:font-style="normal" fo:font-weight="normal"/>
    </style:style>
    <style:style style:family="text" style:name="T1194">
      <style:text-properties fo:color="#000000" fo:font-family="arial" style:font-family-complex="arial" fo:font-size="12pt" style:font-size-complex="12pt" fo:language="es" style:language-complex="hi" fo:country="MX" style:country-complex="IN" fo:font-style="normal" fo:font-weight="normal"/>
    </style:style>
    <style:style style:family="text" style:name="T1195">
      <style:text-properties fo:color="#000000" fo:font-family="arial" style:font-family-complex="arial" fo:font-size="12pt" style:font-size-complex="12pt" fo:language="es" style:language-complex="hi" fo:country="MX" style:country-complex="IN" fo:font-style="normal" fo:font-weight="normal"/>
    </style:style>
    <style:style style:family="text" style:name="T119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9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198">
      <style:text-properties fo:color="#000000" fo:font-family="arial" style:font-family-complex="arial" fo:font-size="12pt" style:font-size-complex="12pt" fo:language="es" style:language-complex="hi" fo:country="MX" style:country-complex="IN" fo:font-style="normal" fo:font-weight="normal"/>
    </style:style>
    <style:style style:family="text" style:name="T119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0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01">
      <style:text-properties fo:color="#000000" fo:font-family="arial" style:font-family-complex="arial" fo:font-size="12pt" style:font-size-complex="12pt" fo:language="es" style:language-complex="hi" fo:country="MX" style:country-complex="IN" fo:font-style="normal" fo:font-weight="normal"/>
    </style:style>
    <style:style style:family="text" style:name="T120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0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04">
      <style:text-properties fo:color="#000000" fo:font-family="arial" style:font-family-complex="arial" fo:font-size="12pt" style:font-size-complex="12pt" fo:language="es" style:language-complex="hi" fo:country="MX" style:country-complex="IN" fo:font-style="normal" fo:font-weight="normal"/>
    </style:style>
    <style:style style:family="text" style:name="T1205">
      <style:text-properties fo:color="#000000" fo:font-family="arial" style:font-family-complex="arial" fo:font-size="12pt" style:font-size-complex="12pt" fo:language="es" style:language-complex="hi" fo:country="MX" style:country-complex="IN" fo:font-style="normal" fo:font-weight="normal"/>
    </style:style>
    <style:style style:family="text" style:name="T120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0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08">
      <style:text-properties fo:color="#000000" fo:font-family="arial" style:font-family-complex="arial" fo:font-size="12pt" style:font-size-complex="12pt" fo:language="es" style:language-complex="hi" fo:country="MX" style:country-complex="IN" fo:font-style="normal" fo:font-weight="normal"/>
    </style:style>
    <style:style style:family="text" style:name="T120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1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11">
      <style:text-properties fo:color="#000000" fo:font-family="arial" style:font-family-complex="arial" fo:font-size="12pt" style:font-size-complex="12pt" fo:language="es" style:language-complex="hi" fo:country="MX" style:country-complex="IN" fo:font-style="normal" fo:font-weight="normal"/>
    </style:style>
    <style:style style:family="text" style:name="T121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1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2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14">
      <style:text-properties fo:color="#000000" fo:font-family="arial" style:font-family-complex="arial" fo:font-size="12pt" style:font-size-complex="12pt" fo:language="es" style:language-complex="hi" fo:country="MX" style:country-complex="IN" fo:font-style="normal" fo:font-weight="normal"/>
    </style:style>
    <style:style style:family="text" style:name="T121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1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17">
      <style:text-properties fo:color="#000000" fo:font-family="arial" style:font-family-complex="arial" fo:font-size="12pt" style:font-size-complex="12pt" fo:language="es" style:language-complex="hi" fo:country="MX" style:country-complex="IN" fo:font-style="normal" fo:font-weight="normal"/>
    </style:style>
    <style:style style:family="text" style:name="T121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1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20">
      <style:text-properties fo:color="#000000" fo:font-family="arial" style:font-family-complex="arial" fo:font-size="12pt" style:font-size-complex="12pt" fo:language="es" style:language-complex="hi" fo:country="MX" style:country-complex="IN" fo:font-style="normal" fo:font-weight="normal"/>
    </style:style>
    <style:style style:family="text" style:name="T122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2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23">
      <style:text-properties fo:color="#000000" fo:font-family="arial" style:font-family-complex="arial" fo:font-size="12pt" style:font-size-complex="12pt" fo:language="es" style:language-complex="hi" fo:country="MX" style:country-complex="IN" fo:font-style="normal" fo:font-weight="normal"/>
    </style:style>
    <style:style style:family="text" style:name="T122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2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26">
      <style:text-properties fo:color="#000000" fo:font-family="arial" style:font-family-complex="arial" fo:font-size="12pt" style:font-size-complex="12pt" fo:language="es" style:language-complex="hi" fo:country="MX" style:country-complex="IN" fo:font-style="normal" fo:font-weight="normal"/>
    </style:style>
    <style:style style:family="text" style:name="T122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2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29">
      <style:text-properties fo:color="#000000" fo:font-family="arial" style:font-family-complex="arial" fo:font-size="12pt" style:font-size-complex="12pt" fo:language="es" style:language-complex="hi" fo:country="MX" style:country-complex="IN" fo:font-style="normal" fo:font-weight="normal"/>
    </style:style>
    <style:style style:family="text" style:name="T123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3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32">
      <style:text-properties fo:color="#000000" fo:font-family="arial" style:font-family-complex="arial" fo:font-size="12pt" style:font-size-complex="12pt" fo:language="es" style:language-complex="hi" fo:country="MX" style:country-complex="IN" fo:font-style="normal" fo:font-weight="normal"/>
    </style:style>
    <style:style style:family="text" style:name="T123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3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35">
      <style:text-properties fo:color="#000000" fo:font-family="arial" style:font-family-complex="arial" fo:font-size="12pt" style:font-size-complex="12pt" fo:language="es" style:language-complex="hi" fo:country="MX" style:country-complex="IN" fo:font-style="normal" fo:font-weight="normal"/>
    </style:style>
    <style:style style:family="text" style:name="T123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3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38">
      <style:text-properties fo:color="#000000" fo:font-family="arial" style:font-family-complex="arial" fo:font-size="12pt" style:font-size-complex="12pt" fo:language="es" style:language-complex="hi" fo:country="MX" style:country-complex="IN" fo:font-style="normal" fo:font-weight="normal"/>
    </style:style>
    <style:style style:family="text" style:name="T123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4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41">
      <style:text-properties fo:color="#000000" fo:font-family="arial" style:font-family-complex="arial" fo:font-size="12pt" style:font-size-complex="12pt" fo:language="es" style:language-complex="hi" fo:country="MX" style:country-complex="IN" fo:font-style="normal" fo:font-weight="normal"/>
    </style:style>
    <style:style style:family="text" style:name="T124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4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3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44">
      <style:text-properties fo:color="#000000" fo:font-family="arial" style:font-family-complex="arial" fo:font-size="12pt" style:font-size-complex="12pt" fo:language="es" style:language-complex="hi" fo:country="MX" style:country-complex="IN" fo:font-style="normal" fo:font-weight="normal"/>
    </style:style>
    <style:style style:family="text" style:name="T124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4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47">
      <style:text-properties fo:color="#000000" fo:font-family="arial" style:font-family-complex="arial" fo:font-size="12pt" style:font-size-complex="12pt" fo:language="es" style:language-complex="hi" fo:country="MX" style:country-complex="IN" fo:font-style="normal" fo:font-weight="normal"/>
    </style:style>
    <style:style style:family="text" style:name="T124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4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50">
      <style:text-properties fo:color="#000000" fo:font-family="arial" style:font-family-complex="arial" fo:font-size="12pt" style:font-size-complex="12pt" fo:language="es" style:language-complex="hi" fo:country="MX" style:country-complex="IN" fo:font-style="normal" fo:font-weight="normal"/>
    </style:style>
    <style:style style:family="text" style:name="T125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5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53">
      <style:text-properties fo:color="#000000" fo:font-family="arial" style:font-family-complex="arial" fo:font-size="12pt" style:font-size-complex="12pt" fo:language="es" style:language-complex="hi" fo:country="MX" style:country-complex="IN" fo:font-style="normal" fo:font-weight="normal"/>
    </style:style>
    <style:style style:family="text" style:name="T125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5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56">
      <style:text-properties fo:color="#000000" fo:font-family="arial" style:font-family-complex="arial" fo:font-size="12pt" style:font-size-complex="12pt" fo:language="es" style:language-complex="hi" fo:country="MX" style:country-complex="IN" fo:font-style="normal" fo:font-weight="normal"/>
    </style:style>
    <style:style style:family="text" style:name="T1257">
      <style:text-properties fo:color="#000000" fo:font-family="arial" style:font-family-complex="arial" fo:font-size="12pt" style:font-size-complex="12pt" fo:language="es" style:language-complex="hi" fo:country="MX" style:country-complex="IN" fo:font-style="normal" fo:font-weight="normal"/>
    </style:style>
    <style:style style:family="text" style:name="T125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5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60">
      <style:text-properties fo:color="#000000" fo:font-family="arial" style:font-family-complex="arial" fo:font-size="12pt" style:font-size-complex="12pt" fo:language="es" style:language-complex="hi" fo:country="MX" style:country-complex="IN" fo:font-style="normal" fo:font-weight="normal"/>
    </style:style>
    <style:style style:family="text" style:name="T126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6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63">
      <style:text-properties fo:color="#000000" fo:font-family="arial" style:font-family-complex="arial" fo:font-size="12pt" style:font-size-complex="12pt" fo:language="es" style:language-complex="hi" fo:country="MX" style:country-complex="IN" fo:font-style="normal" fo:font-weight="normal"/>
    </style:style>
    <style:style style:family="text" style:name="T126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6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66">
      <style:text-properties fo:color="#000000" fo:font-family="arial" style:font-family-complex="arial" fo:font-size="12pt" style:font-size-complex="12pt" fo:language="es" style:language-complex="hi" fo:country="MX" style:country-complex="IN" fo:font-style="normal" fo:font-weight="normal"/>
    </style:style>
    <style:style style:family="text" style:name="T126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6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69">
      <style:text-properties fo:color="#000000" fo:font-family="arial" style:font-family-complex="arial" fo:font-size="12pt" style:font-size-complex="12pt" fo:language="es" style:language-complex="hi" fo:country="MX" style:country-complex="IN" fo:font-style="normal" fo:font-weight="normal"/>
    </style:style>
    <style:style style:family="text" style:name="T127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7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72">
      <style:text-properties fo:color="#000000" fo:font-family="arial" style:font-family-complex="arial" fo:font-size="12pt" style:font-size-complex="12pt" fo:language="es" style:language-complex="hi" fo:country="MX" style:country-complex="IN" fo:font-style="normal" fo:font-weight="normal"/>
    </style:style>
    <style:style style:family="text" style:name="T127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7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4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75">
      <style:text-properties fo:color="#000000" fo:font-family="arial" style:font-family-complex="arial" fo:font-size="12pt" style:font-size-complex="12pt" fo:language="es" style:language-complex="hi" fo:country="MX" style:country-complex="IN" fo:font-style="normal" fo:font-weight="normal"/>
    </style:style>
    <style:style style:family="text" style:name="T127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7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78">
      <style:text-properties fo:color="#000000" fo:font-family="arial" style:font-family-complex="arial" fo:font-size="12pt" style:font-size-complex="12pt" fo:language="es" style:language-complex="hi" fo:country="MX" style:country-complex="IN" fo:font-style="normal" fo:font-weight="normal"/>
    </style:style>
    <style:style style:family="text" style:name="T127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8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81">
      <style:text-properties fo:color="#000000" fo:font-family="arial" style:font-family-complex="arial" fo:font-size="12pt" style:font-size-complex="12pt" fo:language="es" style:language-complex="hi" fo:country="MX" style:country-complex="IN" fo:font-style="normal" fo:font-weight="normal"/>
    </style:style>
    <style:style style:family="text" style:name="T128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8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84">
      <style:text-properties fo:color="#000000" fo:font-family="arial" style:font-family-complex="arial" fo:font-size="12pt" style:font-size-complex="12pt" fo:language="es" style:language-complex="hi" fo:country="MX" style:country-complex="IN" fo:font-style="normal" fo:font-weight="normal"/>
    </style:style>
    <style:style style:family="text" style:name="T128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8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87">
      <style:text-properties fo:color="#000000" fo:font-family="arial" style:font-family-complex="arial" fo:font-size="12pt" style:font-size-complex="12pt" fo:language="es" style:language-complex="hi" fo:country="MX" style:country-complex="IN" fo:font-style="normal" fo:font-weight="normal"/>
    </style:style>
    <style:style style:family="text" style:name="T128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8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90">
      <style:text-properties fo:color="#000000" fo:font-family="arial" style:font-family-complex="arial" fo:font-size="12pt" style:font-size-complex="12pt" fo:language="es" style:language-complex="hi" fo:country="MX" style:country-complex="IN" fo:font-style="normal" fo:font-weight="normal"/>
    </style:style>
    <style:style style:family="text" style:name="T129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9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93">
      <style:text-properties fo:color="#000000" fo:font-family="arial" style:font-family-complex="arial" fo:font-size="12pt" style:font-size-complex="12pt" fo:language="es" style:language-complex="hi" fo:country="MX" style:country-complex="IN" fo:font-style="normal" fo:font-weight="normal"/>
    </style:style>
    <style:style style:family="text" style:name="T129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9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96">
      <style:text-properties fo:color="#000000" fo:font-family="arial" style:font-family-complex="arial" fo:font-size="12pt" style:font-size-complex="12pt" fo:language="es" style:language-complex="hi" fo:country="MX" style:country-complex="IN" fo:font-style="normal" fo:font-weight="normal"/>
    </style:style>
    <style:style style:family="text" style:name="T129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29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1299">
      <style:text-properties fo:color="#000000" fo:font-family="arial" style:font-family-complex="arial" fo:font-size="12pt" style:font-size-complex="12pt" fo:language="es" style:language-complex="hi" fo:country="MX" style:country-complex="IN" fo:font-style="normal" fo:font-weight="bold"/>
    </style:style>
    <style:style style:family="text" style:name="T1300">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1301">
      <style:text-properties fo:color="#000000" fo:font-family="Liberation Serif" style:font-family-complex="Liberation Serif" fo:font-size="12pt" style:font-size-complex="12pt" fo:language="es" style:language-complex="hi" fo:country="MX" style:country-complex="IN" fo:font-style="normal" fo:font-weight="bold"/>
    </style:style>
    <style:style style:parent-style-name="739" style:family="paragraph" style:name="P45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02">
      <style:text-properties fo:color="#000000" fo:font-family="arial" style:font-family-complex="arial" fo:font-size="12pt" style:font-size-complex="12pt" fo:language="es" style:language-complex="hi" fo:country="MX" style:country-complex="IN" fo:font-style="normal" fo:font-weight="normal"/>
    </style:style>
    <style:style style:family="text" style:name="T130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0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5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05">
      <style:text-properties fo:color="#000000" fo:font-family="arial" style:font-family-complex="arial" fo:font-size="12pt" style:font-size-complex="12pt" fo:language="es" style:language-complex="hi" fo:country="MX" style:country-complex="IN" fo:font-style="normal" fo:font-weight="normal"/>
    </style:style>
    <style:style style:family="text" style:name="T1306">
      <style:text-properties fo:color="#000000" fo:font-family="arial" style:font-family-complex="arial" fo:font-size="12pt" style:font-size-complex="12pt" fo:language="es" style:language-complex="hi" fo:country="MX" style:country-complex="IN" fo:font-style="normal" fo:font-weight="bold"/>
    </style:style>
    <style:style style:family="text" style:name="T1307">
      <style:text-properties fo:color="#000000" fo:font-family="arial" style:font-family-complex="arial" fo:font-size="12pt" style:font-size-complex="12pt" fo:language="es" style:language-complex="hi" fo:country="MX" style:country-complex="IN" fo:font-style="normal" fo:font-weight="normal"/>
    </style:style>
    <style:style style:family="text" style:name="T130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0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10">
      <style:text-properties fo:color="#000000" fo:font-family="arial" style:font-family-complex="arial" fo:font-size="12pt" style:font-size-complex="12pt" fo:language="es" style:language-complex="hi" fo:country="MX" style:country-complex="IN" fo:font-style="normal" fo:font-weight="normal"/>
    </style:style>
    <style:style style:family="text" style:name="T131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1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13">
      <style:text-properties fo:color="#000000" fo:font-family="arial" style:font-family-complex="arial" fo:font-size="12pt" style:font-size-complex="12pt" fo:language="es" style:language-complex="hi" fo:country="MX" style:country-complex="IN" fo:font-style="normal" fo:font-weight="normal"/>
    </style:style>
    <style:style style:family="text" style:name="T1314">
      <style:text-properties fo:color="#000000" fo:font-family="arial" style:font-family-complex="arial" fo:font-size="12pt" style:font-size-complex="12pt" fo:language="es" style:language-complex="hi" fo:country="MX" style:country-complex="IN" fo:font-style="normal" fo:font-weight="bold"/>
    </style:style>
    <style:style style:family="text" style:name="T1315">
      <style:text-properties fo:color="#000000" fo:font-family="arial" style:font-family-complex="arial" fo:font-size="12pt" style:font-size-complex="12pt" fo:language="es" style:language-complex="hi" fo:country="MX" style:country-complex="IN" fo:font-style="normal" fo:font-weight="normal"/>
    </style:style>
    <style:style style:family="text" style:name="T1316">
      <style:text-properties fo:color="#000000" fo:font-family="arial" style:font-family-complex="arial" fo:font-size="12pt" style:font-size-complex="12pt" fo:language="es" style:language-complex="hi" fo:country="MX" style:country-complex="IN" fo:font-style="normal" fo:font-weight="normal"/>
    </style:style>
    <style:style style:family="text" style:name="T131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1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19">
      <style:text-properties fo:color="#000000" fo:font-family="arial" style:font-family-complex="arial" fo:font-size="12pt" style:font-size-complex="12pt" fo:language="es" style:language-complex="hi" fo:country="MX" style:country-complex="IN" fo:font-style="normal" fo:font-weight="normal"/>
    </style:style>
    <style:style style:family="text" style:name="T132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2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22">
      <style:text-properties fo:color="#000000" fo:font-family="arial" style:font-family-complex="arial" fo:font-size="12pt" style:font-size-complex="12pt" fo:language="es" style:language-complex="hi" fo:country="MX" style:country-complex="IN" fo:font-style="normal" fo:font-weight="normal"/>
    </style:style>
    <style:style style:family="text" style:name="T1323">
      <style:text-properties fo:color="#000000" fo:font-family="arial" style:font-family-complex="arial" fo:font-size="12pt" style:font-size-complex="12pt" fo:language="es" style:language-complex="hi" fo:country="MX" style:country-complex="IN" fo:font-style="normal" fo:font-weight="normal"/>
    </style:style>
    <style:style style:family="text" style:name="T1324">
      <style:text-properties fo:color="#000000" fo:font-family="arial" style:font-family-complex="arial" fo:font-size="12pt" style:font-size-complex="12pt" fo:language="es" style:language-complex="hi" fo:country="MX" style:country-complex="IN" fo:font-style="normal" fo:font-weight="normal"/>
    </style:style>
    <style:style style:family="text" style:name="T1325">
      <style:text-properties fo:color="#000000" fo:font-family="arial" style:font-family-complex="arial" fo:font-size="12pt" style:font-size-complex="12pt" fo:language="es" style:language-complex="hi" fo:country="MX" style:country-complex="IN" fo:font-style="normal" fo:font-weight="normal"/>
    </style:style>
    <style:style style:family="text" style:name="T1326">
      <style:text-properties fo:color="#000000" fo:font-family="arial" style:font-family-complex="arial" fo:font-size="12pt" style:font-size-complex="12pt" fo:language="es" style:language-complex="hi" fo:country="MX" style:country-complex="IN" fo:font-style="normal" fo:font-weight="normal"/>
    </style:style>
    <style:style style:family="text" style:name="T1327">
      <style:text-properties fo:color="#000000" fo:font-family="arial" style:font-family-complex="arial" fo:font-size="12pt" style:font-size-complex="12pt" fo:language="es" style:language-complex="hi" fo:country="MX" style:country-complex="IN" fo:font-style="normal" fo:font-weight="bold"/>
    </style:style>
    <style:style style:family="text" style:name="T1328">
      <style:text-properties fo:color="#000000" fo:font-family="arial" style:font-family-complex="arial" fo:font-size="12pt" style:font-size-complex="12pt" fo:language="es" style:language-complex="hi" fo:country="MX" style:country-complex="IN" fo:font-style="normal" fo:font-weight="normal"/>
    </style:style>
    <style:style style:family="text" style:name="T132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3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31">
      <style:text-properties fo:color="#000000" fo:font-family="arial" style:font-family-complex="arial" fo:font-size="12pt" style:font-size-complex="12pt" fo:language="es" style:language-complex="hi" fo:country="MX" style:country-complex="IN" fo:font-style="normal" fo:font-weight="normal"/>
    </style:style>
    <style:style style:family="text" style:name="T133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3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34">
      <style:text-properties fo:color="#000000" fo:font-family="arial" style:font-family-complex="arial" fo:font-size="12pt" style:font-size-complex="12pt" fo:language="es" style:language-complex="hi" fo:country="MX" style:country-complex="IN" fo:font-style="normal" fo:font-weight="normal"/>
    </style:style>
    <style:style style:family="text" style:name="T1335">
      <style:text-properties fo:color="#000000" fo:font-family="arial" style:font-family-complex="arial" fo:font-size="12pt" style:font-size-complex="12pt" fo:language="es" style:language-complex="hi" fo:country="MX" style:country-complex="IN" fo:font-style="normal" fo:font-weight="normal"/>
    </style:style>
    <style:style style:family="text" style:name="T1336">
      <style:text-properties fo:color="#000000" fo:font-family="arial" style:font-family-complex="arial" fo:font-size="12pt" style:font-size-complex="12pt" fo:language="es" style:language-complex="hi" fo:country="MX" style:country-complex="IN" fo:font-style="normal" fo:font-weight="normal"/>
    </style:style>
    <style:style style:family="text" style:name="T133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3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39">
      <style:text-properties fo:color="#000000" fo:font-family="arial" style:font-family-complex="arial" fo:font-size="12pt" style:font-size-complex="12pt" fo:language="es" style:language-complex="hi" fo:country="MX" style:country-complex="IN" fo:font-style="normal" fo:font-weight="normal"/>
    </style:style>
    <style:style style:family="text" style:name="T134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4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42">
      <style:text-properties fo:color="#000000" fo:font-family="arial" style:font-family-complex="arial" fo:font-size="12pt" style:font-size-complex="12pt" fo:language="es" style:language-complex="hi" fo:country="MX" style:country-complex="IN" fo:font-style="normal" fo:font-weight="normal"/>
    </style:style>
    <style:style style:family="text" style:name="T134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4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6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45">
      <style:text-properties fo:color="#000000" fo:font-family="arial" style:font-family-complex="arial" fo:font-size="12pt" style:font-size-complex="12pt" fo:language="es" style:language-complex="hi" fo:country="MX" style:country-complex="IN" fo:font-style="normal" fo:font-weight="normal"/>
    </style:style>
    <style:style style:family="text" style:name="T134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4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able" style:name="ta7">
      <style:table-properties style:width="7.583cm" fo:margin-left="0cm" table:align="left"/>
    </style:style>
    <style:style style:family="table-column" style:name="co21">
      <style:table-column-properties style:column-width="1.889cm"/>
    </style:style>
    <style:style style:family="table-column" style:name="co22">
      <style:table-column-properties style:column-width="1.916cm"/>
    </style:style>
    <style:style style:family="table-column" style:name="co23">
      <style:table-column-properties style:column-width="1.889cm"/>
    </style:style>
    <style:style style:family="table-column" style:name="co24">
      <style:table-column-properties style:column-width="1.889cm"/>
    </style:style>
    <style:style style:family="table-row" style:name="ro25">
      <style:table-row-properties/>
    </style:style>
    <style:style style:family="table-cell" style:name="ce95">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46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48">
      <style:text-properties fo:color="#000000" fo:font-family="arial" style:font-family-complex="arial" fo:font-size="12pt" style:font-size-complex="12pt" fo:language="es" style:language-complex="hi" fo:country="MX" style:country-complex="IN"/>
    </style:style>
    <style:style style:family="text" style:name="T1349">
      <style:text-properties fo:color="#000000" fo:font-family="Liberation Serif" style:font-family-complex="Liberation Serif" fo:font-size="12pt" style:font-size-complex="12pt" fo:language="es" style:language-complex="hi" fo:country="MX" style:country-complex="IN"/>
    </style:style>
    <style:style style:family="text" style:name="T1350">
      <style:text-properties fo:color="#000000" fo:font-family="Liberation Serif" style:font-family-complex="Liberation Serif" fo:font-size="12pt" style:font-size-complex="12pt" fo:language="es" style:language-complex="hi" fo:country="MX" style:country-complex="IN"/>
    </style:style>
    <style:style style:family="table-cell" style:name="ce96">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47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51">
      <style:text-properties fo:color="#000000" fo:font-family="arial" style:font-family-complex="arial" fo:font-size="12pt" style:font-size-complex="12pt" fo:language="es" style:language-complex="hi" fo:country="MX" style:country-complex="IN"/>
    </style:style>
    <style:style style:family="text" style:name="T1352">
      <style:text-properties fo:color="#000000" fo:font-family="Liberation Serif" style:font-family-complex="Liberation Serif" fo:font-size="12pt" style:font-size-complex="12pt" fo:language="es" style:language-complex="hi" fo:country="MX" style:country-complex="IN"/>
    </style:style>
    <style:style style:family="text" style:name="T1353">
      <style:text-properties fo:color="#000000" fo:font-family="Liberation Serif" style:font-family-complex="Liberation Serif" fo:font-size="12pt" style:font-size-complex="12pt" fo:language="es" style:language-complex="hi" fo:country="MX" style:country-complex="IN"/>
    </style:style>
    <style:style style:family="table-cell" style:name="ce97">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47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54">
      <style:text-properties fo:color="#000000" fo:font-family="arial" style:font-family-complex="arial" fo:font-size="12pt" style:font-size-complex="12pt" fo:language="es" style:language-complex="hi" fo:country="MX" style:country-complex="IN"/>
    </style:style>
    <style:style style:family="text" style:name="T1355">
      <style:text-properties fo:color="#000000" fo:font-family="Liberation Serif" style:font-family-complex="Liberation Serif" fo:font-size="12pt" style:font-size-complex="12pt" fo:language="es" style:language-complex="hi" fo:country="MX" style:country-complex="IN"/>
    </style:style>
    <style:style style:family="text" style:name="T1356">
      <style:text-properties fo:color="#000000" fo:font-family="Liberation Serif" style:font-family-complex="Liberation Serif" fo:font-size="12pt" style:font-size-complex="12pt" fo:language="es" style:language-complex="hi" fo:country="MX" style:country-complex="IN"/>
    </style:style>
    <style:style style:family="table-cell" style:name="ce98">
      <style:table-cell-properties fo:border="0.01764cm solid #000000" fo:padding-top="0.09702cm" fo:padding-bottom="0.09702cm" fo:padding-left="0.09702cm" fo:padding-right="0.09702cm"/>
    </style:style>
    <style:style style:parent-style-name="745" style:family="paragraph" style:name="P47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57">
      <style:text-properties fo:color="#000000" fo:font-family="arial" style:font-family-complex="arial" fo:font-size="12pt" style:font-size-complex="12pt" fo:language="es" style:language-complex="hi" fo:country="MX" style:country-complex="IN"/>
    </style:style>
    <style:style style:family="text" style:name="T1358">
      <style:text-properties fo:color="#000000" fo:font-family="Liberation Serif" style:font-family-complex="Liberation Serif" fo:font-size="12pt" style:font-size-complex="12pt" fo:language="es" style:language-complex="hi" fo:country="MX" style:country-complex="IN"/>
    </style:style>
    <style:style style:family="text" style:name="T135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47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60">
      <style:text-properties fo:color="#000000" fo:font-family="arial" style:font-family-complex="arial" fo:font-size="12pt" style:font-size-complex="12pt" fo:language="es" style:language-complex="hi" fo:country="MX" style:country-complex="IN" fo:font-style="normal" fo:font-weight="normal"/>
    </style:style>
    <style:style style:family="text" style:name="T136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6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7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63">
      <style:text-properties fo:color="#000000" fo:font-family="arial" style:font-family-complex="arial" fo:font-size="12pt" style:font-size-complex="12pt" fo:language="es" style:language-complex="hi" fo:country="MX" style:country-complex="IN" fo:font-style="normal" fo:font-weight="normal"/>
    </style:style>
    <style:style style:family="text" style:name="T1364">
      <style:text-properties fo:color="#000000" fo:font-family="arial" style:font-family-complex="arial" fo:font-size="12pt" style:font-size-complex="12pt" fo:language="es" style:language-complex="hi" fo:country="MX" style:country-complex="IN" fo:font-style="normal" fo:font-weight="normal"/>
    </style:style>
    <style:style style:family="text" style:name="T136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6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7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67">
      <style:text-properties fo:color="#000000" fo:font-family="arial" style:font-family-complex="arial" fo:font-size="12pt" style:font-size-complex="12pt" fo:language="es" style:language-complex="hi" fo:country="MX" style:country-complex="IN" fo:font-style="normal" fo:font-weight="normal"/>
    </style:style>
    <style:style style:family="text" style:name="T136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6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7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70">
      <style:text-properties fo:color="#000000" fo:font-family="arial" style:font-family-complex="arial" fo:font-size="12pt" style:font-size-complex="12pt" fo:language="es" style:language-complex="hi" fo:country="MX" style:country-complex="IN" fo:font-style="normal" fo:font-weight="normal"/>
    </style:style>
    <style:style style:family="text" style:name="T137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7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7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73">
      <style:text-properties fo:color="#000000" fo:font-family="arial" style:font-family-complex="arial" fo:font-size="12pt" style:font-size-complex="12pt" fo:language="es" style:language-complex="hi" fo:country="MX" style:country-complex="IN" fo:font-style="normal" fo:font-weight="normal"/>
    </style:style>
    <style:style style:family="text" style:name="T137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7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7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76">
      <style:text-properties fo:color="#000000" fo:font-family="arial" style:font-family-complex="arial" fo:font-size="12pt" style:font-size-complex="12pt" fo:language="es" style:language-complex="hi" fo:country="MX" style:country-complex="IN" fo:font-style="normal" fo:font-weight="normal"/>
    </style:style>
    <style:style style:family="text" style:name="T137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7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7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79">
      <style:text-properties fo:color="#000000" fo:font-family="arial" style:font-family-complex="arial" fo:font-size="12pt" style:font-size-complex="12pt" fo:language="es" style:language-complex="hi" fo:country="MX" style:country-complex="IN" fo:font-style="normal" fo:font-weight="normal"/>
    </style:style>
    <style:style style:family="text" style:name="T138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8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8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82">
      <style:text-properties fo:color="#000000" fo:font-family="arial" style:font-family-complex="arial" fo:font-size="12pt" style:font-size-complex="12pt" fo:language="es" style:language-complex="hi" fo:country="MX" style:country-complex="IN" fo:font-style="normal" fo:font-weight="normal"/>
    </style:style>
    <style:style style:family="text" style:name="T138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8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8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85">
      <style:text-properties fo:color="#000000" fo:font-family="arial" style:font-family-complex="arial" fo:font-size="12pt" style:font-size-complex="12pt" fo:language="es" style:language-complex="hi" fo:country="MX" style:country-complex="IN" fo:font-style="normal" fo:font-weight="normal"/>
    </style:style>
    <style:style style:family="text" style:name="T138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38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able" style:name="ta8">
      <style:table-properties style:width="7.583cm" fo:margin-left="0cm" table:align="left"/>
    </style:style>
    <style:style style:family="table-column" style:name="co25">
      <style:table-column-properties style:column-width="1.889cm"/>
    </style:style>
    <style:style style:family="table-column" style:name="co26">
      <style:table-column-properties style:column-width="1.916cm"/>
    </style:style>
    <style:style style:family="table-column" style:name="co27">
      <style:table-column-properties style:column-width="1.889cm"/>
    </style:style>
    <style:style style:family="table-column" style:name="co28">
      <style:table-column-properties style:column-width="1.889cm"/>
    </style:style>
    <style:style style:family="table-row" style:name="ro26">
      <style:table-row-properties/>
    </style:style>
    <style:style style:family="table-cell" style:name="ce100">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48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88">
      <style:text-properties fo:color="#000000" fo:font-family="arial" style:font-family-complex="arial" fo:font-size="12pt" style:font-size-complex="12pt" fo:language="es" style:language-complex="hi" fo:country="MX" style:country-complex="IN"/>
    </style:style>
    <style:style style:family="text" style:name="T1389">
      <style:text-properties fo:color="#000000" fo:font-family="Liberation Serif" style:font-family-complex="Liberation Serif" fo:font-size="12pt" style:font-size-complex="12pt" fo:language="es" style:language-complex="hi" fo:country="MX" style:country-complex="IN"/>
    </style:style>
    <style:style style:family="text" style:name="T1390">
      <style:text-properties fo:color="#000000" fo:font-family="Liberation Serif" style:font-family-complex="Liberation Serif" fo:font-size="12pt" style:font-size-complex="12pt" fo:language="es" style:language-complex="hi" fo:country="MX" style:country-complex="IN"/>
    </style:style>
    <style:style style:family="table-cell" style:name="ce101">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48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91">
      <style:text-properties fo:color="#000000" fo:font-family="arial" style:font-family-complex="arial" fo:font-size="12pt" style:font-size-complex="12pt" fo:language="es" style:language-complex="hi" fo:country="MX" style:country-complex="IN"/>
    </style:style>
    <style:style style:family="text" style:name="T1392">
      <style:text-properties fo:color="#000000" fo:font-family="Liberation Serif" style:font-family-complex="Liberation Serif" fo:font-size="12pt" style:font-size-complex="12pt" fo:language="es" style:language-complex="hi" fo:country="MX" style:country-complex="IN"/>
    </style:style>
    <style:style style:family="text" style:name="T1393">
      <style:text-properties fo:color="#000000" fo:font-family="Liberation Serif" style:font-family-complex="Liberation Serif" fo:font-size="12pt" style:font-size-complex="12pt" fo:language="es" style:language-complex="hi" fo:country="MX" style:country-complex="IN"/>
    </style:style>
    <style:style style:family="table-cell" style:name="ce102">
      <style:table-cell-properties fo:border-top="0.01764cm solid #000000" fo:border-bottom="0.01764cm solid #000000" fo:border-left="0.01764cm solid #000000" fo:border-right="none" fo:padding-top="0.09702cm" fo:padding-bottom="0.09702cm" fo:padding-left="0.09702cm" fo:padding-right="0.09702cm"/>
    </style:style>
    <style:style style:parent-style-name="745" style:family="paragraph" style:name="P48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94">
      <style:text-properties fo:color="#000000" fo:font-family="arial" style:font-family-complex="arial" fo:font-size="12pt" style:font-size-complex="12pt" fo:language="es" style:language-complex="hi" fo:country="MX" style:country-complex="IN"/>
    </style:style>
    <style:style style:family="text" style:name="T1395">
      <style:text-properties fo:color="#000000" fo:font-family="Liberation Serif" style:font-family-complex="Liberation Serif" fo:font-size="12pt" style:font-size-complex="12pt" fo:language="es" style:language-complex="hi" fo:country="MX" style:country-complex="IN"/>
    </style:style>
    <style:style style:family="text" style:name="T1396">
      <style:text-properties fo:color="#000000" fo:font-family="Liberation Serif" style:font-family-complex="Liberation Serif" fo:font-size="12pt" style:font-size-complex="12pt" fo:language="es" style:language-complex="hi" fo:country="MX" style:country-complex="IN"/>
    </style:style>
    <style:style style:family="table-cell" style:name="ce103">
      <style:table-cell-properties fo:border="0.01764cm solid #000000" fo:padding-top="0.09702cm" fo:padding-bottom="0.09702cm" fo:padding-left="0.09702cm" fo:padding-right="0.09702cm"/>
    </style:style>
    <style:style style:parent-style-name="745" style:family="paragraph" style:name="P48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1397">
      <style:text-properties fo:color="#000000" fo:font-family="arial" style:font-family-complex="arial" fo:font-size="12pt" style:font-size-complex="12pt" fo:language="es" style:language-complex="hi" fo:country="MX" style:country-complex="IN"/>
    </style:style>
    <style:style style:family="text" style:name="T1398">
      <style:text-properties fo:color="#000000" fo:font-family="Liberation Serif" style:font-family-complex="Liberation Serif" fo:font-size="12pt" style:font-size-complex="12pt" fo:language="es" style:language-complex="hi" fo:country="MX" style:country-complex="IN"/>
    </style:style>
    <style:style style:family="text" style:name="T139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48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00">
      <style:text-properties fo:color="#000000" fo:font-family="arial" style:font-family-complex="arial" fo:font-size="12pt" style:font-size-complex="12pt" fo:language="es" style:language-complex="hi" fo:country="MX" style:country-complex="IN" fo:font-style="italic" fo:font-weight="normal"/>
    </style:style>
    <style:style style:family="text" style:name="T140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0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8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03">
      <style:text-properties fo:color="#000000" fo:font-family="arial" style:font-family-complex="arial" fo:font-size="12pt" style:font-size-complex="12pt" fo:language="es" style:language-complex="hi" fo:country="MX" style:country-complex="IN" fo:font-style="normal" fo:font-weight="normal"/>
    </style:style>
    <style:style style:family="text" style:name="T1404">
      <style:text-properties fo:color="#000000" fo:font-family="arial" style:font-family-complex="arial" fo:font-size="12pt" style:font-size-complex="12pt" fo:language="es" style:language-complex="hi" fo:country="MX" style:country-complex="IN" fo:font-style="normal" fo:font-weight="normal"/>
    </style:style>
    <style:style style:family="text" style:name="T1405">
      <style:text-properties fo:color="#000000" fo:font-family="arial" style:font-family-complex="arial" fo:font-size="12pt" style:font-size-complex="12pt" fo:language="es" style:language-complex="hi" fo:country="MX" style:country-complex="IN" fo:font-style="normal" fo:font-weight="normal"/>
    </style:style>
    <style:style style:family="text" style:name="T140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0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8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08">
      <style:text-properties fo:color="#000000" fo:font-family="arial" style:font-family-complex="arial" fo:font-size="12pt" style:font-size-complex="12pt" fo:language="es" style:language-complex="hi" fo:country="MX" style:country-complex="IN" fo:font-style="normal" fo:font-weight="normal"/>
    </style:style>
    <style:style style:family="text" style:name="T140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1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8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11">
      <style:text-properties fo:color="#000000" fo:font-family="arial" style:font-family-complex="arial" fo:font-size="12pt" style:font-size-complex="12pt" fo:language="es" style:language-complex="hi" fo:country="MX" style:country-complex="IN" fo:font-style="normal" fo:font-weight="normal"/>
    </style:style>
    <style:style style:family="text" style:name="T1412">
      <style:text-properties fo:color="#000000" fo:font-family="arial" style:font-family-complex="arial" fo:font-size="12pt" style:font-size-complex="12pt" fo:language="es" style:language-complex="hi" fo:country="MX" style:country-complex="IN" fo:font-style="normal" fo:font-weight="bold"/>
    </style:style>
    <style:style style:family="text" style:name="T1413">
      <style:text-properties fo:color="#000000" fo:font-family="arial" style:font-family-complex="arial" fo:font-size="12pt" style:font-size-complex="12pt" fo:language="es" style:language-complex="hi" fo:country="MX" style:country-complex="IN" fo:font-style="normal" fo:font-weight="normal"/>
    </style:style>
    <style:style style:family="text" style:name="T141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1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16">
      <style:text-properties fo:color="#000000" fo:font-family="arial" style:font-family-complex="arial" fo:font-size="12pt" style:font-size-complex="12pt" fo:language="es" style:language-complex="hi" fo:country="MX" style:country-complex="IN" fo:font-style="normal" fo:font-weight="normal"/>
    </style:style>
    <style:style style:family="text" style:name="T1417">
      <style:text-properties fo:color="#000000" fo:font-family="arial" style:font-family-complex="arial" fo:font-size="12pt" style:font-size-complex="12pt" fo:language="es" style:language-complex="hi" fo:country="MX" style:country-complex="IN" fo:font-style="normal" fo:font-weight="bold"/>
    </style:style>
    <style:style style:family="text" style:name="T141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1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20">
      <style:text-properties fo:color="#000000" fo:font-family="arial" style:font-family-complex="arial" fo:font-size="12pt" style:font-size-complex="12pt" fo:language="es" style:language-complex="hi" fo:country="MX" style:country-complex="IN" fo:font-style="normal" fo:font-weight="normal"/>
    </style:style>
    <style:style style:family="text" style:name="T1421">
      <style:text-properties fo:color="#000000" fo:font-family="arial" style:font-family-complex="arial" fo:font-size="12pt" style:font-size-complex="12pt" fo:language="es" style:language-complex="hi" fo:country="MX" style:country-complex="IN" fo:font-style="normal" fo:font-weight="bold"/>
    </style:style>
    <style:style style:family="text" style:name="T142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2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24">
      <style:text-properties fo:color="#000000" fo:font-family="arial" style:font-family-complex="arial" fo:font-size="12pt" style:font-size-complex="12pt" fo:language="es" style:language-complex="hi" fo:country="MX" style:country-complex="IN" fo:font-style="normal" fo:font-weight="normal"/>
    </style:style>
    <style:style style:family="text" style:name="T1425">
      <style:text-properties fo:color="#000000" fo:font-family="arial" style:font-family-complex="arial" fo:font-size="12pt" style:font-size-complex="12pt" fo:language="es" style:language-complex="hi" fo:country="MX" style:country-complex="IN" fo:font-style="normal" fo:font-weight="bold"/>
    </style:style>
    <style:style style:family="text" style:name="T142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2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28">
      <style:text-properties fo:color="#000000" fo:font-family="arial" style:font-family-complex="arial" fo:font-size="12pt" style:font-size-complex="12pt" fo:language="es" style:language-complex="hi" fo:country="MX" style:country-complex="IN" fo:font-style="normal" fo:font-weight="normal"/>
    </style:style>
    <style:style style:family="text" style:name="T142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3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31">
      <style:text-properties fo:color="#000000" fo:font-family="arial" style:font-family-complex="arial" fo:font-size="12pt" style:font-size-complex="12pt" fo:language="es" style:language-complex="hi" fo:country="MX" style:country-complex="IN" fo:font-style="normal" fo:font-weight="normal"/>
    </style:style>
    <style:style style:family="text" style:name="T1432">
      <style:text-properties fo:color="#000000" fo:font-family="arial" style:font-family-complex="arial" fo:font-size="12pt" style:font-size-complex="12pt" fo:language="es" style:language-complex="hi" fo:country="MX" style:country-complex="IN" fo:font-style="normal" fo:font-weight="normal"/>
    </style:style>
    <style:style style:family="text" style:name="T143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3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35">
      <style:text-properties fo:color="#000000" fo:font-family="arial" style:font-family-complex="arial" fo:font-size="12pt" style:font-size-complex="12pt" fo:language="es" style:language-complex="hi" fo:country="MX" style:country-complex="IN" fo:font-style="normal" fo:font-weight="normal"/>
    </style:style>
    <style:style style:family="text" style:name="T143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3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1438">
      <style:text-properties fo:color="#000000" fo:font-family="arial" style:font-family-complex="arial" fo:font-size="12pt" style:font-size-complex="12pt" fo:language="es" style:language-complex="hi" fo:country="MX" style:country-complex="IN" fo:font-style="normal" fo:font-weight="bold"/>
    </style:style>
    <style:style style:family="text" style:name="T1439">
      <style:text-properties fo:color="#000000" fo:font-family="arial" style:font-family-complex="arial" fo:font-size="12pt" style:font-size-complex="12pt" fo:language="es" style:language-complex="hi" fo:country="MX" style:country-complex="IN" fo:font-style="normal" fo:font-weight="bold"/>
    </style:style>
    <style:style style:family="text" style:name="T1440">
      <style:text-properties fo:color="#000000" fo:font-family="Liberation Serif" style:font-family-complex="Liberation Serif" fo:font-size="12pt" style:font-size-complex="12pt" fo:language="es" style:language-complex="hi" fo:country="MX" style:country-complex="IN" fo:font-style="normal" fo:font-weight="bold"/>
    </style:style>
    <style:style style:family="text" style:name="T1441">
      <style:text-properties fo:color="#000000" fo:font-family="Liberation Serif" style:font-family-complex="Liberation Serif" fo:font-size="12pt" style:font-size-complex="12pt" fo:language="es" style:language-complex="hi" fo:country="MX" style:country-complex="IN" fo:font-style="normal" fo:font-weight="bold"/>
    </style:style>
    <style:style style:parent-style-name="739" style:family="paragraph" style:name="P49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42">
      <style:text-properties fo:color="#000000" fo:font-family="arial" style:font-family-complex="arial" fo:font-size="12pt" style:font-size-complex="12pt" fo:language="es" style:language-complex="hi" fo:country="MX" style:country-complex="IN" fo:font-style="normal" fo:font-weight="normal"/>
    </style:style>
    <style:style style:family="text" style:name="T144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4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45">
      <style:text-properties fo:color="#000000" fo:font-family="arial" style:font-family-complex="arial" fo:font-size="12pt" style:font-size-complex="12pt" fo:language="es" style:language-complex="hi" fo:country="MX" style:country-complex="IN" fo:font-style="normal" fo:font-weight="normal"/>
    </style:style>
    <style:style style:family="text" style:name="T1446">
      <style:text-properties fo:color="#000000" fo:font-family="arial" style:font-family-complex="arial" fo:font-size="12pt" style:font-size-complex="12pt" fo:language="es" style:language-complex="hi" fo:country="MX" style:country-complex="IN" fo:font-style="normal" fo:font-weight="normal"/>
    </style:style>
    <style:style style:family="text" style:name="T144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4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49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49">
      <style:text-properties fo:color="#000000" fo:font-family="arial" style:font-family-complex="arial" fo:font-size="12pt" style:font-size-complex="12pt" fo:language="es" style:language-complex="hi" fo:country="MX" style:country-complex="IN" fo:font-style="normal" fo:font-weight="normal"/>
    </style:style>
    <style:style style:family="text" style:name="T145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5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52">
      <style:text-properties fo:color="#000000" fo:font-family="arial" style:font-family-complex="arial" fo:font-size="12pt" style:font-size-complex="12pt" fo:language="es" style:language-complex="hi" fo:country="MX" style:country-complex="IN" fo:font-style="normal" fo:font-weight="normal"/>
    </style:style>
    <style:style style:family="text" style:name="T145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5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55">
      <style:text-properties fo:color="#000000" fo:font-family="arial" style:font-family-complex="arial" fo:font-size="12pt" style:font-size-complex="12pt" fo:language="es" style:language-complex="hi" fo:country="MX" style:country-complex="IN" fo:font-style="normal" fo:font-weight="normal"/>
    </style:style>
    <style:style style:family="text" style:name="T145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5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58">
      <style:text-properties fo:color="#000000" fo:font-family="arial" style:font-family-complex="arial" fo:font-size="12pt" style:font-size-complex="12pt" fo:language="es" style:language-complex="hi" fo:country="MX" style:country-complex="IN" fo:font-style="normal" fo:font-weight="normal"/>
    </style:style>
    <style:style style:family="text" style:name="T145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6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61">
      <style:text-properties fo:color="#000000" fo:font-family="arial" style:font-family-complex="arial" fo:font-size="12pt" style:font-size-complex="12pt" fo:language="es" style:language-complex="hi" fo:country="MX" style:country-complex="IN" fo:font-style="normal" fo:font-weight="normal"/>
    </style:style>
    <style:style style:family="text" style:name="T146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6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64">
      <style:text-properties fo:color="#000000" fo:font-family="arial" style:font-family-complex="arial" fo:font-size="12pt" style:font-size-complex="12pt" fo:language="es" style:language-complex="hi" fo:country="MX" style:country-complex="IN" fo:font-style="normal" fo:font-weight="normal"/>
    </style:style>
    <style:style style:family="text" style:name="T146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6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6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graphic" style:name="gr130">
      <style:graphic-properties draw:fill="none" draw:stroke="solid" draw:marker-end="TriangleMarker" draw:marker-end-width="4.994pt"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text" style:name="T1468">
      <style:text-properties fo:color="#000000" fo:font-family="arial" style:font-family-complex="arial" fo:font-size="12pt" style:font-size-complex="12pt" fo:language="es" style:language-complex="hi" fo:country="MX" style:country-complex="IN" fo:font-style="normal" fo:font-weight="normal"/>
    </style:style>
    <style:style style:family="text" style:name="T1469">
      <style:text-properties fo:color="#000000" fo:font-family="arial" style:font-family-complex="arial" fo:font-size="12pt" style:font-size-complex="12pt" fo:language="es" style:language-complex="hi" fo:country="MX" style:country-complex="IN" fo:font-style="normal" fo:font-weight="normal"/>
    </style:style>
    <style:style style:family="text" style:name="T147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7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7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graphic" style:name="gr131">
      <style:graphic-properties draw:fill="none" draw:stroke="solid" draw:marker-end="TriangleMarker" draw:marker-end-width="4.997pt"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text" style:name="T1473">
      <style:text-properties fo:color="#000000" fo:font-family="arial" style:font-family-complex="arial" fo:font-size="12pt" style:font-size-complex="12pt" fo:language="es" style:language-complex="hi" fo:country="MX" style:country-complex="IN" fo:font-style="normal" fo:font-weight="normal"/>
    </style:style>
    <style:style style:family="text" style:name="T1474">
      <style:text-properties fo:color="#000000" fo:font-family="arial" style:font-family-complex="arial" fo:font-size="12pt" style:font-size-complex="12pt" fo:language="es" style:language-complex="hi" fo:country="MX" style:country-complex="IN" fo:font-style="normal" fo:font-weight="normal"/>
    </style:style>
    <style:style style:family="text" style:name="T147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7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7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graphic" style:name="gr132">
      <style:graphic-properties draw:fill="none" draw:stroke="solid" draw:marker-end="TriangleMarker" draw:marker-end-width="5pt"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text" style:name="T1478">
      <style:text-properties fo:color="#000000" fo:font-family="arial" style:font-family-complex="arial" fo:font-size="12pt" style:font-size-complex="12pt" fo:language="es" style:language-complex="hi" fo:country="MX" style:country-complex="IN" fo:font-style="normal" fo:font-weight="normal"/>
    </style:style>
    <style:style style:family="text" style:name="T1479">
      <style:text-properties fo:color="#000000" fo:font-family="arial" style:font-family-complex="arial" fo:font-size="12pt" style:font-size-complex="12pt" fo:language="es" style:language-complex="hi" fo:country="MX" style:country-complex="IN" fo:font-style="normal" fo:font-weight="normal"/>
    </style:style>
    <style:style style:family="text" style:name="T1480">
      <style:text-properties fo:color="#000000" fo:font-family="arial" style:font-family-complex="arial" fo:font-size="12pt" style:font-size-complex="12pt" fo:language="es" style:language-complex="hi" fo:country="MX" style:country-complex="IN" fo:font-style="normal" fo:font-weight="normal"/>
    </style:style>
    <style:style style:family="text" style:name="T1481">
      <style:text-properties fo:color="#000000" fo:font-family="arial" style:font-family-complex="arial" fo:font-size="12pt" style:font-size-complex="12pt" fo:language="es" style:language-complex="hi" fo:country="MX" style:country-complex="IN" fo:font-style="normal" fo:font-weight="normal"/>
    </style:style>
    <style:style style:family="text" style:name="T1482">
      <style:text-properties fo:color="#000000" fo:font-family="arial" style:font-family-complex="arial" fo:font-size="12pt" style:font-size-complex="12pt" fo:language="es" style:language-complex="hi" fo:country="MX" style:country-complex="IN" fo:font-style="normal" fo:font-weight="normal"/>
    </style:style>
    <style:style style:family="text" style:name="T1483">
      <style:text-properties fo:color="#000000" fo:font-family="arial" style:font-family-complex="arial" fo:font-size="12pt" style:font-size-complex="12pt" fo:language="es" style:language-complex="hi" fo:country="MX" style:country-complex="IN" fo:font-style="normal" fo:font-weight="normal"/>
    </style:style>
    <style:style style:family="text" style:name="T148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8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86">
      <style:text-properties fo:color="#000000" fo:font-family="arial" style:font-family-complex="arial" fo:font-size="12pt" style:font-size-complex="12pt" fo:language="es" style:language-complex="hi" fo:country="MX" style:country-complex="IN" fo:font-style="normal" fo:font-weight="normal"/>
    </style:style>
    <style:style style:family="text" style:name="T148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8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0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89">
      <style:text-properties fo:color="#000000" fo:font-family="arial" style:font-family-complex="arial" fo:font-size="12pt" style:font-size-complex="12pt" fo:language="es" style:language-complex="hi" fo:country="MX" style:country-complex="IN" fo:font-style="normal" fo:font-weight="normal"/>
    </style:style>
    <style:style style:family="text" style:name="T149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9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1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92">
      <style:text-properties fo:color="#000000" fo:font-family="arial" style:font-family-complex="arial" fo:font-size="12pt" style:font-size-complex="12pt" fo:language="es" style:language-complex="hi" fo:country="MX" style:country-complex="IN" fo:font-style="normal" fo:font-weight="normal"/>
    </style:style>
    <style:style style:family="text" style:name="T149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9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1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95">
      <style:text-properties fo:color="#000000" fo:font-family="arial" style:font-family-complex="arial" fo:font-size="12pt" style:font-size-complex="12pt" fo:language="es" style:language-complex="hi" fo:country="MX" style:country-complex="IN" fo:font-style="normal" fo:font-weight="normal"/>
    </style:style>
    <style:style style:family="text" style:name="T149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9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1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498">
      <style:text-properties fo:color="#000000" fo:font-family="arial" style:font-family-complex="arial" fo:font-size="12pt" style:font-size-complex="12pt" fo:language="es" style:language-complex="hi" fo:country="MX" style:country-complex="IN" fo:font-style="normal" fo:font-weight="normal"/>
    </style:style>
    <style:style style:family="text" style:name="T149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0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45" style:family="paragraph" style:name="P513">
      <style:paragraph-properties fo:text-align="justify" fo:margin-left="0cm" fo:margin-right="0cm" fo:text-indent="0cm"/>
      <style:text-properties fo:color="#000000" fo:font-family="Liberation Serif" style:font-family-complex="Liberation Serif" fo:font-size="12pt" style:font-size-complex="12pt" fo:language="es" style:language-complex="hi" fo:country="MX" style:country-complex="IN"/>
    </style:style>
    <style:style style:family="text" style:name="T1501">
      <style:text-properties fo:color="#000000" fo:font-family="Liberation Serif" style:font-family-complex="Liberation Serif" fo:font-size="12pt" style:font-size-complex="12pt" fo:language="es" style:language-complex="hi" fo:country="MX" style:country-complex="IN"/>
    </style:style>
    <style:style style:family="text" style:name="T1502">
      <style:text-properties fo:color="#000000" fo:font-family="Liberation Serif" style:font-family-complex="Liberation Serif" fo:font-size="12pt" style:font-size-complex="12pt" fo:language="es" style:language-complex="hi" fo:country="MX" style:country-complex="IN"/>
    </style:style>
    <style:style style:family="text" style:name="T1503">
      <style:text-properties fo:color="#000000" fo:font-family="Liberation Serif" style:font-family-complex="Liberation Serif" fo:font-size="12pt" style:font-size-complex="12pt" fo:language="es" style:language-complex="hi" fo:country="MX" style:country-complex="IN"/>
    </style:style>
    <style:style style:family="table" style:name="ta9">
      <style:table-properties style:width="12.07cm" fo:margin-left="0cm" table:align="left"/>
    </style:style>
    <style:style style:family="table-column" style:name="co29">
      <style:table-column-properties style:column-width="12.07cm"/>
    </style:style>
    <style:style style:family="table-row" style:name="ro27">
      <style:table-row-properties/>
    </style:style>
    <style:style style:family="table-cell" style:name="ce105">
      <style:table-cell-properties style:vertical-align="middle" fo:border-top="none" fo:border-bottom="none" fo:border-left="none" fo:border-right="0.00882cm solid #000000" fo:padding-top="0cm" fo:padding-bottom="0cm" fo:padding-left="0cm" fo:padding-right="0.04939cm"/>
    </style:style>
    <style:style style:parent-style-name="745" style:family="paragraph" style:name="P514">
      <style:paragraph-properties fo:text-align="justify" fo:margin-left="0cm" fo:margin-right="0cm" fo:text-indent="0cm"/>
      <style:text-properties fo:color="#000000" fo:font-family="Liberation Serif" style:font-family-complex="Liberation Serif" fo:font-size="12pt" style:font-size-complex="12pt" fo:language="es" style:language-complex="hi" fo:country="MX" style:country-complex="IN"/>
    </style:style>
    <style:style style:family="text" style:name="T1504">
      <style:text-properties fo:color="#000000" fo:font-family="Liberation Serif" style:font-family-complex="Liberation Serif" fo:font-size="12pt" style:font-size-complex="12pt" fo:language="es" style:language-complex="hi" fo:country="MX" style:country-complex="IN"/>
    </style:style>
    <style:style style:family="text" style:name="T1505">
      <style:text-properties fo:color="#000000" fo:font-family="Liberation Serif" style:font-family-complex="Liberation Serif" fo:font-size="12pt" style:font-size-complex="12pt" fo:language="es" style:language-complex="hi" fo:country="MX" style:country-complex="IN"/>
    </style:style>
    <style:style style:family="text" style:name="T1506">
      <style:text-properties fo:color="#000000" fo:font-family="Liberation Serif" style:font-family-complex="Liberation Serif" fo:font-size="12pt" style:font-size-complex="12pt" fo:language="es" style:language-complex="hi" fo:country="MX" style:country-complex="IN"/>
    </style:style>
    <style:style style:parent-style-name="745" style:family="paragraph" style:name="P515">
      <style:paragraph-properties fo:text-align="justify" fo:margin-left="0cm" fo:margin-right="0cm" fo:text-indent="0cm"/>
      <style:text-properties fo:color="#000000" fo:font-family="Liberation Serif" style:font-family-complex="Liberation Serif" fo:font-size="12pt" style:font-size-complex="12pt" fo:language="es" style:language-complex="hi" fo:country="MX" style:country-complex="IN"/>
    </style:style>
    <style:style style:family="text" style:name="T1507">
      <style:text-properties fo:color="#000000" fo:font-family="Liberation Serif" style:font-family-complex="Liberation Serif" fo:font-size="12pt" style:font-size-complex="12pt" fo:language="es" style:language-complex="hi" fo:country="MX" style:country-complex="IN"/>
    </style:style>
    <style:style style:family="text" style:name="T1508">
      <style:text-properties fo:color="#000000" fo:font-family="Liberation Serif" style:font-family-complex="Liberation Serif" fo:font-size="12pt" style:font-size-complex="12pt" fo:language="es" style:language-complex="hi" fo:country="MX" style:country-complex="IN"/>
    </style:style>
    <style:style style:family="text" style:name="T1509">
      <style:text-properties fo:color="#000000" fo:font-family="Liberation Serif" style:font-family-complex="Liberation Serif" fo:font-size="12pt" style:font-size-complex="12pt" fo:language="es" style:language-complex="hi" fo:country="MX" style:country-complex="IN"/>
    </style:style>
    <style:style style:parent-style-name="745" style:family="paragraph" style:name="P516">
      <style:paragraph-properties fo:text-align="justify" fo:margin-left="0cm" fo:margin-right="0cm" fo:text-indent="0cm"/>
      <style:text-properties fo:color="#000000" fo:font-family="Liberation Serif" style:font-family-complex="Liberation Serif" fo:font-size="12pt" style:font-size-complex="12pt" fo:language="es" style:language-complex="hi" fo:country="MX" style:country-complex="IN"/>
    </style:style>
    <style:style style:family="text" style:name="T1510">
      <style:text-properties fo:color="#000000" fo:font-family="Liberation Serif" style:font-family-complex="Liberation Serif" fo:font-size="12pt" style:font-size-complex="12pt" fo:language="es" style:language-complex="hi" fo:country="MX" style:country-complex="IN"/>
    </style:style>
    <style:style style:family="text" style:name="T1511">
      <style:text-properties fo:color="#000000" fo:font-family="Liberation Serif" style:font-family-complex="Liberation Serif" fo:font-size="12pt" style:font-size-complex="12pt" fo:language="es" style:language-complex="hi" fo:country="MX" style:country-complex="IN"/>
    </style:style>
    <style:style style:family="text" style:name="T1512">
      <style:text-properties fo:color="#000000" fo:font-family="Liberation Serif" style:font-family-complex="Liberation Serif" fo:font-size="12pt" style:font-size-complex="12pt" fo:language="es" style:language-complex="hi" fo:country="MX" style:country-complex="IN"/>
    </style:style>
    <style:style style:family="table" style:name="ta10">
      <style:table-properties style:width="10.95cm" fo:margin-left="0cm" table:align="left"/>
    </style:style>
    <style:style style:family="table-column" style:name="co30">
      <style:table-column-properties style:column-width="10.95cm"/>
    </style:style>
    <style:style style:family="table-row" style:name="ro28">
      <style:table-row-properties/>
    </style:style>
    <style:style style:family="table-cell" style:name="ce107">
      <style:table-cell-properties style:vertical-align="middle" fo:border-top="none" fo:border-bottom="none" fo:border-left="none" fo:border-right="0.00882cm solid #000000" fo:padding-top="0cm" fo:padding-bottom="0cm" fo:padding-left="0cm" fo:padding-right="0.04939cm"/>
    </style:style>
    <style:style style:parent-style-name="745" style:family="paragraph" style:name="P517">
      <style:paragraph-properties fo:text-align="justify" fo:margin-left="0cm" fo:margin-right="0cm" fo:text-indent="0cm"/>
      <style:text-properties fo:color="#000000" fo:font-family="Liberation Serif" style:font-family-complex="Liberation Serif" fo:font-size="12pt" style:font-size-complex="12pt" fo:language="es" style:language-complex="hi" fo:country="MX" style:country-complex="IN"/>
    </style:style>
    <style:style style:family="text" style:name="T1513">
      <style:text-properties fo:color="#000000" fo:font-family="Liberation Serif" style:font-family-complex="Liberation Serif" fo:font-size="12pt" style:font-size-complex="12pt" fo:language="es" style:language-complex="hi" fo:country="MX" style:country-complex="IN"/>
    </style:style>
    <style:style style:family="text" style:name="T1514">
      <style:text-properties fo:color="#000000" fo:font-family="Liberation Serif" style:font-family-complex="Liberation Serif" fo:font-size="12pt" style:font-size-complex="12pt" fo:language="es" style:language-complex="hi" fo:country="MX" style:country-complex="IN"/>
    </style:style>
    <style:style style:family="text" style:name="T1515">
      <style:text-properties fo:color="#000000" fo:font-family="Liberation Serif" style:font-family-complex="Liberation Serif" fo:font-size="12pt" style:font-size-complex="12pt" fo:language="es" style:language-complex="hi" fo:country="MX" style:country-complex="IN"/>
    </style:style>
    <style:style style:parent-style-name="745" style:family="paragraph" style:name="P518">
      <style:paragraph-properties fo:text-align="justify" fo:margin-left="0cm" fo:margin-right="0cm" fo:text-indent="0cm"/>
      <style:text-properties fo:color="#000000" fo:font-family="Liberation Serif" style:font-family-complex="Liberation Serif" fo:font-size="12pt" style:font-size-complex="12pt" fo:language="es" style:language-complex="hi" fo:country="MX" style:country-complex="IN"/>
    </style:style>
    <style:style style:family="text" style:name="T1516">
      <style:text-properties fo:color="#000000" fo:font-family="Liberation Serif" style:font-family-complex="Liberation Serif" fo:font-size="12pt" style:font-size-complex="12pt" fo:language="es" style:language-complex="hi" fo:country="MX" style:country-complex="IN"/>
    </style:style>
    <style:style style:family="text" style:name="T1517">
      <style:text-properties fo:color="#000000" fo:font-family="Liberation Serif" style:font-family-complex="Liberation Serif" fo:font-size="12pt" style:font-size-complex="12pt" fo:language="es" style:language-complex="hi" fo:country="MX" style:country-complex="IN"/>
    </style:style>
    <style:style style:family="text" style:name="T1518">
      <style:text-properties fo:color="#000000" fo:font-family="Liberation Serif" style:font-family-complex="Liberation Serif" fo:font-size="12pt" style:font-size-complex="12pt" fo:language="es" style:language-complex="hi" fo:country="MX" style:country-complex="IN"/>
    </style:style>
    <style:style style:family="table" style:name="ta11">
      <style:table-properties style:width="12.07cm" fo:margin-left="0cm" table:align="left"/>
    </style:style>
    <style:style style:family="table-column" style:name="co31">
      <style:table-column-properties style:column-width="12.07cm"/>
    </style:style>
    <style:style style:family="table-row" style:name="ro29">
      <style:table-row-properties/>
    </style:style>
    <style:style style:family="table-cell" style:name="ce109">
      <style:table-cell-properties style:vertical-align="middle" fo:border-top="none" fo:border-bottom="none" fo:border-left="none" fo:border-right="0.00882cm solid #000000" fo:padding-top="0cm" fo:padding-bottom="0cm" fo:padding-left="0cm" fo:padding-right="0.04939cm"/>
    </style:style>
    <style:style style:parent-style-name="745" style:family="paragraph" style:name="P519">
      <style:paragraph-properties fo:text-align="justify" fo:margin-left="0cm" fo:margin-right="0cm" fo:text-indent="0cm"/>
      <style:text-properties fo:color="#000000" fo:font-family="Liberation Serif" style:font-family-complex="Liberation Serif" fo:font-size="12pt" style:font-size-complex="12pt" fo:language="es" style:language-complex="hi" fo:country="MX" style:country-complex="IN"/>
    </style:style>
    <style:style style:family="text" style:name="T1519">
      <style:text-properties fo:color="#000000" fo:font-family="Liberation Serif" style:font-family-complex="Liberation Serif" fo:font-size="12pt" style:font-size-complex="12pt" fo:language="es" style:language-complex="hi" fo:country="MX" style:country-complex="IN"/>
    </style:style>
    <style:style style:family="text" style:name="T1520">
      <style:text-properties fo:color="#000000" fo:font-family="Liberation Serif" style:font-family-complex="Liberation Serif" fo:font-size="12pt" style:font-size-complex="12pt" fo:language="es" style:language-complex="hi" fo:country="MX" style:country-complex="IN"/>
    </style:style>
    <style:style style:family="text" style:name="T152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52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22">
      <style:text-properties fo:color="#000000" fo:font-family="arial" style:font-family-complex="arial" fo:font-size="12pt" style:font-size-complex="12pt" fo:language="es" style:language-complex="hi" fo:country="MX" style:country-complex="IN" fo:font-style="normal" fo:font-weight="normal"/>
    </style:style>
    <style:style style:family="text" style:name="T152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2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25">
      <style:text-properties fo:color="#000000" fo:font-family="arial" style:font-family-complex="arial" fo:font-size="12pt" style:font-size-complex="12pt" fo:language="es" style:language-complex="hi" fo:country="MX" style:country-complex="IN" fo:font-style="normal" fo:font-weight="normal"/>
    </style:style>
    <style:style style:family="text" style:name="T152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2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28">
      <style:text-properties fo:color="#000000" fo:font-family="arial" style:font-family-complex="arial" fo:font-size="12pt" style:font-size-complex="12pt" fo:language="es" style:language-complex="hi" fo:country="MX" style:country-complex="IN" fo:font-style="normal" fo:font-weight="normal"/>
    </style:style>
    <style:style style:family="text" style:name="T152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3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31">
      <style:text-properties fo:color="#000000" fo:font-family="arial" style:font-family-complex="arial" fo:font-size="12pt" style:font-size-complex="12pt" fo:language="es" style:language-complex="hi" fo:country="MX" style:country-complex="IN" fo:font-style="normal" fo:font-weight="normal"/>
    </style:style>
    <style:style style:family="text" style:name="T153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3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34">
      <style:text-properties fo:color="#000000" fo:font-family="arial" style:font-family-complex="arial" fo:font-size="12pt" style:font-size-complex="12pt" fo:language="es" style:language-complex="hi" fo:country="MX" style:country-complex="IN" fo:font-style="normal" fo:font-weight="normal"/>
    </style:style>
    <style:style style:family="text" style:name="T153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3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37">
      <style:text-properties fo:color="#000000" fo:font-family="arial" style:font-family-complex="arial" fo:font-size="12pt" style:font-size-complex="12pt" fo:language="es" style:language-complex="hi" fo:country="MX" style:country-complex="IN" fo:font-style="normal" fo:font-weight="normal"/>
    </style:style>
    <style:style style:family="text" style:name="T153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3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40">
      <style:text-properties fo:color="#000000" fo:font-family="arial" style:font-family-complex="arial" fo:font-size="12pt" style:font-size-complex="12pt" fo:language="es" style:language-complex="hi" fo:country="MX" style:country-complex="IN" fo:font-style="normal" fo:font-weight="normal"/>
    </style:style>
    <style:style style:family="text" style:name="T154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4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43">
      <style:text-properties fo:color="#000000" fo:font-family="arial" style:font-family-complex="arial" fo:font-size="12pt" style:font-size-complex="12pt" fo:language="es" style:language-complex="hi" fo:country="MX" style:country-complex="IN" fo:font-style="normal" fo:font-weight="normal"/>
    </style:style>
    <style:style style:family="text" style:name="T154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4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46">
      <style:text-properties fo:color="#000000" fo:font-family="arial" style:font-family-complex="arial" fo:font-size="12pt" style:font-size-complex="12pt" fo:language="es" style:language-complex="hi" fo:country="MX" style:country-complex="IN" fo:font-style="normal" fo:font-weight="normal"/>
    </style:style>
    <style:style style:family="text" style:name="T154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4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2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49">
      <style:text-properties fo:color="#000000" fo:font-family="arial" style:font-family-complex="arial" fo:font-size="12pt" style:font-size-complex="12pt" fo:language="es" style:language-complex="hi" fo:country="MX" style:country-complex="IN" fo:font-style="normal" fo:font-weight="normal"/>
    </style:style>
    <style:style style:family="text" style:name="T155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5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52">
      <style:text-properties fo:color="#000000" fo:font-family="arial" style:font-family-complex="arial" fo:font-size="12pt" style:font-size-complex="12pt" fo:language="es" style:language-complex="hi" fo:country="MX" style:country-complex="IN" fo:font-style="normal" fo:font-weight="normal"/>
    </style:style>
    <style:style style:family="text" style:name="T155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5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55">
      <style:text-properties fo:color="#000000" fo:font-family="arial" style:font-family-complex="arial" fo:font-size="12pt" style:font-size-complex="12pt" fo:language="es" style:language-complex="hi" fo:country="MX" style:country-complex="IN" fo:font-style="normal" fo:font-weight="normal"/>
    </style:style>
    <style:style style:family="text" style:name="T155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5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58">
      <style:text-properties fo:color="#000000" fo:font-family="arial" style:font-family-complex="arial" fo:font-size="12pt" style:font-size-complex="12pt" fo:language="es" style:language-complex="hi" fo:country="MX" style:country-complex="IN" fo:font-style="normal" fo:font-weight="normal"/>
    </style:style>
    <style:style style:family="text" style:name="T155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6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61">
      <style:text-properties fo:color="#000000" fo:font-family="arial" style:font-family-complex="arial" fo:font-size="12pt" style:font-size-complex="12pt" fo:language="es" style:language-complex="hi" fo:country="MX" style:country-complex="IN" fo:font-style="normal" fo:font-weight="normal"/>
    </style:style>
    <style:style style:family="text" style:name="T1562">
      <style:text-properties fo:color="#000000" fo:font-family="arial" style:font-family-complex="arial" fo:font-size="12pt" style:font-size-complex="12pt" fo:language="es" style:language-complex="hi" fo:country="MX" style:country-complex="IN" fo:font-style="normal" fo:font-weight="bold"/>
    </style:style>
    <style:style style:family="text" style:name="T1563">
      <style:text-properties fo:color="#000000" fo:font-family="arial" style:font-family-complex="arial" fo:font-size="12pt" style:font-size-complex="12pt" fo:language="es" style:language-complex="hi" fo:country="MX" style:country-complex="IN" fo:font-style="normal" fo:font-weight="normal"/>
    </style:style>
    <style:style style:family="text" style:name="T1564">
      <style:text-properties fo:color="#000000" fo:font-family="arial" style:font-family-complex="arial" fo:font-size="12pt" style:font-size-complex="12pt" fo:language="es" style:language-complex="hi" fo:country="MX" style:country-complex="IN" fo:font-style="normal" fo:font-weight="bold"/>
    </style:style>
    <style:style style:family="text" style:name="T1565">
      <style:text-properties fo:color="#000000" fo:font-family="arial" style:font-family-complex="arial" fo:font-size="12pt" style:font-size-complex="12pt" fo:language="es" style:language-complex="hi" fo:country="MX" style:country-complex="IN" fo:font-style="normal" fo:font-weight="normal"/>
    </style:style>
    <style:style style:family="text" style:name="T1566">
      <style:text-properties fo:color="#000000" fo:font-family="arial" style:font-family-complex="arial" fo:font-size="12pt" style:font-size-complex="12pt" fo:language="es" style:language-complex="hi" fo:country="MX" style:country-complex="IN" fo:font-style="normal" fo:font-weight="bold"/>
    </style:style>
    <style:style style:family="text" style:name="T1567">
      <style:text-properties fo:color="#000000" fo:font-family="arial" style:font-family-complex="arial" fo:font-size="12pt" style:font-size-complex="12pt" fo:language="es" style:language-complex="hi" fo:country="MX" style:country-complex="IN" fo:font-style="normal" fo:font-weight="normal"/>
    </style:style>
    <style:style style:family="text" style:name="T1568">
      <style:text-properties fo:color="#000000" fo:font-family="arial" style:font-family-complex="arial" fo:font-size="12pt" style:font-size-complex="12pt" fo:language="es" style:language-complex="hi" fo:country="MX" style:country-complex="IN" fo:font-style="normal" fo:font-weight="bold"/>
    </style:style>
    <style:style style:family="text" style:name="T1569">
      <style:text-properties fo:color="#000000" fo:font-family="arial" style:font-family-complex="arial" fo:font-size="12pt" style:font-size-complex="12pt" fo:language="es" style:language-complex="hi" fo:country="MX" style:country-complex="IN" fo:font-style="normal" fo:font-weight="normal"/>
    </style:style>
    <style:style style:family="text" style:name="T1570">
      <style:text-properties fo:color="#000000" fo:font-family="arial" style:font-family-complex="arial" fo:font-size="12pt" style:font-size-complex="12pt" fo:language="es" style:language-complex="hi" fo:country="MX" style:country-complex="IN" fo:font-style="normal" fo:font-weight="bold"/>
    </style:style>
    <style:style style:family="text" style:name="T1571">
      <style:text-properties fo:color="#000000" fo:font-family="arial" style:font-family-complex="arial" fo:font-size="12pt" style:font-size-complex="12pt" fo:language="es" style:language-complex="hi" fo:country="MX" style:country-complex="IN" fo:font-style="normal" fo:font-weight="normal"/>
    </style:style>
    <style:style style:family="text" style:name="T1572">
      <style:text-properties fo:color="#000000" fo:font-family="arial" style:font-family-complex="arial" fo:font-size="12pt" style:font-size-complex="12pt" fo:language="es" style:language-complex="hi" fo:country="MX" style:country-complex="IN" fo:font-style="normal" fo:font-weight="bold"/>
    </style:style>
    <style:style style:family="text" style:name="T1573">
      <style:text-properties fo:color="#000000" fo:font-family="arial" style:font-family-complex="arial" fo:font-size="12pt" style:font-size-complex="12pt" fo:language="es" style:language-complex="hi" fo:country="MX" style:country-complex="IN" fo:font-style="normal" fo:font-weight="normal"/>
    </style:style>
    <style:style style:family="text" style:name="T1574">
      <style:text-properties fo:color="#000000" fo:font-family="arial" style:font-family-complex="arial" fo:font-size="12pt" style:font-size-complex="12pt" fo:language="es" style:language-complex="hi" fo:country="MX" style:country-complex="IN" fo:font-style="normal" fo:font-weight="bold"/>
    </style:style>
    <style:style style:family="text" style:name="T157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7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77">
      <style:text-properties fo:color="#000000" fo:font-family="arial" style:font-family-complex="arial" fo:font-size="12pt" style:font-size-complex="12pt" fo:language="es" style:language-complex="hi" fo:country="MX" style:country-complex="IN" fo:font-style="normal" fo:font-weight="normal"/>
    </style:style>
    <style:style style:family="text" style:name="T157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7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80">
      <style:text-properties fo:color="#000000" fo:font-family="arial" style:font-family-complex="arial" fo:font-size="12pt" style:font-size-complex="12pt" fo:language="es" style:language-complex="hi" fo:country="MX" style:country-complex="IN" fo:font-style="normal" fo:font-weight="normal"/>
    </style:style>
    <style:style style:family="text" style:name="T1581">
      <style:text-properties fo:color="#000000" fo:font-family="arial" style:font-family-complex="arial" fo:font-size="12pt" style:font-size-complex="12pt" fo:language="es" style:language-complex="hi" fo:country="MX" style:country-complex="IN" fo:font-style="normal" fo:font-weight="bold"/>
    </style:style>
    <style:style style:family="text" style:name="T1582">
      <style:text-properties fo:color="#000000" fo:font-family="arial" style:font-family-complex="arial" fo:font-size="12pt" style:font-size-complex="12pt" fo:language="es" style:language-complex="hi" fo:country="MX" style:country-complex="IN" fo:font-style="normal" fo:font-weight="normal"/>
    </style:style>
    <style:style style:family="text" style:name="T1583">
      <style:text-properties fo:color="#000000" fo:font-family="arial" style:font-family-complex="arial" fo:font-size="12pt" style:font-size-complex="12pt" fo:language="es" style:language-complex="hi" fo:country="MX" style:country-complex="IN" fo:font-style="normal" fo:font-weight="bold"/>
    </style:style>
    <style:style style:family="text" style:name="T1584">
      <style:text-properties fo:color="#000000" fo:font-family="arial" style:font-family-complex="arial" fo:font-size="12pt" style:font-size-complex="12pt" fo:language="es" style:language-complex="hi" fo:country="MX" style:country-complex="IN" fo:font-style="normal" fo:font-weight="normal"/>
    </style:style>
    <style:style style:family="text" style:name="T158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8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87">
      <style:text-properties fo:color="#000000" fo:font-family="arial" style:font-family-complex="arial" fo:font-size="12pt" style:font-size-complex="12pt" fo:language="es" style:language-complex="hi" fo:country="MX" style:country-complex="IN" fo:font-style="normal" fo:font-weight="normal"/>
    </style:style>
    <style:style style:family="text" style:name="T158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8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90">
      <style:text-properties fo:color="#000000" fo:font-family="arial" style:font-family-complex="arial" fo:font-size="12pt" style:font-size-complex="12pt" fo:language="es" style:language-complex="hi" fo:country="MX" style:country-complex="IN" fo:font-style="normal" fo:font-weight="normal"/>
    </style:style>
    <style:style style:family="text" style:name="T159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9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93">
      <style:text-properties fo:color="#000000" fo:font-family="arial" style:font-family-complex="arial" fo:font-size="12pt" style:font-size-complex="12pt" fo:language="es" style:language-complex="hi" fo:country="MX" style:country-complex="IN" fo:font-style="normal" fo:font-weight="normal"/>
    </style:style>
    <style:style style:family="text" style:name="T1594">
      <style:text-properties fo:color="#000000" fo:font-family="arial" style:font-family-complex="arial" fo:font-size="12pt" style:font-size-complex="12pt" fo:language="es" style:language-complex="hi" fo:country="MX" style:country-complex="IN" fo:font-style="normal" fo:font-weight="normal"/>
    </style:style>
    <style:style style:family="text" style:name="T1595">
      <style:text-properties fo:color="#000000" fo:font-family="arial" style:font-family-complex="arial" fo:font-size="12pt" style:font-size-complex="12pt" fo:language="es" style:language-complex="hi" fo:country="MX" style:country-complex="IN" fo:font-style="normal" fo:font-weight="normal"/>
    </style:style>
    <style:style style:family="text" style:name="T159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9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3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598">
      <style:text-properties fo:color="#000000" fo:font-family="arial" style:font-family-complex="arial" fo:font-size="12pt" style:font-size-complex="12pt" fo:language="es" style:language-complex="hi" fo:country="MX" style:country-complex="IN" fo:font-style="normal" fo:font-weight="normal"/>
    </style:style>
    <style:style style:family="text" style:name="T159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0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01">
      <style:text-properties fo:color="#000000" fo:font-family="arial" style:font-family-complex="arial" fo:font-size="12pt" style:font-size-complex="12pt" fo:language="es" style:language-complex="hi" fo:country="MX" style:country-complex="IN" fo:font-style="normal" fo:font-weight="normal"/>
    </style:style>
    <style:style style:family="text" style:name="T1602">
      <style:text-properties fo:color="#000000" fo:font-family="arial" style:font-family-complex="arial" fo:font-size="12pt" style:font-size-complex="12pt" fo:language="es" style:language-complex="hi" fo:country="MX" style:country-complex="IN" fo:font-style="normal" fo:font-weight="normal"/>
    </style:style>
    <style:style style:family="text" style:name="T160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0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0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graphic" style:name="gr133">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text" style:name="T160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0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0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graphic" style:name="gr134">
      <style:graphic-properties draw:fill-color="#729FCF" draw:fill="solid"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text" style:name="T160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1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11">
      <style:text-properties fo:color="#000000" fo:font-family="arial" style:font-family-complex="arial" fo:font-size="12pt" style:font-size-complex="12pt" fo:language="es" style:language-complex="hi" fo:country="MX" style:country-complex="IN" fo:font-style="normal" fo:font-weight="normal"/>
    </style:style>
    <style:style style:family="text" style:name="T161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1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4">
      <style:paragraph-properties fo:text-align="center"/>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14">
      <style:text-properties fo:color="#000000" fo:font-family="arial" style:font-family-complex="arial" fo:font-size="12pt" style:font-size-complex="12pt" fo:language="es" style:language-complex="hi" fo:country="MX" style:country-complex="IN" fo:font-style="normal" fo:font-weight="normal"/>
    </style:style>
    <style:style style:family="text" style:name="T1615">
      <style:text-properties fo:color="#000000" fo:font-family="arial" style:font-family-complex="arial" fo:font-size="12pt" style:font-size-complex="12pt" fo:language="es" style:language-complex="hi" fo:country="MX" style:country-complex="IN" fo:font-style="normal" fo:font-weight="normal"/>
    </style:style>
    <style:style style:family="text" style:name="T1616">
      <style:text-properties fo:color="#000000" fo:font-family="arial" style:font-family-complex="arial" fo:font-size="12pt" style:font-size-complex="12pt" fo:language="es" style:language-complex="hi" fo:country="MX" style:country-complex="IN" fo:font-style="normal" fo:font-weight="normal"/>
    </style:style>
    <style:style style:family="text" style:name="T1617">
      <style:text-properties fo:color="#000000" fo:font-family="arial" style:font-family-complex="arial" fo:font-size="12pt" style:font-size-complex="12pt" fo:language="es" style:language-complex="hi" fo:country="MX" style:country-complex="IN" fo:font-style="normal" fo:font-weight="normal"/>
    </style:style>
    <style:style style:family="text" style:name="T161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1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5">
      <style:paragraph-properties fo:text-align="center"/>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20">
      <style:text-properties fo:color="#000000" fo:font-family="arial" style:font-family-complex="arial" fo:font-size="12pt" style:font-size-complex="12pt" fo:language="es" style:language-complex="hi" fo:country="MX" style:country-complex="IN" fo:font-style="normal" fo:font-weight="normal"/>
    </style:style>
    <style:style style:family="text" style:name="T162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2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6">
      <style:paragraph-properties fo:text-align="center"/>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23">
      <style:text-properties fo:color="#000000" fo:font-family="arial" style:font-family-complex="arial" fo:font-size="12pt" style:font-size-complex="12pt" fo:language="es" style:language-complex="hi" fo:country="MX" style:country-complex="IN" fo:font-style="normal" fo:font-weight="normal"/>
    </style:style>
    <style:style style:family="text" style:name="T162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2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7">
      <style:paragraph-properties fo:text-align="center"/>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26">
      <style:text-properties fo:color="#000000" fo:font-family="arial" style:font-family-complex="arial" fo:font-size="12pt" style:font-size-complex="12pt" fo:language="es" style:language-complex="hi" fo:country="MX" style:country-complex="IN" fo:font-style="normal" fo:font-weight="normal"/>
    </style:style>
    <style:style style:family="text" style:name="T162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2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29">
      <style:text-properties fo:color="#000000" fo:font-family="arial" style:font-family-complex="arial" fo:font-size="12pt" style:font-size-complex="12pt" fo:language="es" style:language-complex="hi" fo:country="MX" style:country-complex="IN" fo:font-style="normal" fo:font-weight="normal"/>
    </style:style>
    <style:style style:family="text" style:name="T163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3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4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32">
      <style:text-properties fo:color="#000000" fo:font-family="arial" style:font-family-complex="arial" fo:font-size="12pt" style:font-size-complex="12pt" fo:language="es" style:language-complex="hi" fo:country="MX" style:country-complex="IN" fo:font-style="normal" fo:font-weight="normal"/>
    </style:style>
    <style:style style:family="text" style:name="T163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3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5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35">
      <style:text-properties fo:color="#000000" fo:font-family="arial" style:font-family-complex="arial" fo:font-size="12pt" style:font-size-complex="12pt" fo:language="es" style:language-complex="hi" fo:country="MX" style:country-complex="IN" fo:font-style="normal" fo:font-weight="normal"/>
    </style:style>
    <style:style style:family="text" style:name="T1636">
      <style:text-properties fo:color="#000000" fo:font-family="arial" style:font-family-complex="arial" fo:font-size="12pt" style:font-size-complex="12pt" fo:language="es" style:language-complex="hi" fo:country="MX" style:country-complex="IN" fo:font-style="normal" fo:font-weight="normal"/>
    </style:style>
    <style:style style:family="text" style:name="T163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3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list-style-name="WWNum1" style:family="paragraph" style:name="P55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39">
      <style:text-properties fo:color="#000000" fo:font-family="arial" style:font-family-complex="arial" fo:font-size="12pt" style:font-size-complex="12pt" fo:language="es" style:language-complex="hi" fo:country="MX" style:country-complex="IN" fo:font-style="normal" fo:font-weight="normal"/>
    </style:style>
    <style:style style:family="text" style:name="T1640">
      <style:text-properties fo:color="#000000" fo:font-family="arial" style:font-family-complex="arial" fo:font-size="12pt" style:font-size-complex="12pt" fo:language="es" style:language-complex="hi" fo:country="MX" style:country-complex="IN" fo:font-style="normal" fo:font-weight="bold"/>
    </style:style>
    <style:style style:family="text" style:name="T1641">
      <style:text-properties fo:color="#000000" fo:font-family="arial" style:font-family-complex="arial" fo:font-size="12pt" style:font-size-complex="12pt" fo:language="es" style:language-complex="hi" fo:country="MX" style:country-complex="IN" fo:font-style="normal" fo:font-weight="normal"/>
    </style:style>
    <style:style style:family="text" style:name="T1642">
      <style:text-properties fo:color="#000000" fo:font-family="arial" style:font-family-complex="arial" fo:font-size="12pt" style:font-size-complex="12pt" fo:language="es" style:language-complex="hi" fo:country="MX" style:country-complex="IN" fo:font-style="normal" fo:font-weight="normal"/>
    </style:style>
    <style:style style:family="text" style:name="T1643">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1" style:family="paragraph" style:name="P55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44">
      <style:text-properties fo:color="#000000" fo:font-family="arial" style:font-family-complex="arial" fo:font-size="12pt" style:font-size-complex="12pt" fo:language="es" style:language-complex="hi" fo:country="MX" style:country-complex="IN" fo:font-style="normal" fo:font-weight="normal"/>
    </style:style>
    <style:style style:family="text" style:name="T1645">
      <style:text-properties fo:color="#000000" fo:font-family="arial" style:font-family-complex="arial" fo:font-size="12pt" style:font-size-complex="12pt" fo:language="es" style:language-complex="hi" fo:country="MX" style:country-complex="IN" fo:font-style="normal" fo:font-weight="normal"/>
    </style:style>
    <style:style style:family="text" style:name="T1646">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1" style:family="paragraph" style:name="P55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47">
      <style:text-properties fo:color="#000000" fo:font-family="arial" style:font-family-complex="arial" fo:font-size="12pt" style:font-size-complex="12pt" fo:language="es" style:language-complex="hi" fo:country="MX" style:country-complex="IN" fo:font-style="normal" fo:font-weight="normal"/>
    </style:style>
    <style:style style:family="text" style:name="T1648">
      <style:text-properties fo:color="#000000" fo:font-family="arial" style:font-family-complex="arial" fo:font-size="12pt" style:font-size-complex="12pt" fo:language="es" style:language-complex="hi" fo:country="MX" style:country-complex="IN" fo:font-style="normal" fo:font-weight="normal"/>
    </style:style>
    <style:style style:family="text" style:name="T1649">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1" style:family="paragraph" style:name="P55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50">
      <style:text-properties fo:color="#000000" fo:font-family="arial" style:font-family-complex="arial" fo:font-size="12pt" style:font-size-complex="12pt" fo:language="es" style:language-complex="hi" fo:country="MX" style:country-complex="IN" fo:font-style="normal" fo:font-weight="normal"/>
    </style:style>
    <style:style style:family="text" style:name="T1651">
      <style:text-properties fo:color="#000000" fo:font-family="arial" style:font-family-complex="arial" fo:font-size="12pt" style:font-size-complex="12pt" fo:language="es" style:language-complex="hi" fo:country="MX" style:country-complex="IN" fo:font-style="normal" fo:font-weight="normal"/>
    </style:style>
    <style:style style:family="text" style:name="T1652">
      <style:text-properties fo:color="#000000" fo:font-family="arial" style:font-family-complex="arial" fo:font-size="12pt" style:font-size-complex="12pt" fo:language="es" style:language-complex="hi" fo:country="MX" style:country-complex="IN" fo:font-style="normal" fo:font-weight="normal"/>
    </style:style>
    <style:style style:parent-style-name="739" style:family="paragraph" style:name="P55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53">
      <style:text-properties fo:color="#000000" fo:font-family="arial" style:font-family-complex="arial" fo:font-size="12pt" style:font-size-complex="12pt" fo:language="es" style:language-complex="hi" fo:country="MX" style:country-complex="IN" fo:font-style="normal" fo:font-weight="normal"/>
    </style:style>
    <style:style style:family="text" style:name="T165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5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5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56">
      <style:text-properties fo:color="#000000" fo:font-family="arial" style:font-family-complex="arial" fo:font-size="12pt" style:font-size-complex="12pt" fo:language="es" style:language-complex="hi" fo:country="MX" style:country-complex="IN" fo:font-style="normal" fo:font-weight="normal"/>
    </style:style>
    <style:style style:family="text" style:name="T165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5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list-style-name="WWNum2" style:family="paragraph" style:name="P55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59">
      <style:text-properties fo:color="#000000" fo:font-family="arial" style:font-family-complex="arial" fo:font-size="12pt" style:font-size-complex="12pt" fo:language="es" style:language-complex="hi" fo:country="MX" style:country-complex="IN" fo:font-style="normal" fo:font-weight="normal"/>
    </style:style>
    <style:style style:family="text" style:name="T1660">
      <style:text-properties fo:color="#000000" fo:font-family="arial" style:font-family-complex="arial" fo:font-size="12pt" style:font-size-complex="12pt" fo:language="es" style:language-complex="hi" fo:country="MX" style:country-complex="IN" fo:font-style="normal" fo:font-weight="normal"/>
    </style:style>
    <style:style style:family="text" style:name="T1661">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2" style:family="paragraph" style:name="P55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62">
      <style:text-properties fo:color="#000000" fo:font-family="arial" style:font-family-complex="arial" fo:font-size="12pt" style:font-size-complex="12pt" fo:language="es" style:language-complex="hi" fo:country="MX" style:country-complex="IN" fo:font-style="normal" fo:font-weight="normal"/>
    </style:style>
    <style:style style:family="text" style:name="T1663">
      <style:text-properties fo:color="#000000" fo:font-family="arial" style:font-family-complex="arial" fo:font-size="12pt" style:font-size-complex="12pt" fo:language="es" style:language-complex="hi" fo:country="MX" style:country-complex="IN" fo:font-style="normal" fo:font-weight="normal"/>
    </style:style>
    <style:style style:family="text" style:name="T1664">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2" style:family="paragraph" style:name="P55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65">
      <style:text-properties fo:color="#000000" fo:font-family="arial" style:font-family-complex="arial" fo:font-size="12pt" style:font-size-complex="12pt" fo:language="es" style:language-complex="hi" fo:country="MX" style:country-complex="IN" fo:font-style="normal" fo:font-weight="normal"/>
    </style:style>
    <style:style style:family="text" style:name="T1666">
      <style:text-properties fo:color="#000000" fo:font-family="arial" style:font-family-complex="arial" fo:font-size="12pt" style:font-size-complex="12pt" fo:language="es" style:language-complex="hi" fo:country="MX" style:country-complex="IN" fo:font-style="normal" fo:font-weight="normal"/>
    </style:style>
    <style:style style:family="text" style:name="T1667">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2" style:family="paragraph" style:name="P56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68">
      <style:text-properties fo:color="#000000" fo:font-family="arial" style:font-family-complex="arial" fo:font-size="12pt" style:font-size-complex="12pt" fo:language="es" style:language-complex="hi" fo:country="MX" style:country-complex="IN" fo:font-style="normal" fo:font-weight="normal"/>
    </style:style>
    <style:style style:family="text" style:name="T1669">
      <style:text-properties fo:color="#000000" fo:font-family="arial" style:font-family-complex="arial" fo:font-size="12pt" style:font-size-complex="12pt" fo:language="es" style:language-complex="hi" fo:country="MX" style:country-complex="IN" fo:font-style="normal" fo:font-weight="normal"/>
    </style:style>
    <style:style style:family="text" style:name="T1670">
      <style:text-properties fo:color="#000000" fo:font-family="arial" style:font-family-complex="arial" fo:font-size="12pt" style:font-size-complex="12pt" fo:language="es" style:language-complex="hi" fo:country="MX" style:country-complex="IN" fo:font-style="normal" fo:font-weight="normal"/>
    </style:style>
    <style:style style:parent-style-name="739" style:family="paragraph" style:name="P56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71">
      <style:text-properties fo:color="#000000" fo:font-family="arial" style:font-family-complex="arial" fo:font-size="12pt" style:font-size-complex="12pt" fo:language="es" style:language-complex="hi" fo:country="MX" style:country-complex="IN" fo:font-style="normal" fo:font-weight="normal"/>
    </style:style>
    <style:style style:family="text" style:name="T167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7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6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74">
      <style:text-properties fo:color="#000000" fo:font-family="arial" style:font-family-complex="arial" fo:font-size="12pt" style:font-size-complex="12pt" fo:language="es" style:language-complex="hi" fo:country="MX" style:country-complex="IN" fo:font-style="normal" fo:font-weight="normal"/>
    </style:style>
    <style:style style:family="text" style:name="T167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7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6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77">
      <style:text-properties fo:color="#000000" fo:font-family="arial" style:font-family-complex="arial" fo:font-size="12pt" style:font-size-complex="12pt" fo:language="es" style:language-complex="hi" fo:country="MX" style:country-complex="IN" fo:font-style="normal" fo:font-weight="normal"/>
    </style:style>
    <style:style style:family="text" style:name="T167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7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6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80">
      <style:text-properties fo:color="#000000" fo:font-family="arial" style:font-family-complex="arial" fo:font-size="12pt" style:font-size-complex="12pt" fo:language="es" style:language-complex="hi" fo:country="MX" style:country-complex="IN" fo:font-style="normal" fo:font-weight="normal"/>
    </style:style>
    <style:style style:family="text" style:name="T1681">
      <style:text-properties fo:color="#000000" fo:font-family="arial" style:font-family-complex="arial" fo:font-size="12pt" style:font-size-complex="12pt" fo:language="es" style:language-complex="hi" fo:country="MX" style:country-complex="IN" fo:font-style="normal" fo:font-weight="normal"/>
    </style:style>
    <style:style style:family="text" style:name="T168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8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6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84">
      <style:text-properties fo:color="#000000" fo:font-family="arial" style:font-family-complex="arial" fo:font-size="12pt" style:font-size-complex="12pt" fo:language="es" style:language-complex="hi" fo:country="MX" style:country-complex="IN" fo:font-style="normal" fo:font-weight="normal"/>
    </style:style>
    <style:style style:family="text" style:name="T168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8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list-style-name="WWNum3" style:family="paragraph" style:name="P56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87">
      <style:text-properties fo:color="#000000" fo:font-family="arial" style:font-family-complex="arial" fo:font-size="12pt" style:font-size-complex="12pt" fo:language="es" style:language-complex="hi" fo:country="MX" style:country-complex="IN" fo:font-style="normal" fo:font-weight="normal"/>
    </style:style>
    <style:style style:family="text" style:name="T1688">
      <style:text-properties fo:color="#000000" fo:font-family="arial" style:font-family-complex="arial" fo:font-size="12pt" style:font-size-complex="12pt" fo:language="es" style:language-complex="hi" fo:country="MX" style:country-complex="IN" fo:font-style="normal" fo:font-weight="normal"/>
    </style:style>
    <style:style style:family="text" style:name="T1689">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3" style:family="paragraph" style:name="P56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90">
      <style:text-properties fo:color="#000000" fo:font-family="arial" style:font-family-complex="arial" fo:font-size="12pt" style:font-size-complex="12pt" fo:language="es" style:language-complex="hi" fo:country="MX" style:country-complex="IN" fo:font-style="normal" fo:font-weight="normal"/>
    </style:style>
    <style:style style:family="text" style:name="T1691">
      <style:text-properties fo:color="#000000" fo:font-family="arial" style:font-family-complex="arial" fo:font-size="12pt" style:font-size-complex="12pt" fo:language="es" style:language-complex="hi" fo:country="MX" style:country-complex="IN" fo:font-style="normal" fo:font-weight="normal"/>
    </style:style>
    <style:style style:family="text" style:name="T1692">
      <style:text-properties fo:color="#000000" fo:font-family="arial" style:font-family-complex="arial" fo:font-size="12pt" style:font-size-complex="12pt" fo:language="es" style:language-complex="hi" fo:country="MX" style:country-complex="IN" fo:font-style="normal" fo:font-weight="normal"/>
    </style:style>
    <style:style style:parent-style-name="739" style:list-style-name="WWNum3" style:family="paragraph" style:name="P56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93">
      <style:text-properties fo:color="#000000" fo:font-family="arial" style:font-family-complex="arial" fo:font-size="12pt" style:font-size-complex="12pt" fo:language="es" style:language-complex="hi" fo:country="MX" style:country-complex="IN" fo:font-style="normal" fo:font-weight="normal"/>
    </style:style>
    <style:style style:family="text" style:name="T1694">
      <style:text-properties fo:color="#000000" fo:font-family="arial" style:font-family-complex="arial" fo:font-size="12pt" style:font-size-complex="12pt" fo:language="es" style:language-complex="hi" fo:country="MX" style:country-complex="IN" fo:font-style="normal" fo:font-weight="normal"/>
    </style:style>
    <style:style style:family="text" style:name="T1695">
      <style:text-properties fo:color="#000000" fo:font-family="arial" style:font-family-complex="arial" fo:font-size="12pt" style:font-size-complex="12pt" fo:language="es" style:language-complex="hi" fo:country="MX" style:country-complex="IN" fo:font-style="normal" fo:font-weight="normal"/>
    </style:style>
    <style:style style:parent-style-name="739" style:family="paragraph" style:name="P56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96">
      <style:text-properties fo:color="#000000" fo:font-family="arial" style:font-family-complex="arial" fo:font-size="12pt" style:font-size-complex="12pt" fo:language="es" style:language-complex="hi" fo:country="MX" style:country-complex="IN" fo:font-style="normal" fo:font-weight="normal"/>
    </style:style>
    <style:style style:family="text" style:name="T169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9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master-page-name="MasterPage6" style:family="paragraph" style:name="P570">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699">
      <style:text-properties fo:color="#000000" fo:font-family="arial" style:font-family-complex="arial" fo:font-size="12pt" style:font-size-complex="12pt" fo:language="es" style:language-complex="hi" fo:country="MX" style:country-complex="IN" fo:font-style="normal" fo:font-weight="normal"/>
    </style:style>
    <style:style style:family="text" style:name="T1700">
      <style:text-properties fo:color="#000000" fo:font-family="arial" style:font-family-complex="arial" fo:font-size="12pt" style:font-size-complex="12pt" fo:language="es" style:language-complex="hi" fo:country="MX" style:country-complex="IN" fo:font-style="normal" fo:font-weight="normal"/>
    </style:style>
    <style:style style:family="text" style:name="T1701">
      <style:text-properties fo:color="#000000" fo:font-family="arial" style:font-family-complex="arial" fo:font-size="12pt" style:font-size-complex="12pt" fo:language="es" style:language-complex="hi" fo:country="MX" style:country-complex="IN" fo:font-style="normal" fo:font-weight="normal"/>
    </style:style>
    <style:style style:family="text" style:name="T170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0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7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0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graphic" style:name="gr135">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572">
      <style:paragraph-properties/>
      <style:text-properties/>
    </style:style>
    <style:style style:family="text" style:name="T170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0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7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07">
      <style:text-properties fo:color="#000000" fo:font-family="arial" style:font-family-complex="arial" fo:font-size="12pt" style:font-size-complex="12pt" fo:language="es" style:language-complex="hi" fo:country="MX" style:country-complex="IN" fo:font-style="normal" fo:font-weight="normal"/>
    </style:style>
    <style:style style:family="text" style:name="T170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0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7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1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graphic" style:name="gr136">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575">
      <style:paragraph-properties/>
      <style:text-properties/>
    </style:style>
    <style:style style:family="graphic" style:name="gr137">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576">
      <style:paragraph-properties/>
      <style:text-properties/>
    </style:style>
    <style:style style:family="graphic" style:name="gr138">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577">
      <style:paragraph-properties/>
      <style:text-properties/>
    </style:style>
    <style:style style:family="graphic" style:name="gr139">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578">
      <style:paragraph-properties/>
      <style:text-properties/>
    </style:style>
    <style:style style:family="graphic" style:name="gr140">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579">
      <style:paragraph-properties/>
      <style:text-properties/>
    </style:style>
    <style:style style:family="graphic" style:name="gr141">
      <style:graphic-properties draw:fill-color="#729FCF" draw:fill="solid" draw:textarea-vertical-align="middle" draw:auto-grow-height="false" draw:auto-grow-width="fals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paragraph" style:name="P580">
      <style:paragraph-properties/>
      <style:text-properties/>
    </style:style>
    <style:style style:family="graphic" style:name="gr142">
      <style:graphic-properties draw:fill="none" draw:stroke="solid" svg:stroke-color="#3465A4" svg:stroke-width="0.03528cm" style:wrap="run-through" style:run-through="background" style:mirror="horizontal" fo:margin-left="0cm" fo:margin-right="0cm" fo:margin-top="0cm" fo:margin-bottom="0cm" style:horizontal-pos="from-left" style:horizontal-rel="page-content" style:vertical-pos="from-top" style:vertical-rel="paragraph"/>
    </style:style>
    <style:style style:family="graphic" style:name="gr143">
      <style:graphic-properties draw:fill="none" draw:stroke="solid" svg:stroke-color="#3465A4" svg:stroke-width="0.03528cm" style:wrap="run-through" style:run-through="background" style:mirror="horizontal" fo:margin-left="0cm" fo:margin-right="0cm" fo:margin-top="0cm" fo:margin-bottom="0cm" style:horizontal-pos="from-left" style:horizontal-rel="page-content" style:vertical-pos="from-top" style:vertical-rel="paragraph"/>
    </style:style>
    <style:style style:family="graphic" style:name="gr144">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45">
      <style:graphic-properties draw:fill="none" draw:stroke="solid" svg:stroke-color="#3465A4" svg:stroke-width="0.03528cm" style:wrap="run-through" style:run-through="background" style:mirror="vertical" fo:margin-left="0cm" fo:margin-right="0cm" fo:margin-top="0cm" fo:margin-bottom="0cm" style:horizontal-pos="from-left" style:horizontal-rel="page-content" style:vertical-pos="from-top" style:vertical-rel="paragraph"/>
    </style:style>
    <style:style style:family="graphic" style:name="gr146">
      <style:graphic-properties draw:fill="none" draw:stroke="solid" svg:stroke-color="#3465A4" svg:stroke-width="0.03528cm" style:wrap="run-through" style:run-through="background" fo:margin-left="0cm" fo:margin-right="0cm" fo:margin-top="0cm" fo:margin-bottom="0cm" style:horizontal-pos="from-left" style:horizontal-rel="page-content" style:vertical-pos="from-top" style:vertical-rel="paragraph"/>
    </style:style>
    <style:style style:family="graphic" style:name="gr147">
      <style:graphic-properties draw:fill="none" draw:stroke="solid" svg:stroke-color="#3465A4" svg:stroke-width="0.03528cm" style:wrap="run-through" style:run-through="background" style:mirror="vertical horizontal" fo:margin-left="0cm" fo:margin-right="0cm" fo:margin-top="0cm" fo:margin-bottom="0cm" style:horizontal-pos="from-left" style:horizontal-rel="page-content" style:vertical-pos="from-top" style:vertical-rel="paragraph"/>
    </style:style>
    <style:style style:family="text" style:name="T171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1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master-page-name="MasterPage7" style:family="paragraph" style:name="P581">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13">
      <style:text-properties fo:color="#000000" fo:font-family="arial" style:font-family-complex="arial" fo:font-size="12pt" style:font-size-complex="12pt" fo:language="es" style:language-complex="hi" fo:country="MX" style:country-complex="IN" fo:font-style="normal" fo:font-weight="normal"/>
    </style:style>
    <style:style style:family="text" style:name="T171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1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8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16">
      <style:text-properties fo:color="#000000" fo:font-family="arial" style:font-family-complex="arial" fo:font-size="12pt" style:font-size-complex="12pt" fo:language="es" style:language-complex="hi" fo:country="MX" style:country-complex="IN" fo:font-style="normal" fo:font-weight="normal"/>
    </style:style>
    <style:style style:family="text" style:name="T171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1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83">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19">
      <style:text-properties fo:color="#000000" fo:font-family="arial" style:font-family-complex="arial" fo:font-size="12pt" style:font-size-complex="12pt" fo:language="es" style:language-complex="hi" fo:country="MX" style:country-complex="IN" fo:font-style="italic" fo:font-weight="normal"/>
    </style:style>
    <style:style style:family="text" style:name="T1720">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21">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84">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22">
      <style:text-properties fo:color="#000000" fo:font-family="arial" style:font-family-complex="arial" fo:font-size="12pt" style:font-size-complex="12pt" fo:language="es" style:language-complex="hi" fo:country="MX" style:country-complex="IN" fo:font-style="italic" fo:font-weight="normal"/>
    </style:style>
    <style:style style:family="text" style:name="T1723">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24">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85">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25">
      <style:text-properties fo:color="#000000" fo:font-family="arial" style:font-family-complex="arial" fo:font-size="12pt" style:font-size-complex="12pt" fo:language="es" style:language-complex="hi" fo:country="MX" style:country-complex="IN" fo:font-style="italic" fo:font-weight="normal"/>
    </style:style>
    <style:style style:family="text" style:name="T1726">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27">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86">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28">
      <style:text-properties fo:color="#000000" fo:font-family="arial" style:font-family-complex="arial" fo:font-size="12pt" style:font-size-complex="12pt" fo:language="es" style:language-complex="hi" fo:country="MX" style:country-complex="IN" fo:font-style="italic" fo:font-weight="normal"/>
    </style:style>
    <style:style style:family="text" style:name="T1729">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30">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87">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31">
      <style:text-properties fo:color="#000000" fo:font-family="arial" style:font-family-complex="arial" fo:font-size="12pt" style:font-size-complex="12pt" fo:language="es" style:language-complex="hi" fo:country="MX" style:country-complex="IN" fo:font-style="italic" fo:font-weight="normal"/>
    </style:style>
    <style:style style:family="text" style:name="T1732">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33">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88">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34">
      <style:text-properties fo:color="#000000" fo:font-family="arial" style:font-family-complex="arial" fo:font-size="12pt" style:font-size-complex="12pt" fo:language="es" style:language-complex="hi" fo:country="MX" style:country-complex="IN" fo:font-style="italic" fo:font-weight="normal"/>
    </style:style>
    <style:style style:family="text" style:name="T1735">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36">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89">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37">
      <style:text-properties fo:color="#000000" fo:font-family="arial" style:font-family-complex="arial" fo:font-size="12pt" style:font-size-complex="12pt" fo:language="es" style:language-complex="hi" fo:country="MX" style:country-complex="IN" fo:font-style="italic" fo:font-weight="normal"/>
    </style:style>
    <style:style style:family="text" style:name="T1738">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39">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90">
      <style:paragraph-properties fo:text-align="justify"/>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40">
      <style:text-properties fo:color="#000000" fo:font-family="arial" style:font-family-complex="arial" fo:font-size="12pt" style:font-size-complex="12pt" fo:language="es" style:language-complex="hi" fo:country="MX" style:country-complex="IN" fo:font-style="italic" fo:font-weight="normal"/>
    </style:style>
    <style:style style:family="text" style:name="T1741">
      <style:text-properties fo:color="#000000" fo:font-family="Liberation Serif" style:font-family-complex="Liberation Serif" fo:font-size="12pt" style:font-size-complex="12pt" fo:language="es" style:language-complex="hi" fo:country="MX" style:country-complex="IN" fo:font-style="italic" fo:font-weight="normal"/>
    </style:style>
    <style:style style:family="text" style:name="T1742">
      <style:text-properties fo:color="#000000" fo:font-family="Liberation Serif" style:font-family-complex="Liberation Serif" fo:font-size="12pt" style:font-size-complex="12pt" fo:language="es" style:language-complex="hi" fo:country="MX" style:country-complex="IN" fo:font-style="italic" fo:font-weight="normal"/>
    </style:style>
    <style:style style:parent-style-name="739" style:family="paragraph" style:name="P59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43">
      <style:text-properties fo:color="#000000" fo:font-family="arial" style:font-family-complex="arial" fo:font-size="12pt" style:font-size-complex="12pt" fo:language="es" style:language-complex="hi" fo:country="MX" style:country-complex="IN" fo:font-style="normal" fo:font-weight="normal"/>
    </style:style>
    <style:style style:family="text" style:name="T1744">
      <style:text-properties fo:color="#000000" fo:font-family="arial" style:font-family-complex="arial" fo:font-size="12pt" style:font-size-complex="12pt" fo:language="es" style:language-complex="hi" fo:country="MX" style:country-complex="IN" fo:font-style="normal" fo:font-weight="normal"/>
    </style:style>
    <style:style style:family="text" style:name="T174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4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47">
      <style:text-properties fo:color="#000000" fo:font-family="arial" style:font-family-complex="arial" fo:font-size="12pt" style:font-size-complex="12pt" fo:language="es" style:language-complex="hi" fo:country="MX" style:country-complex="IN" fo:font-style="normal" fo:font-weight="normal"/>
    </style:style>
    <style:style style:family="text" style:name="T174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4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50">
      <style:text-properties fo:color="#000000" fo:font-family="arial" style:font-family-complex="arial" fo:font-size="12pt" style:font-size-complex="12pt" fo:language="es" style:language-complex="hi" fo:country="MX" style:country-complex="IN" fo:font-style="normal" fo:font-weight="normal"/>
    </style:style>
    <style:style style:family="text" style:name="T1751">
      <style:text-properties fo:color="#000000" fo:font-family="arial" style:font-family-complex="arial" fo:font-size="12pt" style:font-size-complex="12pt" fo:language="es" style:language-complex="hi" fo:country="MX" style:country-complex="IN" fo:font-style="normal" fo:font-weight="normal"/>
    </style:style>
    <style:style style:family="text" style:name="T175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5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54">
      <style:text-properties fo:color="#000000" fo:font-family="arial" style:font-family-complex="arial" fo:font-size="12pt" style:font-size-complex="12pt" fo:language="es" style:language-complex="hi" fo:country="MX" style:country-complex="IN" fo:font-style="normal" fo:font-weight="normal"/>
    </style:style>
    <style:style style:family="text" style:name="T1755">
      <style:text-properties fo:color="#000000" fo:font-family="arial" style:font-family-complex="arial" fo:font-size="12pt" style:font-size-complex="12pt" fo:language="es" style:language-complex="hi" fo:country="MX" style:country-complex="IN" fo:font-style="normal" fo:font-weight="normal"/>
    </style:style>
    <style:style style:family="text" style:name="T175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5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58">
      <style:text-properties fo:color="#000000" fo:font-family="arial" style:font-family-complex="arial" fo:font-size="12pt" style:font-size-complex="12pt" fo:language="es" style:language-complex="hi" fo:country="MX" style:country-complex="IN" fo:font-style="normal" fo:font-weight="normal"/>
    </style:style>
    <style:style style:family="text" style:name="T1759">
      <style:text-properties fo:color="#000000" fo:font-family="arial" style:font-family-complex="arial" fo:font-size="12pt" style:font-size-complex="12pt" fo:language="es" style:language-complex="hi" fo:country="MX" style:country-complex="IN" fo:font-style="normal" fo:font-weight="normal"/>
    </style:style>
    <style:style style:family="text" style:name="T176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6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62">
      <style:text-properties fo:color="#000000" fo:font-family="arial" style:font-family-complex="arial" fo:font-size="12pt" style:font-size-complex="12pt" fo:language="es" style:language-complex="hi" fo:country="MX" style:country-complex="IN" fo:font-style="normal" fo:font-weight="normal"/>
    </style:style>
    <style:style style:family="text" style:name="T176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6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65">
      <style:text-properties fo:color="#000000" fo:font-family="arial" style:font-family-complex="arial" fo:font-size="12pt" style:font-size-complex="12pt" fo:language="es" style:language-complex="hi" fo:country="MX" style:country-complex="IN" fo:font-style="normal" fo:font-weight="normal"/>
    </style:style>
    <style:style style:family="text" style:name="T176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6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68">
      <style:text-properties fo:color="#000000" fo:font-family="arial" style:font-family-complex="arial" fo:font-size="12pt" style:font-size-complex="12pt" fo:language="es" style:language-complex="hi" fo:country="MX" style:country-complex="IN" fo:font-style="normal" fo:font-weight="normal"/>
    </style:style>
    <style:style style:family="text" style:name="T1769">
      <style:text-properties fo:color="#000000" fo:font-family="arial" style:font-family-complex="arial" fo:font-size="12pt" style:font-size-complex="12pt" fo:language="es" style:language-complex="hi" fo:country="MX" style:country-complex="IN" fo:font-style="normal" fo:font-weight="normal"/>
    </style:style>
    <style:style style:family="text" style:name="T177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7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59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72">
      <style:text-properties fo:color="#000000" fo:font-family="arial" style:font-family-complex="arial" fo:font-size="12pt" style:font-size-complex="12pt" fo:language="es" style:language-complex="hi" fo:country="MX" style:country-complex="IN" fo:font-style="normal" fo:font-weight="normal"/>
    </style:style>
    <style:style style:family="text" style:name="T177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177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0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fo:background-color="#282c34"/>
    </style:style>
    <style:style style:family="text" style:name="T1775">
      <style:text-properties fo:color="#c678dd" fo:font-family="Droid Sans Mono" style:font-family-complex="Droid Sans Mono" fo:font-size="10.5pt" style:font-size-complex="12pt" fo:language="es" style:language-complex="hi" fo:country="MX" style:country-complex="IN" fo:font-style="normal" fo:font-weight="normal" fo:background-color="#282c34"/>
    </style:style>
    <style:style style:family="text" style:name="T1776">
      <style:text-properties fo:color="#abb2bf" fo:font-family="Droid Sans Mono" style:font-family-complex="Droid Sans Mono" fo:font-size="10.5pt" style:font-size-complex="12pt" fo:language="es" style:language-complex="hi" fo:country="MX" style:country-complex="IN" fo:font-style="normal" fo:font-weight="normal" fo:background-color="#282c34"/>
    </style:style>
    <style:style style:family="text" style:name="T1777">
      <style:text-properties fo:color="#e5c07b" fo:font-family="Droid Sans Mono" style:font-family-complex="Droid Sans Mono" fo:font-size="10.5pt" style:font-size-complex="12pt" fo:language="es" style:language-complex="hi" fo:country="MX" style:country-complex="IN" fo:font-style="normal" fo:font-weight="normal" fo:background-color="#282c34"/>
    </style:style>
    <style:style style:family="text" style:name="T1778">
      <style:text-properties fo:color="#abb2bf" fo:font-family="Droid Sans Mono" style:font-family-complex="Droid Sans Mono" fo:font-size="10.5pt" style:font-size-complex="12pt" fo:language="es" style:language-complex="hi" fo:country="MX" style:country-complex="IN" fo:font-style="normal" fo:font-weight="normal" fo:background-color="#282c34"/>
    </style:style>
    <style:style style:family="text" style:name="T1779">
      <style:text-properties fo:color="#000000" fo:font-family="Liberation Serif" style:font-family-complex="Liberation Serif" fo:font-size="12pt" style:font-size-complex="12pt" fo:language="es" style:language-complex="hi" fo:country="MX" style:country-complex="IN" fo:font-style="normal" fo:font-weight="normal" fo:background-color="#282c34"/>
    </style:style>
    <style:style style:family="text" style:name="T1780">
      <style:text-properties fo:color="#000000" fo:font-family="Liberation Serif" style:font-family-complex="Liberation Serif" fo:font-size="12pt" style:font-size-complex="12pt" fo:language="es" style:language-complex="hi" fo:country="MX" style:country-complex="IN" fo:font-style="normal" fo:font-weight="normal" fo:background-color="#282c34"/>
    </style:style>
    <style:style style:parent-style-name="739" style:family="paragraph" style:name="P601">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781">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78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83">
      <style:text-properties fo:color="#56b6c2" fo:font-family="Droid Sans Mono" style:font-family-complex="Droid Sans Mono" fo:font-size="10.5pt" style:font-size-complex="12pt" fo:language="es" style:language-complex="hi" fo:country="MX" style:country-complex="IN" fo:font-weight="bold" fo:background-color="#282c34"/>
    </style:style>
    <style:style style:family="text" style:name="T178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85">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78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87">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78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89">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79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91">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179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9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79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02">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795">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79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97">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79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799">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80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01">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0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0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03">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04">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0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06">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0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08">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80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10">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181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1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04">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13">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1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15">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1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17">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81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19">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182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2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05">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22">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2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24">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2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26">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82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28">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1829">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3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06">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31">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3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33">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83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35">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3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37">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38">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07">
      <style:paragraph-properties style:line-height-at-least="14.25pt"/>
      <style:text-properties fo:color="#000000" fo:font-family="Liberation Serif" style:font-family-complex="Liberation Serif" fo:font-size="12pt" style:font-size-complex="12pt" fo:language="es" style:language-complex="hi" fo:country="MX" style:country-complex="IN"/>
    </style:style>
    <style:style style:family="text" style:name="T1839">
      <style:text-properties fo:color="#000000" fo:font-family="Liberation Serif" style:font-family-complex="Liberation Serif" fo:font-size="12pt" style:font-size-complex="12pt" fo:language="es" style:language-complex="hi" fo:country="MX" style:country-complex="IN"/>
    </style:style>
    <style:style style:family="text" style:name="T1840">
      <style:text-properties fo:color="#000000" fo:font-family="Liberation Serif" style:font-family-complex="Liberation Serif" fo:font-size="12pt" style:font-size-complex="12pt" fo:language="es" style:language-complex="hi" fo:country="MX" style:country-complex="IN"/>
    </style:style>
    <style:style style:family="text" style:name="T184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08">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42">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84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44">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84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46">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4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48">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4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5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5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09">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52">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5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54">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55">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85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57">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58">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59">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0">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60">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86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62">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6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64">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6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66">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86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68">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186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7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7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1">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72">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87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74">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7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76">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87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78">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7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80">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8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8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8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2">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84">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88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86">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88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88">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89">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9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3">
      <style:paragraph-properties style:line-height-at-least="14.25pt"/>
      <style:text-properties fo:color="#000000" fo:font-family="Liberation Serif" style:font-family-complex="Liberation Serif" fo:font-size="12pt" style:font-size-complex="12pt" fo:language="es" style:language-complex="hi" fo:country="MX" style:country-complex="IN"/>
    </style:style>
    <style:style style:family="text" style:name="T1891">
      <style:text-properties fo:color="#000000" fo:font-family="Liberation Serif" style:font-family-complex="Liberation Serif" fo:font-size="12pt" style:font-size-complex="12pt" fo:language="es" style:language-complex="hi" fo:country="MX" style:country-complex="IN"/>
    </style:style>
    <style:style style:family="text" style:name="T1892">
      <style:text-properties fo:color="#000000" fo:font-family="Liberation Serif" style:font-family-complex="Liberation Serif" fo:font-size="12pt" style:font-size-complex="12pt" fo:language="es" style:language-complex="hi" fo:country="MX" style:country-complex="IN"/>
    </style:style>
    <style:style style:family="text" style:name="T1893">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14">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894">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89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96">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89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898">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89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0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0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5">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02">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0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04">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0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06">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07">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08">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6">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09">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1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11">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91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13">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1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15">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16">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7">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17">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1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19">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2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21">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2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2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8">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24">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2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26">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92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28">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2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30">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3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3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3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19">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34">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3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36">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3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38">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93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40">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4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4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20">
      <style:paragraph-properties style:line-height-at-least="14.25pt"/>
      <style:text-properties fo:color="#000000" fo:font-family="Liberation Serif" style:font-family-complex="Liberation Serif" fo:font-size="12pt" style:font-size-complex="12pt" fo:language="es" style:language-complex="hi" fo:country="MX" style:country-complex="IN"/>
    </style:style>
    <style:style style:family="text" style:name="T1943">
      <style:text-properties fo:color="#000000" fo:font-family="Liberation Serif" style:font-family-complex="Liberation Serif" fo:font-size="12pt" style:font-size-complex="12pt" fo:language="es" style:language-complex="hi" fo:country="MX" style:country-complex="IN"/>
    </style:style>
    <style:style style:family="text" style:name="T1944">
      <style:text-properties fo:color="#000000" fo:font-family="Liberation Serif" style:font-family-complex="Liberation Serif" fo:font-size="12pt" style:font-size-complex="12pt" fo:language="es" style:language-complex="hi" fo:country="MX" style:country-complex="IN"/>
    </style:style>
    <style:style style:family="text" style:name="T194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21">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46">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4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48">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94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50">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5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52">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5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5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55">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22">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56">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5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58">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5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60">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96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62">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6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6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23">
      <style:paragraph-properties style:line-height-at-least="14.25pt"/>
      <style:text-properties fo:color="#000000" fo:font-family="Liberation Serif" style:font-family-complex="Liberation Serif" fo:font-size="12pt" style:font-size-complex="12pt" fo:language="es" style:language-complex="hi" fo:country="MX" style:country-complex="IN"/>
    </style:style>
    <style:style style:family="text" style:name="T1965">
      <style:text-properties fo:color="#000000" fo:font-family="Liberation Serif" style:font-family-complex="Liberation Serif" fo:font-size="12pt" style:font-size-complex="12pt" fo:language="es" style:language-complex="hi" fo:country="MX" style:country-complex="IN"/>
    </style:style>
    <style:style style:family="text" style:name="T1966">
      <style:text-properties fo:color="#000000" fo:font-family="Liberation Serif" style:font-family-complex="Liberation Serif" fo:font-size="12pt" style:font-size-complex="12pt" fo:language="es" style:language-complex="hi" fo:country="MX" style:country-complex="IN"/>
    </style:style>
    <style:style style:family="text" style:name="T1967">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24">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68">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6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70">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97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72">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7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7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75">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25">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76">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7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78">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7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80">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8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8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26">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83">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198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85">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198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87">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8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89">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9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9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9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27">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1993">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199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95">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199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97">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199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1999">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0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0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28">
      <style:paragraph-properties style:line-height-at-least="14.25pt"/>
      <style:text-properties fo:color="#000000" fo:font-family="Liberation Serif" style:font-family-complex="Liberation Serif" fo:font-size="12pt" style:font-size-complex="12pt" fo:language="es" style:language-complex="hi" fo:country="MX" style:country-complex="IN"/>
    </style:style>
    <style:style style:family="text" style:name="T2002">
      <style:text-properties fo:color="#000000" fo:font-family="Liberation Serif" style:font-family-complex="Liberation Serif" fo:font-size="12pt" style:font-size-complex="12pt" fo:language="es" style:language-complex="hi" fo:country="MX" style:country-complex="IN"/>
    </style:style>
    <style:style style:family="text" style:name="T2003">
      <style:text-properties fo:color="#000000" fo:font-family="Liberation Serif" style:font-family-complex="Liberation Serif" fo:font-size="12pt" style:font-size-complex="12pt" fo:language="es" style:language-complex="hi" fo:country="MX" style:country-complex="IN"/>
    </style:style>
    <style:style style:family="text" style:name="T2004">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29">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05">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0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07">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200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09">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01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1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1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0">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13">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1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15">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01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17">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18">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19">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1">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20">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2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22">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202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24">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02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26">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2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28">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29">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2">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30">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3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32">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03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34">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203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36">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2037">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38">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3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40">
      <style:text-properties fo:color="#61afef" fo:font-family="Droid Sans Mono" style:font-family-complex="Droid Sans Mono" fo:font-size="10.5pt" style:font-size-complex="12pt" fo:language="es" style:language-complex="hi" fo:country="MX" style:country-complex="IN" fo:font-weight="normal" fo:background-color="#282c34"/>
    </style:style>
    <style:style style:family="text" style:name="T204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4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4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3">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44">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4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46">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2047">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48">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4">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49">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5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5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52">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5">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53">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54">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55">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2056">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57">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6">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58">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5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60">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206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62">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06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64">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65">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66">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67">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7">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68">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69">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70">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2071">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72">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207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7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8">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75">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7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77">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7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79">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8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81">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8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8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8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39">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85">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08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87">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08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89">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209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91">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9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9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9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40">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095">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09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97">
      <style:text-properties fo:color="#56b6c2" fo:font-family="Droid Sans Mono" style:font-family-complex="Droid Sans Mono" fo:font-size="10.5pt" style:font-size-complex="12pt" fo:language="es" style:language-complex="hi" fo:country="MX" style:country-complex="IN" fo:font-weight="normal" fo:background-color="#282c34"/>
    </style:style>
    <style:style style:family="text" style:name="T209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099">
      <style:text-properties fo:color="#d19a66" fo:font-family="Droid Sans Mono" style:font-family-complex="Droid Sans Mono" fo:font-size="10.5pt" style:font-size-complex="12pt" fo:language="es" style:language-complex="hi" fo:country="MX" style:country-complex="IN" fo:font-weight="normal" fo:background-color="#282c34"/>
    </style:style>
    <style:style style:family="text" style:name="T2100">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101">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41">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102">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103">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04">
      <style:text-properties fo:color="#e06c75" fo:font-family="Droid Sans Mono" style:font-family-complex="Droid Sans Mono" fo:font-size="10.5pt" style:font-size-complex="12pt" fo:language="es" style:language-complex="hi" fo:country="MX" style:country-complex="IN" fo:font-weight="normal" fo:background-color="#282c34"/>
    </style:style>
    <style:style style:family="text" style:name="T2105">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106">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42">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107">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10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09">
      <style:text-properties fo:color="#56b6c2" fo:font-family="Droid Sans Mono" style:font-family-complex="Droid Sans Mono" fo:font-size="10.5pt" style:font-size-complex="12pt" fo:language="es" style:language-complex="hi" fo:country="MX" style:country-complex="IN" fo:font-weight="bold" fo:background-color="#282c34"/>
    </style:style>
    <style:style style:family="text" style:name="T211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11">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11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1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11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43">
      <style:paragraph-properties style:line-height-at-least="14.25pt" fo:margin-left="0cm" fo:margin-right="0cm" fo:text-indent="0cm"/>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115">
      <style:text-properties fo:color="#c678dd" fo:font-family="Droid Sans Mono" style:font-family-complex="Droid Sans Mono" fo:font-size="10.5pt" style:font-size-complex="12pt" fo:language="es" style:language-complex="hi" fo:country="MX" style:country-complex="IN" fo:font-weight="normal" fo:background-color="#282c34"/>
    </style:style>
    <style:style style:family="text" style:name="T2116">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17">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118">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19">
      <style:text-properties fo:color="#e5c07b" fo:font-family="Droid Sans Mono" style:font-family-complex="Droid Sans Mono" fo:font-size="10.5pt" style:font-size-complex="12pt" fo:language="es" style:language-complex="hi" fo:country="MX" style:country-complex="IN" fo:font-weight="normal" fo:background-color="#282c34"/>
    </style:style>
    <style:style style:family="text" style:name="T2120">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21">
      <style:text-properties fo:color="#61afef" fo:font-family="Droid Sans Mono" style:font-family-complex="Droid Sans Mono" fo:font-size="10.5pt" style:font-size-complex="12pt" fo:language="es" style:language-complex="hi" fo:country="MX" style:country-complex="IN" fo:font-weight="bold" fo:background-color="#282c34"/>
    </style:style>
    <style:style style:family="text" style:name="T2122">
      <style:text-properties fo:color="#abb2bf" fo:font-family="Droid Sans Mono" style:font-family-complex="Droid Sans Mono" fo:font-size="10.5pt" style:font-size-complex="12pt" fo:language="es" style:language-complex="hi" fo:country="MX" style:country-complex="IN" fo:font-weight="normal" fo:background-color="#282c34"/>
    </style:style>
    <style:style style:family="text" style:name="T2123">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family="text" style:name="T2124">
      <style:text-properties fo:color="#000000" fo:font-family="Liberation Serif" style:font-family-complex="Liberation Serif" fo:font-size="12pt" style:font-size-complex="12pt" fo:language="es" style:language-complex="hi" fo:country="MX" style:country-complex="IN" fo:font-weight="normal" fo:background-color="#282c34"/>
    </style:style>
    <style:style style:parent-style-name="739" style:family="paragraph" style:name="P64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25">
      <style:text-properties fo:color="#000000" fo:font-family="arial" style:font-family-complex="arial" fo:font-size="12pt" style:font-size-complex="12pt" fo:language="es" style:language-complex="hi" fo:country="MX" style:country-complex="IN" fo:font-style="normal" fo:font-weight="normal"/>
    </style:style>
    <style:style style:family="text" style:name="T212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2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4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28">
      <style:text-properties fo:color="#000000" fo:font-family="arial" style:font-family-complex="arial" fo:font-size="12pt" style:font-size-complex="12pt" fo:language="es" style:language-complex="hi" fo:country="MX" style:country-complex="IN" fo:font-style="normal" fo:font-weight="normal"/>
    </style:style>
    <style:style style:family="text" style:name="T212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3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4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31">
      <style:text-properties fo:color="#000000" fo:font-family="arial" style:font-family-complex="arial" fo:font-size="12pt" style:font-size-complex="12pt" fo:language="es" style:language-complex="hi" fo:country="MX" style:country-complex="IN" fo:font-style="normal" fo:font-weight="normal"/>
    </style:style>
    <style:style style:family="text" style:name="T213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3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4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34">
      <style:text-properties fo:color="#000000" fo:font-family="arial" style:font-family-complex="arial" fo:font-size="12pt" style:font-size-complex="12pt" fo:language="es" style:language-complex="hi" fo:country="MX" style:country-complex="IN" fo:font-style="normal" fo:font-weight="normal"/>
    </style:style>
    <style:style style:family="text" style:name="T213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3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4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37">
      <style:text-properties fo:color="#000000" fo:font-family="arial" style:font-family-complex="arial" fo:font-size="12pt" style:font-size-complex="12pt" fo:language="es" style:language-complex="hi" fo:country="MX" style:country-complex="IN" fo:font-style="normal" fo:font-weight="normal"/>
    </style:style>
    <style:style style:family="text" style:name="T213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3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49">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40">
      <style:text-properties fo:color="#000000" fo:font-family="arial" style:font-family-complex="arial" fo:font-size="12pt" style:font-size-complex="12pt" fo:language="es" style:language-complex="hi" fo:country="MX" style:country-complex="IN" fo:font-style="normal" fo:font-weight="normal"/>
    </style:style>
    <style:style style:family="text" style:name="T214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4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0">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43">
      <style:text-properties fo:color="#000000" fo:font-family="arial" style:font-family-complex="arial" fo:font-size="12pt" style:font-size-complex="12pt" fo:language="es" style:language-complex="hi" fo:country="MX" style:country-complex="IN" fo:font-style="normal" fo:font-weight="normal"/>
    </style:style>
    <style:style style:family="text" style:name="T2144">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45">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46">
      <style:text-properties fo:color="#000000" fo:font-family="arial" style:font-family-complex="arial" fo:font-size="12pt" style:font-size-complex="12pt" fo:language="es" style:language-complex="hi" fo:country="MX" style:country-complex="IN" fo:font-style="normal" fo:font-weight="normal"/>
    </style:style>
    <style:style style:family="text" style:name="T214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4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49">
      <style:text-properties fo:color="#000000" fo:font-family="arial" style:font-family-complex="arial" fo:font-size="12pt" style:font-size-complex="12pt" fo:language="es" style:language-complex="hi" fo:country="MX" style:country-complex="IN" fo:font-style="normal" fo:font-weight="normal"/>
    </style:style>
    <style:style style:family="text" style:name="T215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5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52">
      <style:text-properties fo:color="#000000" fo:font-family="arial" style:font-family-complex="arial" fo:font-size="12pt" style:font-size-complex="12pt" fo:language="es" style:language-complex="hi" fo:country="MX" style:country-complex="IN" fo:font-style="normal" fo:font-weight="normal"/>
    </style:style>
    <style:style style:family="text" style:name="T215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54">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55">
      <style:text-properties fo:color="#000000" fo:font-family="arial" style:font-family-complex="arial" fo:font-size="12pt" style:font-size-complex="12pt" fo:language="es" style:language-complex="hi" fo:country="MX" style:country-complex="IN" fo:font-style="normal" fo:font-weight="normal"/>
    </style:style>
    <style:style style:family="text" style:name="T215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5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master-page-name="MasterPage8" style:family="paragraph" style:name="P655">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58">
      <style:text-properties fo:color="#000000" fo:font-family="arial" style:font-family-complex="arial" fo:font-size="12pt" style:font-size-complex="12pt" fo:language="es" style:language-complex="hi" fo:country="MX" style:country-complex="IN" fo:font-style="normal" fo:font-weight="normal"/>
    </style:style>
    <style:style style:family="text" style:name="T215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60">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6">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61">
      <style:text-properties fo:color="#000000" fo:font-family="arial" style:font-family-complex="arial" fo:font-size="12pt" style:font-size-complex="12pt" fo:language="es" style:language-complex="hi" fo:country="MX" style:country-complex="IN" fo:font-style="normal" fo:font-weight="normal"/>
    </style:style>
    <style:style style:family="text" style:name="T2162">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63">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7">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64">
      <style:text-properties fo:color="#000000" fo:font-family="arial" style:font-family-complex="arial" fo:font-size="12pt" style:font-size-complex="12pt" fo:language="es" style:language-complex="hi" fo:country="MX" style:country-complex="IN" fo:font-style="normal" fo:font-weight="normal"/>
    </style:style>
    <style:style style:family="text" style:name="T2165">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66">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8">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67">
      <style:text-properties fo:color="#000000" fo:font-family="arial" style:font-family-complex="arial" fo:font-size="12pt" style:font-size-complex="12pt" fo:language="es" style:language-complex="hi" fo:country="MX" style:country-complex="IN" fo:font-style="normal" fo:font-weight="normal"/>
    </style:style>
    <style:style style:family="text" style:name="T216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169">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65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170">
      <style:text-properties fo:color="#000000" fo:font-family="arial" style:font-family-complex="arial" fo:font-size="12pt" style:font-size-complex="12pt" fo:language="es" style:language-complex="hi" fo:country="MX" style:country-complex="IN" fo:font-style="normal" fo:font-weight="normal"/>
    </style:style>
    <style:style style:family="text" style:name="T2171">
      <style:text-properties fo:color="#000000" fo:font-family="Liberation Serif" style:font-family-complex="Liberation Serif" fo:font-size="12pt" style:font-size-complex="12pt" fo:language="es" style:language-complex="hi" fo:country="MX" style:country-complex="IN"/>
    </style:style>
    <style:style style:family="text" style:name="T2172">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173">
      <style:text-properties fo:color="#000000" fo:font-family="arial" style:font-family-complex="arial" fo:font-size="12pt" style:font-size-complex="12pt" fo:language="es" style:language-complex="hi" fo:country="MX" style:country-complex="IN" fo:font-style="normal" fo:font-weight="normal"/>
    </style:style>
    <style:style style:family="text" style:name="T2174">
      <style:text-properties fo:color="#000000" fo:font-family="Liberation Serif" style:font-family-complex="Liberation Serif" fo:font-size="12pt" style:font-size-complex="12pt" fo:language="es" style:language-complex="hi" fo:country="MX" style:country-complex="IN"/>
    </style:style>
    <style:style style:family="text" style:name="T217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176">
      <style:text-properties fo:color="#000000" fo:font-family="arial" style:font-family-complex="arial" fo:font-size="12pt" style:font-size-complex="12pt" fo:language="es" style:language-complex="hi" fo:country="MX" style:country-complex="IN" fo:font-style="normal" fo:font-weight="normal"/>
    </style:style>
    <style:style style:family="text" style:name="T2177">
      <style:text-properties fo:color="#000000" fo:font-family="Liberation Serif" style:font-family-complex="Liberation Serif" fo:font-size="12pt" style:font-size-complex="12pt" fo:language="es" style:language-complex="hi" fo:country="MX" style:country-complex="IN"/>
    </style:style>
    <style:style style:family="text" style:name="T2178">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179">
      <style:text-properties fo:color="#000000" fo:font-family="arial" style:font-family-complex="arial" fo:font-size="12pt" style:font-size-complex="12pt" fo:language="es" style:language-complex="hi" fo:country="MX" style:country-complex="IN" fo:font-style="normal" fo:font-weight="normal"/>
    </style:style>
    <style:style style:family="text" style:name="T2180">
      <style:text-properties fo:color="#000000" fo:font-family="Liberation Serif" style:font-family-complex="Liberation Serif" fo:font-size="12pt" style:font-size-complex="12pt" fo:language="es" style:language-complex="hi" fo:country="MX" style:country-complex="IN"/>
    </style:style>
    <style:style style:family="text" style:name="T218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182">
      <style:text-properties fo:color="#000000" fo:font-family="arial" style:font-family-complex="arial" fo:font-size="12pt" style:font-size-complex="12pt" fo:language="es" style:language-complex="hi" fo:country="MX" style:country-complex="IN" fo:font-style="normal" fo:font-weight="normal"/>
    </style:style>
    <style:style style:family="text" style:name="T2183">
      <style:text-properties fo:color="#000000" fo:font-family="arial" style:font-family-complex="arial" fo:font-size="12pt" style:font-size-complex="12pt" fo:language="es" style:language-complex="hi" fo:country="MX" style:country-complex="IN" fo:font-style="normal" fo:font-weight="normal"/>
    </style:style>
    <style:style style:family="text" style:name="T2184">
      <style:text-properties fo:color="#000000" fo:font-family="arial" style:font-family-complex="arial" fo:font-size="12pt" style:font-size-complex="12pt" fo:language="es" style:language-complex="hi" fo:country="MX" style:country-complex="IN" fo:font-style="normal" fo:font-weight="normal"/>
    </style:style>
    <style:style style:family="text" style:name="T2185">
      <style:text-properties fo:color="#000000" fo:font-family="arial" style:font-family-complex="arial" fo:font-size="12pt" style:font-size-complex="12pt" fo:language="es" style:language-complex="hi" fo:country="MX" style:country-complex="IN" fo:font-style="normal" fo:font-weight="normal"/>
    </style:style>
    <style:style style:family="text" style:name="T2186">
      <style:text-properties fo:color="#000000" fo:font-family="arial" style:font-family-complex="arial" fo:font-size="12pt" style:font-size-complex="12pt" fo:language="es" style:language-complex="hi" fo:country="MX" style:country-complex="IN" fo:font-style="normal" fo:font-weight="normal"/>
    </style:style>
    <style:style style:family="text" style:name="T2187">
      <style:text-properties fo:color="#000000" fo:font-family="arial" style:font-family-complex="arial" fo:font-size="12pt" style:font-size-complex="12pt" fo:language="es" style:language-complex="hi" fo:country="MX" style:country-complex="IN" fo:font-style="normal" fo:font-weight="normal"/>
    </style:style>
    <style:style style:family="text" style:name="T2188">
      <style:text-properties fo:color="#000000" fo:font-family="arial" style:font-family-complex="arial" fo:font-size="12pt" style:font-size-complex="12pt" fo:language="es" style:language-complex="hi" fo:country="MX" style:country-complex="IN" fo:font-style="normal" fo:font-weight="normal"/>
    </style:style>
    <style:style style:family="text" style:name="T2189">
      <style:text-properties fo:color="#000000" fo:font-family="Liberation Serif" style:font-family-complex="Liberation Serif" fo:font-size="12pt" style:font-size-complex="12pt" fo:language="es" style:language-complex="hi" fo:country="MX" style:country-complex="IN"/>
    </style:style>
    <style:style style:family="text" style:name="T2190">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191">
      <style:text-properties fo:color="#000000" fo:font-family="arial" style:font-family-complex="arial" fo:font-size="12pt" style:font-size-complex="12pt" fo:language="es" style:language-complex="hi" fo:country="MX" style:country-complex="IN" fo:font-style="normal" fo:font-weight="normal"/>
    </style:style>
    <style:style style:family="text" style:name="T2192">
      <style:text-properties fo:color="#000000" fo:font-family="Liberation Serif" style:font-family-complex="Liberation Serif" fo:font-size="12pt" style:font-size-complex="12pt" fo:language="es" style:language-complex="hi" fo:country="MX" style:country-complex="IN"/>
    </style:style>
    <style:style style:family="text" style:name="T2193">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194">
      <style:text-properties fo:color="#000000" fo:font-family="arial" style:font-family-complex="arial" fo:font-size="12pt" style:font-size-complex="12pt" fo:language="es" style:language-complex="hi" fo:country="MX" style:country-complex="IN" fo:font-style="normal" fo:font-weight="normal"/>
    </style:style>
    <style:style style:family="text" style:name="T2195">
      <style:text-properties fo:color="#000000" fo:font-family="arial" style:font-family-complex="arial" fo:font-size="12pt" style:font-size-complex="12pt" fo:language="es" style:language-complex="hi" fo:country="MX" style:country-complex="IN" fo:font-style="normal" fo:font-weight="normal"/>
    </style:style>
    <style:style style:family="text" style:name="T2196">
      <style:text-properties fo:color="#000000" fo:font-family="arial" style:font-family-complex="arial" fo:font-size="12pt" style:font-size-complex="12pt" fo:language="es" style:language-complex="hi" fo:country="MX" style:country-complex="IN" fo:font-style="normal" fo:font-weight="normal"/>
    </style:style>
    <style:style style:family="text" style:name="T2197">
      <style:text-properties fo:color="#000000" fo:font-family="arial" style:font-family-complex="arial" fo:font-size="12pt" style:font-size-complex="12pt" fo:language="es" style:language-complex="hi" fo:country="MX" style:country-complex="IN" fo:font-style="normal" fo:font-weight="normal"/>
    </style:style>
    <style:style style:family="text" style:name="T2198">
      <style:text-properties fo:color="#000000" fo:font-family="arial" style:font-family-complex="arial" fo:font-size="12pt" style:font-size-complex="12pt" fo:language="es" style:language-complex="hi" fo:country="MX" style:country-complex="IN" fo:font-style="normal" fo:font-weight="normal"/>
    </style:style>
    <style:style style:family="text" style:name="T2199">
      <style:text-properties fo:color="#000000" fo:font-family="arial" style:font-family-complex="arial" fo:font-size="12pt" style:font-size-complex="12pt" fo:language="es" style:language-complex="hi" fo:country="MX" style:country-complex="IN" fo:font-style="normal" fo:font-weight="normal"/>
    </style:style>
    <style:style style:family="text" style:name="T2200">
      <style:text-properties fo:color="#000000" fo:font-family="arial" style:font-family-complex="arial" fo:font-size="12pt" style:font-size-complex="12pt" fo:language="es" style:language-complex="hi" fo:country="MX" style:country-complex="IN" fo:font-style="normal" fo:font-weight="normal"/>
    </style:style>
    <style:style style:family="text" style:name="T2201">
      <style:text-properties fo:color="#000000" fo:font-family="arial" style:font-family-complex="arial" fo:font-size="12pt" style:font-size-complex="12pt" fo:language="es" style:language-complex="hi" fo:country="MX" style:country-complex="IN" fo:font-style="normal" fo:font-weight="normal"/>
    </style:style>
    <style:style style:family="text" style:name="T2202">
      <style:text-properties fo:color="#000000" fo:font-family="arial" style:font-family-complex="arial" fo:font-size="12pt" style:font-size-complex="12pt" fo:language="es" style:language-complex="hi" fo:country="MX" style:country-complex="IN" fo:font-style="normal" fo:font-weight="normal"/>
    </style:style>
    <style:style style:family="text" style:name="T2203">
      <style:text-properties fo:color="#000000" fo:font-family="arial" style:font-family-complex="arial" fo:font-size="12pt" style:font-size-complex="12pt" fo:language="es" style:language-complex="hi" fo:country="MX" style:country-complex="IN" fo:font-style="normal" fo:font-weight="normal"/>
    </style:style>
    <style:style style:family="text" style:name="T2204">
      <style:text-properties fo:color="#000000" fo:font-family="arial" style:font-family-complex="arial" fo:font-size="12pt" style:font-size-complex="12pt" fo:language="es" style:language-complex="hi" fo:country="MX" style:country-complex="IN" fo:font-style="normal" fo:font-weight="normal"/>
    </style:style>
    <style:style style:family="text" style:name="T2205">
      <style:text-properties fo:color="#000000" fo:font-family="arial" style:font-family-complex="arial" fo:font-size="12pt" style:font-size-complex="12pt" fo:language="es" style:language-complex="hi" fo:country="MX" style:country-complex="IN" fo:font-style="normal" fo:font-weight="normal"/>
    </style:style>
    <style:style style:family="text" style:name="T2206">
      <style:text-properties fo:color="#000000" fo:font-family="arial" style:font-family-complex="arial" fo:font-size="12pt" style:font-size-complex="12pt" fo:language="es" style:language-complex="hi" fo:country="MX" style:country-complex="IN" fo:font-style="normal" fo:font-weight="normal"/>
    </style:style>
    <style:style style:family="text" style:name="T2207">
      <style:text-properties fo:color="#000000" fo:font-family="Liberation Serif" style:font-family-complex="Liberation Serif" fo:font-size="12pt" style:font-size-complex="12pt" fo:language="es" style:language-complex="hi" fo:country="MX" style:country-complex="IN"/>
    </style:style>
    <style:style style:family="text" style:name="T2208">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09">
      <style:text-properties fo:color="#000000" fo:font-family="arial" style:font-family-complex="arial" fo:font-size="12pt" style:font-size-complex="12pt" fo:language="es" style:language-complex="hi" fo:country="MX" style:country-complex="IN" fo:font-style="normal" fo:font-weight="normal"/>
    </style:style>
    <style:style style:family="text" style:name="T2210">
      <style:text-properties fo:color="#000000" fo:font-family="Liberation Serif" style:font-family-complex="Liberation Serif" fo:font-size="12pt" style:font-size-complex="12pt" fo:language="es" style:language-complex="hi" fo:country="MX" style:country-complex="IN"/>
    </style:style>
    <style:style style:family="text" style:name="T221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12">
      <style:text-properties fo:color="#000000" fo:font-family="arial" style:font-family-complex="arial" fo:font-size="12pt" style:font-size-complex="12pt" fo:language="es" style:language-complex="hi" fo:country="MX" style:country-complex="IN" fo:font-style="normal" fo:font-weight="normal"/>
    </style:style>
    <style:style style:family="text" style:name="T2213">
      <style:text-properties fo:color="#000000" fo:font-family="Liberation Serif" style:font-family-complex="Liberation Serif" fo:font-size="12pt" style:font-size-complex="12pt" fo:language="es" style:language-complex="hi" fo:country="MX" style:country-complex="IN"/>
    </style:style>
    <style:style style:family="text" style:name="T2214">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15">
      <style:text-properties fo:color="#000000" fo:font-family="arial" style:font-family-complex="arial" fo:font-size="12pt" style:font-size-complex="12pt" fo:language="es" style:language-complex="hi" fo:country="MX" style:country-complex="IN" fo:font-style="normal" fo:font-weight="normal"/>
    </style:style>
    <style:style style:family="text" style:name="T2216">
      <style:text-properties fo:color="#000000" fo:font-family="Liberation Serif" style:font-family-complex="Liberation Serif" fo:font-size="12pt" style:font-size-complex="12pt" fo:language="es" style:language-complex="hi" fo:country="MX" style:country-complex="IN"/>
    </style:style>
    <style:style style:family="text" style:name="T2217">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6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18">
      <style:text-properties fo:color="#000000" fo:font-family="arial" style:font-family-complex="arial" fo:font-size="12pt" style:font-size-complex="12pt" fo:language="es" style:language-complex="hi" fo:country="MX" style:country-complex="IN" fo:font-style="normal" fo:font-weight="normal"/>
    </style:style>
    <style:style style:family="text" style:name="T2219">
      <style:text-properties fo:color="#000000" fo:font-family="Liberation Serif" style:font-family-complex="Liberation Serif" fo:font-size="12pt" style:font-size-complex="12pt" fo:language="es" style:language-complex="hi" fo:country="MX" style:country-complex="IN"/>
    </style:style>
    <style:style style:family="text" style:name="T2220">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21">
      <style:text-properties fo:color="#000000" fo:font-family="arial" style:font-family-complex="arial" fo:font-size="12pt" style:font-size-complex="12pt" fo:language="es" style:language-complex="hi" fo:country="MX" style:country-complex="IN" fo:font-style="normal" fo:font-weight="normal"/>
    </style:style>
    <style:style style:family="text" style:name="T2222">
      <style:text-properties fo:color="#000000" fo:font-family="Liberation Serif" style:font-family-complex="Liberation Serif" fo:font-size="12pt" style:font-size-complex="12pt" fo:language="es" style:language-complex="hi" fo:country="MX" style:country-complex="IN"/>
    </style:style>
    <style:style style:family="text" style:name="T2223">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24">
      <style:text-properties fo:color="#000000" fo:font-family="arial" style:font-family-complex="arial" fo:font-size="12pt" style:font-size-complex="12pt" fo:language="es" style:language-complex="hi" fo:country="MX" style:country-complex="IN" fo:font-style="normal" fo:font-weight="normal"/>
    </style:style>
    <style:style style:family="text" style:name="T2225">
      <style:text-properties fo:color="#000000" fo:font-family="Liberation Serif" style:font-family-complex="Liberation Serif" fo:font-size="12pt" style:font-size-complex="12pt" fo:language="es" style:language-complex="hi" fo:country="MX" style:country-complex="IN"/>
    </style:style>
    <style:style style:family="text" style:name="T2226">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27">
      <style:text-properties fo:color="#000000" fo:font-family="arial" style:font-family-complex="arial" fo:font-size="12pt" style:font-size-complex="12pt" fo:language="es" style:language-complex="hi" fo:country="MX" style:country-complex="IN" fo:font-style="normal" fo:font-weight="normal"/>
    </style:style>
    <style:style style:family="text" style:name="T2228">
      <style:text-properties fo:color="#000000" fo:font-family="Liberation Serif" style:font-family-complex="Liberation Serif" fo:font-size="12pt" style:font-size-complex="12pt" fo:language="es" style:language-complex="hi" fo:country="MX" style:country-complex="IN"/>
    </style:style>
    <style:style style:family="text" style:name="T222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30">
      <style:text-properties fo:color="#000000" fo:font-family="arial" style:font-family-complex="arial" fo:font-size="12pt" style:font-size-complex="12pt" fo:language="es" style:language-complex="hi" fo:country="MX" style:country-complex="IN" fo:font-style="normal" fo:font-weight="normal"/>
    </style:style>
    <style:style style:family="text" style:name="T2231">
      <style:text-properties fo:color="#000000" fo:font-family="Liberation Serif" style:font-family-complex="Liberation Serif" fo:font-size="12pt" style:font-size-complex="12pt" fo:language="es" style:language-complex="hi" fo:country="MX" style:country-complex="IN"/>
    </style:style>
    <style:style style:family="text" style:name="T2232">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33">
      <style:text-properties fo:color="#000000" fo:font-family="arial" style:font-family-complex="arial" fo:font-size="12pt" style:font-size-complex="12pt" fo:language="es" style:language-complex="hi" fo:country="MX" style:country-complex="IN" fo:font-style="normal" fo:font-weight="normal"/>
    </style:style>
    <style:style style:family="text" style:name="T2234">
      <style:text-properties fo:color="#000000" fo:font-family="Liberation Serif" style:font-family-complex="Liberation Serif" fo:font-size="12pt" style:font-size-complex="12pt" fo:language="es" style:language-complex="hi" fo:country="MX" style:country-complex="IN"/>
    </style:style>
    <style:style style:family="text" style:name="T223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36">
      <style:text-properties fo:color="#000000" fo:font-family="arial" style:font-family-complex="arial" fo:font-size="12pt" style:font-size-complex="12pt" fo:language="es" style:language-complex="hi" fo:country="MX" style:country-complex="IN" fo:font-style="normal" fo:font-weight="normal"/>
    </style:style>
    <style:style style:family="text" style:name="T2237">
      <style:text-properties fo:color="#000000" fo:font-family="Liberation Serif" style:font-family-complex="Liberation Serif" fo:font-size="12pt" style:font-size-complex="12pt" fo:language="es" style:language-complex="hi" fo:country="MX" style:country-complex="IN"/>
    </style:style>
    <style:style style:family="text" style:name="T2238">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39">
      <style:text-properties fo:color="#000000" fo:font-family="arial" style:font-family-complex="arial" fo:font-size="12pt" style:font-size-complex="12pt" fo:language="es" style:language-complex="hi" fo:country="MX" style:country-complex="IN" fo:font-style="normal" fo:font-weight="normal"/>
    </style:style>
    <style:style style:family="text" style:name="T2240">
      <style:text-properties fo:color="#000000" fo:font-family="Liberation Serif" style:font-family-complex="Liberation Serif" fo:font-size="12pt" style:font-size-complex="12pt" fo:language="es" style:language-complex="hi" fo:country="MX" style:country-complex="IN"/>
    </style:style>
    <style:style style:family="text" style:name="T224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42">
      <style:text-properties fo:color="#000000" fo:font-family="arial" style:font-family-complex="arial" fo:font-size="12pt" style:font-size-complex="12pt" fo:language="es" style:language-complex="hi" fo:country="MX" style:country-complex="IN" fo:font-style="normal" fo:font-weight="normal"/>
    </style:style>
    <style:style style:family="text" style:name="T2243">
      <style:text-properties fo:color="#000000" fo:font-family="Liberation Serif" style:font-family-complex="Liberation Serif" fo:font-size="12pt" style:font-size-complex="12pt" fo:language="es" style:language-complex="hi" fo:country="MX" style:country-complex="IN"/>
    </style:style>
    <style:style style:family="text" style:name="T2244">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45">
      <style:text-properties fo:color="#000000" fo:font-family="arial" style:font-family-complex="arial" fo:font-size="12pt" style:font-size-complex="12pt" fo:language="es" style:language-complex="hi" fo:country="MX" style:country-complex="IN" fo:font-style="normal" fo:font-weight="normal"/>
    </style:style>
    <style:style style:family="text" style:name="T2246">
      <style:text-properties fo:color="#000000" fo:font-family="Liberation Serif" style:font-family-complex="Liberation Serif" fo:font-size="12pt" style:font-size-complex="12pt" fo:language="es" style:language-complex="hi" fo:country="MX" style:country-complex="IN"/>
    </style:style>
    <style:style style:family="text" style:name="T2247">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7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48">
      <style:text-properties fo:color="#000000" fo:font-family="arial" style:font-family-complex="arial" fo:font-size="12pt" style:font-size-complex="12pt" fo:language="es" style:language-complex="hi" fo:country="MX" style:country-complex="IN" fo:font-style="normal" fo:font-weight="normal"/>
    </style:style>
    <style:style style:family="text" style:name="T2249">
      <style:text-properties fo:color="#000000" fo:font-family="Liberation Serif" style:font-family-complex="Liberation Serif" fo:font-size="12pt" style:font-size-complex="12pt" fo:language="es" style:language-complex="hi" fo:country="MX" style:country-complex="IN"/>
    </style:style>
    <style:style style:family="text" style:name="T2250">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8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51">
      <style:text-properties fo:color="#000000" fo:font-family="arial" style:font-family-complex="arial" fo:font-size="12pt" style:font-size-complex="12pt" fo:language="es" style:language-complex="hi" fo:country="MX" style:country-complex="IN" fo:font-style="normal" fo:font-weight="normal"/>
    </style:style>
    <style:style style:family="text" style:name="T2252">
      <style:text-properties fo:color="#000000" fo:font-family="Liberation Serif" style:font-family-complex="Liberation Serif" fo:font-size="12pt" style:font-size-complex="12pt" fo:language="es" style:language-complex="hi" fo:country="MX" style:country-complex="IN"/>
    </style:style>
    <style:style style:family="text" style:name="T2253">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8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54">
      <style:text-properties fo:color="#000000" fo:font-family="arial" style:font-family-complex="arial" fo:font-size="12pt" style:font-size-complex="12pt" fo:language="es" style:language-complex="hi" fo:country="MX" style:country-complex="IN" fo:font-style="normal" fo:font-weight="normal"/>
    </style:style>
    <style:style style:family="text" style:name="T2255">
      <style:text-properties fo:color="#000000" fo:font-family="Liberation Serif" style:font-family-complex="Liberation Serif" fo:font-size="12pt" style:font-size-complex="12pt" fo:language="es" style:language-complex="hi" fo:country="MX" style:country-complex="IN"/>
    </style:style>
    <style:style style:family="text" style:name="T2256">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8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57">
      <style:text-properties fo:color="#000000" fo:font-family="arial" style:font-family-complex="arial" fo:font-size="12pt" style:font-size-complex="12pt" fo:language="es" style:language-complex="hi" fo:country="MX" style:country-complex="IN" fo:font-style="normal" fo:font-weight="normal"/>
    </style:style>
    <style:style style:family="text" style:name="T2258">
      <style:text-properties fo:color="#000000" fo:font-family="Liberation Serif" style:font-family-complex="Liberation Serif" fo:font-size="12pt" style:font-size-complex="12pt" fo:language="es" style:language-complex="hi" fo:country="MX" style:country-complex="IN"/>
    </style:style>
    <style:style style:family="text" style:name="T225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8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60">
      <style:text-properties fo:color="#000000" fo:font-family="arial" style:font-family-complex="arial" fo:font-size="12pt" style:font-size-complex="12pt" fo:language="es" style:language-complex="hi" fo:country="MX" style:country-complex="IN" fo:font-style="normal" fo:font-weight="normal"/>
    </style:style>
    <style:style style:family="text" style:name="T2261">
      <style:text-properties fo:color="#000000" fo:font-family="Liberation Serif" style:font-family-complex="Liberation Serif" fo:font-size="12pt" style:font-size-complex="12pt" fo:language="es" style:language-complex="hi" fo:country="MX" style:country-complex="IN"/>
    </style:style>
    <style:style style:family="text" style:name="T2262">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8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263">
      <style:text-properties fo:color="#000000" fo:font-family="arial" style:font-family-complex="arial" fo:font-size="12pt" style:font-size-complex="12pt" fo:language="es" style:language-complex="hi" fo:country="MX" style:country-complex="IN" fo:font-style="normal" fo:font-weight="normal"/>
    </style:style>
    <style:style style:family="text" style:name="T2264">
      <style:text-properties fo:color="#000000" fo:font-family="Liberation Serif" style:font-family-complex="Liberation Serif" fo:font-size="12pt" style:font-size-complex="12pt" fo:language="es" style:language-complex="hi" fo:country="MX" style:country-complex="IN"/>
    </style:style>
    <style:style style:family="text" style:name="T226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685">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266">
      <style:text-properties fo:color="#000000" fo:font-family="arial" style:font-family-complex="arial" fo:font-size="12pt" style:font-size-complex="12pt" fo:language="es" style:language-complex="hi" fo:country="MX" style:country-complex="IN" fo:font-style="normal" fo:font-weight="normal"/>
    </style:style>
    <style:style style:family="text" style:name="T2267">
      <style:text-properties fo:color="#000000" fo:font-family="arial" style:font-family-complex="arial" fo:font-size="12pt" style:font-size-complex="12pt" fo:language="es" style:language-complex="hi" fo:country="ES" style:country-complex="IN" fo:font-style="normal" fo:font-weight="normal"/>
    </style:style>
    <style:style style:family="text" style:name="T2268">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269">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paragraph" style:name="P686">
      <style:paragraph-properties style:line-height-at-least="14.25pt" fo:margin-left="0cm" fo:margin-right="0cm" fo:text-indent="0cm" fo:background-color="#121314" fo:border="none"/>
      <style:text-properties/>
    </style:style>
    <style:style style:family="text" style:name="T2270">
      <style:text-properties fo:color="#c586c0" fo:font-family="Droid Sans Mono" style:font-family-complex="Droid Sans Mono" fo:font-size="10.5pt"/>
    </style:style>
    <style:style style:family="text" style:name="T2271">
      <style:text-properties fo:color="#bbbebf" fo:font-family="Droid Sans Mono" style:font-family-complex="Droid Sans Mono" fo:font-size="10.5pt"/>
    </style:style>
    <style:style style:family="text" style:name="T2272">
      <style:text-properties fo:color="#4ec9b0" fo:font-family="Droid Sans Mono" style:font-family-complex="Droid Sans Mono" fo:font-size="10.5pt"/>
    </style:style>
    <style:style style:family="text" style:name="T2273">
      <style:text-properties fo:color="#bbbebf" fo:font-family="Droid Sans Mono" style:font-family-complex="Droid Sans Mono" fo:font-size="10.5pt"/>
    </style:style>
    <style:style style:family="text" style:name="T2274">
      <style:text-properties fo:color="#c586c0" fo:font-family="Droid Sans Mono" style:font-family-complex="Droid Sans Mono" fo:font-size="10.5pt"/>
    </style:style>
    <style:style style:family="text" style:name="T2275">
      <style:text-properties fo:color="#bbbebf" fo:font-family="Droid Sans Mono" style:font-family-complex="Droid Sans Mono" fo:font-size="10.5pt"/>
    </style:style>
    <style:style style:family="text" style:name="T2276">
      <style:text-properties fo:color="#4ec9b0" fo:font-family="Droid Sans Mono" style:font-family-complex="Droid Sans Mono" fo:font-size="10.5pt"/>
    </style:style>
    <style:style style:family="paragraph" style:name="P687">
      <style:paragraph-properties style:line-height-at-least="14.25pt" fo:margin-left="0cm" fo:margin-right="0cm" fo:text-indent="0cm" fo:background-color="#121314" fo:border="none"/>
      <style:text-properties/>
    </style:style>
    <style:style style:family="text" style:name="T2277">
      <style:text-properties fo:font-family="Droid Sans Mono" style:font-family-complex="Droid Sans Mono" fo:font-size="10.5pt"/>
    </style:style>
    <style:style style:family="paragraph" style:name="P688">
      <style:paragraph-properties style:line-height-at-least="14.25pt" fo:margin-left="0cm" fo:margin-right="0cm" fo:text-indent="0cm" fo:background-color="#121314" fo:border="none"/>
      <style:text-properties/>
    </style:style>
    <style:style style:family="text" style:name="T2278">
      <style:text-properties fo:color="#ff7b72" fo:font-family="Droid Sans Mono" style:font-family-complex="Droid Sans Mono" fo:font-size="10.5pt"/>
    </style:style>
    <style:style style:family="text" style:name="T2279">
      <style:text-properties fo:color="#bbbebf" fo:font-family="Droid Sans Mono" style:font-family-complex="Droid Sans Mono" fo:font-size="10.5pt"/>
    </style:style>
    <style:style style:family="text" style:name="T2280">
      <style:text-properties fo:color="#d2a8ff" fo:font-family="Droid Sans Mono" style:font-family-complex="Droid Sans Mono" fo:font-size="10.5pt"/>
    </style:style>
    <style:style style:family="text" style:name="T2281">
      <style:text-properties fo:color="#bbbebf" fo:font-family="Droid Sans Mono" style:font-family-complex="Droid Sans Mono" fo:font-size="10.5pt"/>
    </style:style>
    <style:style style:family="text" style:name="T2282">
      <style:text-properties fo:color="#ffa657" fo:font-family="Droid Sans Mono" style:font-family-complex="Droid Sans Mono" fo:font-size="10.5pt"/>
    </style:style>
    <style:style style:family="text" style:name="T2283">
      <style:text-properties fo:color="#bbbebf" fo:font-family="Droid Sans Mono" style:font-family-complex="Droid Sans Mono" fo:font-size="10.5pt"/>
    </style:style>
    <style:style style:family="text" style:name="T2284">
      <style:text-properties fo:color="#ffa657" fo:font-family="Droid Sans Mono" style:font-family-complex="Droid Sans Mono" fo:font-size="10.5pt"/>
    </style:style>
    <style:style style:family="text" style:name="T2285">
      <style:text-properties fo:color="#bbbebf" fo:font-family="Droid Sans Mono" style:font-family-complex="Droid Sans Mono" fo:font-size="10.5pt"/>
    </style:style>
    <style:style style:family="text" style:name="T2286">
      <style:text-properties fo:color="#ffa657" fo:font-family="Droid Sans Mono" style:font-family-complex="Droid Sans Mono" fo:font-size="10.5pt"/>
    </style:style>
    <style:style style:family="text" style:name="T2287">
      <style:text-properties fo:color="#bbbebf" fo:font-family="Droid Sans Mono" style:font-family-complex="Droid Sans Mono" fo:font-size="10.5pt"/>
    </style:style>
    <style:style style:family="paragraph" style:name="P689">
      <style:paragraph-properties style:line-height-at-least="14.25pt" fo:margin-left="0cm" fo:margin-right="0cm" fo:text-indent="0cm" fo:background-color="#121314" fo:border="none"/>
      <style:text-properties/>
    </style:style>
    <style:style style:family="text" style:name="T2288">
      <style:text-properties fo:color="#bbbebf" fo:font-family="Droid Sans Mono" style:font-family-complex="Droid Sans Mono" fo:font-size="10.5pt"/>
    </style:style>
    <style:style style:family="text" style:name="T2289">
      <style:text-properties fo:color="#ffa657" fo:font-family="Droid Sans Mono" style:font-family-complex="Droid Sans Mono" fo:font-size="10.5pt"/>
    </style:style>
    <style:style style:family="text" style:name="T2290">
      <style:text-properties fo:color="#bbbebf" fo:font-family="Droid Sans Mono" style:font-family-complex="Droid Sans Mono" fo:font-size="10.5pt"/>
    </style:style>
    <style:style style:family="text" style:name="T2291">
      <style:text-properties fo:color="#ffa657" fo:font-family="Droid Sans Mono" style:font-family-complex="Droid Sans Mono" fo:font-size="10.5pt"/>
    </style:style>
    <style:style style:family="text" style:name="T2292">
      <style:text-properties fo:color="#bbbebf" fo:font-family="Droid Sans Mono" style:font-family-complex="Droid Sans Mono" fo:font-size="10.5pt"/>
    </style:style>
    <style:style style:family="paragraph" style:name="P690">
      <style:paragraph-properties style:line-height-at-least="14.25pt" fo:margin-left="0cm" fo:margin-right="0cm" fo:text-indent="0cm" fo:background-color="#121314" fo:border="none"/>
      <style:text-properties/>
    </style:style>
    <style:style style:family="text" style:name="T2293">
      <style:text-properties fo:font-family="Droid Sans Mono" style:font-family-complex="Droid Sans Mono" fo:font-size="10.5pt"/>
    </style:style>
    <style:style style:family="paragraph" style:name="P691">
      <style:paragraph-properties style:line-height-at-least="14.25pt" fo:margin-left="0cm" fo:margin-right="0cm" fo:text-indent="0cm" fo:background-color="#121314" fo:border="none"/>
      <style:text-properties/>
    </style:style>
    <style:style style:family="text" style:name="T2294">
      <style:text-properties fo:color="#bbbebf" fo:font-family="Droid Sans Mono" style:font-family-complex="Droid Sans Mono" fo:font-size="10.5pt"/>
    </style:style>
    <style:style style:family="text" style:name="T2295">
      <style:text-properties fo:color="#c586c0" fo:font-family="Droid Sans Mono" style:font-family-complex="Droid Sans Mono" fo:font-size="10.5pt"/>
    </style:style>
    <style:style style:family="text" style:name="T2296">
      <style:text-properties fo:color="#bbbebf" fo:font-family="Droid Sans Mono" style:font-family-complex="Droid Sans Mono" fo:font-size="10.5pt"/>
    </style:style>
    <style:style style:family="text" style:name="T2297">
      <style:text-properties fo:color="#ffa657" fo:font-family="Droid Sans Mono" style:font-family-complex="Droid Sans Mono" fo:font-size="10.5pt"/>
    </style:style>
    <style:style style:family="text" style:name="T2298">
      <style:text-properties fo:color="#bbbebf" fo:font-family="Droid Sans Mono" style:font-family-complex="Droid Sans Mono" fo:font-size="10.5pt"/>
    </style:style>
    <style:style style:family="text" style:name="T2299">
      <style:text-properties fo:color="#d4d4d4" fo:font-family="Droid Sans Mono" style:font-family-complex="Droid Sans Mono" fo:font-size="10.5pt"/>
    </style:style>
    <style:style style:family="text" style:name="T2300">
      <style:text-properties fo:color="#bbbebf" fo:font-family="Droid Sans Mono" style:font-family-complex="Droid Sans Mono" fo:font-size="10.5pt"/>
    </style:style>
    <style:style style:family="text" style:name="T2301">
      <style:text-properties fo:color="#ffa657" fo:font-family="Droid Sans Mono" style:font-family-complex="Droid Sans Mono" fo:font-size="10.5pt"/>
    </style:style>
    <style:style style:family="text" style:name="T2302">
      <style:text-properties fo:color="#bbbebf" fo:font-family="Droid Sans Mono" style:font-family-complex="Droid Sans Mono" fo:font-size="10.5pt"/>
    </style:style>
    <style:style style:family="paragraph" style:name="P692">
      <style:paragraph-properties style:line-height-at-least="14.25pt" fo:margin-left="0cm" fo:margin-right="0cm" fo:text-indent="0cm" fo:background-color="#121314" fo:border="none"/>
      <style:text-properties/>
    </style:style>
    <style:style style:family="text" style:name="T2303">
      <style:text-properties fo:color="#bbbebf" fo:font-family="Droid Sans Mono" style:font-family-complex="Droid Sans Mono" fo:font-size="10.5pt"/>
    </style:style>
    <style:style style:family="text" style:name="T2304">
      <style:text-properties fo:color="#c586c0" fo:font-family="Droid Sans Mono" style:font-family-complex="Droid Sans Mono" fo:font-size="10.5pt"/>
    </style:style>
    <style:style style:family="text" style:name="T2305">
      <style:text-properties fo:color="#bbbebf" fo:font-family="Droid Sans Mono" style:font-family-complex="Droid Sans Mono" fo:font-size="10.5pt"/>
    </style:style>
    <style:style style:family="text" style:name="T2306">
      <style:text-properties fo:color="#ffa657" fo:font-family="Droid Sans Mono" style:font-family-complex="Droid Sans Mono" fo:font-size="10.5pt"/>
    </style:style>
    <style:style style:family="paragraph" style:name="P693">
      <style:paragraph-properties style:line-height-at-least="14.25pt" fo:margin-left="0cm" fo:margin-right="0cm" fo:text-indent="0cm" fo:background-color="#121314" fo:border="none"/>
      <style:text-properties/>
    </style:style>
    <style:style style:family="text" style:name="T2307">
      <style:text-properties fo:color="#bbbebf" fo:font-family="Droid Sans Mono" style:font-family-complex="Droid Sans Mono" fo:font-size="10.5pt"/>
    </style:style>
    <style:style style:family="text" style:name="T2308">
      <style:text-properties fo:color="#c586c0" fo:font-family="Droid Sans Mono" style:font-family-complex="Droid Sans Mono" fo:font-size="10.5pt"/>
    </style:style>
    <style:style style:family="text" style:name="T2309">
      <style:text-properties fo:color="#bbbebf" fo:font-family="Droid Sans Mono" style:font-family-complex="Droid Sans Mono" fo:font-size="10.5pt"/>
    </style:style>
    <style:style style:family="paragraph" style:name="P694">
      <style:paragraph-properties style:line-height-at-least="14.25pt" fo:margin-left="0cm" fo:margin-right="0cm" fo:text-indent="0cm" fo:background-color="#121314" fo:border="none"/>
      <style:text-properties/>
    </style:style>
    <style:style style:family="text" style:name="T2310">
      <style:text-properties fo:color="#bbbebf" fo:font-family="Droid Sans Mono" style:font-family-complex="Droid Sans Mono" fo:font-size="10.5pt"/>
    </style:style>
    <style:style style:family="text" style:name="T2311">
      <style:text-properties fo:color="#8b949e" fo:font-family="Droid Sans Mono" style:font-family-complex="Droid Sans Mono" fo:font-size="10.5pt"/>
    </style:style>
    <style:style style:family="paragraph" style:name="P695">
      <style:paragraph-properties style:line-height-at-least="14.25pt" fo:margin-left="0cm" fo:margin-right="0cm" fo:text-indent="0cm" fo:background-color="#121314" fo:border="none"/>
      <style:text-properties/>
    </style:style>
    <style:style style:family="text" style:name="T2312">
      <style:text-properties fo:color="#bbbebf" fo:font-family="Droid Sans Mono" style:font-family-complex="Droid Sans Mono" fo:font-size="10.5pt"/>
    </style:style>
    <style:style style:family="text" style:name="T2313">
      <style:text-properties fo:color="#c9d1d9" fo:font-family="Droid Sans Mono" style:font-family-complex="Droid Sans Mono" fo:font-size="10.5pt"/>
    </style:style>
    <style:style style:family="text" style:name="T2314">
      <style:text-properties fo:color="#bbbebf" fo:font-family="Droid Sans Mono" style:font-family-complex="Droid Sans Mono" fo:font-size="10.5pt"/>
    </style:style>
    <style:style style:family="text" style:name="T2315">
      <style:text-properties fo:color="#d4d4d4" fo:font-family="Droid Sans Mono" style:font-family-complex="Droid Sans Mono" fo:font-size="10.5pt"/>
    </style:style>
    <style:style style:family="text" style:name="T2316">
      <style:text-properties fo:color="#bbbebf" fo:font-family="Droid Sans Mono" style:font-family-complex="Droid Sans Mono" fo:font-size="10.5pt"/>
    </style:style>
    <style:style style:family="text" style:name="T2317">
      <style:text-properties fo:color="#ffa657" fo:font-family="Droid Sans Mono" style:font-family-complex="Droid Sans Mono" fo:font-size="10.5pt"/>
    </style:style>
    <style:style style:family="text" style:name="T2318">
      <style:text-properties fo:color="#bbbebf" fo:font-family="Droid Sans Mono" style:font-family-complex="Droid Sans Mono" fo:font-size="10.5pt"/>
    </style:style>
    <style:style style:family="paragraph" style:name="P696">
      <style:paragraph-properties style:line-height-at-least="14.25pt" fo:margin-left="0cm" fo:margin-right="0cm" fo:text-indent="0cm" fo:background-color="#121314" fo:border="none"/>
      <style:text-properties/>
    </style:style>
    <style:style style:family="text" style:name="T2319">
      <style:text-properties fo:color="#bbbebf" fo:font-family="Droid Sans Mono" style:font-family-complex="Droid Sans Mono" fo:font-size="10.5pt"/>
    </style:style>
    <style:style style:family="text" style:name="T2320">
      <style:text-properties fo:color="#c9d1d9" fo:font-family="Droid Sans Mono" style:font-family-complex="Droid Sans Mono" fo:font-size="10.5pt"/>
    </style:style>
    <style:style style:family="text" style:name="T2321">
      <style:text-properties fo:color="#bbbebf" fo:font-family="Droid Sans Mono" style:font-family-complex="Droid Sans Mono" fo:font-size="10.5pt"/>
    </style:style>
    <style:style style:family="text" style:name="T2322">
      <style:text-properties fo:color="#d4d4d4" fo:font-family="Droid Sans Mono" style:font-family-complex="Droid Sans Mono" fo:font-size="10.5pt"/>
    </style:style>
    <style:style style:family="text" style:name="T2323">
      <style:text-properties fo:color="#bbbebf" fo:font-family="Droid Sans Mono" style:font-family-complex="Droid Sans Mono" fo:font-size="10.5pt"/>
    </style:style>
    <style:style style:family="text" style:name="T2324">
      <style:text-properties fo:color="#c9d1d9" fo:font-family="Droid Sans Mono" style:font-family-complex="Droid Sans Mono" fo:font-size="10.5pt"/>
    </style:style>
    <style:style style:family="text" style:name="T2325">
      <style:text-properties fo:color="#bbbebf" fo:font-family="Droid Sans Mono" style:font-family-complex="Droid Sans Mono" fo:font-size="10.5pt"/>
    </style:style>
    <style:style style:family="text" style:name="T2326">
      <style:text-properties fo:color="#b5cea8" fo:font-family="Droid Sans Mono" style:font-family-complex="Droid Sans Mono" fo:font-size="10.5pt"/>
    </style:style>
    <style:style style:family="text" style:name="T2327">
      <style:text-properties fo:color="#bbbebf" fo:font-family="Droid Sans Mono" style:font-family-complex="Droid Sans Mono" fo:font-size="10.5pt"/>
    </style:style>
    <style:style style:family="text" style:name="T2328">
      <style:text-properties fo:color="#c9d1d9" fo:font-family="Droid Sans Mono" style:font-family-complex="Droid Sans Mono" fo:font-size="10.5pt"/>
    </style:style>
    <style:style style:family="text" style:name="T2329">
      <style:text-properties fo:color="#bbbebf" fo:font-family="Droid Sans Mono" style:font-family-complex="Droid Sans Mono" fo:font-size="10.5pt"/>
    </style:style>
    <style:style style:family="text" style:name="T2330">
      <style:text-properties fo:color="#b5cea8" fo:font-family="Droid Sans Mono" style:font-family-complex="Droid Sans Mono" fo:font-size="10.5pt"/>
    </style:style>
    <style:style style:family="text" style:name="T2331">
      <style:text-properties fo:color="#bbbebf" fo:font-family="Droid Sans Mono" style:font-family-complex="Droid Sans Mono" fo:font-size="10.5pt"/>
    </style:style>
    <style:style style:family="text" style:name="T2332">
      <style:text-properties fo:color="#c9d1d9" fo:font-family="Droid Sans Mono" style:font-family-complex="Droid Sans Mono" fo:font-size="10.5pt"/>
    </style:style>
    <style:style style:family="text" style:name="T2333">
      <style:text-properties fo:color="#bbbebf" fo:font-family="Droid Sans Mono" style:font-family-complex="Droid Sans Mono" fo:font-size="10.5pt"/>
    </style:style>
    <style:style style:family="text" style:name="T2334">
      <style:text-properties fo:color="#b5cea8" fo:font-family="Droid Sans Mono" style:font-family-complex="Droid Sans Mono" fo:font-size="10.5pt"/>
    </style:style>
    <style:style style:family="text" style:name="T2335">
      <style:text-properties fo:color="#bbbebf" fo:font-family="Droid Sans Mono" style:font-family-complex="Droid Sans Mono" fo:font-size="10.5pt"/>
    </style:style>
    <style:style style:family="text" style:name="T2336">
      <style:text-properties fo:color="#c9d1d9" fo:font-family="Droid Sans Mono" style:font-family-complex="Droid Sans Mono" fo:font-size="10.5pt"/>
    </style:style>
    <style:style style:family="text" style:name="T2337">
      <style:text-properties fo:color="#bbbebf" fo:font-family="Droid Sans Mono" style:font-family-complex="Droid Sans Mono" fo:font-size="10.5pt"/>
    </style:style>
    <style:style style:family="text" style:name="T2338">
      <style:text-properties fo:color="#b5cea8" fo:font-family="Droid Sans Mono" style:font-family-complex="Droid Sans Mono" fo:font-size="10.5pt"/>
    </style:style>
    <style:style style:family="text" style:name="T2339">
      <style:text-properties fo:color="#bbbebf" fo:font-family="Droid Sans Mono" style:font-family-complex="Droid Sans Mono" fo:font-size="10.5pt"/>
    </style:style>
    <style:style style:family="paragraph" style:name="P697">
      <style:paragraph-properties style:line-height-at-least="14.25pt" fo:margin-left="0cm" fo:margin-right="0cm" fo:text-indent="0cm" fo:background-color="#121314" fo:border="none"/>
      <style:text-properties/>
    </style:style>
    <style:style style:family="text" style:name="T2340">
      <style:text-properties fo:color="#bbbebf" fo:font-family="Droid Sans Mono" style:font-family-complex="Droid Sans Mono" fo:font-size="10.5pt"/>
    </style:style>
    <style:style style:family="text" style:name="T2341">
      <style:text-properties fo:color="#c9d1d9" fo:font-family="Droid Sans Mono" style:font-family-complex="Droid Sans Mono" fo:font-size="10.5pt"/>
    </style:style>
    <style:style style:family="text" style:name="T2342">
      <style:text-properties fo:color="#bbbebf" fo:font-family="Droid Sans Mono" style:font-family-complex="Droid Sans Mono" fo:font-size="10.5pt"/>
    </style:style>
    <style:style style:family="text" style:name="T2343">
      <style:text-properties fo:color="#d4d4d4" fo:font-family="Droid Sans Mono" style:font-family-complex="Droid Sans Mono" fo:font-size="10.5pt"/>
    </style:style>
    <style:style style:family="text" style:name="T2344">
      <style:text-properties fo:color="#bbbebf" fo:font-family="Droid Sans Mono" style:font-family-complex="Droid Sans Mono" fo:font-size="10.5pt"/>
    </style:style>
    <style:style style:family="text" style:name="T2345">
      <style:text-properties fo:color="#4ec9b0" fo:font-family="Droid Sans Mono" style:font-family-complex="Droid Sans Mono" fo:font-size="10.5pt"/>
    </style:style>
    <style:style style:family="text" style:name="T2346">
      <style:text-properties fo:color="#bbbebf" fo:font-family="Droid Sans Mono" style:font-family-complex="Droid Sans Mono" fo:font-size="10.5pt"/>
    </style:style>
    <style:style style:family="text" style:name="T2347">
      <style:text-properties fo:color="#c9d1d9" fo:font-family="Droid Sans Mono" style:font-family-complex="Droid Sans Mono" fo:font-size="10.5pt"/>
    </style:style>
    <style:style style:family="text" style:name="T2348">
      <style:text-properties fo:color="#bbbebf" fo:font-family="Droid Sans Mono" style:font-family-complex="Droid Sans Mono" fo:font-size="10.5pt"/>
    </style:style>
    <style:style style:family="paragraph" style:name="P698">
      <style:paragraph-properties style:line-height-at-least="14.25pt" fo:margin-left="0cm" fo:margin-right="0cm" fo:text-indent="0cm" fo:background-color="#121314" fo:border="none"/>
      <style:text-properties/>
    </style:style>
    <style:style style:family="text" style:name="T2349">
      <style:text-properties fo:color="#bbbebf" fo:font-family="Droid Sans Mono" style:font-family-complex="Droid Sans Mono" fo:font-size="10.5pt"/>
    </style:style>
    <style:style style:family="paragraph" style:name="P699">
      <style:paragraph-properties style:line-height-at-least="14.25pt" fo:margin-left="0cm" fo:margin-right="0cm" fo:text-indent="0cm" fo:background-color="#121314" fo:border="none"/>
      <style:text-properties/>
    </style:style>
    <style:style style:family="text" style:name="T2350">
      <style:text-properties fo:color="#bbbebf" fo:font-family="Droid Sans Mono" style:font-family-complex="Droid Sans Mono" fo:font-size="10.5pt"/>
    </style:style>
    <style:style style:family="text" style:name="T2351">
      <style:text-properties fo:color="#8b949e" fo:font-family="Droid Sans Mono" style:font-family-complex="Droid Sans Mono" fo:font-size="10.5pt"/>
    </style:style>
    <style:style style:family="paragraph" style:name="P700">
      <style:paragraph-properties style:line-height-at-least="14.25pt" fo:margin-left="0cm" fo:margin-right="0cm" fo:text-indent="0cm" fo:background-color="#121314" fo:border="none"/>
      <style:text-properties/>
    </style:style>
    <style:style style:family="text" style:name="T2352">
      <style:text-properties fo:color="#bbbebf" fo:font-family="Droid Sans Mono" style:font-family-complex="Droid Sans Mono" fo:font-size="10.5pt"/>
    </style:style>
    <style:style style:family="text" style:name="T2353">
      <style:text-properties fo:color="#c9d1d9" fo:font-family="Droid Sans Mono" style:font-family-complex="Droid Sans Mono" fo:font-size="10.5pt"/>
    </style:style>
    <style:style style:family="text" style:name="T2354">
      <style:text-properties fo:color="#bbbebf" fo:font-family="Droid Sans Mono" style:font-family-complex="Droid Sans Mono" fo:font-size="10.5pt"/>
    </style:style>
    <style:style style:family="text" style:name="T2355">
      <style:text-properties fo:color="#d4d4d4" fo:font-family="Droid Sans Mono" style:font-family-complex="Droid Sans Mono" fo:font-size="10.5pt"/>
    </style:style>
    <style:style style:family="text" style:name="T2356">
      <style:text-properties fo:color="#bbbebf" fo:font-family="Droid Sans Mono" style:font-family-complex="Droid Sans Mono" fo:font-size="10.5pt"/>
    </style:style>
    <style:style style:family="text" style:name="T2357">
      <style:text-properties fo:color="#c9d1d9" fo:font-family="Droid Sans Mono" style:font-family-complex="Droid Sans Mono" fo:font-size="10.5pt"/>
    </style:style>
    <style:style style:family="text" style:name="T2358">
      <style:text-properties fo:color="#bbbebf" fo:font-family="Droid Sans Mono" style:font-family-complex="Droid Sans Mono" fo:font-size="10.5pt"/>
    </style:style>
    <style:style style:family="text" style:name="T2359">
      <style:text-properties fo:color="#b5cea8" fo:font-family="Droid Sans Mono" style:font-family-complex="Droid Sans Mono" fo:font-size="10.5pt"/>
    </style:style>
    <style:style style:family="text" style:name="T2360">
      <style:text-properties fo:color="#bbbebf" fo:font-family="Droid Sans Mono" style:font-family-complex="Droid Sans Mono" fo:font-size="10.5pt"/>
    </style:style>
    <style:style style:family="text" style:name="T2361">
      <style:text-properties fo:color="#c9d1d9" fo:font-family="Droid Sans Mono" style:font-family-complex="Droid Sans Mono" fo:font-size="10.5pt"/>
    </style:style>
    <style:style style:family="text" style:name="T2362">
      <style:text-properties fo:color="#bbbebf" fo:font-family="Droid Sans Mono" style:font-family-complex="Droid Sans Mono" fo:font-size="10.5pt"/>
    </style:style>
    <style:style style:family="text" style:name="T2363">
      <style:text-properties fo:color="#b5cea8" fo:font-family="Droid Sans Mono" style:font-family-complex="Droid Sans Mono" fo:font-size="10.5pt"/>
    </style:style>
    <style:style style:family="text" style:name="T2364">
      <style:text-properties fo:color="#bbbebf" fo:font-family="Droid Sans Mono" style:font-family-complex="Droid Sans Mono" fo:font-size="10.5pt"/>
    </style:style>
    <style:style style:family="text" style:name="T2365">
      <style:text-properties fo:color="#c9d1d9" fo:font-family="Droid Sans Mono" style:font-family-complex="Droid Sans Mono" fo:font-size="10.5pt"/>
    </style:style>
    <style:style style:family="text" style:name="T2366">
      <style:text-properties fo:color="#bbbebf" fo:font-family="Droid Sans Mono" style:font-family-complex="Droid Sans Mono" fo:font-size="10.5pt"/>
    </style:style>
    <style:style style:family="text" style:name="T2367">
      <style:text-properties fo:color="#b5cea8" fo:font-family="Droid Sans Mono" style:font-family-complex="Droid Sans Mono" fo:font-size="10.5pt"/>
    </style:style>
    <style:style style:family="text" style:name="T2368">
      <style:text-properties fo:color="#bbbebf" fo:font-family="Droid Sans Mono" style:font-family-complex="Droid Sans Mono" fo:font-size="10.5pt"/>
    </style:style>
    <style:style style:family="text" style:name="T2369">
      <style:text-properties fo:color="#c9d1d9" fo:font-family="Droid Sans Mono" style:font-family-complex="Droid Sans Mono" fo:font-size="10.5pt"/>
    </style:style>
    <style:style style:family="text" style:name="T2370">
      <style:text-properties fo:color="#bbbebf" fo:font-family="Droid Sans Mono" style:font-family-complex="Droid Sans Mono" fo:font-size="10.5pt"/>
    </style:style>
    <style:style style:family="text" style:name="T2371">
      <style:text-properties fo:color="#b5cea8" fo:font-family="Droid Sans Mono" style:font-family-complex="Droid Sans Mono" fo:font-size="10.5pt"/>
    </style:style>
    <style:style style:family="text" style:name="T2372">
      <style:text-properties fo:color="#bbbebf" fo:font-family="Droid Sans Mono" style:font-family-complex="Droid Sans Mono" fo:font-size="10.5pt"/>
    </style:style>
    <style:style style:family="paragraph" style:name="P701">
      <style:paragraph-properties style:line-height-at-least="14.25pt" fo:margin-left="0cm" fo:margin-right="0cm" fo:text-indent="0cm" fo:background-color="#121314" fo:border="none"/>
      <style:text-properties/>
    </style:style>
    <style:style style:family="text" style:name="T2373">
      <style:text-properties fo:color="#bbbebf" fo:font-family="Droid Sans Mono" style:font-family-complex="Droid Sans Mono" fo:font-size="10.5pt"/>
    </style:style>
    <style:style style:family="text" style:name="T2374">
      <style:text-properties fo:color="#c9d1d9" fo:font-family="Droid Sans Mono" style:font-family-complex="Droid Sans Mono" fo:font-size="10.5pt"/>
    </style:style>
    <style:style style:family="text" style:name="T2375">
      <style:text-properties fo:color="#bbbebf" fo:font-family="Droid Sans Mono" style:font-family-complex="Droid Sans Mono" fo:font-size="10.5pt"/>
    </style:style>
    <style:style style:family="text" style:name="T2376">
      <style:text-properties fo:color="#d4d4d4" fo:font-family="Droid Sans Mono" style:font-family-complex="Droid Sans Mono" fo:font-size="10.5pt"/>
    </style:style>
    <style:style style:family="text" style:name="T2377">
      <style:text-properties fo:color="#bbbebf" fo:font-family="Droid Sans Mono" style:font-family-complex="Droid Sans Mono" fo:font-size="10.5pt"/>
    </style:style>
    <style:style style:family="text" style:name="T2378">
      <style:text-properties fo:color="#4ec9b0" fo:font-family="Droid Sans Mono" style:font-family-complex="Droid Sans Mono" fo:font-size="10.5pt"/>
    </style:style>
    <style:style style:family="text" style:name="T2379">
      <style:text-properties fo:color="#bbbebf" fo:font-family="Droid Sans Mono" style:font-family-complex="Droid Sans Mono" fo:font-size="10.5pt"/>
    </style:style>
    <style:style style:family="text" style:name="T2380">
      <style:text-properties fo:color="#c9d1d9" fo:font-family="Droid Sans Mono" style:font-family-complex="Droid Sans Mono" fo:font-size="10.5pt"/>
    </style:style>
    <style:style style:family="text" style:name="T2381">
      <style:text-properties fo:color="#bbbebf" fo:font-family="Droid Sans Mono" style:font-family-complex="Droid Sans Mono" fo:font-size="10.5pt"/>
    </style:style>
    <style:style style:family="paragraph" style:name="P702">
      <style:paragraph-properties style:line-height-at-least="14.25pt" fo:margin-left="0cm" fo:margin-right="0cm" fo:text-indent="0cm" fo:background-color="#121314" fo:border="none"/>
      <style:text-properties/>
    </style:style>
    <style:style style:family="text" style:name="T2382">
      <style:text-properties fo:font-family="Droid Sans Mono" style:font-family-complex="Droid Sans Mono" fo:font-size="10.5pt"/>
    </style:style>
    <style:style style:family="paragraph" style:name="P703">
      <style:paragraph-properties style:line-height-at-least="14.25pt" fo:margin-left="0cm" fo:margin-right="0cm" fo:text-indent="0cm" fo:background-color="#121314" fo:border="none"/>
      <style:text-properties/>
    </style:style>
    <style:style style:family="text" style:name="T2383">
      <style:text-properties fo:color="#bbbebf" fo:font-family="Droid Sans Mono" style:font-family-complex="Droid Sans Mono" fo:font-size="10.5pt"/>
    </style:style>
    <style:style style:family="text" style:name="T2384">
      <style:text-properties fo:color="#8b949e" fo:font-family="Droid Sans Mono" style:font-family-complex="Droid Sans Mono" fo:font-size="10.5pt"/>
    </style:style>
    <style:style style:family="paragraph" style:name="P704">
      <style:paragraph-properties style:line-height-at-least="14.25pt" fo:margin-left="0cm" fo:margin-right="0cm" fo:text-indent="0cm" fo:background-color="#121314" fo:border="none"/>
      <style:text-properties/>
    </style:style>
    <style:style style:family="text" style:name="T2385">
      <style:text-properties fo:color="#bbbebf" fo:font-family="Droid Sans Mono" style:font-family-complex="Droid Sans Mono" fo:font-size="10.5pt"/>
    </style:style>
    <style:style style:family="text" style:name="T2386">
      <style:text-properties fo:color="#c9d1d9" fo:font-family="Droid Sans Mono" style:font-family-complex="Droid Sans Mono" fo:font-size="10.5pt"/>
    </style:style>
    <style:style style:family="text" style:name="T2387">
      <style:text-properties fo:color="#bbbebf" fo:font-family="Droid Sans Mono" style:font-family-complex="Droid Sans Mono" fo:font-size="10.5pt"/>
    </style:style>
    <style:style style:family="text" style:name="T2388">
      <style:text-properties fo:color="#d4d4d4" fo:font-family="Droid Sans Mono" style:font-family-complex="Droid Sans Mono" fo:font-size="10.5pt"/>
    </style:style>
    <style:style style:family="text" style:name="T2389">
      <style:text-properties fo:color="#bbbebf" fo:font-family="Droid Sans Mono" style:font-family-complex="Droid Sans Mono" fo:font-size="10.5pt"/>
    </style:style>
    <style:style style:family="text" style:name="T2390">
      <style:text-properties fo:color="#c9d1d9" fo:font-family="Droid Sans Mono" style:font-family-complex="Droid Sans Mono" fo:font-size="10.5pt"/>
    </style:style>
    <style:style style:family="text" style:name="T2391">
      <style:text-properties fo:color="#bbbebf" fo:font-family="Droid Sans Mono" style:font-family-complex="Droid Sans Mono" fo:font-size="10.5pt"/>
    </style:style>
    <style:style style:family="text" style:name="T2392">
      <style:text-properties fo:color="#b5cea8" fo:font-family="Droid Sans Mono" style:font-family-complex="Droid Sans Mono" fo:font-size="10.5pt"/>
    </style:style>
    <style:style style:family="text" style:name="T2393">
      <style:text-properties fo:color="#bbbebf" fo:font-family="Droid Sans Mono" style:font-family-complex="Droid Sans Mono" fo:font-size="10.5pt"/>
    </style:style>
    <style:style style:family="text" style:name="T2394">
      <style:text-properties fo:color="#c9d1d9" fo:font-family="Droid Sans Mono" style:font-family-complex="Droid Sans Mono" fo:font-size="10.5pt"/>
    </style:style>
    <style:style style:family="text" style:name="T2395">
      <style:text-properties fo:color="#bbbebf" fo:font-family="Droid Sans Mono" style:font-family-complex="Droid Sans Mono" fo:font-size="10.5pt"/>
    </style:style>
    <style:style style:family="text" style:name="T2396">
      <style:text-properties fo:color="#b5cea8" fo:font-family="Droid Sans Mono" style:font-family-complex="Droid Sans Mono" fo:font-size="10.5pt"/>
    </style:style>
    <style:style style:family="text" style:name="T2397">
      <style:text-properties fo:color="#bbbebf" fo:font-family="Droid Sans Mono" style:font-family-complex="Droid Sans Mono" fo:font-size="10.5pt"/>
    </style:style>
    <style:style style:family="text" style:name="T2398">
      <style:text-properties fo:color="#c9d1d9" fo:font-family="Droid Sans Mono" style:font-family-complex="Droid Sans Mono" fo:font-size="10.5pt"/>
    </style:style>
    <style:style style:family="text" style:name="T2399">
      <style:text-properties fo:color="#bbbebf" fo:font-family="Droid Sans Mono" style:font-family-complex="Droid Sans Mono" fo:font-size="10.5pt"/>
    </style:style>
    <style:style style:family="text" style:name="T2400">
      <style:text-properties fo:color="#b5cea8" fo:font-family="Droid Sans Mono" style:font-family-complex="Droid Sans Mono" fo:font-size="10.5pt"/>
    </style:style>
    <style:style style:family="text" style:name="T2401">
      <style:text-properties fo:color="#bbbebf" fo:font-family="Droid Sans Mono" style:font-family-complex="Droid Sans Mono" fo:font-size="10.5pt"/>
    </style:style>
    <style:style style:family="text" style:name="T2402">
      <style:text-properties fo:color="#c9d1d9" fo:font-family="Droid Sans Mono" style:font-family-complex="Droid Sans Mono" fo:font-size="10.5pt"/>
    </style:style>
    <style:style style:family="text" style:name="T2403">
      <style:text-properties fo:color="#bbbebf" fo:font-family="Droid Sans Mono" style:font-family-complex="Droid Sans Mono" fo:font-size="10.5pt"/>
    </style:style>
    <style:style style:family="text" style:name="T2404">
      <style:text-properties fo:color="#b5cea8" fo:font-family="Droid Sans Mono" style:font-family-complex="Droid Sans Mono" fo:font-size="10.5pt"/>
    </style:style>
    <style:style style:family="text" style:name="T2405">
      <style:text-properties fo:color="#bbbebf" fo:font-family="Droid Sans Mono" style:font-family-complex="Droid Sans Mono" fo:font-size="10.5pt"/>
    </style:style>
    <style:style style:family="paragraph" style:name="P705">
      <style:paragraph-properties style:line-height-at-least="14.25pt" fo:margin-left="0cm" fo:margin-right="0cm" fo:text-indent="0cm" fo:background-color="#121314" fo:border="none"/>
      <style:text-properties/>
    </style:style>
    <style:style style:family="text" style:name="T2406">
      <style:text-properties fo:color="#bbbebf" fo:font-family="Droid Sans Mono" style:font-family-complex="Droid Sans Mono" fo:font-size="10.5pt"/>
    </style:style>
    <style:style style:family="text" style:name="T2407">
      <style:text-properties fo:color="#c9d1d9" fo:font-family="Droid Sans Mono" style:font-family-complex="Droid Sans Mono" fo:font-size="10.5pt"/>
    </style:style>
    <style:style style:family="text" style:name="T2408">
      <style:text-properties fo:color="#bbbebf" fo:font-family="Droid Sans Mono" style:font-family-complex="Droid Sans Mono" fo:font-size="10.5pt"/>
    </style:style>
    <style:style style:family="text" style:name="T2409">
      <style:text-properties fo:color="#d4d4d4" fo:font-family="Droid Sans Mono" style:font-family-complex="Droid Sans Mono" fo:font-size="10.5pt"/>
    </style:style>
    <style:style style:family="text" style:name="T2410">
      <style:text-properties fo:color="#bbbebf" fo:font-family="Droid Sans Mono" style:font-family-complex="Droid Sans Mono" fo:font-size="10.5pt"/>
    </style:style>
    <style:style style:family="text" style:name="T2411">
      <style:text-properties fo:color="#4ec9b0" fo:font-family="Droid Sans Mono" style:font-family-complex="Droid Sans Mono" fo:font-size="10.5pt"/>
    </style:style>
    <style:style style:family="text" style:name="T2412">
      <style:text-properties fo:color="#bbbebf" fo:font-family="Droid Sans Mono" style:font-family-complex="Droid Sans Mono" fo:font-size="10.5pt"/>
    </style:style>
    <style:style style:family="text" style:name="T2413">
      <style:text-properties fo:color="#c9d1d9" fo:font-family="Droid Sans Mono" style:font-family-complex="Droid Sans Mono" fo:font-size="10.5pt"/>
    </style:style>
    <style:style style:family="text" style:name="T2414">
      <style:text-properties fo:color="#bbbebf" fo:font-family="Droid Sans Mono" style:font-family-complex="Droid Sans Mono" fo:font-size="10.5pt"/>
    </style:style>
    <style:style style:family="paragraph" style:name="P706">
      <style:paragraph-properties style:line-height-at-least="14.25pt" fo:margin-left="0cm" fo:margin-right="0cm" fo:text-indent="0cm" fo:background-color="#121314" fo:border="none"/>
      <style:text-properties/>
    </style:style>
    <style:style style:family="text" style:name="T2415">
      <style:text-properties fo:font-family="Droid Sans Mono" style:font-family-complex="Droid Sans Mono" fo:font-size="10.5pt"/>
    </style:style>
    <style:style style:family="paragraph" style:name="P707">
      <style:paragraph-properties style:line-height-at-least="14.25pt" fo:margin-left="0cm" fo:margin-right="0cm" fo:text-indent="0cm" fo:background-color="#121314" fo:border="none"/>
      <style:text-properties/>
    </style:style>
    <style:style style:family="text" style:name="T2416">
      <style:text-properties fo:color="#bbbebf" fo:font-family="Droid Sans Mono" style:font-family-complex="Droid Sans Mono" fo:font-size="10.5pt"/>
    </style:style>
    <style:style style:family="text" style:name="T2417">
      <style:text-properties fo:color="#ffa657" fo:font-family="Droid Sans Mono" style:font-family-complex="Droid Sans Mono" fo:font-size="10.5pt"/>
    </style:style>
    <style:style style:family="text" style:name="T2418">
      <style:text-properties fo:color="#bbbebf" fo:font-family="Droid Sans Mono" style:font-family-complex="Droid Sans Mono" fo:font-size="10.5pt"/>
    </style:style>
    <style:style style:family="text" style:name="T2419">
      <style:text-properties fo:color="#c9d1d9" fo:font-family="Droid Sans Mono" style:font-family-complex="Droid Sans Mono" fo:font-size="10.5pt"/>
    </style:style>
    <style:style style:family="text" style:name="T2420">
      <style:text-properties fo:color="#bbbebf" fo:font-family="Droid Sans Mono" style:font-family-complex="Droid Sans Mono" fo:font-size="10.5pt"/>
    </style:style>
    <style:style style:family="text" style:name="T2421">
      <style:text-properties fo:color="#c9d1d9" fo:font-family="Droid Sans Mono" style:font-family-complex="Droid Sans Mono" fo:font-size="10.5pt"/>
    </style:style>
    <style:style style:family="text" style:name="T2422">
      <style:text-properties fo:color="#bbbebf" fo:font-family="Droid Sans Mono" style:font-family-complex="Droid Sans Mono" fo:font-size="10.5pt"/>
    </style:style>
    <style:style style:family="text" style:name="T2423">
      <style:text-properties fo:color="#c9d1d9" fo:font-family="Droid Sans Mono" style:font-family-complex="Droid Sans Mono" fo:font-size="10.5pt"/>
    </style:style>
    <style:style style:family="text" style:name="T2424">
      <style:text-properties fo:color="#bbbebf" fo:font-family="Droid Sans Mono" style:font-family-complex="Droid Sans Mono" fo:font-size="10.5pt"/>
    </style:style>
    <style:style style:family="paragraph" style:name="P708">
      <style:paragraph-properties style:line-height-at-least="14.25pt" fo:margin-left="0cm" fo:margin-right="0cm" fo:text-indent="0cm" fo:background-color="#121314" fo:border="none"/>
      <style:text-properties/>
    </style:style>
    <style:style style:family="text" style:name="T2425">
      <style:text-properties fo:font-family="Droid Sans Mono" style:font-family-complex="Droid Sans Mono" fo:font-size="10.5pt"/>
    </style:style>
    <style:style style:family="paragraph" style:name="P709">
      <style:paragraph-properties style:line-height-at-least="14.25pt" fo:margin-left="0cm" fo:margin-right="0cm" fo:text-indent="0cm" fo:background-color="#121314" fo:border="none"/>
      <style:text-properties/>
    </style:style>
    <style:style style:family="text" style:name="T2426">
      <style:text-properties fo:color="#bbbebf" fo:font-family="Droid Sans Mono" style:font-family-complex="Droid Sans Mono" fo:font-size="10.5pt"/>
    </style:style>
    <style:style style:family="text" style:name="T2427">
      <style:text-properties fo:color="#c586c0" fo:font-family="Droid Sans Mono" style:font-family-complex="Droid Sans Mono" fo:font-size="10.5pt"/>
    </style:style>
    <style:style style:family="text" style:name="T2428">
      <style:text-properties fo:color="#bbbebf" fo:font-family="Droid Sans Mono" style:font-family-complex="Droid Sans Mono" fo:font-size="10.5pt"/>
    </style:style>
    <style:style style:family="text" style:name="T2429">
      <style:text-properties fo:color="#c9d1d9" fo:font-family="Droid Sans Mono" style:font-family-complex="Droid Sans Mono" fo:font-size="10.5pt"/>
    </style:style>
    <style:style style:family="text" style:name="T2430">
      <style:text-properties fo:color="#bbbebf" fo:font-family="Droid Sans Mono" style:font-family-complex="Droid Sans Mono" fo:font-size="10.5pt"/>
    </style:style>
    <style:style style:family="text" style:name="T2431">
      <style:text-properties fo:color="#c586c0" fo:font-family="Droid Sans Mono" style:font-family-complex="Droid Sans Mono" fo:font-size="10.5pt"/>
    </style:style>
    <style:style style:family="text" style:name="T2432">
      <style:text-properties fo:color="#bbbebf" fo:font-family="Droid Sans Mono" style:font-family-complex="Droid Sans Mono" fo:font-size="10.5pt"/>
    </style:style>
    <style:style style:family="text" style:name="T2433">
      <style:text-properties fo:color="#ffa657" fo:font-family="Droid Sans Mono" style:font-family-complex="Droid Sans Mono" fo:font-size="10.5pt"/>
    </style:style>
    <style:style style:family="text" style:name="T2434">
      <style:text-properties fo:color="#bbbebf" fo:font-family="Droid Sans Mono" style:font-family-complex="Droid Sans Mono" fo:font-size="10.5pt"/>
    </style:style>
    <style:style style:family="paragraph" style:name="P710">
      <style:paragraph-properties style:line-height-at-least="14.25pt" fo:margin-left="0cm" fo:margin-right="0cm" fo:text-indent="0cm" fo:background-color="#121314" fo:border="none"/>
      <style:text-properties/>
    </style:style>
    <style:style style:family="text" style:name="T2435">
      <style:text-properties fo:color="#bbbebf" fo:font-family="Droid Sans Mono" style:font-family-complex="Droid Sans Mono" fo:font-size="10.5pt"/>
    </style:style>
    <style:style style:family="text" style:name="T2436">
      <style:text-properties fo:color="#c586c0" fo:font-family="Droid Sans Mono" style:font-family-complex="Droid Sans Mono" fo:font-size="10.5pt"/>
    </style:style>
    <style:style style:family="text" style:name="T2437">
      <style:text-properties fo:color="#bbbebf" fo:font-family="Droid Sans Mono" style:font-family-complex="Droid Sans Mono" fo:font-size="10.5pt"/>
    </style:style>
    <style:style style:family="text" style:name="T2438">
      <style:text-properties fo:color="#569cd6" fo:font-family="Droid Sans Mono" style:font-family-complex="Droid Sans Mono" fo:font-size="10.5pt"/>
    </style:style>
    <style:style style:family="text" style:name="T2439">
      <style:text-properties fo:color="#bbbebf" fo:font-family="Droid Sans Mono" style:font-family-complex="Droid Sans Mono" fo:font-size="10.5pt"/>
    </style:style>
    <style:style style:family="text" style:name="T2440">
      <style:text-properties fo:color="#c9d1d9" fo:font-family="Droid Sans Mono" style:font-family-complex="Droid Sans Mono" fo:font-size="10.5pt"/>
    </style:style>
    <style:style style:family="text" style:name="T2441">
      <style:text-properties fo:color="#bbbebf" fo:font-family="Droid Sans Mono" style:font-family-complex="Droid Sans Mono" fo:font-size="10.5pt"/>
    </style:style>
    <style:style style:family="text" style:name="T2442">
      <style:text-properties fo:color="#569cd6" fo:font-family="Droid Sans Mono" style:font-family-complex="Droid Sans Mono" fo:font-size="10.5pt"/>
    </style:style>
    <style:style style:family="text" style:name="T2443">
      <style:text-properties fo:color="#bbbebf" fo:font-family="Droid Sans Mono" style:font-family-complex="Droid Sans Mono" fo:font-size="10.5pt"/>
    </style:style>
    <style:style style:family="text" style:name="T2444">
      <style:text-properties fo:color="#ffa657" fo:font-family="Droid Sans Mono" style:font-family-complex="Droid Sans Mono" fo:font-size="10.5pt"/>
    </style:style>
    <style:style style:family="text" style:name="T2445">
      <style:text-properties fo:color="#bbbebf" fo:font-family="Droid Sans Mono" style:font-family-complex="Droid Sans Mono" fo:font-size="10.5pt"/>
    </style:style>
    <style:style style:family="paragraph" style:name="P711">
      <style:paragraph-properties style:line-height-at-least="14.25pt" fo:margin-left="0cm" fo:margin-right="0cm" fo:text-indent="0cm" fo:background-color="#121314" fo:border="none"/>
      <style:text-properties/>
    </style:style>
    <style:style style:family="text" style:name="T2446">
      <style:text-properties fo:color="#bbbebf" fo:font-family="Droid Sans Mono" style:font-family-complex="Droid Sans Mono" fo:font-size="10.5pt"/>
    </style:style>
    <style:style style:family="text" style:name="T2447">
      <style:text-properties fo:color="#8b949e" fo:font-family="Droid Sans Mono" style:font-family-complex="Droid Sans Mono" fo:font-size="10.5pt"/>
    </style:style>
    <style:style style:family="paragraph" style:name="P712">
      <style:paragraph-properties style:line-height-at-least="14.25pt" fo:margin-left="0cm" fo:margin-right="0cm" fo:text-indent="0cm" fo:background-color="#121314" fo:border="none"/>
      <style:text-properties/>
    </style:style>
    <style:style style:family="text" style:name="T2448">
      <style:text-properties fo:color="#bbbebf" fo:font-family="Droid Sans Mono" style:font-family-complex="Droid Sans Mono" fo:font-size="10.5pt"/>
    </style:style>
    <style:style style:family="text" style:name="T2449">
      <style:text-properties fo:color="#79c0ff" fo:font-family="Droid Sans Mono" style:font-family-complex="Droid Sans Mono" fo:font-size="10.5pt"/>
    </style:style>
    <style:style style:family="text" style:name="T2450">
      <style:text-properties fo:color="#bbbebf" fo:font-family="Droid Sans Mono" style:font-family-complex="Droid Sans Mono" fo:font-size="10.5pt"/>
    </style:style>
    <style:style style:family="text" style:name="T2451">
      <style:text-properties fo:color="#d4d4d4" fo:font-family="Droid Sans Mono" style:font-family-complex="Droid Sans Mono" fo:font-size="10.5pt"/>
    </style:style>
    <style:style style:family="text" style:name="T2452">
      <style:text-properties fo:color="#bbbebf" fo:font-family="Droid Sans Mono" style:font-family-complex="Droid Sans Mono" fo:font-size="10.5pt"/>
    </style:style>
    <style:style style:family="text" style:name="T2453">
      <style:text-properties fo:color="#d2a8ff" fo:font-family="Droid Sans Mono" style:font-family-complex="Droid Sans Mono" fo:font-size="10.5pt"/>
    </style:style>
    <style:style style:family="text" style:name="T2454">
      <style:text-properties fo:color="#bbbebf" fo:font-family="Droid Sans Mono" style:font-family-complex="Droid Sans Mono" fo:font-size="10.5pt"/>
    </style:style>
    <style:style style:family="text" style:name="T2455">
      <style:text-properties fo:color="#c9d1d9" fo:font-family="Droid Sans Mono" style:font-family-complex="Droid Sans Mono" fo:font-size="10.5pt"/>
    </style:style>
    <style:style style:family="text" style:name="T2456">
      <style:text-properties fo:color="#bbbebf" fo:font-family="Droid Sans Mono" style:font-family-complex="Droid Sans Mono" fo:font-size="10.5pt"/>
    </style:style>
    <style:style style:family="text" style:name="T2457">
      <style:text-properties fo:color="#ffa657" fo:font-family="Droid Sans Mono" style:font-family-complex="Droid Sans Mono" fo:font-size="10.5pt"/>
    </style:style>
    <style:style style:family="text" style:name="T2458">
      <style:text-properties fo:color="#bbbebf" fo:font-family="Droid Sans Mono" style:font-family-complex="Droid Sans Mono" fo:font-size="10.5pt"/>
    </style:style>
    <style:style style:family="text" style:name="T2459">
      <style:text-properties fo:color="#ffa657" fo:font-family="Droid Sans Mono" style:font-family-complex="Droid Sans Mono" fo:font-size="10.5pt"/>
    </style:style>
    <style:style style:family="text" style:name="T2460">
      <style:text-properties fo:color="#bbbebf" fo:font-family="Droid Sans Mono" style:font-family-complex="Droid Sans Mono" fo:font-size="10.5pt"/>
    </style:style>
    <style:style style:family="paragraph" style:name="P713">
      <style:paragraph-properties style:line-height-at-least="14.25pt" fo:margin-left="0cm" fo:margin-right="0cm" fo:text-indent="0cm" fo:background-color="#121314" fo:border="none"/>
      <style:text-properties/>
    </style:style>
    <style:style style:family="text" style:name="T2461">
      <style:text-properties fo:color="#bbbebf" fo:font-family="Droid Sans Mono" style:font-family-complex="Droid Sans Mono" fo:font-size="10.5pt"/>
    </style:style>
    <style:style style:family="text" style:name="T2462">
      <style:text-properties fo:color="#c586c0" fo:font-family="Droid Sans Mono" style:font-family-complex="Droid Sans Mono" fo:font-size="10.5pt"/>
    </style:style>
    <style:style style:family="text" style:name="T2463">
      <style:text-properties fo:color="#bbbebf" fo:font-family="Droid Sans Mono" style:font-family-complex="Droid Sans Mono" fo:font-size="10.5pt"/>
    </style:style>
    <style:style style:family="text" style:name="T2464">
      <style:text-properties fo:color="#79c0ff" fo:font-family="Droid Sans Mono" style:font-family-complex="Droid Sans Mono" fo:font-size="10.5pt"/>
    </style:style>
    <style:style style:family="text" style:name="T2465">
      <style:text-properties fo:color="#bbbebf" fo:font-family="Droid Sans Mono" style:font-family-complex="Droid Sans Mono" fo:font-size="10.5pt"/>
    </style:style>
    <style:style style:family="text" style:name="T2466">
      <style:text-properties fo:color="#d4d4d4" fo:font-family="Droid Sans Mono" style:font-family-complex="Droid Sans Mono" fo:font-size="10.5pt"/>
    </style:style>
    <style:style style:family="text" style:name="T2467">
      <style:text-properties fo:color="#bbbebf" fo:font-family="Droid Sans Mono" style:font-family-complex="Droid Sans Mono" fo:font-size="10.5pt"/>
    </style:style>
    <style:style style:family="text" style:name="T2468">
      <style:text-properties fo:color="#569cd6" fo:font-family="Droid Sans Mono" style:font-family-complex="Droid Sans Mono" fo:font-size="10.5pt"/>
    </style:style>
    <style:style style:family="text" style:name="T2469">
      <style:text-properties fo:color="#bbbebf" fo:font-family="Droid Sans Mono" style:font-family-complex="Droid Sans Mono" fo:font-size="10.5pt"/>
    </style:style>
    <style:style style:family="paragraph" style:name="P714">
      <style:paragraph-properties style:line-height-at-least="14.25pt" fo:margin-left="0cm" fo:margin-right="0cm" fo:text-indent="0cm" fo:background-color="#121314" fo:border="none"/>
      <style:text-properties/>
    </style:style>
    <style:style style:family="text" style:name="T2470">
      <style:text-properties fo:color="#bbbebf" fo:font-family="Droid Sans Mono" style:font-family-complex="Droid Sans Mono" fo:font-size="10.5pt"/>
    </style:style>
    <style:style style:family="text" style:name="T2471">
      <style:text-properties fo:color="#c586c0" fo:font-family="Droid Sans Mono" style:font-family-complex="Droid Sans Mono" fo:font-size="10.5pt"/>
    </style:style>
    <style:style style:family="text" style:name="T2472">
      <style:text-properties fo:color="#bbbebf" fo:font-family="Droid Sans Mono" style:font-family-complex="Droid Sans Mono" fo:font-size="10.5pt"/>
    </style:style>
    <style:style style:family="text" style:name="T2473">
      <style:text-properties fo:color="#79c0ff" fo:font-family="Droid Sans Mono" style:font-family-complex="Droid Sans Mono" fo:font-size="10.5pt"/>
    </style:style>
    <style:style style:family="paragraph" style:name="P715">
      <style:paragraph-properties style:line-height-at-least="14.25pt" fo:margin-left="0cm" fo:margin-right="0cm" fo:text-indent="0cm" fo:background-color="#121314" fo:border="none"/>
      <style:text-properties/>
    </style:style>
    <style:style style:family="text" style:name="T2474">
      <style:text-properties fo:color="#bbbebf" fo:font-family="Droid Sans Mono" style:font-family-complex="Droid Sans Mono" fo:font-size="10.5pt"/>
    </style:style>
    <style:style style:family="paragraph" style:name="P716">
      <style:paragraph-properties style:line-height-at-least="14.25pt" fo:margin-left="0cm" fo:margin-right="0cm" fo:text-indent="0cm" fo:background-color="#121314" fo:border="none"/>
      <style:text-properties/>
    </style:style>
    <style:style style:family="text" style:name="T2475">
      <style:text-properties fo:color="#bbbebf" fo:font-family="Droid Sans Mono" style:font-family-complex="Droid Sans Mono" fo:font-size="10.5pt"/>
    </style:style>
    <style:style style:family="text" style:name="T2476">
      <style:text-properties fo:color="#c586c0" fo:font-family="Droid Sans Mono" style:font-family-complex="Droid Sans Mono" fo:font-size="10.5pt"/>
    </style:style>
    <style:style style:family="text" style:name="T2477">
      <style:text-properties fo:color="#bbbebf" fo:font-family="Droid Sans Mono" style:font-family-complex="Droid Sans Mono" fo:font-size="10.5pt"/>
    </style:style>
    <style:style style:family="text" style:name="T2478">
      <style:text-properties fo:color="#569cd6" fo:font-family="Droid Sans Mono" style:font-family-complex="Droid Sans Mono" fo:font-size="10.5pt"/>
    </style:style>
    <style:style style:family="paragraph" style:name="P717">
      <style:paragraph-properties style:line-height-at-least="14.25pt" fo:margin-left="0cm" fo:margin-right="0cm" fo:text-indent="0cm" fo:background-color="#121314" fo:border="none"/>
      <style:text-properties/>
    </style:style>
    <style:style style:family="text" style:name="T2479">
      <style:text-properties fo:font-family="Droid Sans Mono" style:font-family-complex="Droid Sans Mono" fo:font-size="10.5pt"/>
    </style:style>
    <style:style style:family="paragraph" style:name="P718">
      <style:paragraph-properties style:line-height-at-least="14.25pt" fo:margin-left="0cm" fo:margin-right="0cm" fo:text-indent="0cm" fo:background-color="#121314" fo:border="none"/>
      <style:text-properties/>
    </style:style>
    <style:style style:family="text" style:name="T2480">
      <style:text-properties fo:color="#c586c0" fo:font-family="Droid Sans Mono" style:font-family-complex="Droid Sans Mono" fo:font-size="10.5pt"/>
    </style:style>
    <style:style style:family="text" style:name="T2481">
      <style:text-properties fo:color="#bbbebf" fo:font-family="Droid Sans Mono" style:font-family-complex="Droid Sans Mono" fo:font-size="10.5pt"/>
    </style:style>
    <style:style style:family="text" style:name="T2482">
      <style:text-properties fo:color="#c9d1d9" fo:font-family="Droid Sans Mono" style:font-family-complex="Droid Sans Mono" fo:font-size="10.5pt"/>
    </style:style>
    <style:style style:family="text" style:name="T2483">
      <style:text-properties fo:color="#bbbebf" fo:font-family="Droid Sans Mono" style:font-family-complex="Droid Sans Mono" fo:font-size="10.5pt"/>
    </style:style>
    <style:style style:family="text" style:name="T2484">
      <style:text-properties fo:color="#d4d4d4" fo:font-family="Droid Sans Mono" style:font-family-complex="Droid Sans Mono" fo:font-size="10.5pt"/>
    </style:style>
    <style:style style:family="text" style:name="T2485">
      <style:text-properties fo:color="#bbbebf" fo:font-family="Droid Sans Mono" style:font-family-complex="Droid Sans Mono" fo:font-size="10.5pt"/>
    </style:style>
    <style:style style:family="text" style:name="T2486">
      <style:text-properties fo:color="#a5d6ff" fo:font-family="Droid Sans Mono" style:font-family-complex="Droid Sans Mono" fo:font-size="10.5pt"/>
    </style:style>
    <style:style style:family="text" style:name="T2487">
      <style:text-properties fo:color="#bbbebf" fo:font-family="Droid Sans Mono" style:font-family-complex="Droid Sans Mono" fo:font-size="10.5pt"/>
    </style:style>
    <style:style style:family="paragraph" style:name="P719">
      <style:paragraph-properties style:line-height-at-least="14.25pt" fo:margin-left="0cm" fo:margin-right="0cm" fo:text-indent="0cm" fo:background-color="#121314" fo:border="none"/>
      <style:text-properties/>
    </style:style>
    <style:style style:family="text" style:name="T2488">
      <style:text-properties fo:color="#bbbebf" fo:font-family="Droid Sans Mono" style:font-family-complex="Droid Sans Mono" fo:font-size="10.5pt"/>
    </style:style>
    <style:style style:family="text" style:name="T2489">
      <style:text-properties fo:color="#c9d1d9" fo:font-family="Droid Sans Mono" style:font-family-complex="Droid Sans Mono" fo:font-size="10.5pt"/>
    </style:style>
    <style:style style:family="text" style:name="T2490">
      <style:text-properties fo:color="#bbbebf" fo:font-family="Droid Sans Mono" style:font-family-complex="Droid Sans Mono" fo:font-size="10.5pt"/>
    </style:style>
    <style:style style:family="text" style:name="T2491">
      <style:text-properties fo:color="#d4d4d4" fo:font-family="Droid Sans Mono" style:font-family-complex="Droid Sans Mono" fo:font-size="10.5pt"/>
    </style:style>
    <style:style style:family="text" style:name="T2492">
      <style:text-properties fo:color="#bbbebf" fo:font-family="Droid Sans Mono" style:font-family-complex="Droid Sans Mono" fo:font-size="10.5pt"/>
    </style:style>
    <style:style style:family="text" style:name="T2493">
      <style:text-properties fo:color="#b5cea8" fo:font-family="Droid Sans Mono" style:font-family-complex="Droid Sans Mono" fo:font-size="10.5pt"/>
    </style:style>
    <style:style style:family="text" style:name="T2494">
      <style:text-properties fo:color="#bbbebf" fo:font-family="Droid Sans Mono" style:font-family-complex="Droid Sans Mono" fo:font-size="10.5pt"/>
    </style:style>
    <style:style style:family="text" style:name="T2495">
      <style:text-properties fo:color="#b5cea8" fo:font-family="Droid Sans Mono" style:font-family-complex="Droid Sans Mono" fo:font-size="10.5pt"/>
    </style:style>
    <style:style style:family="text" style:name="T2496">
      <style:text-properties fo:color="#bbbebf" fo:font-family="Droid Sans Mono" style:font-family-complex="Droid Sans Mono" fo:font-size="10.5pt"/>
    </style:style>
    <style:style style:family="text" style:name="T2497">
      <style:text-properties fo:color="#b5cea8" fo:font-family="Droid Sans Mono" style:font-family-complex="Droid Sans Mono" fo:font-size="10.5pt"/>
    </style:style>
    <style:style style:family="text" style:name="T2498">
      <style:text-properties fo:color="#bbbebf" fo:font-family="Droid Sans Mono" style:font-family-complex="Droid Sans Mono" fo:font-size="10.5pt"/>
    </style:style>
    <style:style style:family="text" style:name="T2499">
      <style:text-properties fo:color="#b5cea8" fo:font-family="Droid Sans Mono" style:font-family-complex="Droid Sans Mono" fo:font-size="10.5pt"/>
    </style:style>
    <style:style style:family="text" style:name="T2500">
      <style:text-properties fo:color="#bbbebf" fo:font-family="Droid Sans Mono" style:font-family-complex="Droid Sans Mono" fo:font-size="10.5pt"/>
    </style:style>
    <style:style style:family="paragraph" style:name="P720">
      <style:paragraph-properties style:line-height-at-least="14.25pt" fo:margin-left="0cm" fo:margin-right="0cm" fo:text-indent="0cm" fo:background-color="#121314" fo:border="none"/>
      <style:text-properties/>
    </style:style>
    <style:style style:family="text" style:name="T2501">
      <style:text-properties fo:color="#bbbebf" fo:font-family="Droid Sans Mono" style:font-family-complex="Droid Sans Mono" fo:font-size="10.5pt"/>
    </style:style>
    <style:style style:family="text" style:name="T2502">
      <style:text-properties fo:color="#c9d1d9" fo:font-family="Droid Sans Mono" style:font-family-complex="Droid Sans Mono" fo:font-size="10.5pt"/>
    </style:style>
    <style:style style:family="text" style:name="T2503">
      <style:text-properties fo:color="#bbbebf" fo:font-family="Droid Sans Mono" style:font-family-complex="Droid Sans Mono" fo:font-size="10.5pt"/>
    </style:style>
    <style:style style:family="text" style:name="T2504">
      <style:text-properties fo:color="#d4d4d4" fo:font-family="Droid Sans Mono" style:font-family-complex="Droid Sans Mono" fo:font-size="10.5pt"/>
    </style:style>
    <style:style style:family="text" style:name="T2505">
      <style:text-properties fo:color="#bbbebf" fo:font-family="Droid Sans Mono" style:font-family-complex="Droid Sans Mono" fo:font-size="10.5pt"/>
    </style:style>
    <style:style style:family="text" style:name="T2506">
      <style:text-properties fo:color="#b5cea8" fo:font-family="Droid Sans Mono" style:font-family-complex="Droid Sans Mono" fo:font-size="10.5pt"/>
    </style:style>
    <style:style style:family="text" style:name="T2507">
      <style:text-properties fo:color="#bbbebf" fo:font-family="Droid Sans Mono" style:font-family-complex="Droid Sans Mono" fo:font-size="10.5pt"/>
    </style:style>
    <style:style style:family="text" style:name="T2508">
      <style:text-properties fo:color="#b5cea8" fo:font-family="Droid Sans Mono" style:font-family-complex="Droid Sans Mono" fo:font-size="10.5pt"/>
    </style:style>
    <style:style style:family="text" style:name="T2509">
      <style:text-properties fo:color="#bbbebf" fo:font-family="Droid Sans Mono" style:font-family-complex="Droid Sans Mono" fo:font-size="10.5pt"/>
    </style:style>
    <style:style style:family="text" style:name="T2510">
      <style:text-properties fo:color="#b5cea8" fo:font-family="Droid Sans Mono" style:font-family-complex="Droid Sans Mono" fo:font-size="10.5pt"/>
    </style:style>
    <style:style style:family="text" style:name="T2511">
      <style:text-properties fo:color="#bbbebf" fo:font-family="Droid Sans Mono" style:font-family-complex="Droid Sans Mono" fo:font-size="10.5pt"/>
    </style:style>
    <style:style style:family="text" style:name="T2512">
      <style:text-properties fo:color="#b5cea8" fo:font-family="Droid Sans Mono" style:font-family-complex="Droid Sans Mono" fo:font-size="10.5pt"/>
    </style:style>
    <style:style style:family="text" style:name="T2513">
      <style:text-properties fo:color="#bbbebf" fo:font-family="Droid Sans Mono" style:font-family-complex="Droid Sans Mono" fo:font-size="10.5pt"/>
    </style:style>
    <style:style style:family="paragraph" style:name="P721">
      <style:paragraph-properties style:line-height-at-least="14.25pt" fo:margin-left="0cm" fo:margin-right="0cm" fo:text-indent="0cm" fo:background-color="#121314" fo:border="none"/>
      <style:text-properties/>
    </style:style>
    <style:style style:family="text" style:name="T2514">
      <style:text-properties fo:color="#bbbebf" fo:font-family="Droid Sans Mono" style:font-family-complex="Droid Sans Mono" fo:font-size="10.5pt"/>
    </style:style>
    <style:style style:family="text" style:name="T2515">
      <style:text-properties fo:color="#c9d1d9" fo:font-family="Droid Sans Mono" style:font-family-complex="Droid Sans Mono" fo:font-size="10.5pt"/>
    </style:style>
    <style:style style:family="text" style:name="T2516">
      <style:text-properties fo:color="#bbbebf" fo:font-family="Droid Sans Mono" style:font-family-complex="Droid Sans Mono" fo:font-size="10.5pt"/>
    </style:style>
    <style:style style:family="text" style:name="T2517">
      <style:text-properties fo:color="#d4d4d4" fo:font-family="Droid Sans Mono" style:font-family-complex="Droid Sans Mono" fo:font-size="10.5pt"/>
    </style:style>
    <style:style style:family="text" style:name="T2518">
      <style:text-properties fo:color="#bbbebf" fo:font-family="Droid Sans Mono" style:font-family-complex="Droid Sans Mono" fo:font-size="10.5pt"/>
    </style:style>
    <style:style style:family="text" style:name="T2519">
      <style:text-properties fo:color="#569cd6" fo:font-family="Droid Sans Mono" style:font-family-complex="Droid Sans Mono" fo:font-size="10.5pt"/>
    </style:style>
    <style:style style:family="paragraph" style:name="P722">
      <style:paragraph-properties style:line-height-at-least="14.25pt" fo:margin-left="0cm" fo:margin-right="0cm" fo:text-indent="0cm" fo:background-color="#121314" fo:border="none"/>
      <style:text-properties/>
    </style:style>
    <style:style style:family="text" style:name="T2520">
      <style:text-properties fo:color="#bbbebf" fo:font-family="Droid Sans Mono" style:font-family-complex="Droid Sans Mono" fo:font-size="10.5pt"/>
    </style:style>
    <style:style style:family="text" style:name="T2521">
      <style:text-properties fo:color="#c9d1d9" fo:font-family="Droid Sans Mono" style:font-family-complex="Droid Sans Mono" fo:font-size="10.5pt"/>
    </style:style>
    <style:style style:family="text" style:name="T2522">
      <style:text-properties fo:color="#bbbebf" fo:font-family="Droid Sans Mono" style:font-family-complex="Droid Sans Mono" fo:font-size="10.5pt"/>
    </style:style>
    <style:style style:family="text" style:name="T2523">
      <style:text-properties fo:color="#d4d4d4" fo:font-family="Droid Sans Mono" style:font-family-complex="Droid Sans Mono" fo:font-size="10.5pt"/>
    </style:style>
    <style:style style:family="text" style:name="T2524">
      <style:text-properties fo:color="#bbbebf" fo:font-family="Droid Sans Mono" style:font-family-complex="Droid Sans Mono" fo:font-size="10.5pt"/>
    </style:style>
    <style:style style:family="paragraph" style:name="P723">
      <style:paragraph-properties style:line-height-at-least="14.25pt" fo:margin-left="0cm" fo:margin-right="0cm" fo:text-indent="0cm" fo:background-color="#121314" fo:border="none"/>
      <style:text-properties/>
    </style:style>
    <style:style style:family="text" style:name="T2525">
      <style:text-properties fo:color="#bbbebf" fo:font-family="Droid Sans Mono" style:font-family-complex="Droid Sans Mono" fo:font-size="10.5pt"/>
    </style:style>
    <style:style style:family="text" style:name="T2526">
      <style:text-properties fo:color="#c9d1d9" fo:font-family="Droid Sans Mono" style:font-family-complex="Droid Sans Mono" fo:font-size="10.5pt"/>
    </style:style>
    <style:style style:family="text" style:name="T2527">
      <style:text-properties fo:color="#bbbebf" fo:font-family="Droid Sans Mono" style:font-family-complex="Droid Sans Mono" fo:font-size="10.5pt"/>
    </style:style>
    <style:style style:family="text" style:name="T2528">
      <style:text-properties fo:color="#d4d4d4" fo:font-family="Droid Sans Mono" style:font-family-complex="Droid Sans Mono" fo:font-size="10.5pt"/>
    </style:style>
    <style:style style:family="text" style:name="T2529">
      <style:text-properties fo:color="#bbbebf" fo:font-family="Droid Sans Mono" style:font-family-complex="Droid Sans Mono" fo:font-size="10.5pt"/>
    </style:style>
    <style:style style:family="text" style:name="T2530">
      <style:text-properties fo:color="#4ec9b0" fo:font-family="Droid Sans Mono" style:font-family-complex="Droid Sans Mono" fo:font-size="10.5pt"/>
    </style:style>
    <style:style style:family="text" style:name="T2531">
      <style:text-properties fo:color="#bbbebf" fo:font-family="Droid Sans Mono" style:font-family-complex="Droid Sans Mono" fo:font-size="10.5pt"/>
    </style:style>
    <style:style style:family="text" style:name="T2532">
      <style:text-properties fo:color="#c9d1d9" fo:font-family="Droid Sans Mono" style:font-family-complex="Droid Sans Mono" fo:font-size="10.5pt"/>
    </style:style>
    <style:style style:family="text" style:name="T2533">
      <style:text-properties fo:color="#bbbebf" fo:font-family="Droid Sans Mono" style:font-family-complex="Droid Sans Mono" fo:font-size="10.5pt"/>
    </style:style>
    <style:style style:family="paragraph" style:name="P724">
      <style:paragraph-properties style:line-height-at-least="14.25pt" fo:margin-left="0cm" fo:margin-right="0cm" fo:text-indent="0cm" fo:background-color="#121314" fo:border="none"/>
      <style:text-properties/>
    </style:style>
    <style:style style:family="text" style:name="T2534">
      <style:text-properties fo:color="#bbbebf" fo:font-family="Droid Sans Mono" style:font-family-complex="Droid Sans Mono" fo:font-size="10.5pt"/>
    </style:style>
    <style:style style:family="text" style:name="T2535">
      <style:text-properties fo:color="#c9d1d9" fo:font-family="Droid Sans Mono" style:font-family-complex="Droid Sans Mono" fo:font-size="10.5pt"/>
    </style:style>
    <style:style style:family="text" style:name="T2536">
      <style:text-properties fo:color="#bbbebf" fo:font-family="Droid Sans Mono" style:font-family-complex="Droid Sans Mono" fo:font-size="10.5pt"/>
    </style:style>
    <style:style style:family="text" style:name="T2537">
      <style:text-properties fo:color="#d4d4d4" fo:font-family="Droid Sans Mono" style:font-family-complex="Droid Sans Mono" fo:font-size="10.5pt"/>
    </style:style>
    <style:style style:family="text" style:name="T2538">
      <style:text-properties fo:color="#bbbebf" fo:font-family="Droid Sans Mono" style:font-family-complex="Droid Sans Mono" fo:font-size="10.5pt"/>
    </style:style>
    <style:style style:family="text" style:name="T2539">
      <style:text-properties fo:color="#d2a8ff" fo:font-family="Droid Sans Mono" style:font-family-complex="Droid Sans Mono" fo:font-size="10.5pt"/>
    </style:style>
    <style:style style:family="text" style:name="T2540">
      <style:text-properties fo:color="#bbbebf" fo:font-family="Droid Sans Mono" style:font-family-complex="Droid Sans Mono" fo:font-size="10.5pt"/>
    </style:style>
    <style:style style:family="text" style:name="T2541">
      <style:text-properties fo:color="#c9d1d9" fo:font-family="Droid Sans Mono" style:font-family-complex="Droid Sans Mono" fo:font-size="10.5pt"/>
    </style:style>
    <style:style style:family="text" style:name="T2542">
      <style:text-properties fo:color="#bbbebf" fo:font-family="Droid Sans Mono" style:font-family-complex="Droid Sans Mono" fo:font-size="10.5pt"/>
    </style:style>
    <style:style style:family="text" style:name="T2543">
      <style:text-properties fo:color="#c9d1d9" fo:font-family="Droid Sans Mono" style:font-family-complex="Droid Sans Mono" fo:font-size="10.5pt"/>
    </style:style>
    <style:style style:family="text" style:name="T2544">
      <style:text-properties fo:color="#bbbebf" fo:font-family="Droid Sans Mono" style:font-family-complex="Droid Sans Mono" fo:font-size="10.5pt"/>
    </style:style>
    <style:style style:family="text" style:name="T2545">
      <style:text-properties fo:color="#c9d1d9" fo:font-family="Droid Sans Mono" style:font-family-complex="Droid Sans Mono" fo:font-size="10.5pt"/>
    </style:style>
    <style:style style:family="text" style:name="T2546">
      <style:text-properties fo:color="#bbbebf" fo:font-family="Droid Sans Mono" style:font-family-complex="Droid Sans Mono" fo:font-size="10.5pt"/>
    </style:style>
    <style:style style:family="paragraph" style:name="P725">
      <style:paragraph-properties style:line-height-at-least="14.25pt" fo:margin-left="0cm" fo:margin-right="0cm" fo:text-indent="0cm" fo:background-color="#121314" fo:border="none"/>
      <style:text-properties/>
    </style:style>
    <style:style style:family="text" style:name="T2547">
      <style:text-properties fo:color="#bbbebf" fo:font-family="Droid Sans Mono" style:font-family-complex="Droid Sans Mono" fo:font-size="10.5pt"/>
    </style:style>
    <style:style style:family="text" style:name="T2548">
      <style:text-properties fo:color="#8b949e" fo:font-family="Droid Sans Mono" style:font-family-complex="Droid Sans Mono" fo:font-size="10.5pt"/>
    </style:style>
    <style:style style:family="paragraph" style:name="P726">
      <style:paragraph-properties style:line-height-at-least="14.25pt" fo:margin-left="0cm" fo:margin-right="0cm" fo:text-indent="0cm" fo:background-color="#121314" fo:border="none"/>
      <style:text-properties/>
    </style:style>
    <style:style style:family="text" style:name="T2549">
      <style:text-properties fo:color="#bbbebf" fo:font-family="Droid Sans Mono" style:font-family-complex="Droid Sans Mono" fo:font-size="10.5pt"/>
    </style:style>
    <style:style style:family="text" style:name="T2550">
      <style:text-properties fo:color="#c9d1d9" fo:font-family="Droid Sans Mono" style:font-family-complex="Droid Sans Mono" fo:font-size="10.5pt"/>
    </style:style>
    <style:style style:family="text" style:name="T2551">
      <style:text-properties fo:color="#bbbebf" fo:font-family="Droid Sans Mono" style:font-family-complex="Droid Sans Mono" fo:font-size="10.5pt"/>
    </style:style>
    <style:style style:family="text" style:name="T2552">
      <style:text-properties fo:color="#d4d4d4" fo:font-family="Droid Sans Mono" style:font-family-complex="Droid Sans Mono" fo:font-size="10.5pt"/>
    </style:style>
    <style:style style:family="text" style:name="T2553">
      <style:text-properties fo:color="#bbbebf" fo:font-family="Droid Sans Mono" style:font-family-complex="Droid Sans Mono" fo:font-size="10.5pt"/>
    </style:style>
    <style:style style:family="paragraph" style:name="P727">
      <style:paragraph-properties style:line-height-at-least="14.25pt" fo:margin-left="0cm" fo:margin-right="0cm" fo:text-indent="0cm" fo:background-color="#121314" fo:border="none"/>
      <style:text-properties/>
    </style:style>
    <style:style style:family="text" style:name="T2554">
      <style:text-properties fo:color="#bbbebf" fo:font-family="Droid Sans Mono" style:font-family-complex="Droid Sans Mono" fo:font-size="10.5pt"/>
    </style:style>
    <style:style style:family="text" style:name="T2555">
      <style:text-properties fo:color="#c586c0" fo:font-family="Droid Sans Mono" style:font-family-complex="Droid Sans Mono" fo:font-size="10.5pt"/>
    </style:style>
    <style:style style:family="text" style:name="T2556">
      <style:text-properties fo:color="#bbbebf" fo:font-family="Droid Sans Mono" style:font-family-complex="Droid Sans Mono" fo:font-size="10.5pt"/>
    </style:style>
    <style:style style:family="text" style:name="T2557">
      <style:text-properties fo:color="#c9d1d9" fo:font-family="Droid Sans Mono" style:font-family-complex="Droid Sans Mono" fo:font-size="10.5pt"/>
    </style:style>
    <style:style style:family="text" style:name="T2558">
      <style:text-properties fo:color="#bbbebf" fo:font-family="Droid Sans Mono" style:font-family-complex="Droid Sans Mono" fo:font-size="10.5pt"/>
    </style:style>
    <style:style style:family="text" style:name="T2559">
      <style:text-properties fo:color="#d2a8ff" fo:font-family="Droid Sans Mono" style:font-family-complex="Droid Sans Mono" fo:font-size="10.5pt"/>
    </style:style>
    <style:style style:family="text" style:name="T2560">
      <style:text-properties fo:color="#bbbebf" fo:font-family="Droid Sans Mono" style:font-family-complex="Droid Sans Mono" fo:font-size="10.5pt"/>
    </style:style>
    <style:style style:family="text" style:name="T2561">
      <style:text-properties fo:color="#569cd6" fo:font-family="Droid Sans Mono" style:font-family-complex="Droid Sans Mono" fo:font-size="10.5pt"/>
    </style:style>
    <style:style style:family="text" style:name="T2562">
      <style:text-properties fo:color="#bbbebf" fo:font-family="Droid Sans Mono" style:font-family-complex="Droid Sans Mono" fo:font-size="10.5pt"/>
    </style:style>
    <style:style style:family="text" style:name="T2563">
      <style:text-properties fo:color="#569cd6" fo:font-family="Droid Sans Mono" style:font-family-complex="Droid Sans Mono" fo:font-size="10.5pt"/>
    </style:style>
    <style:style style:family="text" style:name="T2564">
      <style:text-properties fo:color="#bbbebf" fo:font-family="Droid Sans Mono" style:font-family-complex="Droid Sans Mono" fo:font-size="10.5pt"/>
    </style:style>
    <style:style style:family="text" style:name="T2565">
      <style:text-properties fo:color="#569cd6" fo:font-family="Droid Sans Mono" style:font-family-complex="Droid Sans Mono" fo:font-size="10.5pt"/>
    </style:style>
    <style:style style:family="text" style:name="T2566">
      <style:text-properties fo:color="#bbbebf" fo:font-family="Droid Sans Mono" style:font-family-complex="Droid Sans Mono" fo:font-size="10.5pt"/>
    </style:style>
    <style:style style:family="paragraph" style:name="P728">
      <style:paragraph-properties style:line-height-at-least="14.25pt" fo:margin-left="0cm" fo:margin-right="0cm" fo:text-indent="0cm" fo:background-color="#121314" fo:border="none"/>
      <style:text-properties/>
    </style:style>
    <style:style style:family="text" style:name="T2567">
      <style:text-properties fo:color="#bbbebf" fo:font-family="Droid Sans Mono" style:font-family-complex="Droid Sans Mono" fo:font-size="10.5pt"/>
    </style:style>
    <style:style style:family="text" style:name="T2568">
      <style:text-properties fo:color="#c9d1d9" fo:font-family="Droid Sans Mono" style:font-family-complex="Droid Sans Mono" fo:font-size="10.5pt"/>
    </style:style>
    <style:style style:family="text" style:name="T2569">
      <style:text-properties fo:color="#bbbebf" fo:font-family="Droid Sans Mono" style:font-family-complex="Droid Sans Mono" fo:font-size="10.5pt"/>
    </style:style>
    <style:style style:family="text" style:name="T2570">
      <style:text-properties fo:color="#d2a8ff" fo:font-family="Droid Sans Mono" style:font-family-complex="Droid Sans Mono" fo:font-size="10.5pt"/>
    </style:style>
    <style:style style:family="text" style:name="T2571">
      <style:text-properties fo:color="#bbbebf" fo:font-family="Droid Sans Mono" style:font-family-complex="Droid Sans Mono" fo:font-size="10.5pt"/>
    </style:style>
    <style:style style:family="text" style:name="T2572">
      <style:text-properties fo:color="#c9d1d9" fo:font-family="Droid Sans Mono" style:font-family-complex="Droid Sans Mono" fo:font-size="10.5pt"/>
    </style:style>
    <style:style style:family="text" style:name="T2573">
      <style:text-properties fo:color="#bbbebf" fo:font-family="Droid Sans Mono" style:font-family-complex="Droid Sans Mono" fo:font-size="10.5pt"/>
    </style:style>
    <style:style style:family="text" style:name="T2574">
      <style:text-properties fo:color="#d2a8ff" fo:font-family="Droid Sans Mono" style:font-family-complex="Droid Sans Mono" fo:font-size="10.5pt"/>
    </style:style>
    <style:style style:family="text" style:name="T2575">
      <style:text-properties fo:color="#bbbebf" fo:font-family="Droid Sans Mono" style:font-family-complex="Droid Sans Mono" fo:font-size="10.5pt"/>
    </style:style>
    <style:style style:family="paragraph" style:name="P729">
      <style:paragraph-properties style:line-height-at-least="14.25pt" fo:margin-left="0cm" fo:margin-right="0cm" fo:text-indent="0cm" fo:background-color="#121314" fo:border="none"/>
      <style:text-properties/>
    </style:style>
    <style:style style:family="text" style:name="T2576">
      <style:text-properties fo:color="#bbbebf" fo:font-family="Droid Sans Mono" style:font-family-complex="Droid Sans Mono" fo:font-size="10.5pt"/>
    </style:style>
    <style:style style:family="text" style:name="T2577">
      <style:text-properties fo:color="#c9d1d9" fo:font-family="Droid Sans Mono" style:font-family-complex="Droid Sans Mono" fo:font-size="10.5pt"/>
    </style:style>
    <style:style style:family="text" style:name="T2578">
      <style:text-properties fo:color="#bbbebf" fo:font-family="Droid Sans Mono" style:font-family-complex="Droid Sans Mono" fo:font-size="10.5pt"/>
    </style:style>
    <style:style style:family="text" style:name="T2579">
      <style:text-properties fo:color="#d4d4d4" fo:font-family="Droid Sans Mono" style:font-family-complex="Droid Sans Mono" fo:font-size="10.5pt"/>
    </style:style>
    <style:style style:family="text" style:name="T2580">
      <style:text-properties fo:color="#bbbebf" fo:font-family="Droid Sans Mono" style:font-family-complex="Droid Sans Mono" fo:font-size="10.5pt"/>
    </style:style>
    <style:style style:family="text" style:name="T2581">
      <style:text-properties fo:color="#c9d1d9" fo:font-family="Droid Sans Mono" style:font-family-complex="Droid Sans Mono" fo:font-size="10.5pt"/>
    </style:style>
    <style:style style:family="text" style:name="T2582">
      <style:text-properties fo:color="#bbbebf" fo:font-family="Droid Sans Mono" style:font-family-complex="Droid Sans Mono" fo:font-size="10.5pt"/>
    </style:style>
    <style:style style:family="text" style:name="T2583">
      <style:text-properties fo:color="#d2a8ff" fo:font-family="Droid Sans Mono" style:font-family-complex="Droid Sans Mono" fo:font-size="10.5pt"/>
    </style:style>
    <style:style style:family="text" style:name="T2584">
      <style:text-properties fo:color="#bbbebf" fo:font-family="Droid Sans Mono" style:font-family-complex="Droid Sans Mono" fo:font-size="10.5pt"/>
    </style:style>
    <style:style style:family="paragraph" style:name="P730">
      <style:paragraph-properties style:line-height-at-least="14.25pt" fo:margin-left="0cm" fo:margin-right="0cm" fo:text-indent="0cm" fo:background-color="#121314" fo:border="none"/>
      <style:text-properties/>
    </style:style>
    <style:style style:family="text" style:name="T2585">
      <style:text-properties fo:font-family="Droid Sans Mono" style:font-family-complex="Droid Sans Mono" fo:font-size="10.5pt"/>
    </style:style>
    <style:style style:family="paragraph" style:name="P731">
      <style:paragraph-properties style:line-height-at-least="14.25pt" fo:margin-left="0cm" fo:margin-right="0cm" fo:text-indent="0cm" fo:background-color="#121314" fo:border="none"/>
      <style:text-properties/>
    </style:style>
    <style:style style:family="text" style:name="T2586">
      <style:text-properties fo:color="#bbbebf" fo:font-family="Droid Sans Mono" style:font-family-complex="Droid Sans Mono" fo:font-size="10.5pt"/>
    </style:style>
    <style:style style:family="text" style:name="T2587">
      <style:text-properties fo:color="#c9d1d9" fo:font-family="Droid Sans Mono" style:font-family-complex="Droid Sans Mono" fo:font-size="10.5pt"/>
    </style:style>
    <style:style style:family="text" style:name="T2588">
      <style:text-properties fo:color="#bbbebf" fo:font-family="Droid Sans Mono" style:font-family-complex="Droid Sans Mono" fo:font-size="10.5pt"/>
    </style:style>
    <style:style style:family="text" style:name="T2589">
      <style:text-properties fo:color="#d2a8ff" fo:font-family="Droid Sans Mono" style:font-family-complex="Droid Sans Mono" fo:font-size="10.5pt"/>
    </style:style>
    <style:style style:family="text" style:name="T2590">
      <style:text-properties fo:color="#bbbebf" fo:font-family="Droid Sans Mono" style:font-family-complex="Droid Sans Mono" fo:font-size="10.5pt"/>
    </style:style>
    <style:style style:family="text" style:name="T2591">
      <style:text-properties fo:color="#c9d1d9" fo:font-family="Droid Sans Mono" style:font-family-complex="Droid Sans Mono" fo:font-size="10.5pt"/>
    </style:style>
    <style:style style:family="text" style:name="T2592">
      <style:text-properties fo:color="#bbbebf" fo:font-family="Droid Sans Mono" style:font-family-complex="Droid Sans Mono" fo:font-size="10.5pt"/>
    </style:style>
    <style:style style:family="paragraph" style:name="P732">
      <style:paragraph-properties style:line-height-at-least="14.25pt" fo:margin-left="0cm" fo:margin-right="0cm" fo:text-indent="0cm" fo:background-color="#121314" fo:border="none"/>
      <style:text-properties/>
    </style:style>
    <style:style style:family="text" style:name="T2593">
      <style:text-properties fo:color="#bbbebf" fo:font-family="Droid Sans Mono" style:font-family-complex="Droid Sans Mono" fo:font-size="10.5pt"/>
    </style:style>
    <style:style style:family="text" style:name="T2594">
      <style:text-properties fo:color="#c9d1d9" fo:font-family="Droid Sans Mono" style:font-family-complex="Droid Sans Mono" fo:font-size="10.5pt"/>
    </style:style>
    <style:style style:family="text" style:name="T2595">
      <style:text-properties fo:color="#bbbebf" fo:font-family="Droid Sans Mono" style:font-family-complex="Droid Sans Mono" fo:font-size="10.5pt"/>
    </style:style>
    <style:style style:family="text" style:name="T2596">
      <style:text-properties fo:color="#d2a8ff" fo:font-family="Droid Sans Mono" style:font-family-complex="Droid Sans Mono" fo:font-size="10.5pt"/>
    </style:style>
    <style:style style:family="text" style:name="T2597">
      <style:text-properties fo:color="#bbbebf" fo:font-family="Droid Sans Mono" style:font-family-complex="Droid Sans Mono" fo:font-size="10.5pt"/>
    </style:style>
    <style:style style:family="paragraph" style:name="P733">
      <style:paragraph-properties style:line-height-at-least="14.25pt" fo:margin-left="0cm" fo:margin-right="0cm" fo:text-indent="0cm" fo:background-color="#121314" fo:border="none"/>
      <style:text-properties/>
    </style:style>
    <style:style style:family="text" style:name="T2598">
      <style:text-properties fo:color="#bbbebf" fo:font-family="Droid Sans Mono" style:font-family-complex="Droid Sans Mono" fo:font-size="10.5pt"/>
    </style:style>
    <style:style style:family="text" style:name="T2599">
      <style:text-properties fo:color="#d2a8ff" fo:font-family="Droid Sans Mono" style:font-family-complex="Droid Sans Mono" fo:font-size="10.5pt"/>
    </style:style>
    <style:style style:family="text" style:name="T2600">
      <style:text-properties fo:color="#bbbebf" fo:font-family="Droid Sans Mono" style:font-family-complex="Droid Sans Mono" fo:font-size="10.5pt"/>
    </style:style>
    <style:style style:family="text" style:name="T2601">
      <style:text-properties fo:color="#c9d1d9" fo:font-family="Droid Sans Mono" style:font-family-complex="Droid Sans Mono" fo:font-size="10.5pt"/>
    </style:style>
    <style:style style:family="text" style:name="T2602">
      <style:text-properties fo:color="#bbbebf" fo:font-family="Droid Sans Mono" style:font-family-complex="Droid Sans Mono" fo:font-size="10.5pt"/>
    </style:style>
    <style:style style:family="paragraph" style:name="P734">
      <style:paragraph-properties style:line-height-at-least="14.25pt" fo:margin-left="0cm" fo:margin-right="0cm" fo:text-indent="0cm" fo:background-color="#121314" fo:border="none"/>
      <style:text-properties/>
    </style:style>
    <style:style style:family="text" style:name="T2603">
      <style:text-properties fo:font-family="Droid Sans Mono" style:font-family-complex="Droid Sans Mono" fo:font-size="10.5pt"/>
    </style:style>
    <style:style style:family="paragraph" style:name="P735">
      <style:paragraph-properties style:line-height-at-least="14.25pt" fo:margin-left="0cm" fo:margin-right="0cm" fo:text-indent="0cm" fo:background-color="#121314" fo:border="none"/>
      <style:text-properties/>
    </style:style>
    <style:style style:family="text" style:name="T2604">
      <style:text-properties fo:color="#bbbebf" fo:font-family="Droid Sans Mono" style:font-family-complex="Droid Sans Mono" fo:font-size="10.5pt"/>
    </style:style>
    <style:style style:family="text" style:name="T2605">
      <style:text-properties fo:color="#8b949e" fo:font-family="Droid Sans Mono" style:font-family-complex="Droid Sans Mono" fo:font-size="10.5pt"/>
    </style:style>
    <style:style style:family="paragraph" style:name="P736">
      <style:paragraph-properties style:line-height-at-least="14.25pt" fo:margin-left="0cm" fo:margin-right="0cm" fo:text-indent="0cm" fo:background-color="#121314" fo:border="none"/>
      <style:text-properties/>
    </style:style>
    <style:style style:family="text" style:name="T2606">
      <style:text-properties fo:color="#bbbebf" fo:font-family="Droid Sans Mono" style:font-family-complex="Droid Sans Mono" fo:font-size="10.5pt"/>
    </style:style>
    <style:style style:family="text" style:name="T2607">
      <style:text-properties fo:color="#8b949e" fo:font-family="Droid Sans Mono" style:font-family-complex="Droid Sans Mono" fo:font-size="10.5pt"/>
    </style:style>
    <style:style style:family="paragraph" style:name="P737">
      <style:paragraph-properties style:line-height-at-least="14.25pt" fo:margin-left="0cm" fo:margin-right="0cm" fo:text-indent="0cm" fo:background-color="#121314" fo:border="none"/>
      <style:text-properties/>
    </style:style>
    <style:style style:family="text" style:name="T2608">
      <style:text-properties fo:color="#bbbebf" fo:font-family="Droid Sans Mono" style:font-family-complex="Droid Sans Mono" fo:font-size="10.5pt"/>
    </style:style>
    <style:style style:family="text" style:name="T2609">
      <style:text-properties fo:color="#8b949e" fo:font-family="Droid Sans Mono" style:font-family-complex="Droid Sans Mono" fo:font-size="10.5pt"/>
    </style:style>
    <style:style style:family="paragraph" style:name="P738">
      <style:paragraph-properties style:line-height-at-least="14.25pt" fo:margin-left="0cm" fo:margin-right="0cm" fo:text-indent="0cm" fo:background-color="#121314" fo:border="none"/>
      <style:text-properties/>
    </style:style>
    <style:style style:family="text" style:name="T2610">
      <style:text-properties fo:color="#bbbebf" fo:font-family="Droid Sans Mono" style:font-family-complex="Droid Sans Mono" fo:font-size="10.5pt"/>
    </style:style>
    <style:style style:family="text" style:name="T2611">
      <style:text-properties fo:color="#8b949e" fo:font-family="Droid Sans Mono" style:font-family-complex="Droid Sans Mono" fo:font-size="10.5pt"/>
    </style:style>
    <style:style style:family="paragraph" style:name="P739">
      <style:paragraph-properties style:line-height-at-least="14.25pt" fo:margin-left="0cm" fo:margin-right="0cm" fo:text-indent="0cm" fo:background-color="#121314" fo:border="none"/>
      <style:text-properties/>
    </style:style>
    <style:style style:family="text" style:name="T2612">
      <style:text-properties fo:color="#bbbebf" fo:font-family="Droid Sans Mono" style:font-family-complex="Droid Sans Mono" fo:font-size="10.5pt"/>
    </style:style>
    <style:style style:family="text" style:name="T2613">
      <style:text-properties fo:color="#8b949e" fo:font-family="Droid Sans Mono" style:font-family-complex="Droid Sans Mono" fo:font-size="10.5pt"/>
    </style:style>
    <style:style style:family="paragraph" style:name="P740">
      <style:paragraph-properties style:line-height-at-least="14.25pt" fo:margin-left="0cm" fo:margin-right="0cm" fo:text-indent="0cm" fo:background-color="#121314" fo:border="none"/>
      <style:text-properties/>
    </style:style>
    <style:style style:family="text" style:name="T2614">
      <style:text-properties fo:font-family="Droid Sans Mono" style:font-family-complex="Droid Sans Mono" fo:font-size="10.5pt"/>
    </style:style>
    <style:style style:parent-style-name="739" style:family="paragraph" style:name="P741">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15">
      <style:text-properties fo:color="#000000" fo:font-family="arial" style:font-family-complex="arial" fo:font-size="12pt" style:font-size-complex="12pt" fo:language="es" style:language-complex="hi" fo:country="MX" style:country-complex="IN" fo:font-style="normal" fo:font-weight="normal"/>
    </style:style>
    <style:style style:family="text" style:name="T2616">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17">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74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18">
      <style:text-properties fo:color="#000000" fo:font-family="arial" style:font-family-complex="arial" fo:font-size="12pt" style:font-size-complex="12pt" fo:language="es" style:language-complex="hi" fo:country="ES" style:country-complex="IN" fo:font-style="normal" fo:font-weight="normal"/>
    </style:style>
    <style:style style:family="text" style:name="T2619">
      <style:text-properties fo:color="#000000" fo:font-family="arial" style:font-family-complex="arial" fo:font-size="12pt" style:font-size-complex="12pt" fo:language="es" style:language-complex="hi" fo:country="ES" style:country-complex="IN" fo:font-style="normal" fo:font-weight="normal"/>
    </style:style>
    <style:style style:family="text" style:name="T2620">
      <style:text-properties fo:color="#000000" fo:font-family="arial" style:font-family-complex="arial" fo:font-size="12pt" style:font-size-complex="12pt" fo:language="es" style:language-complex="hi" fo:country="ES" style:country-complex="IN" fo:font-style="normal" fo:font-weight="normal"/>
    </style:style>
    <style:style style:family="text" style:name="T262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2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74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23">
      <style:text-properties fo:color="#000000" fo:font-family="arial" style:font-family-complex="arial" fo:font-size="12pt" style:font-size-complex="12pt" fo:language="es" style:language-complex="es" fo:country="ES" style:country-complex="ES" fo:font-style="normal" fo:font-weight="normal"/>
    </style:style>
    <style:style style:family="text" style:name="T2624">
      <style:text-properties fo:color="#000000" fo:font-family="Liberation Serif" style:font-family-complex="Liberation Serif" fo:font-size="12pt" style:font-size-complex="12pt" fo:language="es" style:language-complex="hi" fo:country="MX" style:country-complex="IN"/>
    </style:style>
    <style:style style:family="text" style:name="T262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4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26">
      <style:text-properties fo:color="#000000" fo:font-family="arial" style:font-family-complex="arial" fo:font-size="12pt" style:font-size-complex="12pt" fo:language="es" style:language-complex="es" fo:country="ES" style:country-complex="ES" fo:font-style="normal" fo:font-weight="normal"/>
    </style:style>
    <style:style style:family="text" style:name="T2627">
      <style:text-properties fo:color="#000000" fo:font-family="Liberation Serif" style:font-family-complex="Liberation Serif" fo:font-size="12pt" style:font-size-complex="12pt" fo:language="es" style:language-complex="hi" fo:country="MX" style:country-complex="IN"/>
    </style:style>
    <style:style style:family="text" style:name="T2628">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4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29">
      <style:text-properties fo:color="#000000" fo:font-family="arial" style:font-family-complex="arial" fo:font-size="12pt" style:font-size-complex="12pt" fo:language="es" style:language-complex="es" fo:country="ES" style:country-complex="ES" fo:font-style="normal" fo:font-weight="normal"/>
    </style:style>
    <style:style style:family="text" style:name="T2630">
      <style:text-properties fo:color="#000000" fo:font-family="Liberation Serif" style:font-family-complex="Liberation Serif" fo:font-size="12pt" style:font-size-complex="12pt" fo:language="es" style:language-complex="hi" fo:country="MX" style:country-complex="IN"/>
    </style:style>
    <style:style style:family="text" style:name="T263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4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32">
      <style:text-properties fo:color="#000000" fo:font-family="arial" style:font-family-complex="arial" fo:font-size="12pt" style:font-size-complex="12pt" fo:language="es" style:language-complex="es" fo:country="ES" style:country-complex="ES" fo:font-style="normal" fo:font-weight="normal"/>
    </style:style>
    <style:style style:family="text" style:name="T2633">
      <style:text-properties fo:color="#000000" fo:font-family="Liberation Serif" style:font-family-complex="Liberation Serif" fo:font-size="12pt" style:font-size-complex="12pt" fo:language="es" style:language-complex="hi" fo:country="MX" style:country-complex="IN"/>
    </style:style>
    <style:style style:family="text" style:name="T2634">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4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35">
      <style:text-properties fo:color="#000000" fo:font-family="arial" style:font-family-complex="arial" fo:font-size="12pt" style:font-size-complex="12pt" fo:language="es" style:language-complex="es" fo:country="ES" style:country-complex="ES" fo:font-style="normal" fo:font-weight="normal"/>
    </style:style>
    <style:style style:family="text" style:name="T2636">
      <style:text-properties fo:color="#000000" fo:font-family="Liberation Serif" style:font-family-complex="Liberation Serif" fo:font-size="12pt" style:font-size-complex="12pt" fo:language="es" style:language-complex="hi" fo:country="MX" style:country-complex="IN"/>
    </style:style>
    <style:style style:family="text" style:name="T2637">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4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38">
      <style:text-properties fo:color="#000000" fo:font-family="arial" style:font-family-complex="arial" fo:font-size="12pt" style:font-size-complex="12pt" fo:language="es" style:language-complex="es" fo:country="ES" style:country-complex="ES" fo:font-style="normal" fo:font-weight="normal"/>
    </style:style>
    <style:style style:family="text" style:name="T2639">
      <style:text-properties fo:color="#000000" fo:font-family="Liberation Serif" style:font-family-complex="Liberation Serif" fo:font-size="12pt" style:font-size-complex="12pt" fo:language="es" style:language-complex="hi" fo:country="MX" style:country-complex="IN"/>
    </style:style>
    <style:style style:family="text" style:name="T2640">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4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41">
      <style:text-properties fo:color="#000000" fo:font-family="arial" style:font-family-complex="arial" fo:font-size="12pt" style:font-size-complex="12pt" fo:language="es" style:language-complex="es" fo:country="ES" style:country-complex="ES" fo:font-style="normal" fo:font-weight="normal"/>
    </style:style>
    <style:style style:family="text" style:name="T2642">
      <style:text-properties fo:color="#000000" fo:font-family="Liberation Serif" style:font-family-complex="Liberation Serif" fo:font-size="12pt" style:font-size-complex="12pt" fo:language="es" style:language-complex="hi" fo:country="MX" style:country-complex="IN"/>
    </style:style>
    <style:style style:family="text" style:name="T2643">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44">
      <style:text-properties fo:color="#000000" fo:font-family="arial" style:font-family-complex="arial" fo:font-size="12pt" style:font-size-complex="12pt" fo:language="es" style:language-complex="es" fo:country="ES" style:country-complex="ES" fo:font-style="normal" fo:font-weight="normal"/>
    </style:style>
    <style:style style:family="text" style:name="T2645">
      <style:text-properties fo:color="#000000" fo:font-family="Liberation Serif" style:font-family-complex="Liberation Serif" fo:font-size="12pt" style:font-size-complex="12pt" fo:language="es" style:language-complex="hi" fo:country="MX" style:country-complex="IN"/>
    </style:style>
    <style:style style:family="text" style:name="T2646">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47">
      <style:text-properties fo:color="#000000" fo:font-family="arial" style:font-family-complex="arial" fo:font-size="12pt" style:font-size-complex="12pt" fo:language="es" style:language-complex="es" fo:country="ES" style:country-complex="ES" fo:font-style="normal" fo:font-weight="normal"/>
    </style:style>
    <style:style style:family="text" style:name="T2648">
      <style:text-properties fo:color="#000000" fo:font-family="Liberation Serif" style:font-family-complex="Liberation Serif" fo:font-size="12pt" style:font-size-complex="12pt" fo:language="es" style:language-complex="hi" fo:country="MX" style:country-complex="IN"/>
    </style:style>
    <style:style style:family="text" style:name="T264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50">
      <style:text-properties fo:color="#000000" fo:font-family="arial" style:font-family-complex="arial" fo:font-size="12pt" style:font-size-complex="12pt" fo:language="es" style:language-complex="es" fo:country="ES" style:country-complex="ES" fo:font-style="normal" fo:font-weight="normal"/>
    </style:style>
    <style:style style:family="text" style:name="T2651">
      <style:text-properties fo:color="#000000" fo:font-family="Liberation Serif" style:font-family-complex="Liberation Serif" fo:font-size="12pt" style:font-size-complex="12pt" fo:language="es" style:language-complex="hi" fo:country="MX" style:country-complex="IN"/>
    </style:style>
    <style:style style:family="text" style:name="T2652">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3">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53">
      <style:text-properties fo:color="#000000" fo:font-family="arial" style:font-family-complex="arial" fo:font-size="12pt" style:font-size-complex="12pt" fo:language="es" style:language-complex="es" fo:country="ES" style:country-complex="ES" fo:font-style="normal" fo:font-weight="normal"/>
    </style:style>
    <style:style style:family="text" style:name="T2654">
      <style:text-properties fo:color="#000000" fo:font-family="Liberation Serif" style:font-family-complex="Liberation Serif" fo:font-size="12pt" style:font-size-complex="12pt" fo:language="es" style:language-complex="hi" fo:country="MX" style:country-complex="IN"/>
    </style:style>
    <style:style style:family="text" style:name="T265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4">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56">
      <style:text-properties fo:color="#000000" fo:font-family="arial" style:font-family-complex="arial" fo:font-size="12pt" style:font-size-complex="12pt" fo:language="es" style:language-complex="es" fo:country="ES" style:country-complex="ES" fo:font-style="normal" fo:font-weight="normal"/>
    </style:style>
    <style:style style:family="text" style:name="T2657">
      <style:text-properties fo:color="#000000" fo:font-family="Liberation Serif" style:font-family-complex="Liberation Serif" fo:font-size="12pt" style:font-size-complex="12pt" fo:language="es" style:language-complex="hi" fo:country="MX" style:country-complex="IN"/>
    </style:style>
    <style:style style:family="text" style:name="T2658">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59">
      <style:text-properties fo:color="#000000" fo:font-family="arial" style:font-family-complex="arial" fo:font-size="12pt" style:font-size-complex="12pt" fo:language="es" style:language-complex="es" fo:country="ES" style:country-complex="ES" fo:font-style="normal" fo:font-weight="normal"/>
    </style:style>
    <style:style style:family="text" style:name="T2660">
      <style:text-properties fo:color="#000000" fo:font-family="Liberation Serif" style:font-family-complex="Liberation Serif" fo:font-size="12pt" style:font-size-complex="12pt" fo:language="es" style:language-complex="hi" fo:country="MX" style:country-complex="IN"/>
    </style:style>
    <style:style style:family="text" style:name="T2661">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62">
      <style:text-properties fo:color="#000000" fo:font-family="arial" style:font-family-complex="arial" fo:font-size="12pt" style:font-size-complex="12pt" fo:language="es" style:language-complex="es" fo:country="ES" style:country-complex="ES" fo:font-style="normal" fo:font-weight="normal"/>
    </style:style>
    <style:style style:family="text" style:name="T2663">
      <style:text-properties fo:color="#000000" fo:font-family="Liberation Serif" style:font-family-complex="Liberation Serif" fo:font-size="12pt" style:font-size-complex="12pt" fo:language="es" style:language-complex="hi" fo:country="MX" style:country-complex="IN"/>
    </style:style>
    <style:style style:family="text" style:name="T2664">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65">
      <style:text-properties fo:color="#000000" fo:font-family="arial" style:font-family-complex="arial" fo:font-size="12pt" style:font-size-complex="12pt" fo:language="es" style:language-complex="es" fo:country="ES" style:country-complex="ES" fo:font-style="normal" fo:font-weight="normal"/>
    </style:style>
    <style:style style:family="text" style:name="T2666">
      <style:text-properties fo:color="#000000" fo:font-family="Liberation Serif" style:font-family-complex="Liberation Serif" fo:font-size="12pt" style:font-size-complex="12pt" fo:language="es" style:language-complex="hi" fo:country="MX" style:country-complex="IN"/>
    </style:style>
    <style:style style:family="text" style:name="T2667">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68">
      <style:text-properties fo:color="#000000" fo:font-family="arial" style:font-family-complex="arial" fo:font-size="12pt" style:font-size-complex="12pt" fo:language="es" style:language-complex="es" fo:country="ES" style:country-complex="ES" fo:font-style="normal" fo:font-weight="normal"/>
    </style:style>
    <style:style style:family="text" style:name="T2669">
      <style:text-properties fo:color="#000000" fo:font-family="Liberation Serif" style:font-family-complex="Liberation Serif" fo:font-size="12pt" style:font-size-complex="12pt" fo:language="es" style:language-complex="hi" fo:country="MX" style:country-complex="IN"/>
    </style:style>
    <style:style style:family="text" style:name="T2670">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5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71">
      <style:text-properties fo:color="#000000" fo:font-family="arial" style:font-family-complex="arial" fo:font-size="12pt" style:font-size-complex="12pt" fo:language="es" style:language-complex="es" fo:country="ES" style:country-complex="ES" fo:font-style="normal" fo:font-weight="normal"/>
    </style:style>
    <style:style style:family="text" style:name="T2672">
      <style:text-properties fo:color="#000000" fo:font-family="Liberation Serif" style:font-family-complex="Liberation Serif" fo:font-size="12pt" style:font-size-complex="12pt" fo:language="es" style:language-complex="hi" fo:country="MX" style:country-complex="IN"/>
    </style:style>
    <style:style style:family="text" style:name="T2673">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6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74">
      <style:text-properties fo:color="#000000" fo:font-family="arial" style:font-family-complex="arial" fo:font-size="12pt" style:font-size-complex="12pt" fo:language="es" style:language-complex="es" fo:country="ES" style:country-complex="ES" fo:font-style="normal" fo:font-weight="normal"/>
    </style:style>
    <style:style style:family="text" style:name="T2675">
      <style:text-properties fo:color="#000000" fo:font-family="Liberation Serif" style:font-family-complex="Liberation Serif" fo:font-size="12pt" style:font-size-complex="12pt" fo:language="es" style:language-complex="hi" fo:country="MX" style:country-complex="IN"/>
    </style:style>
    <style:style style:family="text" style:name="T2676">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6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77">
      <style:text-properties fo:color="#000000" fo:font-family="arial" style:font-family-complex="arial" fo:font-size="12pt" style:font-size-complex="12pt" fo:language="es" style:language-complex="es" fo:country="ES" style:country-complex="ES" fo:font-style="normal" fo:font-weight="normal"/>
    </style:style>
    <style:style style:family="text" style:name="T2678">
      <style:text-properties fo:color="#000000" fo:font-family="Liberation Serif" style:font-family-complex="Liberation Serif" fo:font-size="12pt" style:font-size-complex="12pt" fo:language="es" style:language-complex="hi" fo:country="MX" style:country-complex="IN"/>
    </style:style>
    <style:style style:family="text" style:name="T267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62">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80">
      <style:text-properties fo:color="#000000" fo:font-family="arial" style:font-family-complex="arial" fo:font-size="12pt" style:font-size-complex="12pt" fo:language="es" style:language-complex="es" fo:country="ES" style:country-complex="ES" fo:font-style="normal" fo:font-weight="normal"/>
    </style:style>
    <style:style style:family="text" style:name="T2681">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82">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763">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83">
      <style:text-properties fo:color="#000000" fo:font-family="arial" style:font-family-complex="arial" fo:font-size="12pt" style:font-size-complex="12pt" fo:language="es" style:language-complex="es" fo:country="ES" style:country-complex="ES" fo:font-style="normal" fo:font-weight="normal"/>
    </style:style>
    <style:style style:family="text" style:name="T2684">
      <style:text-properties fo:color="#000000" fo:font-family="arial" style:font-family-complex="arial" fo:font-size="12pt" style:font-size-complex="12pt" fo:language="es" style:language-complex="es" fo:country="ES" style:country-complex="ES" fo:font-style="normal" fo:font-weight="normal"/>
    </style:style>
    <style:style style:family="text" style:name="T2685">
      <style:text-properties fo:color="#000000" fo:font-family="arial" style:font-family-complex="arial" fo:font-size="12pt" style:font-size-complex="12pt" fo:language="es" style:language-complex="es" fo:country="ES" style:country-complex="ES" fo:font-style="normal" fo:font-weight="normal"/>
    </style:style>
    <style:style style:family="text" style:name="T2686">
      <style:text-properties fo:color="#000000" fo:font-family="arial" style:font-family-complex="arial" fo:font-size="12pt" style:font-size-complex="12pt" fo:language="es" style:language-complex="es" fo:country="ES" style:country-complex="ES" fo:font-style="normal" fo:font-weight="normal"/>
    </style:style>
    <style:style style:family="text" style:name="T2687">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88">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764">
      <style:paragraph-properties fo:text-align="justify"/>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89">
      <style:text-properties fo:color="#000000" fo:font-family="arial" style:font-family-complex="arial" fo:font-size="12pt" style:font-size-complex="12pt" fo:language="es" style:language-complex="hi" fo:country="ES" style:country-complex="IN" fo:font-style="normal" fo:font-weight="normal"/>
    </style:style>
    <style:style style:family="text" style:name="T2690">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691">
      <style:text-properties fo:color="#000000" fo:font-family="Liberation Serif" style:font-family-complex="Liberation Serif" fo:font-size="12pt" style:font-size-complex="12pt" fo:language="es" style:language-complex="hi" fo:country="MX" style:country-complex="IN" fo:font-style="normal" fo:font-weight="normal"/>
    </style:style>
    <style:style style:parent-style-name="739" style:family="paragraph" style:name="P765">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92">
      <style:text-properties fo:color="#000000" fo:font-family="arial" style:font-family-complex="arial" fo:font-size="12pt" style:font-size-complex="12pt" fo:language="es" style:language-complex="es" fo:country="ES" style:country-complex="ES" fo:font-style="normal" fo:font-weight="normal"/>
    </style:style>
    <style:style style:family="text" style:name="T2693">
      <style:text-properties fo:color="#000000" fo:font-family="arial" style:font-family-complex="arial" fo:font-size="12pt" style:font-size-complex="12pt" fo:language="es" style:language-complex="es" fo:country="ES" style:country-complex="ES" fo:font-style="normal" fo:font-weight="normal"/>
    </style:style>
    <style:style style:family="text" style:name="T2694">
      <style:text-properties fo:color="#000000" fo:font-family="arial" style:font-family-complex="arial" fo:font-size="12pt" style:font-size-complex="12pt" fo:language="es" style:language-complex="es" fo:country="ES" style:country-complex="ES" fo:font-style="normal" fo:font-weight="normal"/>
    </style:style>
    <style:style style:family="text" style:name="T2695">
      <style:text-properties fo:color="#000000" fo:font-family="Liberation Serif" style:font-family-complex="Liberation Serif" fo:font-size="12pt" style:font-size-complex="12pt" fo:language="es" style:language-complex="hi" fo:country="MX" style:country-complex="IN"/>
    </style:style>
    <style:style style:family="text" style:name="T2696">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66">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697">
      <style:text-properties fo:color="#000000" fo:font-family="arial" style:font-family-complex="arial" fo:font-size="12pt" style:font-size-complex="12pt" fo:language="es" style:language-complex="es" fo:country="ES" style:country-complex="ES" fo:font-style="normal" fo:font-weight="normal"/>
    </style:style>
    <style:style style:family="text" style:name="T2698">
      <style:text-properties fo:color="#000000" fo:font-family="Liberation Serif" style:font-family-complex="Liberation Serif" fo:font-size="12pt" style:font-size-complex="12pt" fo:language="es" style:language-complex="hi" fo:country="MX" style:country-complex="IN"/>
    </style:style>
    <style:style style:family="text" style:name="T269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67">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700">
      <style:text-properties fo:color="#000000" fo:font-family="arial" style:font-family-complex="arial" fo:font-size="12pt" style:font-size-complex="12pt" fo:language="es" style:language-complex="es" fo:country="ES" style:country-complex="ES" fo:font-style="normal" fo:font-weight="normal"/>
    </style:style>
    <style:style style:family="text" style:name="T2701">
      <style:text-properties fo:color="#000000" fo:font-family="Liberation Serif" style:font-family-complex="Liberation Serif" fo:font-size="12pt" style:font-size-complex="12pt" fo:language="es" style:language-complex="hi" fo:country="MX" style:country-complex="IN"/>
    </style:style>
    <style:style style:family="text" style:name="T2702">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68">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703">
      <style:text-properties fo:color="#000000" fo:font-family="arial" style:font-family-complex="arial" fo:font-size="12pt" style:font-size-complex="12pt" fo:language="es" style:language-complex="es" fo:country="ES" style:country-complex="ES" fo:font-style="normal" fo:font-weight="normal"/>
    </style:style>
    <style:style style:family="text" style:name="T2704">
      <style:text-properties fo:color="#000000" fo:font-family="Liberation Serif" style:font-family-complex="Liberation Serif" fo:font-size="12pt" style:font-size-complex="12pt" fo:language="es" style:language-complex="hi" fo:country="MX" style:country-complex="IN"/>
    </style:style>
    <style:style style:family="text" style:name="T2705">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69">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706">
      <style:text-properties fo:color="#000000" fo:font-family="arial" style:font-family-complex="arial" fo:font-size="12pt" style:font-size-complex="12pt" fo:language="es" style:language-complex="es" fo:country="ES" style:country-complex="ES" fo:font-style="normal" fo:font-weight="normal"/>
    </style:style>
    <style:style style:family="text" style:name="T2707">
      <style:text-properties fo:color="#000000" fo:font-family="arial" style:font-family-complex="arial" fo:font-size="12pt" style:font-size-complex="12pt" fo:language="es" style:language-complex="es" fo:country="ES" style:country-complex="ES" fo:font-style="normal" fo:font-weight="normal"/>
    </style:style>
    <style:style style:family="text" style:name="T2708">
      <style:text-properties fo:color="#000000" fo:font-family="arial" style:font-family-complex="arial" fo:font-size="12pt" style:font-size-complex="12pt" fo:language="es" style:language-complex="es" fo:country="ES" style:country-complex="ES" fo:font-style="normal" fo:font-weight="normal"/>
    </style:style>
    <style:style style:family="text" style:name="T2709">
      <style:text-properties fo:color="#000000" fo:font-family="Liberation Serif" style:font-family-complex="Liberation Serif" fo:font-size="12pt" style:font-size-complex="12pt" fo:language="es" style:language-complex="hi" fo:country="MX" style:country-complex="IN"/>
    </style:style>
    <style:style style:family="text" style:name="T2710">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70">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711">
      <style:text-properties fo:color="#000000" fo:font-family="arial" style:font-family-complex="arial" fo:font-size="12pt" style:font-size-complex="12pt" fo:language="es" style:language-complex="es" fo:country="ES" style:country-complex="ES" fo:font-style="normal" fo:font-weight="normal"/>
    </style:style>
    <style:style style:family="text" style:name="T2712">
      <style:text-properties fo:color="#000000" fo:font-family="Liberation Serif" style:font-family-complex="Liberation Serif" fo:font-size="12pt" style:font-size-complex="12pt" fo:language="es" style:language-complex="hi" fo:country="MX" style:country-complex="IN"/>
    </style:style>
    <style:style style:family="text" style:name="T2713">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71">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714">
      <style:text-properties fo:color="#000000" fo:font-family="arial" style:font-family-complex="arial" fo:font-size="12pt" style:font-size-complex="12pt" fo:language="es" style:language-complex="es" fo:country="ES" style:country-complex="ES" fo:font-style="normal" fo:font-weight="normal"/>
    </style:style>
    <style:style style:family="text" style:name="T2715">
      <style:text-properties fo:color="#000000" fo:font-family="Liberation Serif" style:font-family-complex="Liberation Serif" fo:font-size="12pt" style:font-size-complex="12pt" fo:language="es" style:language-complex="hi" fo:country="MX" style:country-complex="IN"/>
    </style:style>
    <style:style style:family="text" style:name="T2716">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72">
      <style:paragraph-properties fo:text-align="justify"/>
      <style:text-properties fo:color="#000000" fo:font-family="Liberation Serif" style:font-family-complex="Liberation Serif" fo:font-size="12pt" style:font-size-complex="12pt" fo:language="es" style:language-complex="hi" fo:country="MX" style:country-complex="IN"/>
    </style:style>
    <style:style style:family="text" style:name="T2717">
      <style:text-properties fo:color="#000000" fo:font-family="arial" style:font-family-complex="arial" fo:font-size="12pt" style:font-size-complex="12pt" fo:language="es" style:language-complex="es" fo:country="ES" style:country-complex="ES" fo:font-style="normal" fo:font-weight="normal"/>
    </style:style>
    <style:style style:family="text" style:name="T2718">
      <style:text-properties fo:color="#000000" fo:font-family="Liberation Serif" style:font-family-complex="Liberation Serif" fo:font-size="12pt" style:font-size-complex="12pt" fo:language="es" style:language-complex="hi" fo:country="MX" style:country-complex="IN"/>
    </style:style>
    <style:style style:family="text" style:name="T2719">
      <style:text-properties fo:color="#000000" fo:font-family="Liberation Serif" style:font-family-complex="Liberation Serif" fo:font-size="12pt" style:font-size-complex="12pt" fo:language="es" style:language-complex="hi" fo:country="MX" style:country-complex="IN"/>
    </style:style>
    <style:style style:parent-style-name="739" style:family="paragraph" style:name="P773">
      <style:paragraph-properties fo:text-align="justify" fo:break-before="page"/>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text" style:name="T2720">
      <style:text-properties fo:color="#000000" fo:font-family="arial" style:font-family-complex="arial" fo:font-size="12pt" style:font-size-complex="12pt" fo:language="es" style:language-complex="es" fo:country="ES" style:country-complex="ES" fo:font-style="normal" fo:font-weight="normal"/>
    </style:style>
    <style:style style:family="text" style:name="T2721">
      <style:text-properties fo:color="#000000" fo:font-family="Liberation Serif" style:font-family-complex="Liberation Serif" fo:font-size="12pt" style:font-size-complex="12pt" fo:language="es" style:language-complex="hi" fo:country="ES" style:country-complex="IN" fo:font-style="normal" fo:font-weight="normal"/>
    </style:style>
    <style:style style:family="text" style:name="T2722">
      <style:text-properties fo:color="#000000" fo:font-family="arial" style:font-family-complex="arial" fo:font-size="12pt" style:font-size-complex="12pt" fo:language="es" style:language-complex="es" fo:country="ES" style:country-complex="ES" fo:font-style="normal" fo:font-weight="normal"/>
    </style:style>
    <style:style style:family="text" style:name="T2723">
      <style:text-properties fo:color="#000000" fo:font-family="Liberation Serif" style:font-family-complex="Liberation Serif" fo:font-size="12pt" style:font-size-complex="12pt" fo:language="es" style:language-complex="hi" fo:country="MX" style:country-complex="IN" fo:font-style="normal" fo:font-weight="normal"/>
    </style:style>
    <style:style style:family="paragraph" style:name="P774">
      <style:paragraph-properties/>
      <style:text-properties/>
    </style:style>
    <style:style style:family="text" style:name="T2724">
      <style:text-properties fo:language="es" style:language-complex="es" fo:country="ES" style:country-complex="ES"/>
    </style:style>
    <style:style style:family="text" style:name="T2725">
      <style:text-properties fo:language="es" style:language-complex="es" fo:country="ES" style:country-complex="ES"/>
    </style:style>
    <style:style style:family="paragraph" style:name="P775">
      <style:paragraph-properties fo:margin-left="5.003cm" fo:margin-right="0cm" fo:text-indent="1.249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2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2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2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76">
      <style:paragraph-properties fo:margin-left="5.003cm" fo:margin-right="0cm" fo:text-indent="0cm"/>
      <style:text-properties fo:language="es" style:language-complex="es" fo:country="ES" style:country-complex="ES"/>
    </style:style>
    <style:style style:family="text" style:name="T2729">
      <style:text-properties fo:language="es" style:language-complex="es" fo:country="ES" style:country-complex="ES"/>
    </style:style>
    <style:style style:family="text" style:name="T2730">
      <style:text-properties fo:language="es" style:language-complex="es" fo:country="ES" style:country-complex="ES"/>
    </style:style>
    <style:style style:family="text" style:name="T2731">
      <style:text-properties fo:language="es" style:language-complex="es" fo:country="ES" style:country-complex="ES"/>
    </style:style>
    <style:style style:family="paragraph" style:name="P777">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78">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79">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3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4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4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4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80">
      <style:paragraph-properties/>
      <style:text-properties/>
    </style:style>
    <style:style style:family="paragraph" style:name="P781">
      <style:paragraph-properties/>
      <style:text-properties/>
    </style:style>
    <style:style style:family="paragraph" style:name="P782">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4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graphic" style:name="gr148">
      <style:graphic-properties draw:fill-color="#FFFFFF" draw:fill="solid" draw:textarea-vertical-align="top" draw:auto-grow-height="false" draw:auto-grow-width="false" draw:stroke="solid" svg:stroke-color="#000000" svg:stroke-width="0.01764cm" style:wrap="run-through" style:run-through="background" fo:margin-left="0.32cm" fo:margin-right="0.32cm" fo:margin-top="0cm" fo:margin-bottom="0cm" style:horizontal-pos="from-left" style:horizontal-rel="page-content" style:vertical-pos="from-top" style:vertical-rel="paragraph" fo:border="0.01764cm solid #000000" fo:padding-top="3.6pt" fo:padding-bottom="3.6pt" fo:padding-left="7.2pt" fo:padding-right="7.2pt" fo:background-color="transparent"/>
    </style:style>
    <style:style style:family="paragraph" style:name="P783">
      <style:paragraph-properties/>
      <style:text-properties/>
    </style:style>
    <style:style style:family="text" style:name="T2744">
      <style:text-properties fo:language="es" fo:country="ES"/>
    </style:style>
    <style:style style:family="graphic" style:name="gr149">
      <style:graphic-properties draw:fill-color="#FFFFFF" draw:fill="solid" draw:textarea-vertical-align="top" draw:auto-grow-height="false" draw:auto-grow-width="false" draw:stroke="solid" svg:stroke-color="#000000" svg:stroke-width="0.01764cm" style:wrap="run-through" style:run-through="background" fo:margin-left="0.32cm" fo:margin-right="0.32cm" fo:margin-top="0cm" fo:margin-bottom="0cm" style:horizontal-pos="from-left" style:horizontal-rel="page-content" style:vertical-pos="from-top" style:vertical-rel="paragraph" fo:border="0.01764cm solid #000000" fo:padding-top="3.6pt" fo:padding-bottom="3.6pt" fo:padding-left="7.2pt" fo:padding-right="7.2pt" fo:background-color="transparent"/>
    </style:style>
    <style:style style:family="paragraph" style:name="P784">
      <style:paragraph-properties/>
      <style:text-properties/>
    </style:style>
    <style:style style:family="text" style:name="T2745">
      <style:text-properties fo:language="es" fo:country="ES"/>
    </style:style>
    <style:style style:family="graphic" style:name="gr150">
      <style:graphic-properties draw:fill-color="#FFFFFF" draw:fill="solid" draw:textarea-vertical-align="top" draw:auto-grow-height="false" draw:auto-grow-width="false" draw:stroke="solid" svg:stroke-color="#000000" svg:stroke-width="0.01764cm" style:wrap="run-through" style:run-through="background" fo:margin-left="0.32cm" fo:margin-right="0.32cm" fo:margin-top="0cm" fo:margin-bottom="0cm" style:horizontal-pos="from-left" style:horizontal-rel="page-content" style:vertical-pos="from-top" style:vertical-rel="paragraph" fo:border="0.01764cm solid #000000" fo:padding-top="3.6pt" fo:padding-bottom="3.6pt" fo:padding-left="7.2pt" fo:padding-right="7.2pt" fo:background-color="transparent"/>
    </style:style>
    <style:style style:family="paragraph" style:name="P785">
      <style:paragraph-properties/>
      <style:text-properties/>
    </style:style>
    <style:style style:family="text" style:name="T2746">
      <style:text-properties fo:language="es" fo:country="ES"/>
    </style:style>
    <style:style style:family="graphic" style:name="gr151">
      <style:graphic-properties draw:fill-color="#FFFFFF" draw:fill="solid" draw:textarea-vertical-align="top" draw:auto-grow-height="false" draw:auto-grow-width="false" draw:stroke="solid" svg:stroke-color="#000000" svg:stroke-width="0.01764cm" style:wrap="run-through" style:run-through="background" fo:margin-left="0.32cm" fo:margin-right="0.32cm" fo:margin-top="0cm" fo:margin-bottom="0cm" style:horizontal-pos="from-left" style:horizontal-rel="page-content" style:vertical-pos="from-top" style:vertical-rel="paragraph" fo:border="0.01764cm solid #000000" fo:padding-top="3.6pt" fo:padding-bottom="3.6pt" fo:padding-left="7.2pt" fo:padding-right="7.2pt" fo:background-color="transparent"/>
    </style:style>
    <style:style style:family="paragraph" style:name="P786">
      <style:paragraph-properties/>
      <style:text-properties/>
    </style:style>
    <style:style style:family="text" style:name="T2747">
      <style:text-properties fo:language="es" fo:country="ES"/>
    </style:style>
    <style:style style:family="graphic" style:name="gr152">
      <style:graphic-properties draw:fill-color="#FFFFFF" draw:fill="solid" draw:textarea-vertical-align="top" draw:auto-grow-height="false" draw:auto-grow-width="false" draw:stroke="solid" svg:stroke-color="#000000" svg:stroke-width="0.01764cm" style:wrap="run-through" style:run-through="background" fo:margin-left="0.32cm" fo:margin-right="0.32cm" fo:margin-top="0cm" fo:margin-bottom="0cm" style:horizontal-pos="from-left" style:horizontal-rel="page-content" style:vertical-pos="from-top" style:vertical-rel="paragraph" fo:border="0.01764cm solid #000000" fo:padding-top="3.6pt" fo:padding-bottom="3.6pt" fo:padding-left="7.2pt" fo:padding-right="7.2pt" fo:background-color="transparent"/>
    </style:style>
    <style:style style:family="paragraph" style:name="P787">
      <style:paragraph-properties/>
      <style:text-properties/>
    </style:style>
    <style:style style:family="text" style:name="T2748">
      <style:text-properties fo:language="es" fo:country="ES"/>
    </style:style>
    <style:style style:family="graphic" style:name="gr153">
      <style:graphic-properties draw:fill="none" draw:stroke="solid" svg:stroke-color="#233B59" svg:stroke-width="0.0264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54">
      <style:graphic-properties draw:fill="none" draw:stroke="solid" svg:stroke-color="#233B59" svg:stroke-width="0.02646cm" style:wrap="run-through" style:run-through="background" style:mirror="horizontal" fo:margin-left="0.32cm" fo:margin-right="0.32cm" fo:margin-top="0cm" fo:margin-bottom="0cm" style:horizontal-pos="from-left" style:horizontal-rel="page-content" style:vertical-pos="from-top" style:vertical-rel="paragraph"/>
    </style:style>
    <style:style style:family="graphic" style:name="gr155">
      <style:graphic-properties draw:fill="none" draw:stroke="solid" svg:stroke-color="#233B59" svg:stroke-width="0.0264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56">
      <style:graphic-properties draw:fill="none" draw:stroke="solid" svg:stroke-color="#233B59" svg:stroke-width="0.0264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57">
      <style:graphic-properties draw:fill="none" draw:stroke="solid" svg:stroke-color="#233B59" svg:stroke-width="0.02646cm" style:wrap="run-through" style:run-through="background" style:mirror="horizontal" fo:margin-left="0.32cm" fo:margin-right="0.32cm" fo:margin-top="0cm" fo:margin-bottom="0cm" style:horizontal-pos="from-left" style:horizontal-rel="page-content" style:vertical-pos="from-top" style:vertical-rel="paragraph"/>
    </style:style>
    <style:style style:family="graphic" style:name="gr158">
      <style:graphic-properties draw:fill="none" draw:stroke="solid" svg:stroke-color="#233B59" svg:stroke-width="0.02646cm" style:wrap="run-through" style:run-through="background" style:mirror="horizontal" fo:margin-left="0.32cm" fo:margin-right="0.32cm" fo:margin-top="0cm" fo:margin-bottom="0cm" style:horizontal-pos="from-left" style:horizontal-rel="page-content" style:vertical-pos="from-top" style:vertical-rel="paragraph"/>
    </style:style>
    <style:style style:family="graphic" style:name="gr159">
      <style:graphic-properties draw:fill-color="#4F81BD" draw:fill="solid" draw:stroke="solid" svg:stroke-color="#27405E" svg:stroke-width="0.0705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60">
      <style:graphic-properties draw:fill-color="#4F81BD" draw:fill="solid" draw:stroke="solid" svg:stroke-color="#27405E" svg:stroke-width="0.0705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61">
      <style:graphic-properties draw:fill-color="#4F81BD" draw:fill="solid" draw:stroke="solid" svg:stroke-color="#27405E" svg:stroke-width="0.0705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62">
      <style:graphic-properties draw:fill-color="#4F81BD" draw:fill="solid" draw:stroke="solid" svg:stroke-color="#27405E" svg:stroke-width="0.0705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63">
      <style:graphic-properties draw:fill-color="#4F81BD" draw:fill="solid" draw:stroke="solid" svg:stroke-color="#27405E" svg:stroke-width="0.0705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64">
      <style:graphic-properties draw:fill-color="#4F81BD" draw:fill="solid" draw:stroke="solid" svg:stroke-color="#27405E" svg:stroke-width="0.07056cm" style:wrap="run-through" style:run-through="background" fo:margin-left="0.32cm" fo:margin-right="0.32cm" fo:margin-top="0cm" fo:margin-bottom="0cm" style:horizontal-pos="from-left" style:horizontal-rel="page-content" style:vertical-pos="from-top" style:vertical-rel="paragraph"/>
    </style:style>
    <style:style style:family="graphic" style:name="gr165">
      <style:graphic-properties draw:fill-color="#4F81BD" draw:fill="solid" draw:stroke="solid" svg:stroke-color="#27405E" svg:stroke-width="0.07056cm" style:wrap="run-through" style:run-through="background" fo:margin-left="0.32cm" fo:margin-right="0.32cm" fo:margin-top="0cm" fo:margin-bottom="0cm" style:horizontal-pos="from-left" style:horizontal-rel="page-content" style:vertical-pos="from-top" style:vertical-rel="paragraph"/>
    </style:style>
    <style:style style:family="text" style:name="T274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88">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89">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0">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5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1">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2">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3">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4">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6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5">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6">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7">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7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8">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799">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0">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8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1">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2">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3">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4">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79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5">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6">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7">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0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08">
      <style:paragraph-properties fo:margin-left="0cm" fo:margin-right="0cm" fo:text-indent="0cm"/>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3">
      <style:text-properties fo:color="#000000" fo:font-family="Liberation Serif" style:font-family-complex="Liberation Serif" fo:font-size="12pt" style:font-size-complex="12pt" fo:language="es" style:language-complex="es" fo:country="ES" style:country-complex="ES" fo:font-style="normal" fo:font-weight="normal"/>
    </style:style>
    <style:style style:master-page-name="MasterPage9" style:family="paragraph" style:name="P809">
      <style:paragraph-properties fo:margin-left="0cm" fo:margin-right="0cm" fo:text-indent="0cm" fo:break-before="page"/>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0">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1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1">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2">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3">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4">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5">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2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6">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7">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8">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3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19">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0">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1">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4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2">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3">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4">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5">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5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6">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7">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8">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29">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6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0">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1">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7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2">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3">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4">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5">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6">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8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7">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8">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39">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89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40">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41">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42">
      <style:paragraph-properties/>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43">
      <style:paragraph-properties fo:margin-left="0cm" fo:margin-right="0cm" fo:text-indent="0cm" fo:break-before="page"/>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0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0">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1">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44">
      <style:paragraph-properties fo:margin-left="0cm" fo:margin-right="0cm" fo:text-indent="0cm" fo:break-before="page"/>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2">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3">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4">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45">
      <style:paragraph-properties fo:margin-left="0cm" fo:margin-right="0cm" fo:text-indent="0cm" fo:break-before="page"/>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5">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6">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7">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paragraph" style:name="P846">
      <style:paragraph-properties fo:margin-left="0cm" fo:margin-right="0cm" fo:text-indent="0cm" fo:break-before="page"/>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8">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19">
      <style:text-properties fo:color="#000000" fo:font-family="Liberation Serif" style:font-family-complex="Liberation Serif" fo:font-size="12pt" style:font-size-complex="12pt" fo:language="es" style:language-complex="es" fo:country="ES" style:country-complex="ES" fo:font-style="normal" fo:font-weight="normal"/>
    </style:style>
    <style:style style:family="text" style:name="T2920">
      <style:text-properties fo:color="#000000" fo:font-family="Liberation Serif" style:font-family-complex="Liberation Serif" fo:font-size="12pt" style:font-size-complex="12pt" fo:language="es" style:language-complex="es" fo:country="ES" style:country-complex="ES" fo:font-style="normal" fo:font-weight="normal"/>
    </style:style>
  </office:automatic-styles>
  <office:body>
    <office:text text:use-soft-page-breaks="true">
      <text:p text:style-name="P43"><text:span text:style-name="T146">,,</text:span><text:span text:style-name="T147"/><text:span text:style-name="T148"/></text:p>
      <text:p text:style-name="P44"><text:span text:style-name="T149">LENGUAJES Y AUTÓMATAS II</text:span><text:span text:style-name="T150"/><text:span text:style-name="T151"/></text:p>
      <text:p text:style-name="P45"><text:span text:style-name="T152"/><text:span text:style-name="T153"/><text:span text:style-name="T154"/></text:p>
      <text:p text:style-name="P46"><text:span text:style-name="T155">RESOLVER PROBLEMAS </text:span><text:span text:style-name="T156"/><text:span text:style-name="T157"/></text:p>
      <text:p text:style-name="P47"><text:span text:style-name="T158"/><text:span text:style-name="T159"/><text:span text:style-name="T160"/></text:p>
      <text:p text:style-name="P48"><text:span text:style-name="T161"> No se van a definir el concepto de </text:span><text:span text:style-name="T162">“Problema”, </text:span><text:span text:style-name="T163"> ya que esto es muy complejo y se ve en temas de filosofía. Aun así, se podría definir como una cuestión difícil de solucionar, es decir que no tiene una solución trivial.</text:span><text:span text:style-name="T164"/><text:span text:style-name="T165"/></text:p>
      <text:p text:style-name="P49"><text:span text:style-name="T166"/><text:span text:style-name="T167"/><text:span text:style-name="T168"/></text:p>
      <text:p text:style-name="P50"><text:span text:style-name="T169">Todos recordaran el paso por los semestres anteriores y por la primaria donde se tenia que resolver problemas matemáticos, así que vamos a recordar 2 problemas</text:span><text:span text:style-name="T170"/><text:span text:style-name="T171"/></text:p>
      <text:p text:style-name="P51"><text:span text:style-name="T172"/><text:span text:style-name="T173"/><text:span text:style-name="T174"/></text:p>
      <text:p text:style-name="P52"><text:span text:style-name="T175">Problema 1: </text:span><text:span text:style-name="T176">Edu</text:span><text:span text:style-name="T177">ardo tiene 5 paletas. De camino a su casa se le cae una sin que se diera cuenta, al llegar a su casa en las escaleras pierde otra paleta, al entrar a su cuarto se encuentra 3 paletas mas en la mesa de su hermano Kevin. ¿Cuantas paletas tiene ahora Eduardo?</text:span><text:span text:style-name="T178"/><text:span text:style-name="T179"/></text:p>
      <text:p text:style-name="P53"><text:span text:style-name="T180"/><text:span text:style-name="T181"/><text:span text:style-name="T182"/></text:p>
      <text:p text:style-name="P54"><text:span text:style-name="T183">Problema: </text:span><text:span text:style-name="T184">Ordenar en orden descendente la siguiente lista de números: 3,6,1,3,9,4,2</text:span><text:span text:style-name="T185"/><text:span text:style-name="T186"/></text:p>
      <text:p text:style-name="P55"><text:span text:style-name="T187"/><text:span text:style-name="T188"/><text:span text:style-name="T189"/></text:p>
      <text:p text:style-name="P56"><text:span text:style-name="T190">Son problemas muy simples pero como se enfrenta nuestro cerebro a ello si se ha intentado encontrar la solución de ambos. Es inherente darse cuenta que existen diferentes formas de solucionarlo, a pesar que son de baja dificultad.</text:span><text:span text:style-name="T191"/><text:span text:style-name="T192"/></text:p>
      <text:p text:style-name="P57"><text:span text:style-name="T193"/><text:span text:style-name="T194"/><text:span text:style-name="T195"/></text:p>
      <text:p text:style-name="P58"><text:span text:style-name="T196">El primer problema, seguramente se ha intentado contextualizar en su situación particular.</text:span><text:span text:style-name="T197"/><text:span text:style-name="T198"/></text:p>
      <text:p text:style-name="P59"><text:span text:style-name="T199">Seguramente se han imaginado a Eduardo perdiendo sus paletas y encontrando algunas mas. Y al final se realizar una simple operación de resta y suma.</text:span><text:span text:style-name="T200"/><text:span text:style-name="T201"/></text:p>
      <text:p text:style-name="P60"><text:span text:style-name="T202"/><text:span text:style-name="T203"/><text:span text:style-name="T204"/></text:p>
      <text:p text:style-name="P61"><text:span text:style-name="T205">Paletas = 5-1-1+3 = 6</text:span><text:span text:style-name="T206"/><text:span text:style-name="T207"/></text:p>
      <text:p text:style-name="P62"><text:span text:style-name="T208"/><text:span text:style-name="T209"/><text:span text:style-name="T210"/></text:p>
      <text:p text:style-name="P63"><text:span text:style-name="T211">El segundo es un poco distinto ya que la tarea consiste en evaluar mediante comparaciones lógicas y así podemos saber cual va primero y cual va después.</text:span><text:span text:style-name="T212"/><text:span text:style-name="T213"/></text:p>
      <text:p text:style-name="P64"><text:span text:style-name="T214"/><text:span text:style-name="T215"/><text:span text:style-name="T216"/></text:p>
      <text:p text:style-name="P65"><text:span text:style-name="T217">En ambos casos nuestro cerebro ha recolectado información y le ha dado contexto, el cual es necesario para olvidar todo aquello que genere ruido y traducido a un modelo mental que es capaz de resolver.</text:span><text:span text:style-name="T218"/><text:span text:style-name="T219"/></text:p>
      <text:p text:style-name="P66"><text:span text:style-name="T220"/><text:span text:style-name="T221"/><text:span text:style-name="T222"/></text:p>
      <text:p text:style-name="P67"><text:span text:style-name="T223">Sin embargo no todos los problemas son sencillos. Es necesario plantear algunos problemas algo mas divertidos, los cuales sentaran la base para seguir indagando en la solución de problemas.</text:span><text:span text:style-name="T224"/><text:span text:style-name="T225"/></text:p>
      <text:p text:style-name="P68"><text:span text:style-name="T226"/><text:span text:style-name="T227"/><text:span text:style-name="T228"/></text:p>
      <text:p text:style-name="P69"><text:span text:style-name="T229">PROBLEMAS COMPLEJOS</text:span><text:span text:style-name="T230"/><text:span text:style-name="T231"/></text:p>
      <text:p text:style-name="P70"><text:span text:style-name="T232"/><text:span text:style-name="T233"/><text:span text:style-name="T234"/></text:p>
      <text:p text:style-name="P71"><text:span text:style-name="T235"> Es necesario describir algunos problemas que servirán de modelo a seguir durante el resto del curso </text:span><text:span text:style-name="T236"/><text:span text:style-name="T237"/></text:p>
      <text:p text:style-name="P72"><text:span text:style-name="T238"/><text:span text:style-name="T239"/><text:span text:style-name="T240"/></text:p>
      <text:p text:style-name="P73"><text:span text:style-name="T241">Si ustedes han echo algún viaje largo, ya sea en autobús o en avión, seguramente han intentado viajar al destino directamente y sin escalas. </text:span><text:span text:style-name="T242">Este problema es clásico y con una gran aplicación en la vida real. El problema podría describirse de la siguiente manera: dada una ciudad origen con su ciudad destino, encontrar una combinación de vuelos que permita </text:span><text:span text:style-name="T243">cubrir la distancia con el mínimo de transbordos. Por ahora tiene sentido obviar en tiempos de vuelo, distancia, horarios de vuelo y todo lo que conlleva viajar.</text:span><text:span text:style-name="T244"/><text:span text:style-name="T245"/></text:p>
      <text:p text:style-name="P74"><text:span text:style-name="T246"/><text:span text:style-name="T247"/><text:span text:style-name="T248"/></text:p>
      <text:p text:style-name="P75"><text:span text:style-name="T249">Ahora vamos a en listar otro problema en esta ocasión se trata de ir de una ciudad a otra, pero por carretera, tratando de realizar el menor numero de kilóm</text:span><text:span text:style-name="T250">etros posibles. Parece que es un problema similar al de los aviones, solo que en lugar de pasar por aeropuertos, se pasa por diversas ciudades, sin embargo hay un pequeño detalle que hace que el problema sea diferente. Y es que los objetivos son distintos.</text:span><text:span text:style-name="T251"/><text:span text:style-name="T252"/></text:p>
      <text:p text:style-name="P76"><text:span text:style-name="T253"/><text:span text:style-name="T254"/><text:span text:style-name="T255"/></text:p>
      <text:p text:style-name="P77"><text:span text:style-name="T256"/><text:span/><draw:custom-shape draw:name="Forma 1" draw:style-name="gr3" draw:z-index="9" text:anchor-type="paragraph" svg:width="1.763cm" svg:height="1.763cm" svg:x="7.034cm" svg:y="1.953cm"><draw:enhanced-geometry svg:viewBox="0 0 21600 21600" draw:type="circle" draw:enhanced-path="U 10800 10800 10800 10800 0 360 Z N"/></draw:custom-shape><text:span/><draw:custom-shape draw:name="Forma 2" draw:style-name="gr4" draw:z-index="10" text:anchor-type="paragraph" svg:width="1.763cm" svg:height="1.763cm" svg:x="1.367cm" svg:y="6.121cm"><draw:enhanced-geometry svg:viewBox="0 0 21600 21600" draw:type="circle" draw:enhanced-path="U 10800 10800 10800 10800 0 360 Z N"/></draw:custom-shape><text:span/><draw:custom-shape draw:name="Forma 3" draw:style-name="gr5" draw:z-index="11" text:anchor-type="paragraph" svg:width="1.763cm" svg:height="1.763cm" svg:x="12.68cm" svg:y="4.715cm"><draw:enhanced-geometry svg:viewBox="0 0 21600 21600" draw:type="circle" draw:enhanced-path="U 10800 10800 10800 10800 0 360 Z N"/></draw:custom-shape><text:span/><draw:custom-shape draw:name="Forma 4" draw:style-name="gr6" draw:z-index="12" text:anchor-type="paragraph" svg:width="1.763cm" svg:height="1.763cm" svg:x="17.2cm" svg:y="7.22cm"><draw:enhanced-geometry svg:viewBox="0 0 21600 21600" draw:type="circle" draw:enhanced-path="U 10800 10800 10800 10800 0 360 Z N"/></draw:custom-shape><text:span/><draw:custom-shape draw:name="Forma 5" draw:style-name="gr7" draw:z-index="13" text:anchor-type="paragraph" svg:width="1.763cm" svg:height="1.763cm" svg:x="16.26cm" svg:y="11.69cm"><draw:enhanced-geometry svg:viewBox="0 0 21600 21600" draw:type="circle" draw:enhanced-path="U 10800 10800 10800 10800 0 360 Z N"/></draw:custom-shape><text:span/><draw:custom-shape draw:name="Forma 6" draw:style-name="gr8" draw:z-index="14" text:anchor-type="paragraph" svg:width="1.763cm" svg:height="1.763cm" svg:x="15.28cm" svg:y="15.93cm"><draw:enhanced-geometry svg:viewBox="0 0 21600 21600" draw:type="circle" draw:enhanced-path="U 10800 10800 10800 10800 0 360 Z N"/></draw:custom-shape><text:span/><draw:custom-shape draw:name="Forma 7" draw:style-name="gr9" draw:z-index="15" text:anchor-type="paragraph" svg:width="1.763cm" svg:height="1.763cm" svg:x="6.004cm" svg:y="10.12cm"><draw:enhanced-geometry svg:viewBox="0 0 21600 21600" draw:type="circle" draw:enhanced-path="U 10800 10800 10800 10800 0 360 Z N"/></draw:custom-shape><text:span/><draw:custom-shape draw:name="Forma 8" draw:style-name="gr10" draw:z-index="16" text:anchor-type="paragraph" svg:width="1.763cm" svg:height="1.763cm" svg:x="9.073cm" svg:y="13.71cm"><draw:enhanced-geometry svg:viewBox="0 0 21600 21600" draw:type="circle" draw:enhanced-path="U 10800 10800 10800 10800 0 360 Z N"/></draw:custom-shape><text:span/><draw:custom-shape draw:name="Forma 9" draw:style-name="gr11" draw:z-index="17" text:anchor-type="paragraph" svg:width="1.763cm" svg:height="1.763cm" svg:x="9.212cm" svg:y="18.18cm"><draw:enhanced-geometry svg:viewBox="0 0 21600 21600" draw:type="circle" draw:enhanced-path="U 10800 10800 10800 10800 0 360 Z N"/></draw:custom-shape><text:span/><draw:custom-shape draw:name="Forma 10" draw:style-name="gr12" draw:z-index="18" text:anchor-type="paragraph" svg:width="1.763cm" svg:height="1.763cm" svg:x="3.217cm" svg:y="14.97cm"><draw:enhanced-geometry svg:viewBox="0 0 21600 21600" draw:type="circle" draw:enhanced-path="U 10800 10800 10800 10800 0 360 Z N"/></draw:custom-shape><text:span/><draw:line draw:name="Línea horizontal 1" draw:style-name="gr13" draw:z-index="19" text:anchor-type="paragraph" svg:x1="2.859cm" svg:x2="7.215cm" svg:y1="6.204cm" svg:y2="3.346cm"/><text:span/><draw:line draw:name="Línea horizontal 2" draw:style-name="gr14" draw:z-index="20" text:anchor-type="paragraph" svg:x1="3.129cm" svg:x2="17.2cm" svg:y1="7.001cm" svg:y2="8.123cm"/><text:span/><draw:line draw:name="Línea horizontal 3" draw:style-name="gr15" draw:z-index="21" text:anchor-type="paragraph" svg:x1="14.19cm" svg:x2="17.31cm" svg:y1="6.179cm" svg:y2="7.631cm"/><text:span/><draw:line draw:name="Línea horizontal 4" draw:style-name="gr16" draw:z-index="22" text:anchor-type="paragraph" svg:x1="17.84cm" svg:x2="17.17cm" svg:y1="8.983cm" svg:y2="11.69cm"/><text:span/><draw:line draw:name="Línea horizontal 5" draw:style-name="gr17" draw:z-index="23" text:anchor-type="paragraph" svg:x1="16.3cm" svg:x2="16.88cm" svg:y1="15.93cm" svg:y2="13.46cm"/><text:span/><draw:line draw:name="Línea horizontal 6" draw:style-name="gr18" draw:z-index="24" text:anchor-type="paragraph" svg:x1="10.68cm" svg:x2="17.35cm" svg:y1="18.35cm" svg:y2="8.794cm"/><text:span/><draw:line draw:name="Línea horizontal 7" draw:style-name="gr19" draw:z-index="25" text:anchor-type="paragraph" svg:x1="9.907cm" svg:x2="9.942cm" svg:y1="18.07cm" svg:y2="15.47cm"/><text:span/><draw:line draw:name="Línea horizontal 8" draw:style-name="gr20" draw:z-index="26" text:anchor-type="paragraph" svg:x1="7.496cm" svg:x2="9.345cm" svg:y1="11.61cm" svg:y2="13.83cm"/><text:span/><draw:line draw:name="Línea horizontal 9" draw:style-name="gr21" draw:z-index="27" text:anchor-type="paragraph" svg:x1="9.463cm" svg:x2="6.98cm" svg:y1="18.37cm" svg:y2="11.89cm"/><text:span/><draw:line draw:name="Línea horizontal 10" draw:style-name="gr22" draw:z-index="28" text:anchor-type="paragraph" svg:x1="3.678cm" svg:x2="2.18cm" svg:y1="15.09cm" svg:y2="7.883cm"/><text:span/><draw:line draw:name="Línea horizontal 11" draw:style-name="gr23" draw:z-index="29" text:anchor-type="paragraph" svg:x1="4.979cm" svg:x2="9.072cm" svg:y1="16.15cm" svg:y2="14.84cm"/><text:span/><draw:line draw:name="Línea horizontal 12" draw:style-name="gr24" draw:z-index="30" text:anchor-type="paragraph" svg:x1="9.814cm" svg:x2="8.198cm" svg:y1="13.55cm" svg:y2="3.715cm"/><text:span/><draw:line draw:name="Línea horizontal 13" draw:style-name="gr25" draw:z-index="31" text:anchor-type="paragraph" svg:x1="10.4cm" svg:x2="17.2cm" svg:y1="13.81cm" svg:y2="8.422cm"/><text:span/><draw:frame draw:name="Marco de texto 1" draw:style-name="gr26" draw:z-index="32" text:anchor-type="paragraph" svg:width="1.763cm" svg:height="1.763cm" svg:x="8.798cm" svg:y="2.279cm"><draw:text-box fo:min-height="1.763cm"><text:p text:style-name="P78"><text:span>Jiloyork</text:span><text:span/></text:p></draw:text-box></draw:frame><text:span/><draw:frame draw:name="Marco de texto 2" draw:style-name="gr27" draw:z-index="33" text:anchor-type="paragraph" svg:width="1.763cm" svg:height="1.763cm" svg:x="3.129cm" svg:y="6.121cm"><draw:text-box fo:min-height="1.763cm"><text:p text:style-name="P79"><text:span>Hidalgo</text:span><text:span/></text:p></draw:text-box></draw:frame><text:span/><draw:frame draw:name="Marco de texto 3" draw:style-name="gr28" draw:z-index="34" text:anchor-type="paragraph" svg:width="1.763cm" svg:height="1.763cm" svg:x="14.58cm" svg:y="4.925cm"><draw:text-box fo:min-height="1.763cm"><text:p text:style-name="P80"><text:span>QRO</text:span><text:span/></text:p></draw:text-box></draw:frame><text:span/><draw:frame draw:name="Marco de texto 4" draw:style-name="gr29" draw:z-index="35" text:anchor-type="paragraph" svg:width="1.763cm" svg:height="1.763cm" svg:x="17.31cm" svg:y="6.179cm"><draw:text-box fo:min-height="1.763cm"><text:p text:style-name="P81"><text:span>SLP</text:span><text:span/></text:p></draw:text-box></draw:frame><text:span/><draw:frame draw:name="Marco de texto 5" draw:style-name="gr30" draw:z-index="36" text:anchor-type="paragraph" svg:width="1.763cm" svg:height="1.763cm" svg:x="6.435cm" svg:y="9.327cm"><draw:text-box fo:min-height="1.763cm"><text:p text:style-name="P82"><text:span>Morelos</text:span><text:span/></text:p></draw:text-box></draw:frame><text:span/><draw:frame draw:name="Marco de texto 6" draw:style-name="gr31" draw:z-index="37" text:anchor-type="paragraph" svg:width="1.763cm" svg:height="1.763cm" svg:x="16.26cm" svg:y="10.9cm"><draw:text-box fo:min-height="1.763cm"><text:p text:style-name="P83"><text:span>Zacatecas</text:span><text:span/></text:p></draw:text-box></draw:frame><text:span/><draw:frame draw:name="Marco de texto 7" draw:style-name="gr32" draw:z-index="38" text:anchor-type="paragraph" svg:width="1.763cm" svg:height="1.763cm" svg:x="9.242cm" svg:y="12.84cm"><draw:text-box fo:min-height="1.763cm"><text:p text:style-name="P84"><text:span>CDMX</text:span><text:span/></text:p></draw:text-box></draw:frame><text:span/><draw:frame draw:name="Marco de texto 8" draw:style-name="gr33" draw:z-index="39" text:anchor-type="paragraph" svg:width="1.763cm" svg:height="1.763cm" svg:x="17.04cm" svg:y="16.59cm"><draw:text-box fo:min-height="1.763cm"><text:p text:style-name="P85"><text:span>GDL</text:span><text:span/></text:p></draw:text-box></draw:frame><text:span/><draw:frame draw:name="Marco de texto 9" draw:style-name="gr34" draw:z-index="40" text:anchor-type="paragraph" svg:width="2.468cm" svg:height="1.763cm" svg:x="11.28cm" svg:y="18.6cm"><draw:text-box fo:min-height="1.763cm"><text:p text:style-name="P86"><text:span>Tamaulipas</text:span><text:span/></text:p></draw:text-box></draw:frame><text:span/><draw:frame draw:name="Marco de texto 10" draw:style-name="gr35" draw:z-index="41" text:anchor-type="paragraph" svg:width="2.142cm" svg:height="1.763cm" svg:x="4.394cm" svg:y="14.39cm"><draw:text-box fo:min-height="1.763cm"><text:p text:style-name="P87"><text:span>Monterrey</text:span><text:span/></text:p></draw:text-box></draw:frame><text:span text:style-name="T257">En el primer problema se tenia como objetivo: minimizar el numero de transbordos. En el segundo se trata de minimizar la distancia por carretera. </text:span><text:span text:style-name="T258"/><text:span text:style-name="T259"/></text:p>
      <text:p text:style-name="P88"><text:span text:style-name="T260"/><text:span/><draw:custom-shape draw:name="Forma 11" draw:style-name="gr36" draw:z-index="42" text:anchor-type="paragraph" svg:width="1.763cm" svg:height="1.763cm" svg:x="7.034cm" svg:y="1.953cm"><draw:enhanced-geometry svg:viewBox="0 0 21600 21600" draw:type="circle" draw:enhanced-path="U 10800 10800 10800 10800 0 360 Z N"/></draw:custom-shape><text:span/><draw:custom-shape draw:name="Forma 12" draw:style-name="gr37" draw:z-index="43" text:anchor-type="paragraph" svg:width="1.763cm" svg:height="1.763cm" svg:x="1.367cm" svg:y="6.121cm"><draw:enhanced-geometry svg:viewBox="0 0 21600 21600" draw:type="circle" draw:enhanced-path="U 10800 10800 10800 10800 0 360 Z N"/></draw:custom-shape><text:span/><draw:custom-shape draw:name="Forma 13" draw:style-name="gr38" draw:z-index="44" text:anchor-type="paragraph" svg:width="1.763cm" svg:height="1.763cm" svg:x="12.68cm" svg:y="4.715cm"><draw:enhanced-geometry svg:viewBox="0 0 21600 21600" draw:type="circle" draw:enhanced-path="U 10800 10800 10800 10800 0 360 Z N"/></draw:custom-shape><text:span/><draw:custom-shape draw:name="Forma 14" draw:style-name="gr39" draw:z-index="45" text:anchor-type="paragraph" svg:width="1.763cm" svg:height="1.763cm" svg:x="17.2cm" svg:y="7.22cm"><draw:enhanced-geometry svg:viewBox="0 0 21600 21600" draw:type="circle" draw:enhanced-path="U 10800 10800 10800 10800 0 360 Z N"/></draw:custom-shape><text:span/><draw:custom-shape draw:name="Forma 15" draw:style-name="gr40" draw:z-index="46" text:anchor-type="paragraph" svg:width="1.763cm" svg:height="1.763cm" svg:x="16.26cm" svg:y="11.69cm"><draw:enhanced-geometry svg:viewBox="0 0 21600 21600" draw:type="circle" draw:enhanced-path="U 10800 10800 10800 10800 0 360 Z N"/></draw:custom-shape><text:span/><draw:custom-shape draw:name="Forma 16" draw:style-name="gr41" draw:z-index="47" text:anchor-type="paragraph" svg:width="1.763cm" svg:height="1.763cm" svg:x="15.28cm" svg:y="15.93cm"><draw:enhanced-geometry svg:viewBox="0 0 21600 21600" draw:type="circle" draw:enhanced-path="U 10800 10800 10800 10800 0 360 Z N"/></draw:custom-shape><text:span/><draw:custom-shape draw:name="Forma 17" draw:style-name="gr42" draw:z-index="48" text:anchor-type="paragraph" svg:width="1.763cm" svg:height="1.763cm" svg:x="4.135cm" svg:y="11.2cm"><draw:enhanced-geometry svg:viewBox="0 0 21600 21600" draw:type="circle" draw:enhanced-path="U 10800 10800 10800 10800 0 360 Z N"/></draw:custom-shape><text:span/><draw:custom-shape draw:name="Forma 18" draw:style-name="gr43" draw:z-index="49" text:anchor-type="paragraph" svg:width="1.763cm" svg:height="1.763cm" svg:x="9.073cm" svg:y="13.71cm"><draw:enhanced-geometry svg:viewBox="0 0 21600 21600" draw:type="circle" draw:enhanced-path="U 10800 10800 10800 10800 0 360 Z N"/></draw:custom-shape><text:span/><draw:custom-shape draw:name="Forma 19" draw:style-name="gr44" draw:z-index="50" text:anchor-type="paragraph" svg:width="1.763cm" svg:height="1.763cm" svg:x="9.212cm" svg:y="18.18cm"><draw:enhanced-geometry svg:viewBox="0 0 21600 21600" draw:type="circle" draw:enhanced-path="U 10800 10800 10800 10800 0 360 Z N"/></draw:custom-shape><text:span/><draw:custom-shape draw:name="Forma 20" draw:style-name="gr45" draw:z-index="51" text:anchor-type="paragraph" svg:width="1.763cm" svg:height="1.763cm" svg:x="3.217cm" svg:y="14.97cm"><draw:enhanced-geometry svg:viewBox="0 0 21600 21600" draw:type="circle" draw:enhanced-path="U 10800 10800 10800 10800 0 360 Z N"/></draw:custom-shape><text:span/><draw:frame draw:name="Marco de texto 11" draw:style-name="gr46" draw:z-index="52" text:anchor-type="paragraph" svg:width="1.763cm" svg:height="1.763cm" svg:x="8.798cm" svg:y="2.279cm"><draw:text-box fo:min-height="1.763cm"><text:p text:style-name="P89"><text:span>Jiloyork</text:span><text:span/></text:p></draw:text-box></draw:frame><text:span/><draw:frame draw:name="Marco de texto 12" draw:style-name="gr47" draw:z-index="53" text:anchor-type="paragraph" svg:width="1.763cm" svg:height="1.763cm" svg:x="3.129cm" svg:y="6.121cm"><draw:text-box fo:min-height="1.763cm"><text:p text:style-name="P90"><text:span>Hidalgo</text:span><text:span/></text:p></draw:text-box></draw:frame><text:span/><draw:frame draw:name="Marco de texto 13" draw:style-name="gr48" draw:z-index="54" text:anchor-type="paragraph" svg:width="1.763cm" svg:height="1.763cm" svg:x="14.58cm" svg:y="4.925cm"><draw:text-box fo:min-height="1.763cm"><text:p text:style-name="P91"><text:span>QRO</text:span><text:span/></text:p></draw:text-box></draw:frame><text:span/><draw:frame draw:name="Marco de texto 14" draw:style-name="gr49" draw:z-index="55" text:anchor-type="paragraph" svg:width="1.763cm" svg:height="1.763cm" svg:x="17.31cm" svg:y="6.179cm"><draw:text-box fo:min-height="1.763cm"><text:p text:style-name="P92"><text:span>SLP</text:span><text:span/></text:p></draw:text-box></draw:frame><text:span/><draw:frame draw:name="Marco de texto 15" draw:style-name="gr50" draw:z-index="56" text:anchor-type="paragraph" svg:width="1.763cm" svg:height="1.763cm" svg:x="4.673cm" svg:y="10.78cm"><draw:text-box fo:min-height="1.763cm"><text:p text:style-name="P93"><text:span>Morelos</text:span><text:span/></text:p></draw:text-box></draw:frame><text:span/><draw:frame draw:name="Marco de texto 16" draw:style-name="gr51" draw:z-index="57" text:anchor-type="paragraph" svg:width="1.763cm" svg:height="1.763cm" svg:x="16.26cm" svg:y="10.9cm"><draw:text-box fo:min-height="1.763cm"><text:p text:style-name="P94"><text:span>Zacatecas</text:span><text:span/></text:p></draw:text-box></draw:frame><text:span/><draw:frame draw:name="Marco de texto 17" draw:style-name="gr52" draw:z-index="58" text:anchor-type="paragraph" svg:width="1.763cm" svg:height="1.763cm" svg:x="9.242cm" svg:y="12.84cm"><draw:text-box fo:min-height="1.763cm"><text:p text:style-name="P95"><text:span>CDMX</text:span><text:span/></text:p></draw:text-box></draw:frame><text:span/><draw:frame draw:name="Marco de texto 18" draw:style-name="gr53" draw:z-index="59" text:anchor-type="paragraph" svg:width="1.763cm" svg:height="1.763cm" svg:x="17.04cm" svg:y="16.59cm"><draw:text-box fo:min-height="1.763cm"><text:p text:style-name="P96"><text:span>GDL</text:span><text:span/></text:p></draw:text-box></draw:frame><text:span/><draw:frame draw:name="Marco de texto 19" draw:style-name="gr54" draw:z-index="60" text:anchor-type="paragraph" svg:width="2.468cm" svg:height="1.763cm" svg:x="11.28cm" svg:y="18.6cm"><draw:text-box fo:min-height="1.763cm"><text:p text:style-name="P97"><text:span>Tamaulipas</text:span><text:span/></text:p></draw:text-box></draw:frame><text:span/><draw:frame draw:name="Marco de texto 20" draw:style-name="gr55" draw:z-index="61" text:anchor-type="paragraph" svg:width="2.142cm" svg:height="1.763cm" svg:x="3.341cm" svg:y="14.55cm"><draw:text-box fo:min-height="1.763cm"><text:p text:style-name="P98"><text:span>Monterrey</text:span><text:span/></text:p></draw:text-box></draw:frame><text:span/><draw:line draw:name="Horizontal line 1" draw:style-name="gr56" draw:z-index="62" text:anchor-type="paragraph" svg:x1="8.798cm" svg:x2="12.68cm" svg:y1="3.092cm" svg:y2="5.059cm"/><text:span/><draw:line draw:name="Horizontal line 2" draw:style-name="gr57" draw:z-index="63" text:anchor-type="paragraph" svg:x1="14.33cm" svg:x2="17.31cm" svg:y1="5.995cm" svg:y2="7.494cm"/><text:span/><draw:line draw:name="Horizontal line 3" draw:style-name="gr58" draw:z-index="64" text:anchor-type="paragraph" svg:x1="17.4cm" svg:x2="17.99cm" svg:y1="11.69cm" svg:y2="8.983cm"/><text:span/><draw:line draw:name="Horizontal line 4" draw:style-name="gr59" draw:z-index="65" text:anchor-type="paragraph" svg:x1="16.39cm" svg:x2="17.12cm" svg:y1="15.93cm" svg:y2="13.46cm"/><text:span/><draw:line draw:name="Horizontal line 5" draw:style-name="gr60" draw:z-index="66" text:anchor-type="paragraph" svg:x1="10.97cm" svg:x2="15.28cm" svg:y1="18.68cm" svg:y2="17.18cm"/><text:span/><draw:line draw:name="Horizontal line 6" draw:style-name="gr61" draw:z-index="67" text:anchor-type="paragraph" svg:x1="10.14cm" svg:x2="10.21cm" svg:y1="18.18cm" svg:y2="15.47cm"/><text:span/><draw:line draw:name="Horizontal line 7" draw:style-name="gr62" draw:z-index="68" text:anchor-type="paragraph" svg:x1="10.63cm" svg:x2="17.2cm" svg:y1="14.04cm" svg:y2="8.52cm"/><text:span/><draw:line draw:name="Horizontal line 8" draw:style-name="gr63" draw:z-index="69" text:anchor-type="paragraph" svg:x1="10.28cm" svg:x2="13.28cm" svg:y1="13.71cm" svg:y2="6.477cm"/><text:span/><draw:line draw:name="Horizontal line 9" draw:style-name="gr64" draw:z-index="70" text:anchor-type="paragraph" svg:x1="9.486cm" svg:x2="8.152cm" svg:y1="13.71cm" svg:y2="3.715cm"/><text:span/><draw:line draw:name="Horizontal line 10" draw:style-name="gr65" draw:z-index="71" text:anchor-type="paragraph" svg:x1="4.672cm" svg:x2="2.531cm" svg:y1="11.38cm" svg:y2="7.883cm"/><text:span/><draw:line draw:name="Line 1" draw:style-name="gr66" draw:z-index="72" text:anchor-type="paragraph" svg:x1="9.345cm" svg:x2="5.763cm" svg:y1="13.9cm" svg:y2="12.54cm"/><text:span/><draw:line draw:name="Horizontal line 11" draw:style-name="gr67" draw:z-index="73" text:anchor-type="paragraph" svg:x1="13.84cm" svg:x2="16.39cm" svg:y1="6.477cm" svg:y2="12.09cm"/><text:span/><draw:line draw:name="Line 2" draw:style-name="gr68" draw:z-index="74" text:anchor-type="paragraph" svg:x1="9.51cm" svg:x2="2.812cm" svg:y1="13.81cm" svg:y2="7.581cm"/><text:span/><draw:line draw:name="Horizontal line 12" draw:style-name="gr69" draw:z-index="75" text:anchor-type="paragraph" svg:x1="10.69cm" svg:x2="16.26cm" svg:y1="14.6cm" svg:y2="12.66cm"/><text:span/><draw:frame draw:name="Text Frame 1" draw:style-name="gr70" draw:z-index="76" text:anchor-type="paragraph" svg:width="1.759cm" svg:height="0.9762cm" svg:x="10.56cm" svg:y="3.325cm"><draw:text-box fo:min-height="0.9762cm"><text:p text:style-name="P99"><text:span>394</text:span><text:span/></text:p><text:p text:style-name="P100"><text:span/><text:span/></text:p></draw:text-box></draw:frame><text:span/><draw:frame draw:name="Text Frame 2" draw:style-name="gr71" draw:z-index="77" text:anchor-type="paragraph" svg:width="1.452cm" svg:height="0.7011cm" svg:x="15.62cm" svg:y="5.995cm"><draw:text-box fo:min-height="0.7011cm"><text:p text:style-name="P101"><text:span>296</text:span><text:span/></text:p></draw:text-box></draw:frame><text:span/><draw:frame draw:name="Text Frame 3" draw:style-name="gr72" draw:z-index="78" text:anchor-type="paragraph" svg:width="1.265cm" svg:height="0.8441cm" svg:x="18.1cm" svg:y="9.999cm"><draw:text-box fo:min-height="0.8441cm"><text:p text:style-name="P102"><text:span>346</text:span><text:span/></text:p></draw:text-box></draw:frame><text:span/><draw:frame draw:name="Text Frame 4" draw:style-name="gr73" draw:z-index="79" text:anchor-type="paragraph" svg:width="1.616cm" svg:height="1.031cm" svg:x="17.31cm" svg:y="14.27cm"><draw:text-box fo:min-height="1.031cm"><text:p text:style-name="P103"><text:span>491</text:span><text:span/></text:p></draw:text-box></draw:frame><text:span/><draw:frame draw:name="Text Frame 5" draw:style-name="gr74" draw:z-index="80" text:anchor-type="paragraph" svg:width="1.5cm" svg:height="0.9371cm" svg:x="13.78cm" svg:y="18.04cm"><draw:text-box fo:min-height="0.9371cm"><text:p text:style-name="P104"><text:span>125</text:span><text:span/></text:p></draw:text-box></draw:frame><text:span/><draw:frame draw:name="Text Frame 6" draw:style-name="gr75" draw:z-index="81" text:anchor-type="paragraph" svg:width="1.43cm" svg:height="0.773cm" svg:x="10.44cm" svg:y="16.15cm"><draw:text-box fo:min-height="0.773cm"><text:p text:style-name="P105"><text:span>513</text:span><text:span/></text:p></draw:text-box></draw:frame><text:span/><draw:frame draw:name="Text Frame 7" draw:style-name="gr76" draw:z-index="82" text:anchor-type="paragraph" svg:width="1.43cm" svg:height="0.6091cm" svg:x="13.44cm" svg:y="13.62cm"><draw:text-box fo:min-height="0.6091cm"><text:p text:style-name="P106"><text:span>355</text:span><text:span/></text:p></draw:text-box></draw:frame><text:span/><draw:frame draw:name="Text Frame 8" draw:style-name="gr77" draw:z-index="83" text:anchor-type="paragraph" svg:width="1.687cm" svg:height="0.7051cm" svg:x="12.44cm" svg:y="11.39cm"><draw:text-box fo:min-height="0.7051cm"><text:p text:style-name="P107"><text:span>603</text:span><text:span/></text:p></draw:text-box></draw:frame><text:span/><draw:frame draw:name="Text Frame 9" draw:style-name="gr78" draw:z-index="84" text:anchor-type="paragraph" svg:width="1.616cm" svg:height="1.008cm" svg:x="11.52cm" svg:y="8.041cm"><draw:text-box fo:min-height="1.008cm"><text:p text:style-name="P108"><text:span>313</text:span><text:span/></text:p></draw:text-box></draw:frame><text:span/><draw:frame draw:name="Text Frame 10" draw:style-name="gr79" draw:z-index="85" text:anchor-type="paragraph" svg:width="1.475cm" svg:height="0.856cm" svg:x="14.92cm" svg:y="8.52cm"><draw:text-box fo:min-height="0.856cm"><text:p text:style-name="P109"><text:span>309</text:span><text:span/></text:p></draw:text-box></draw:frame><text:span/><draw:line draw:name="Horizontal line 13" draw:style-name="gr80" draw:z-index="86" text:anchor-type="paragraph" svg:x1="4.717cm" svg:x2="9.073cm" svg:y1="15.53cm" svg:y2="14.81cm"/><text:span/><draw:frame draw:name="Text Frame 11" draw:style-name="gr81" draw:z-index="87" text:anchor-type="paragraph" svg:width="1.639cm" svg:height="0.9371cm" svg:x="7.682cm" svg:y="5.722cm"><draw:text-box fo:min-height="0.9371cm"><text:p text:style-name="P110"><text:span>437</text:span><text:span/></text:p></draw:text-box></draw:frame><text:span/><draw:frame draw:name="Text Frame 12" draw:style-name="gr82" draw:z-index="88" text:anchor-type="paragraph" svg:width="1.733cm" svg:height="0.9371cm" svg:x="4.778cm" svg:y="8.617cm"><draw:text-box fo:min-height="0.9371cm"><text:p text:style-name="P111"><text:span text:style-name="T261">599</text:span><text:span/></text:p></draw:text-box></draw:frame><text:span/><draw:frame draw:name="Text Frame 13" draw:style-name="gr83" draw:z-index="89" text:anchor-type="paragraph" svg:width="1.968cm" svg:height="0.8921cm" svg:x="2.812cm" svg:y="9.367cm"><draw:text-box fo:min-height="0.8921cm"><text:p text:style-name="P112"><text:span>390</text:span><text:span/></text:p></draw:text-box></draw:frame><text:span/><draw:frame draw:name="Text Frame 14" draw:style-name="gr84" draw:z-index="90" text:anchor-type="paragraph" svg:width="1.288cm" svg:height="0.9139cm" svg:x="6.558cm" svg:y="12.33cm"><draw:text-box fo:min-height="0.9139cm"><text:p text:style-name="P113"><text:span>203</text:span><text:span/></text:p></draw:text-box></draw:frame><text:span/><draw:frame draw:name="Text Frame 15" draw:style-name="gr85" draw:z-index="91" text:anchor-type="paragraph" svg:width="1.405cm" svg:height="0.6091cm" svg:x="6.817cm" svg:y="14.44cm"><draw:text-box fo:min-height="0.6091cm"><text:p text:style-name="P114"><text:span>514</text:span><text:span/></text:p></draw:text-box></draw:frame><text:span text:style-name="T262">Supongase que se desea ir de Tamaulipas a Hidalgo según el criterio es el de relizar el numero mínimo de transbordos si se quisiera viajar de Tamaulipas a Hidalgo, pero en esta ocasión por carretera el objetivo es el de minimizar las distancias recorridas</text:span><text:span text:style-name="T263"/><text:span text:style-name="T264"/></text:p>
      <text:p text:style-name="P115"><text:span text:style-name="T265">Supongamos que ahora se quiere ir de la ciudad de Tamaulipas a Hidalgo estas serian las posibles opciones:</text:span><text:span text:style-name="T266"/><text:span text:style-name="T267"/></text:p>
      <text:p text:style-name="P116"><text:span text:style-name="T268"/><text:span text:style-name="T269"/><text:span text:style-name="T270"/></text:p>
      <text:p text:style-name="P117"><text:span text:style-name="T271">TAMAULIPAS &gt; CDMX &gt; HIDALGO (</text:span><text:span text:style-name="T272">1,112 km</text:span><text:span text:style-name="T273">)</text:span><text:span text:style-name="T274"/><text:span text:style-name="T275"/></text:p>
      <text:p text:style-name="P118"><text:span text:style-name="T276">TAMAULIPAS &gt; CDMX &gt; MORELOS &gt; HIDALGO (1,106 km)</text:span><text:span text:style-name="T277"/><text:span text:style-name="T278"/></text:p>
      <text:p text:style-name="P119"><text:span text:style-name="T279"/><text:span text:style-name="T280"/><text:span text:style-name="T281"/></text:p>
      <text:p text:style-name="P120"><text:span text:style-name="T282">¿Cual es el me</text:span><text:span text:style-name="T283">jor recorrido? Se ha definido un criterio que indica que tan bueno y eficiente es un recorrido. En este caso se ha seleccionado la suma total de kilómetros, que arroja el mejor recorrido, el cual nos permite llegar al destino cubriendo una menor distancia.</text:span><text:span text:style-name="T284"/><text:span text:style-name="T285"/></text:p>
      <text:p text:style-name="P121"><text:span text:style-name="T286">A simple vista los problemas que se han planteado , se puede intuir que hay 3 conce</text:span><text:span text:style-name="T287">ptos importantes que definen un problema. Por un lado se ha visto que se necesita crear un modelo simplificado que represente el problema real. Por ejemplo: reduciendo el enunciado del problema donde Eduardo y sus paletas a simples operaciones matemáticas.</text:span><text:span text:style-name="T288"/><text:span text:style-name="T289"/></text:p>
      <text:p text:style-name="P122"><text:span text:style-name="T290"/><text:span text:style-name="T291"/><text:span text:style-name="T292"/></text:p>
      <text:p text:style-name="P123"><text:span text:style-name="T293">También se ha llegado a la conclusión de que hay que tener muy claro el objetivo que se busca es decir ¿Cuando se da por resuelto el problema?, ¿Cuáles son las soluciones validas?</text:span><text:span text:style-name="T294"/><text:span text:style-name="T295"/></text:p>
      <text:p text:style-name="P124"><text:span text:style-name="T296">En los ejemplos del viaje de avión o por carretera ¿Cuales eran los objetivos? Por ejemplo encontrar las conexiones con el numero de trasbordo<text:s text:c="2"/>y el segundo, encontrar el recorrido con menor numero de km.</text:span><text:span text:style-name="T297"/><text:span text:style-name="T298"/></text:p>
      <text:p text:style-name="P125"><text:span text:style-name="T299"/><text:span text:style-name="T300"/><text:span text:style-name="T301"/></text:p>
      <text:p text:style-name="P126"><text:span text:style-name="T302"/><text:span/><draw:frame draw:name="Shape 1" draw:style-name="gr86" draw:z-index="92" text:anchor-type="paragraph" svg:width="4.239cm" svg:height="1.851cm" svg:x="5.9cm" svg:y="3.821cm"><draw:text-box fo:min-height="1.851cm"><text:p text:style-name="P127"><text:span>PROBLEMA</text:span><text:span/></text:p></draw:text-box></draw:frame><text:span/><draw:frame draw:name="Shape 2" draw:style-name="gr87" draw:z-index="93" text:anchor-type="paragraph" svg:width="4.59cm" svg:height="1.968cm" svg:x="5.761cm" svg:y="7.894cm"><draw:text-box fo:min-height="1.968cm"><text:p text:style-name="P128"><text:span>OBJETIVO</text:span><text:span/></text:p></draw:text-box></draw:frame><text:span/><draw:frame draw:name="Shape 3" draw:style-name="gr88" draw:z-index="94" text:anchor-type="paragraph" svg:width="4.333cm" svg:height="1.99cm" svg:x="-0.3251cm" svg:y="7.964cm"><draw:text-box fo:min-height="1.99cm"><text:p text:style-name="P129"><text:span>MODELO</text:span><text:span/></text:p></draw:text-box></draw:frame><text:span/><draw:frame draw:name="Shape 4" draw:style-name="gr89" draw:z-index="95" text:anchor-type="paragraph" svg:width="5.342cm" svg:height="2.061cm" svg:x="11.43cm" svg:y="7.872cm"><draw:text-box fo:min-height="2.061cm"><text:p text:style-name="P130"><text:span>FUNCION DE EVALUACION</text:span><text:span/></text:p></draw:text-box></draw:frame><text:span/><draw:custom-shape draw:name="Shape 5" draw:style-name="gr90" draw:z-index="96" text:anchor-type="paragraph" svg:width="0.8121cm" svg:height="1.763cm" svg:x="7.431cm" svg:y="5.976cm"><draw:enhanced-geometry svg:viewBox="0 0 21600 21600" draw:type="ooxml-downArrow" draw:text-areas="?f0 0 ?f2 ?f5" draw:modifiers="50000 50000 "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y-maximum="10800" draw:handle-range-y-minimum="0" draw:handle-range-x-maximum="21600" draw:handle-range-x-minimum="0"/></draw:enhanced-geometry></draw:custom-shape><text:span/><draw:custom-shape draw:name="Shape 6" draw:style-name="gr91" draw:z-index="97" text:anchor-type="paragraph" svg:width="0.8601cm" svg:height="1.724cm" svg:x="1.882cm" svg:y="5.72cm"><draw:enhanced-geometry svg:viewBox="0 0 21600 21600" draw:type="ooxml-downArrow" draw:text-areas="?f0 0 ?f2 ?f5" draw:modifiers="50000 50000 "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y-maximum="10800" draw:handle-range-y-minimum="0" draw:handle-range-x-maximum="21600" draw:handle-range-x-minimum="0"/></draw:enhanced-geometry></draw:custom-shape><text:span/><draw:custom-shape draw:name="Shape 7" draw:style-name="gr92" draw:z-index="98" text:anchor-type="paragraph" svg:width="0.743cm" svg:height="1.763cm" svg:x="12.21cm" svg:y="5.914cm"><draw:enhanced-geometry svg:viewBox="0 0 21600 21600" draw:type="ooxml-downArrow" draw:text-areas="?f0 0 ?f2 ?f5" draw:modifiers="50000 50000 "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y-maximum="10800" draw:handle-range-y-minimum="0" draw:handle-range-x-maximum="21600" draw:handle-range-x-minimum="0"/></draw:enhanced-geometry></draw:custom-shape><text:span text:style-name="T303">Finalmente se ha tenido que definir un criterio que valore como buena cada una de las soluciones del problema para poder compararla con las demás y quedarse con la mejor solucion. En el caso de los</text:span><text:span text:style-name="T304"> viajes de avion, se ha tomado el criterio<text:s text:c="2"/>del numero de aereopuertos visitados. El problema de los viajes por carretera, el criterio la suma total de km. Este criterio da informacion de la calidad de la solucion a lo que a partir de ahora se le llamara<text:s text:c="2"/></text:span><text:span text:style-name="T305">Función de Evaluación</text:span><text:span text:style-name="T306"/><text:span text:style-name="T307"/></text:p>
      <text:p text:style-name="P131"><text:span text:style-name="T308"/><text:span text:style-name="T309"/><text:span text:style-name="T310"/></text:p>
      <text:p text:style-name="P132"><text:span text:style-name="T311"/><text:span text:style-name="T312"/><text:span text:style-name="T313"/></text:p>
      <text:p text:style-name="P133"><text:span text:style-name="T314"/><text:span text:style-name="T315"/><text:span text:style-name="T316"/></text:p>
      <text:p text:style-name="P134"><text:span text:style-name="T317"/><text:span text:style-name="T318"/><text:span text:style-name="T319"/></text:p>
      <text:p text:style-name="P135"><text:span text:style-name="T320"/><text:span text:style-name="T321"/><text:span text:style-name="T322"/></text:p>
      <text:p text:style-name="P136"><text:span text:style-name="T323"/><text:span text:style-name="T324"/><text:span text:style-name="T325"/></text:p>
      <text:p text:style-name="P137"><text:span text:style-name="T326"/><text:span text:style-name="T327"/><text:span text:style-name="T328"/></text:p>
      <text:p text:style-name="P138"><text:span text:style-name="T329"/><text:span text:style-name="T330"/><text:span text:style-name="T331"/></text:p>
      <text:p text:style-name="P139"><text:span text:style-name="T332"/><text:span text:style-name="T333"/><text:span text:style-name="T334"/></text:p>
      <text:p text:style-name="P140"><text:span text:style-name="T335"/><text:span text:style-name="T336"/><text:span text:style-name="T337"/></text:p>
      <text:p text:style-name="P141"><text:span text:style-name="T338"/><text:span text:style-name="T339"/><text:span text:style-name="T340"/></text:p>
      <text:p text:style-name="P142"><text:span text:style-name="T341"/><text:span text:style-name="T342"/><text:span text:style-name="T343"/></text:p>
      <text:p text:style-name="P143"><text:span text:style-name="T344"/><text:span text:style-name="T345"/><text:span text:style-name="T346"/></text:p>
      <text:p text:style-name="P144"><text:span text:style-name="T347"/><text:span text:style-name="T348"/><text:span text:style-name="T349"/></text:p>
      <text:p text:style-name="P145"><text:span text:style-name="T350"/><text:span text:style-name="T351"/><text:span text:style-name="T352"/></text:p>
      <text:p text:style-name="P146"><text:span text:style-name="T353"/><text:span text:style-name="T354"/><text:span text:style-name="T355"/></text:p>
      <text:p text:style-name="P147"><text:span text:style-name="T356">ALGUNOS TIPOS DE SOLUCIÓN</text:span><text:span text:style-name="T357"/><text:span text:style-name="T358"/></text:p>
      <text:p text:style-name="P148"><text:span text:style-name="T359"/><text:span text:style-name="T360"/><text:span text:style-name="T361"/></text:p>
      <text:p text:style-name="P149"><text:span text:style-name="T362">Antes de empezar a plantear solución a un problem</text:span><text:span text:style-name="T363">a, se ha visto en el apartado anterior, que necesario conceptual izarlo, eliminar información redundante y utilizar estructuras conocidas, como lo son las operaciones matemáticas para lograr moldearlo. El modelo es util para simplificación del modelo real.</text:span><text:span text:style-name="T364"/><text:span text:style-name="T365"/></text:p>
      <text:p text:style-name="P150"><text:span text:style-name="T366">Hay que tener muy claro que para construir el<text:s text:c="2"/>modelo se tiene que considerar conseguir la propia solución del problema real.</text:span><text:span text:style-name="T367"/><text:span text:style-name="T368"/></text:p>
      <text:p text:style-name="P151"><text:span text:style-name="T369"/><text:span text:style-name="T370"/><text:span text:style-name="T371"/></text:p>
      <text:p text:style-name="P152"><text:span text:style-name="T372">Cuando se conceptual-iza el problema, se necesita una forma de representar la información de la que se dispone, cuando finalmente se dispone, cuando finalmente se haga la implementación en el orden, </text:span><text:span text:style-name="T373">este modelo tendrá que ser traducido a estructura de datos de operaciones que el ordenador sea capaz de manejar </text:span><text:span text:style-name="T374"/><text:span text:style-name="T375"/></text:p>
      <text:p text:style-name="P153"><text:span text:style-name="T376"/><text:span text:style-name="T377"/><text:span text:style-name="T378"/></text:p>
      <text:p text:style-name="P154"><text:span text:style-name="T379">EL PROBLEMA DEL VIAJANTE DE COMERCIO </text:span><text:span text:style-name="T380"/><text:span text:style-name="T381"/></text:p>
      <text:p text:style-name="P155"><text:span text:style-name="T382">El problema que se va a tratar es bastante conocido dentro de la IA y es conocido como “El problema del Viajante de Comercio” o también por sus siglas en ingles </text:span><text:span text:style-name="T383">TSP (Travelling Salesman Problem). </text:span><text:span text:style-name="T384"> La formulación del problema es sencilla: sean N ciudades, todas conectadas por carretera entre si, cuya distanci</text:span><text:span text:style-name="T385">a entre ellas es conocida. El objetivo es encontrar una ruta que, empezando por la ciudad y acabando en la misma , pase exactamente una vez por cada una de las ciudades (Excepto por la primera, que será visitada 2 veces ) y minimiza la distancia recorrida.</text:span><text:span text:style-name="T386"/><text:span text:style-name="T387"/></text:p>
      <text:p text:style-name="P156"><text:span text:style-name="T388"/><text:span text:style-name="T389"/><text:span text:style-name="T390"/></text:p>
      <text:p text:style-name="P157"><text:span text:style-name="T391">Taras este simple enunciado se esconde un problema tremendamente divertido tanto que incluso los ordenadores más </text:span><text:span text:style-name="T392">potentes que existen hoy en día no son capaces de resolverlo. Incluso para un numero de ciudades moderado. Aun así, se puede conseguir aproximaciones muy buenas utilizando diferentes técnicas de IA algunas de ellas serán estudiadas en los siguientes temas.</text:span><text:span text:style-name="T393"/><text:span text:style-name="T394"/></text:p>
      <text:p text:style-name="P158"><text:span text:style-name="T395"/><text:span text:style-name="T396"/><text:span text:style-name="T397"/></text:p>
      <text:p text:style-name="P159"><text:span text:style-name="T398"/><text:span/><draw:custom-shape draw:name="Shape 8" draw:style-name="gr93" draw:z-index="99" text:anchor-type="paragraph" svg:width="1.763cm" svg:height="1.763cm" svg:x="2.679cm" svg:y="4.212cm"><text:p text:style-name="P160"><text:span>C</text:span><text:span/></text:p><draw:enhanced-geometry svg:viewBox="0 0 21600 21600" draw:type="circle" draw:enhanced-path="U 10800 10800 10800 10800 0 360 Z N"/></draw:custom-shape><text:span/><draw:custom-shape draw:name="Shape 9" draw:style-name="gr94" draw:z-index="100" text:anchor-type="paragraph" svg:width="1.763cm" svg:height="1.763cm" svg:x="-0.7869cm" svg:y="6.765cm"><text:p text:style-name="P161"><text:span>A</text:span><text:span/></text:p><draw:enhanced-geometry svg:viewBox="0 0 21600 21600" draw:type="circle" draw:enhanced-path="U 10800 10800 10800 10800 0 360 Z N"/></draw:custom-shape><text:span/><draw:custom-shape draw:name="Shape 10" draw:style-name="gr95" draw:z-index="101" text:anchor-type="paragraph" svg:width="1.763cm" svg:height="1.763cm" svg:x="6.168cm" svg:y="6.765cm"><text:p text:style-name="P162"><text:span>B</text:span><text:span/></text:p><draw:enhanced-geometry svg:viewBox="0 0 21600 21600" draw:type="circle" draw:enhanced-path="U 10800 10800 10800 10800 0 360 Z N"/></draw:custom-shape><text:span/><draw:custom-shape draw:name="Shape 11" draw:style-name="gr96" draw:z-index="102" text:anchor-type="paragraph" svg:width="1.763cm" svg:height="1.763cm" svg:x="0.9cm" svg:y="10.7cm"><text:p text:style-name="P163"><text:span>E</text:span><text:span/></text:p><draw:enhanced-geometry svg:viewBox="0 0 21600 21600" draw:type="circle" draw:enhanced-path="U 10800 10800 10800 10800 0 360 Z N"/></draw:custom-shape><text:span/><draw:custom-shape draw:name="Shape 12" draw:style-name="gr97" draw:z-index="103" text:anchor-type="paragraph" svg:width="1.763cm" svg:height="1.763cm" svg:x="4.411cm" svg:y="10.81cm"><text:p text:style-name="P164"><text:span>D</text:span><text:span/></text:p><draw:enhanced-geometry svg:viewBox="0 0 21600 21600" draw:type="circle" draw:enhanced-path="U 10800 10800 10800 10800 0 360 Z N"/></draw:custom-shape><text:span/><draw:custom-shape draw:name="Shape 13" draw:style-name="gr98" draw:z-index="104" text:anchor-type="paragraph" svg:width="1.763cm" svg:height="1.902cm" svg:x="10.27cm" svg:y="6.087cm"><text:p text:style-name="P165"><text:span>A</text:span><text:span/></text:p><draw:enhanced-geometry svg:viewBox="0 0 21600 21600" draw:type="circle" draw:enhanced-path="U 10800 10800 10800 10800 0 360 Z N"/></draw:custom-shape><text:span/><draw:custom-shape draw:name="Shape 14" draw:style-name="gr99" draw:z-index="105" text:anchor-type="paragraph" svg:width="1.763cm" svg:height="1.763cm" svg:x="14.27cm" svg:y="4.142cm"><text:p text:style-name="P166"><text:span>B</text:span><text:span/></text:p><draw:enhanced-geometry svg:viewBox="0 0 21600 21600" draw:type="circle" draw:enhanced-path="U 10800 10800 10800 10800 0 360 Z N"/></draw:custom-shape><text:span/><draw:custom-shape draw:name="Shape 15" draw:style-name="gr100" draw:z-index="106" text:anchor-type="paragraph" svg:width="1.763cm" svg:height="1.763cm" svg:x="11.74cm" svg:y="9.762cm"><text:p text:style-name="P167"><text:span>E</text:span><text:span/></text:p><draw:enhanced-geometry svg:viewBox="0 0 21600 21600" draw:type="circle" draw:enhanced-path="U 10800 10800 10800 10800 0 360 Z N"/></draw:custom-shape><text:span/><draw:custom-shape draw:name="Shape 16" draw:style-name="gr101" draw:z-index="107" text:anchor-type="paragraph" svg:width="1.763cm" svg:height="1.763cm" svg:x="15.98cm" svg:y="11.47cm"><text:p text:style-name="P168"><text:span>D</text:span><text:span/></text:p><draw:enhanced-geometry svg:viewBox="0 0 21600 21600" draw:type="circle" draw:enhanced-path="U 10800 10800 10800 10800 0 360 Z N"/></draw:custom-shape><text:span/><draw:custom-shape draw:name="Shape 17" draw:style-name="gr102" draw:z-index="108" text:anchor-type="paragraph" svg:width="1.763cm" svg:height="1.763cm" svg:x="17.27cm" svg:y="7.561cm"><text:p text:style-name="P169"><text:span>C</text:span><text:span/></text:p><draw:enhanced-geometry svg:viewBox="0 0 21600 21600" draw:type="circle" draw:enhanced-path="U 10800 10800 10800 10800 0 360 Z N"/></draw:custom-shape><text:span/><draw:line draw:name="Horizontal line 14" draw:style-name="gr103" draw:z-index="109" text:anchor-type="paragraph" svg:x1="0.7511cm" svg:x2="2.811cm" svg:y1="6.967cm" svg:y2="5.586cm"/><text:span/><draw:line draw:name="Horizontal line 15" draw:style-name="gr104" draw:z-index="110" text:anchor-type="paragraph" svg:x1="4.311cm" svg:x2="6.347cm" svg:y1="5.516cm" svg:y2="6.992cm"/><text:span/><draw:line draw:name="Horizontal line 16" draw:style-name="gr105" draw:z-index="111" text:anchor-type="paragraph" svg:x1="2.39cm" svg:x2="6.301cm" svg:y1="10.95cm" svg:y2="8.139cm"/><text:span/><draw:line draw:name="Line 3" draw:style-name="gr106" draw:z-index="112" text:anchor-type="paragraph" svg:x1="5.715cm" svg:x2="6.886cm" svg:y1="10.92cm" svg:y2="8.528cm"/><text:span/><draw:line draw:name="Horizontal line 17" draw:style-name="gr107" draw:z-index="113" text:anchor-type="paragraph" svg:x1="2.662cm" svg:x2="4.424cm" svg:y1="11.81cm" svg:y2="11.85cm"/><text:span/><draw:line draw:name="Horizontal line 18" draw:style-name="gr108" draw:z-index="114" text:anchor-type="paragraph" svg:x1="0.04902cm" svg:x2="1.079cm" svg:y1="8.528cm" svg:y2="10.95cm"/><text:span/><draw:line draw:name="Horizontal line 19" draw:style-name="gr109" draw:z-index="115" text:anchor-type="paragraph" svg:x1="0.681cm" svg:x2="4.544cm" svg:y1="8.208cm" svg:y2="11.25cm"/><text:span/><draw:line draw:name="Horizontal line 20" draw:style-name="gr110" draw:z-index="116" text:anchor-type="paragraph" svg:x1="1.852cm" svg:x2="3.21cm" svg:y1="10.7cm" svg:y2="5.974cm"/><text:span/><draw:line draw:name="Horizontal line 21" draw:style-name="gr111" draw:z-index="117" text:anchor-type="paragraph" svg:x1="0.9752cm" svg:x2="6.168cm" svg:y1="7.625cm" svg:y2="7.553cm"/><text:span/><draw:line draw:name="Horizontal line 22" draw:style-name="gr112" draw:z-index="118" text:anchor-type="paragraph" svg:x1="3.796cm" svg:x2="5.084cm" svg:y1="5.974cm" svg:y2="10.81cm"/><text:span/><draw:frame draw:name="Text Frame 16" draw:style-name="gr113" draw:z-index="119" text:anchor-type="paragraph" svg:width="1.031cm" svg:height="0.7501cm" svg:x="5.129cm" svg:y="5.773cm"><draw:text-box fo:min-height="0.7501cm"><text:p text:style-name="P170"><text:span>13</text:span><text:span/></text:p></draw:text-box></draw:frame><text:span/><draw:frame draw:name="Text Frame 17" draw:style-name="gr114" draw:z-index="120" text:anchor-type="paragraph" svg:width="1.101cm" svg:height="0.7981cm" svg:x="6.301cm" svg:y="9.566cm"><draw:text-box fo:min-height="0.7981cm"><text:p text:style-name="P171"><text:span>15</text:span><text:span/></text:p></draw:text-box></draw:frame><text:span/><draw:frame draw:name="Text Frame 18" draw:style-name="gr115" draw:z-index="121" text:anchor-type="paragraph" svg:width="1.546cm" svg:height="1.056cm" svg:x="3.046cm" svg:y="11.81cm"><draw:text-box fo:min-height="1.056cm"><text:p text:style-name="P172"><text:span>32</text:span><text:span/></text:p></draw:text-box></draw:frame><text:span/><draw:frame draw:name="Text Frame 19" draw:style-name="gr116" draw:z-index="122" text:anchor-type="paragraph" svg:width="0.7961cm" svg:height="0.7501cm" svg:x="0.4229cm" svg:y="9.238cm"><draw:text-box fo:min-height="0.7501cm"><text:p text:style-name="P173"><text:span text:style-name="T399">23</text:span><text:span/></text:p></draw:text-box></draw:frame><text:span/><draw:frame draw:name="Text Frame 20" draw:style-name="gr117" draw:z-index="123" text:anchor-type="paragraph" svg:width="0.7191cm" svg:height="0.65cm" svg:x="2.492cm" svg:y="10.17cm"><draw:text-box fo:min-height="0.65cm"><text:p text:style-name="P174"><text:span text:style-name="T400">45</text:span><text:span/></text:p></draw:text-box></draw:frame><text:span/><draw:frame draw:name="Text Frame 21" draw:style-name="gr118" draw:z-index="124" text:anchor-type="paragraph" svg:width="0.7031cm" svg:height="0.726cm" svg:x="1.15cm" svg:y="5.773cm"><draw:text-box fo:min-height="0.726cm"><text:p text:style-name="P175"><text:span>52</text:span><text:span/></text:p></draw:text-box></draw:frame><text:span/><draw:frame draw:name="Text Frame 22" draw:style-name="gr119" draw:z-index="125" text:anchor-type="paragraph" svg:width="0.773cm" svg:height="0.6571cm" svg:x="3.21cm" svg:y="6.898cm"><draw:text-box fo:min-height="0.6571cm"><text:p text:style-name="P176"><text:span text:style-name="T401">25</text:span><text:span/></text:p></draw:text-box></draw:frame><text:span/><draw:frame draw:name="Text Frame 23" draw:style-name="gr120" draw:z-index="126" text:anchor-type="paragraph" svg:width="0.867cm" svg:height="0.632cm" svg:x="4.498cm" svg:y="7.904cm"><draw:text-box fo:min-height="0.632cm"><text:p text:style-name="P177"><text:span text:style-name="T402">15</text:span><text:span/></text:p></draw:text-box></draw:frame><text:span/><draw:frame draw:name="Text Frame 24" draw:style-name="gr121" draw:z-index="127" text:anchor-type="paragraph" svg:width="1.054cm" svg:height="0.6411cm" svg:x="3.796cm" svg:y="10.31cm"><draw:text-box fo:min-height="0.6411cm"><text:p text:style-name="P178"><text:span>65</text:span><text:span/></text:p></draw:text-box></draw:frame><text:span/><draw:frame draw:name="Text Frame 25" draw:style-name="gr122" draw:z-index="128" text:anchor-type="paragraph" svg:width="0.6571cm" svg:height="0.586cm" svg:x="2.554cm" svg:y="8.208cm"><draw:text-box fo:min-height="0.586cm"><text:p text:style-name="P179"><text:span>27</text:span><text:span/></text:p></draw:text-box></draw:frame><text:span/><draw:frame draw:name="Text Frame 26" draw:style-name="gr123" draw:z-index="129" text:anchor-type="paragraph" svg:width="0.983cm" svg:height="0.6091cm" svg:x="12.11cm" svg:y="4.777cm"><draw:text-box fo:min-height="0.6091cm"><text:p text:style-name="P180"><text:span>25</text:span><text:span/></text:p></draw:text-box></draw:frame><text:span/><draw:frame draw:name="Text Frame 27" draw:style-name="gr124" draw:z-index="130" text:anchor-type="paragraph" svg:width="0.7981cm" svg:height="0.5632cm" svg:x="17.26cm" svg:y="5.877cm"><draw:text-box fo:min-height="0.5632cm"><text:p text:style-name="P181"><text:span>13</text:span><text:span/></text:p></draw:text-box></draw:frame><text:span/><draw:frame draw:name="Text Frame 28" draw:style-name="gr125" draw:z-index="131" text:anchor-type="paragraph" svg:width="0.8441cm" svg:height="0.727cm" svg:x="18.08cm" svg:y="9.976cm"><draw:text-box fo:min-height="0.727cm"><text:p text:style-name="P182"><text:span>15</text:span><text:span/></text:p></draw:text-box></draw:frame><text:span/><draw:frame draw:name="Text Frame 29" draw:style-name="gr126" draw:z-index="132" text:anchor-type="paragraph" svg:width="1.033cm" svg:height="0.775cm" svg:x="13.35cm" svg:y="12.32cm"><draw:text-box fo:min-height="0.775cm"><text:p text:style-name="P183"><text:span>32</text:span><text:span/></text:p></draw:text-box></draw:frame><text:span/><draw:frame draw:name="Text Frame 30" draw:style-name="gr127" draw:z-index="133" text:anchor-type="paragraph" svg:width="0.9371cm" svg:height="0.7501cm" svg:x="9.955cm" svg:y="8.547cm"><draw:text-box fo:min-height="0.7501cm"><text:p text:style-name="P184"><text:span>23</text:span><text:span/></text:p></draw:text-box></draw:frame><text:span/><draw:frame draw:name="Text Frame 31" draw:style-name="gr128" draw:z-index="134" text:anchor-type="paragraph" svg:width="0.7961cm" svg:height="0.632cm" svg:x="14.31cm" svg:y="6.604cm"><draw:text-box fo:min-height="0.632cm"><text:p text:style-name="P185"><text:span>45</text:span><text:span/></text:p></draw:text-box></draw:frame><text:span/><draw:frame draw:name="Text Frame 32" draw:style-name="gr129" draw:z-index="135" text:anchor-type="paragraph" svg:width="0.7031cm" svg:height="0.6091cm" svg:x="15.5cm" svg:y="8.124cm"><draw:text-box fo:min-height="0.6091cm"><text:p text:style-name="P186"><text:span>52</text:span><text:span/></text:p></draw:text-box></draw:frame><text:span text:style-name="T403">Comencemos por construir un modelo que el ordenador pueda manejar, empecemos por el mapa en si. Hay varias opciones: por ejemplo, se </text:span><text:span text:style-name="T404">puede optar por representar las ciudades mediante un dígrafo ponderado. En este caso cada nodo del grafo representara una ciudad y cada arista corresponderá a una carretera con su distancia (peso) asociada. Debe tenerse en cuenta que para cada caso el TSP,</text:span><text:span text:style-name="T405"> la distancia a cubrir desde una ciudad A hasta B no tien porque ser la misma de B a A. De todas formas para simplificar el objetivo es necesario suponer que las distancias entre las ciudades son iguales independientemente en el sentido en el que se valla.</text:span><text:span text:style-name="T406"/><text:span text:style-name="T407"/></text:p>
      <text:p text:style-name="P187"><text:span text:style-name="T408">Otra posible representación es utilizar una tabla, también llamada matriz de adyacente como la siguiente.</text:span><text:span text:style-name="T409"/><text:span text:style-name="T410"/></text:p>
      <table:table table:style-name="ta1">
        <table:table-columns>
          <table:table-column table:style-name="co1"/>
          <table:table-column table:style-name="co2"/>
          <table:table-column table:style-name="co3"/>
          <table:table-column table:style-name="co4"/>
          <table:table-column table:style-name="co5"/>
          <table:table-column table:style-name="co6"/>
        </table:table-columns>
        <table:table-row table:style-name="ro1" table:default-cell-style-name="ce1">
          <table:table-cell table:style-name="ce2">
            <text:p text:style-name="P188"><text:span text:style-name="T411"/><text:span text:style-name="T412"/><text:span text:style-name="T413"/></text:p>
          </table:table-cell>
          <table:table-cell table:style-name="ce3">
            <text:p text:style-name="P189"><text:span text:style-name="T414">A</text:span><text:span text:style-name="T415"/><text:span text:style-name="T416"/></text:p>
          </table:table-cell>
          <table:table-cell table:style-name="ce4">
            <text:p text:style-name="P190"><text:span text:style-name="T417">B</text:span><text:span text:style-name="T418"/><text:span text:style-name="T419"/></text:p>
          </table:table-cell>
          <table:table-cell table:style-name="ce5">
            <text:p text:style-name="P191"><text:span text:style-name="T420">C</text:span><text:span text:style-name="T421"/><text:span text:style-name="T422"/></text:p>
          </table:table-cell>
          <table:table-cell table:style-name="ce6">
            <text:p text:style-name="P192"><text:span text:style-name="T423">D</text:span><text:span text:style-name="T424"/><text:span text:style-name="T425"/></text:p>
          </table:table-cell>
          <table:table-cell table:style-name="ce7">
            <text:p text:style-name="P193"><text:span text:style-name="T426">E</text:span><text:span text:style-name="T427"/><text:span text:style-name="T428"/></text:p>
          </table:table-cell>
        </table:table-row>
        <table:table-row table:style-name="ro2" table:default-cell-style-name="ce1">
          <table:table-cell table:style-name="ce8">
            <text:p text:style-name="P194"><text:span text:style-name="T429">A</text:span><text:span text:style-name="T430"/><text:span text:style-name="T431"/></text:p>
          </table:table-cell>
          <table:table-cell table:style-name="ce9">
            <text:p text:style-name="P195"><text:span text:style-name="T432">0</text:span><text:span text:style-name="T433"/><text:span text:style-name="T434"/></text:p>
          </table:table-cell>
          <table:table-cell table:style-name="ce10">
            <text:p text:style-name="P196"><text:span text:style-name="T435">25</text:span><text:span text:style-name="T436"/><text:span text:style-name="T437"/></text:p>
          </table:table-cell>
          <table:table-cell table:style-name="ce11">
            <text:p text:style-name="P197"><text:span text:style-name="T438">52</text:span><text:span text:style-name="T439"/><text:span text:style-name="T440"/></text:p>
          </table:table-cell>
          <table:table-cell table:style-name="ce12">
            <text:p text:style-name="P198"><text:span text:style-name="T441">65</text:span><text:span text:style-name="T442"/><text:span text:style-name="T443"/></text:p>
          </table:table-cell>
          <table:table-cell table:style-name="ce13">
            <text:p text:style-name="P199"><text:span text:style-name="T444">23</text:span><text:span text:style-name="T445"/><text:span text:style-name="T446"/></text:p>
          </table:table-cell>
        </table:table-row>
        <table:table-row table:style-name="ro3" table:default-cell-style-name="ce1">
          <table:table-cell table:style-name="ce14">
            <text:p text:style-name="P200"><text:span text:style-name="T447">B</text:span><text:span text:style-name="T448"/><text:span text:style-name="T449"/></text:p>
          </table:table-cell>
          <table:table-cell table:style-name="ce15">
            <text:p text:style-name="P201"><text:span text:style-name="T450">25</text:span><text:span text:style-name="T451"/><text:span text:style-name="T452"/></text:p>
          </table:table-cell>
          <table:table-cell table:style-name="ce16">
            <text:p text:style-name="P202"><text:span text:style-name="T453">0</text:span><text:span text:style-name="T454"/><text:span text:style-name="T455"/></text:p>
          </table:table-cell>
          <table:table-cell table:style-name="ce17">
            <text:p text:style-name="P203"><text:span text:style-name="T456">13</text:span><text:span text:style-name="T457"/><text:span text:style-name="T458"/></text:p>
          </table:table-cell>
          <table:table-cell table:style-name="ce18">
            <text:p text:style-name="P204"><text:span text:style-name="T459">15</text:span><text:span text:style-name="T460"/><text:span text:style-name="T461"/></text:p>
          </table:table-cell>
          <table:table-cell table:style-name="ce19">
            <text:p text:style-name="P205"><text:span text:style-name="T462">45</text:span><text:span text:style-name="T463"/><text:span text:style-name="T464"/></text:p>
          </table:table-cell>
        </table:table-row>
        <table:table-row table:style-name="ro4" table:default-cell-style-name="ce1">
          <table:table-cell table:style-name="ce20">
            <text:p text:style-name="P206"><text:span text:style-name="T465">C</text:span><text:span text:style-name="T466"/><text:span text:style-name="T467"/></text:p>
          </table:table-cell>
          <table:table-cell table:style-name="ce21">
            <text:p text:style-name="P207"><text:span text:style-name="T468">52</text:span><text:span text:style-name="T469"/><text:span text:style-name="T470"/></text:p>
          </table:table-cell>
          <table:table-cell table:style-name="ce22">
            <text:p text:style-name="P208"><text:span text:style-name="T471">13</text:span><text:span text:style-name="T472"/><text:span text:style-name="T473"/></text:p>
          </table:table-cell>
          <table:table-cell table:style-name="ce23">
            <text:p text:style-name="P209"><text:span text:style-name="T474">0</text:span><text:span text:style-name="T475"/><text:span text:style-name="T476"/></text:p>
          </table:table-cell>
          <table:table-cell table:style-name="ce24">
            <text:p text:style-name="P210"><text:span text:style-name="T477">15</text:span><text:span text:style-name="T478"/><text:span text:style-name="T479"/></text:p>
          </table:table-cell>
          <table:table-cell table:style-name="ce25">
            <text:p text:style-name="P211"><text:span text:style-name="T480">27</text:span><text:span text:style-name="T481"/><text:span text:style-name="T482"/></text:p>
          </table:table-cell>
        </table:table-row>
        <table:table-row table:style-name="ro5" table:default-cell-style-name="ce1">
          <table:table-cell table:style-name="ce26">
            <text:p text:style-name="P212"><text:span text:style-name="T483">D</text:span><text:span text:style-name="T484"/><text:span text:style-name="T485"/></text:p>
          </table:table-cell>
          <table:table-cell table:style-name="ce27">
            <text:p text:style-name="P213"><text:span text:style-name="T486">65</text:span><text:span text:style-name="T487"/><text:span text:style-name="T488"/></text:p>
          </table:table-cell>
          <table:table-cell table:style-name="ce28">
            <text:p text:style-name="P214"><text:span text:style-name="T489">15</text:span><text:span text:style-name="T490"/><text:span text:style-name="T491"/></text:p>
          </table:table-cell>
          <table:table-cell table:style-name="ce29">
            <text:p text:style-name="P215"><text:span text:style-name="T492">15</text:span><text:span text:style-name="T493"/><text:span text:style-name="T494"/></text:p>
          </table:table-cell>
          <table:table-cell table:style-name="ce30">
            <text:p text:style-name="P216"><text:span text:style-name="T495">0</text:span><text:span text:style-name="T496"/><text:span text:style-name="T497"/></text:p>
          </table:table-cell>
          <table:table-cell table:style-name="ce31">
            <text:p text:style-name="P217"><text:span text:style-name="T498">32</text:span><text:span text:style-name="T499"/><text:span text:style-name="T500"/></text:p>
          </table:table-cell>
        </table:table-row>
        <table:table-row table:style-name="ro6" table:default-cell-style-name="ce1">
          <table:table-cell table:style-name="ce32">
            <text:p text:style-name="P218"><text:span text:style-name="T501">E</text:span><text:span text:style-name="T502"/><text:span text:style-name="T503"/></text:p>
          </table:table-cell>
          <table:table-cell table:style-name="ce33">
            <text:p text:style-name="P219"><text:span text:style-name="T504">23</text:span><text:span text:style-name="T505"/><text:span text:style-name="T506"/></text:p>
          </table:table-cell>
          <table:table-cell table:style-name="ce34">
            <text:p text:style-name="P220"><text:span text:style-name="T507">45</text:span><text:span text:style-name="T508"/><text:span text:style-name="T509"/></text:p>
          </table:table-cell>
          <table:table-cell table:style-name="ce35">
            <text:p text:style-name="P221"><text:span text:style-name="T510">27</text:span><text:span text:style-name="T511"/><text:span text:style-name="T512"/></text:p>
          </table:table-cell>
          <table:table-cell table:style-name="ce36">
            <text:p text:style-name="P222"><text:span text:style-name="T513">32</text:span><text:span text:style-name="T514"/><text:span text:style-name="T515"/></text:p>
          </table:table-cell>
          <table:table-cell table:style-name="ce37">
            <text:p text:style-name="P223"><text:span text:style-name="T516">0</text:span><text:span text:style-name="T517"/><text:span text:style-name="T518"/></text:p>
          </table:table-cell>
        </table:table-row>
      </table:table>
      <text:p text:style-name="P224"><text:span text:style-name="T519"/><text:span text:style-name="T520"/><text:span text:style-name="T521"/></text:p>
      <text:p text:style-name="P225"><text:span text:style-name="T522">Siempre que sea posible se elegirá el la representación más simple<text:s text:c="2"/>e intuitiva, a no ser que en términos</text:span><text:span text:style-name="T523"> de eficiencia sea más congruente utilizar otra estructura de datos mas compleja en caso de que se presenta parece que la tabla es mas interesante ya que puede ser modelada fácilmente con un arreglo de dos dimensiones. La implementación de grafo no aporta </text:span><text:span text:style-name="T524">nada ya que se trata de una estructura de datos estática que no cambia durante su ejecución. Si la información fuera cambiante durante el tiempo de ejecución, por ejemplo, que se asignen nuevas ciudades entonces si seria interesante usar un grafo como una </text:span><text:span text:style-name="T525">e</text:span><text:span text:style-name="T526">structura dinámica. </text:span><text:span text:style-name="T527"/><text:span text:style-name="T528"/></text:p>
      <text:p text:style-name="P226"><text:span text:style-name="T529"/><text:span text:style-name="T530"/><text:span text:style-name="T531"/></text:p>
      <text:p text:style-name="P227"><text:span text:style-name="T532">Una vez modelada la información del problema es necesario una forma de representar la solución, es decir, que el objetivo, pueda ser representado de una forma simple y directa que cumpla con las siguientes premisas:</text:span><text:span text:style-name="T533"/><text:span text:style-name="T534"/></text:p>
      <text:p text:style-name="P228"><text:span text:style-name="T535">- La lista comienza y termina por la misma ciudades</text:span><text:span text:style-name="T536"/><text:span text:style-name="T537"/></text:p>
      <text:p text:style-name="P229"><text:span text:style-name="T538">- En la lista aparecen todas las ciudades.</text:span><text:span text:style-name="T539"/><text:span text:style-name="T540"/></text:p>
      <text:p text:style-name="P230"><text:span text:style-name="T541">- No se repite ninguna ciudad, excepto la primera y la ultima.</text:span><text:span text:style-name="T542"/><text:span text:style-name="T543"/></text:p>
      <text:p text:style-name="P231"><text:span text:style-name="T544"/><text:span text:style-name="T545"/><text:span text:style-name="T546"/></text:p>
      <text:p text:style-name="P232"><text:span text:style-name="T547">Cualquier lista de ciudades que cumpla las tres premisas anteriores es una posible solución.</text:span><text:span text:style-name="T548"/><text:span text:style-name="T549"/></text:p>
      <text:p text:style-name="P233"><text:span text:style-name="T550">Sin embargo se sabe que no todas las soluciones son iguales, de echo se busca la ruta con menor distancia. Se necesita una función de evaluación q</text:span><text:span text:style-name="T551">ue informe la calidad de solucion para poder compararla con otras soluciones. Para el TSP se usara la suma de as distancias de cada una de las ciudades por laas que va pasando. Por ejemplo, estas son posibles soluciones y el valor obtenido por la solucion.</text:span><text:span text:style-name="T552"/><text:span text:style-name="T553"/></text:p>
      <text:p text:style-name="P234"><text:span text:style-name="T554"/><text:span text:style-name="T555"/><text:span text:style-name="T556"/></text:p>
      <text:p text:style-name="P235"><text:span text:style-name="T557">A – B – E – D – C - A (Función de evaluación: 169)</text:span><text:span text:style-name="T558"/><text:span text:style-name="T559"/></text:p>
      <text:p text:style-name="P236"><text:span text:style-name="T560">A – E – D – C – B - A (Función de evaluación:108)</text:span><text:span text:style-name="T561"/><text:span text:style-name="T562"/></text:p>
      <text:p text:style-name="P237"><text:span text:style-name="T563">A – C – D – E – B – A (Función de evaluación: 169)</text:span><text:span text:style-name="T564"/><text:span text:style-name="T565"/></text:p>
      <text:p text:style-name="P238"><text:span text:style-name="T566"/><text:span text:style-name="T567"/><text:span text:style-name="T568"/></text:p>
      <text:p text:style-name="P239"><text:span text:style-name="T569">¿Como encontrar la mejor solución? En teoría se podría proceder de la siguiente manera:</text:span><text:span text:style-name="T570"/><text:span text:style-name="T571"/></text:p>
      <text:p text:style-name="P240"><text:span text:style-name="T572">- generar todas las posibles soluciones</text:span><text:span text:style-name="T573"/><text:span text:style-name="T574"/></text:p>
      <text:p text:style-name="P241"><text:span text:style-name="T575">- Comparar una con otra y quedarse siempre con la que arroje mejor valor</text:span><text:span text:style-name="T576"/><text:span text:style-name="T577"/></text:p>
      <text:p text:style-name="P242"><text:span text:style-name="T578"/><text:span text:style-name="T579"/><text:span text:style-name="T580"/></text:p>
      <text:p text:style-name="P243"><text:span text:style-name="T581">Analicemos con detalle el primer paso. ¿Como se genera todas las soluciones?, ¿Cuantas soluciones hay?</text:span><text:span text:style-name="T582"/><text:span text:style-name="T583"/></text:p>
      <text:p text:style-name="P244"><text:span text:style-name="T584"/><text:span text:style-name="T585"/><text:span text:style-name="T586"/></text:p>
      <text:p text:style-name="P245"><text:span text:style-name="T587">Otra forma de generar todas las posibles soluciones es a partir de una lista de ciudades cualquiera e ir permutandolas entre ellas. Cada permutación serpa una posible solución al problema. Suponga se que la lista de las ciudades es la siguiente:</text:span><text:span text:style-name="T588"/><text:span text:style-name="T589"/></text:p>
      <text:p text:style-name="P246"><text:span text:style-name="T590">A – B - E – C - D – A (Función de evaluación: 177)</text:span><text:span text:style-name="T591"/><text:span text:style-name="T592"/></text:p>
      <text:p text:style-name="P247"><text:span text:style-name="T593">Si se hace cambio entre las ciudades B y E se obtendrá:</text:span><text:span text:style-name="T594"/><text:span text:style-name="T595"/></text:p>
      <text:p text:style-name="P248"><text:span text:style-name="T596">A – E – B – D – C – A (Función de evaluación: 150)</text:span><text:span text:style-name="T597"/><text:span text:style-name="T598"/></text:p>
      <text:p text:style-name="P249"><text:span text:style-name="T599"/><text:span text:style-name="T600"/><text:span text:style-name="T601"/></text:p>
      <text:p text:style-name="P250"><text:span text:style-name="T602">Si se efectúa un cambio de E y D sobre la primera ruta se obtiene:</text:span><text:span text:style-name="T603"/><text:span text:style-name="T604"/></text:p>
      <text:p text:style-name="P251"><text:span text:style-name="T605">A – D – E – B – C – A (Función de evaluación: 207)</text:span><text:span text:style-name="T606"/><text:span text:style-name="T607"/></text:p>
      <text:p text:style-name="P252"><text:span text:style-name="T608"/><text:span text:style-name="T609"/><text:span text:style-name="T610"/></text:p>
      <text:p text:style-name="P253"><text:span text:style-name="T611">Y así hasta obtener varias combinaciones posibles pero ¿Cuantas hay? Si se tiene N ciudades, se tiene N! De combinaciones posibles N! = nx(x1) xn(x2)x...x1</text:span><text:span text:style-name="T612"/><text:span text:style-name="T613"/></text:p>
      <text:p text:style-name="P254"><text:span text:style-name="T614"/><text:span text:style-name="T615"/><text:span text:style-name="T616"/></text:p>
      <text:p text:style-name="P255"><text:span text:style-name="T617">5! = 5 *4 * 3 * 2 * 1=120</text:span><text:span text:style-name="T618"/><text:span text:style-name="T619"/></text:p>
      <text:p text:style-name="P256"><text:span text:style-name="T620"/><text:span text:style-name="T621"/><text:span text:style-name="T622"/></text:p>
      <text:p text:style-name="P257"><text:span text:style-name="T623">Con 7 ciudades </text:span><text:span text:style-name="T624">se tendrían 5,040 posibles soluciones.</text:span><text:span text:style-name="T625"/><text:span text:style-name="T626"/></text:p>
      <text:p text:style-name="P258"><text:span text:style-name="T627">Con 10 ciudades se tendrían 3,628,800 posibles soluciones.</text:span><text:span text:style-name="T628"/><text:span text:style-name="T629"/></text:p>
      <text:p text:style-name="P259"><text:span text:style-name="T630">Con 20 ciudades se tendrían<text:s text:c="2"/>2,432,902,008,172,640,000 posibles soluciones.</text:span><text:span text:style-name="T631"/><text:span text:style-name="T632"/></text:p>
      <text:p text:style-name="P260"><text:span text:style-name="T633"/><text:span text:style-name="T634"/><text:span text:style-name="T635"/></text:p>
      <text:p text:style-name="P261"><text:span text:style-name="T636">Para tener una idea, si cada permutación, se le ocupara al ordenador un micro segundo con 20 ciudades se necesaria 77147 años para generar todo el espacio de estados</text:span><text:span text:style-name="T637"/><text:span text:style-name="T638"/></text:p>
      <text:p text:style-name="P262"><text:span text:style-name="T639"/><text:span text:style-name="T640"/><text:span text:style-name="T641"/></text:p>
      <text:p text:style-name="P263"><text:span text:style-name="T642">A este tipo de problemas se le llamará intratables, y se dice que pertenecen a la clase </text:span><text:span text:style-name="T643">NP, </text:span><text:span text:style-name="T644"/><text:span text:style-name="T645"/></text:p>
      <text:p text:style-name="P264"><text:span text:style-name="T646">que sin entrar en detalles, se dirá que son una clase de problemas cuya complejidad hace que no tenga solución en un tiempo razonable por el ordenador.</text:span><text:span text:style-name="T647"/><text:span text:style-name="T648"/></text:p>
      <text:p text:style-name="P265"><text:span text:style-name="T649"/><text:span text:style-name="T650"/><text:span text:style-name="T651"/></text:p>
      <text:p text:style-name="P266"><text:span text:style-name="T652">Por lo tanto, queda claro que métodos computacionales clásicos no es posible resolver este problema, precisamente la IA trata de como</text:span><text:span text:style-name="T653"> abordar este tipo de problemas a través de diferentes técnicas que serán tratadas en sucesivos temas. Quizá no se pueda crear un código que asegure el mejor resultado, pero si ofrecer un resultado que sea optima o al menos muy buena en un tiempo razonable</text:span><text:span text:style-name="T654"/><text:span text:style-name="T655"/></text:p>
      <text:p text:style-name="P267"><text:span text:style-name="T656"/><text:span text:style-name="T657"/><text:span text:style-name="T658"/></text:p>
      <text:p text:style-name="P268"><text:span text:style-name="T659">El problema de Satisfactibilidad Booleana</text:span><text:span text:style-name="T660"/><text:span text:style-name="T661"/></text:p>
      <text:p text:style-name="P269"><text:span text:style-name="T662"><text:s/></text:span><text:span text:style-name="T663"/><text:span text:style-name="T664"/></text:p>
      <text:p text:style-name="P270"><text:span text:style-name="T665">Tras este largo y estrombótico nombre, se encuentra otro problema clásico, el nombre de la satis factibilidad booleana o para abreviar </text:span><text:span text:style-name="T666">SAT (BOOLEAN Satisfactibility Problem) </text:span><text:span text:style-name="T667"> tiene le honor de ser el primer problema conocido de la clase </text:span><text:span text:style-name="T668"> NP, </text:span><text:span text:style-name="T669"> así, fue solo 4 décadas en 1971 cuando se demostró que SAT era un problema intratable.</text:span><text:span text:style-name="T670"/><text:span text:style-name="T671"/></text:p>
      <text:p text:style-name="P271"><text:span text:style-name="T672"/><text:span text:style-name="T673"/><text:span text:style-name="T674"/></text:p>
      <text:p text:style-name="P272"><text:span text:style-name="T675">Antes de describir el problema se deben recordar conceptos básicos de lógica booleana.</text:span><text:span text:style-name="T676"/><text:span text:style-name="T677"/></text:p>
      <text:p text:style-name="P273"><text:span text:style-name="T678">Una variable booleana es aquella que puede tomar dos valores diferentes: Verdadero y Falso. También se puede representar como 1 y 0 o como V y F. </text:span><text:span text:style-name="T679"/><text:span text:style-name="T680"/></text:p>
      <text:p text:style-name="P274"><text:span text:style-name="T681"/><text:span text:style-name="T682"/><text:span text:style-name="T683"/></text:p>
      <text:p text:style-name="P275"><text:span text:style-name="T684">Sobre estas variables se puede realizar varias operaciones pero nos centraremos en las tres principales: Conjunción, Disyunción y Negación.</text:span><text:span text:style-name="T685"/><text:span text:style-name="T686"/></text:p>
      <text:p text:style-name="P276"><text:span text:style-name="T687"/><text:span text:style-name="T688"/><text:span text:style-name="T689"/></text:p>
      <text:p text:style-name="P277"><text:span text:style-name="T690">La Conjunción también conocida como operación AND y represe</text:span><text:span text:style-name="T691">ntada por el símbolo ^, es una operación binaria en el sentido de que e operan con dos variables y que devueve el valor verdadero solo cuando ambos valores son verdaderos. La siguiente tabla muestra el resultado de operar con la operación conjuntiva (AND).</text:span><text:span text:style-name="T692"/><text:span text:style-name="T693"/></text:p>
      <text:p text:style-name="P278"><text:span text:style-name="T694"/><text:span text:style-name="T695"/><text:span text:style-name="T696"/></text:p>
      <table:table table:style-name="ta2">
        <table:table-columns>
          <table:table-column table:style-name="co7"/>
          <table:table-column table:style-name="co8"/>
          <table:table-column table:style-name="co9"/>
        </table:table-columns>
        <table:table-row table:style-name="ro7" table:default-cell-style-name="ce38">
          <table:table-cell table:style-name="ce39">
            <text:p text:style-name="P279"><text:span text:style-name="T697">OP</text:span><text:span text:style-name="T698"/><text:span text:style-name="T699"/></text:p>
          </table:table-cell>
          <table:table-cell table:style-name="ce40">
            <text:p text:style-name="P280"><text:span text:style-name="T700">AND</text:span><text:span text:style-name="T701"/><text:span text:style-name="T702"/></text:p>
          </table:table-cell>
          <table:table-cell table:style-name="ce41">
            <text:p text:style-name="P281"><text:span text:style-name="T703">AP</text:span><text:span text:style-name="T704"/><text:span text:style-name="T705"/></text:p>
          </table:table-cell>
        </table:table-row>
        <table:table-row table:style-name="ro8" table:default-cell-style-name="ce38">
          <table:table-cell table:style-name="ce42">
            <text:p text:style-name="P282"><text:span text:style-name="T706">F</text:span><text:span text:style-name="T707"/><text:span text:style-name="T708"/></text:p>
          </table:table-cell>
          <table:table-cell table:style-name="ce43">
            <text:p text:style-name="P283"><text:span text:style-name="T709">F</text:span><text:span text:style-name="T710"/><text:span text:style-name="T711"/></text:p>
          </table:table-cell>
          <table:table-cell table:style-name="ce44">
            <text:p text:style-name="P284"><text:span text:style-name="T712">F</text:span><text:span text:style-name="T713"/><text:span text:style-name="T714"/></text:p>
          </table:table-cell>
        </table:table-row>
        <table:table-row table:style-name="ro9" table:default-cell-style-name="ce38">
          <table:table-cell table:style-name="ce45">
            <text:p text:style-name="P285"><text:span text:style-name="T715">F</text:span><text:span text:style-name="T716"/><text:span text:style-name="T717"/></text:p>
          </table:table-cell>
          <table:table-cell table:style-name="ce46">
            <text:p text:style-name="P286"><text:span text:style-name="T718">F</text:span><text:span text:style-name="T719"/><text:span text:style-name="T720"/></text:p>
          </table:table-cell>
          <table:table-cell table:style-name="ce47">
            <text:p text:style-name="P287"><text:span text:style-name="T721">V</text:span><text:span text:style-name="T722"/><text:span text:style-name="T723"/></text:p>
          </table:table-cell>
        </table:table-row>
        <table:table-row table:style-name="ro10" table:default-cell-style-name="ce38">
          <table:table-cell table:style-name="ce48">
            <text:p text:style-name="P288"><text:span text:style-name="T724">V</text:span><text:span text:style-name="T725"/><text:span text:style-name="T726"/></text:p>
          </table:table-cell>
          <table:table-cell table:style-name="ce49">
            <text:p text:style-name="P289"><text:span text:style-name="T727">F</text:span><text:span text:style-name="T728"/><text:span text:style-name="T729"/></text:p>
          </table:table-cell>
          <table:table-cell table:style-name="ce50">
            <text:p text:style-name="P290"><text:span text:style-name="T730">F</text:span><text:span text:style-name="T731"/><text:span text:style-name="T732"/></text:p>
          </table:table-cell>
        </table:table-row>
        <table:table-row table:style-name="ro11" table:default-cell-style-name="ce38">
          <table:table-cell table:style-name="ce51">
            <text:p text:style-name="P291"><text:span text:style-name="T733">V</text:span><text:span text:style-name="T734"/><text:span text:style-name="T735"/></text:p>
          </table:table-cell>
          <table:table-cell table:style-name="ce52">
            <text:p text:style-name="P292"><text:span text:style-name="T736">V</text:span><text:span text:style-name="T737"/><text:span text:style-name="T738"/></text:p>
          </table:table-cell>
          <table:table-cell table:style-name="ce53">
            <text:p text:style-name="P293"><text:span text:style-name="T739">V</text:span><text:span text:style-name="T740"/><text:span text:style-name="T741"/></text:p>
          </table:table-cell>
        </table:table-row>
      </table:table>
      <text:p text:style-name="P294"><text:span text:style-name="T742"/><text:span text:style-name="T743"/><text:span text:style-name="T744"/></text:p>
      <text:p text:style-name="P295"><text:span text:style-name="T745"/><text:span text:style-name="T746"/><text:span text:style-name="T747"/></text:p>
      <text:p text:style-name="P296"><text:span text:style-name="T748">La disyunción, su operador OR se representa con el símbolo y devuelve el valor verdadero, si el signo de los operadores es verdadero, según la tabla siguiente:</text:span><text:span text:style-name="T749"/><text:span text:style-name="T750"/></text:p>
      <table:table table:style-name="ta3">
        <table:table-columns>
          <table:table-column table:style-name="co10"/>
          <table:table-column table:style-name="co11"/>
          <table:table-column table:style-name="co12"/>
        </table:table-columns>
        <table:table-row table:style-name="ro12" table:default-cell-style-name="ce54">
          <table:table-cell table:style-name="ce55">
            <text:p text:style-name="P297"><text:span text:style-name="T751">OP</text:span><text:span text:style-name="T752"/><text:span text:style-name="T753"/></text:p>
          </table:table-cell>
          <table:table-cell table:style-name="ce56">
            <text:p text:style-name="P298"><text:span text:style-name="T754">AND</text:span><text:span text:style-name="T755"/><text:span text:style-name="T756"/></text:p>
          </table:table-cell>
          <table:table-cell table:style-name="ce57">
            <text:p text:style-name="P299"><text:span text:style-name="T757">AP</text:span><text:span text:style-name="T758"/><text:span text:style-name="T759"/></text:p>
          </table:table-cell>
        </table:table-row>
        <table:table-row table:style-name="ro13" table:default-cell-style-name="ce54">
          <table:table-cell table:style-name="ce58">
            <text:p text:style-name="P300"><text:span text:style-name="T760">F</text:span><text:span text:style-name="T761"/><text:span text:style-name="T762"/></text:p>
          </table:table-cell>
          <table:table-cell table:style-name="ce59">
            <text:p text:style-name="P301"><text:span text:style-name="T763">F</text:span><text:span text:style-name="T764"/><text:span text:style-name="T765"/></text:p>
          </table:table-cell>
          <table:table-cell table:style-name="ce60">
            <text:p text:style-name="P302"><text:span text:style-name="T766">F</text:span><text:span text:style-name="T767"/><text:span text:style-name="T768"/></text:p>
          </table:table-cell>
        </table:table-row>
        <table:table-row table:style-name="ro14" table:default-cell-style-name="ce54">
          <table:table-cell table:style-name="ce61">
            <text:p text:style-name="P303"><text:span text:style-name="T769">F</text:span><text:span text:style-name="T770"/><text:span text:style-name="T771"/></text:p>
          </table:table-cell>
          <table:table-cell table:style-name="ce62">
            <text:p text:style-name="P304"><text:span text:style-name="T772">V</text:span><text:span text:style-name="T773"/><text:span text:style-name="T774"/></text:p>
          </table:table-cell>
          <table:table-cell table:style-name="ce63">
            <text:p text:style-name="P305"><text:span text:style-name="T775">V</text:span><text:span text:style-name="T776"/><text:span text:style-name="T777"/></text:p>
          </table:table-cell>
        </table:table-row>
        <table:table-row table:style-name="ro15" table:default-cell-style-name="ce54">
          <table:table-cell table:style-name="ce64">
            <text:p text:style-name="P306"><text:span text:style-name="T778">V</text:span><text:span text:style-name="T779"/><text:span text:style-name="T780"/></text:p>
          </table:table-cell>
          <table:table-cell table:style-name="ce65">
            <text:p text:style-name="P307"><text:span text:style-name="T781">V</text:span><text:span text:style-name="T782"/><text:span text:style-name="T783"/></text:p>
          </table:table-cell>
          <table:table-cell table:style-name="ce66">
            <text:p text:style-name="P308"><text:span text:style-name="T784">F</text:span><text:span text:style-name="T785"/><text:span text:style-name="T786"/></text:p>
          </table:table-cell>
        </table:table-row>
        <table:table-row table:style-name="ro16" table:default-cell-style-name="ce54">
          <table:table-cell table:style-name="ce67">
            <text:p text:style-name="P309"><text:span text:style-name="T787">V</text:span><text:span text:style-name="T788"/><text:span text:style-name="T789"/></text:p>
          </table:table-cell>
          <table:table-cell table:style-name="ce68">
            <text:p text:style-name="P310"><text:span text:style-name="T790">V</text:span><text:span text:style-name="T791"/><text:span text:style-name="T792"/></text:p>
          </table:table-cell>
          <table:table-cell table:style-name="ce69">
            <text:p text:style-name="P311"><text:span text:style-name="T793">V</text:span><text:span text:style-name="T794"/><text:span text:style-name="T795"/></text:p>
          </table:table-cell>
        </table:table-row>
      </table:table>
      <text:p text:style-name="P312"><text:span text:style-name="T796"/><text:span text:style-name="T797"/><text:span text:style-name="T798"/></text:p>
      <text:p text:style-name="P313"><text:span text:style-name="T799">Por ultimo el operador unario opera so</text:span><text:span text:style-name="T800">b</text:span><text:span text:style-name="T801">re una sola variable, de negación, operador NOT, se representa con el símbolo ¬</text:span><text:span text:style-name="T802"/><text:span text:style-name="T803"/></text:p>
      <table:table table:style-name="ta4">
        <table:table-columns>
          <table:table-column table:style-name="co13"/>
          <table:table-column table:style-name="co14"/>
        </table:table-columns>
        <table:table-row table:style-name="ro17" table:default-cell-style-name="ce70">
          <table:table-cell table:style-name="ce71">
            <text:p text:style-name="P314"><text:span text:style-name="T804">OP</text:span><text:span text:style-name="T805"/><text:span text:style-name="T806"/></text:p>
          </table:table-cell>
          <table:table-cell table:style-name="ce72">
            <text:p text:style-name="P315"><text:span text:style-name="T807">¬OP</text:span><text:span text:style-name="T808"/><text:span text:style-name="T809"/></text:p>
          </table:table-cell>
        </table:table-row>
        <table:table-row table:style-name="ro18" table:default-cell-style-name="ce70">
          <table:table-cell table:style-name="ce73">
            <text:p text:style-name="P316"><text:span text:style-name="T810">F</text:span><text:span text:style-name="T811"/><text:span text:style-name="T812"/></text:p>
          </table:table-cell>
          <table:table-cell table:style-name="ce74">
            <text:p text:style-name="P317"><text:span text:style-name="T813">V</text:span><text:span text:style-name="T814"/><text:span text:style-name="T815"/></text:p>
          </table:table-cell>
        </table:table-row>
        <table:table-row table:style-name="ro19" table:default-cell-style-name="ce70">
          <table:table-cell table:style-name="ce75">
            <text:p text:style-name="P318"><text:span text:style-name="T816">V</text:span><text:span text:style-name="T817"/><text:span text:style-name="T818"/></text:p>
          </table:table-cell>
          <table:table-cell table:style-name="ce76">
            <text:p text:style-name="P319"><text:span text:style-name="T819">F</text:span><text:span text:style-name="T820"/><text:span text:style-name="T821"/></text:p>
          </table:table-cell>
        </table:table-row>
      </table:table>
      <text:p text:style-name="P320"><text:span text:style-name="T822"/><text:span text:style-name="T823"/><text:span text:style-name="T824"/></text:p>
      <text:p text:style-name="P321"><text:span text:style-name="T825">Es posible construir funciones booleanas, cuyo resultado depende de sus variables por ejemplo: </text:span><text:span text:style-name="T826"/><text:span text:style-name="T827"/></text:p>
      <text:p text:style-name="P322"><text:span text:style-name="T828"/><text:span text:style-name="T829"/><text:span text:style-name="T830"/></text:p>
      <text:p text:style-name="P323"><text:span text:style-name="T831">Si se presenta el valor verdadero como V y Falso como F, las siguientes asignaciones de variables darían como resultado los siguientes valores </text:span><text:span text:style-name="T832"/><text:span text:style-name="T833"/></text:p>
      <text:p text:style-name="P324"><text:span text:style-name="T834"/><text:span text:style-name="T835"/><text:span text:style-name="T836"/></text:p>
      <text:p text:style-name="P325"><text:span text:style-name="T837">ʃ</text:span><text:span text:style-name="T838">(</text:span><text:span text:style-name="T839">F,V,V) = </text:span><text:span text:style-name="T840">(</text:span><text:span text:style-name="T841">VF</text:span><text:span text:style-name="T842">)¬ V = F</text:span><text:span text:style-name="T843"/><text:span text:style-name="T844"/></text:p>
      <text:p text:style-name="P326"><text:span text:style-name="T845">ʃ</text:span><text:span text:style-name="T846">(</text:span><text:span text:style-name="T847">F,V,V) = </text:span><text:span text:style-name="T848">(</text:span><text:span text:style-name="T849">VF</text:span><text:span text:style-name="T850">)¬ V = V</text:span><text:span text:style-name="T851"/><text:span text:style-name="T852"/></text:p>
      <text:p text:style-name="P327"><text:span text:style-name="T853"/><text:span text:style-name="T854"/><text:span text:style-name="T855"/></text:p>
      <text:p text:style-name="P328"><text:span text:style-name="T856">Las funciones booleanas suelen expresar se de forma normalizada para que sea mas fácil operar con ellas. Las dos formas habituales son: </text:span><text:span text:style-name="T857">Forma Normal Conjuntiva (NFC) </text:span><text:span text:style-name="T858"> y la </text:span><text:span text:style-name="T859">Forma Normal Disyuntiva (FND). </text:span><text:span text:style-name="T860"> La NFC se expresa como agrupaciones de disyunciones llamadas clausulas unidad por conjunciones de la siguiente manera: </text:span><text:span text:style-name="T861"/><text:span text:style-name="T862"/></text:p>
      <text:p text:style-name="P329"><text:span text:style-name="T863"/><text:span text:style-name="T864"/><text:span text:style-name="T865"/></text:p>
      <text:p text:style-name="P330"><text:span text:style-name="T866">(x2 x4)(x3 x1)(x2¬x1)</text:span><text:span text:style-name="T867"/><text:span text:style-name="T868"/></text:p>
      <text:p text:style-name="P331"><text:span text:style-name="T869"/><text:span text:style-name="T870"/><text:span text:style-name="T871"/></text:p>
      <text:p text:style-name="P332"><text:span text:style-name="T872">En cambio, la función FND tiene el siguiente aspecto:</text:span><text:span text:style-name="T873"/><text:span text:style-name="T874"/></text:p>
      <text:p text:style-name="P333"><text:span text:style-name="T875"/><text:span text:style-name="T876"/><text:span text:style-name="T877"/></text:p>
      <text:p text:style-name="P334"><text:span text:style-name="T878">(x2 x4)(x3 x1)(x2¬x1)</text:span><text:span text:style-name="T879"/><text:span text:style-name="T880"/></text:p>
      <text:p text:style-name="P335"><text:span text:style-name="T881"/><text:span text:style-name="T882"/><text:span text:style-name="T883"/></text:p>
      <text:p text:style-name="P336"><text:span text:style-name="T884">Ambas formas son igualmente validad, pero en este caso se usará preferentemente la NFC.</text:span><text:span text:style-name="T885"/><text:span text:style-name="T886"/></text:p>
      <text:p text:style-name="P337"><text:span text:style-name="T887">Una clausula puede tener un numero cualquiera de variable, y a su vez una función booleana en NFC o FND pueden tener varias clausulas como sea necesario.</text:span><text:span text:style-name="T888"/><text:span text:style-name="T889"/></text:p>
      <text:p text:style-name="P338"><text:span text:style-name="T890"/><text:span text:style-name="T891"/><text:span text:style-name="T892"/></text:p>
      <text:p text:style-name="P339"><text:span text:style-name="T893">Finalizando este breve recordatorio de lógica booleana en el FNC con n variables, se quiere saber si existe una asignación para las variables sin tener que pensar demasiado.</text:span><text:span text:style-name="T894"/><text:span text:style-name="T895"/></text:p>
      <text:p text:style-name="P340"><text:span text:style-name="T896"/><text:span text:style-name="T897"/><text:span text:style-name="T898"/></text:p>
      <text:p text:style-name="P341"><text:span text:style-name="T899">Por ejemplo la asignación x1 </text:span><text:span text:style-name="T900">¿f, x2 = V, x3 = V, x4<text:s text:c="2"/>= F, satisface la restricciones del problema?</text:span><text:span text:style-name="T901"/><text:span text:style-name="T902"/></text:p>
      <text:p text:style-name="P342"><text:span text:style-name="T903"/><text:span text:style-name="T904"/><text:span text:style-name="T905"/></text:p>
      <text:p text:style-name="P343"><text:span text:style-name="T906">S</text:span><text:span text:style-name="T907">i ahora se quisiera resolver el problema con una función de tres variables (Problema conocido 3 SAT) y 100 variables booleanas. La cosa se complica un poco. Vamos a plantear un modelo, un objetivo y una función de evaluación.</text:span><text:span text:style-name="T908"/><text:span text:style-name="T909"/></text:p>
      <text:p text:style-name="P344"><text:span text:style-name="T910"/><text:span text:style-name="T911"/><text:span text:style-name="T912"/></text:p>
      <text:p text:style-name="P345"><text:span text:style-name="T913">En este caso el modelo es bastante directo. </text:span><text:span text:style-name="T914">Se pueden representar asignaciones de las variables como cadenas de valores 0 y 1. por ejemplo x1 = f, x2 = V, x3 = V, x4 = F, estaría representado por una cadena 0110. si se tiene 100 variables, se tendría una cadena de 100 dígitos binarios.</text:span><text:span text:style-name="T915"/><text:span text:style-name="T916"/></text:p>
      <text:p text:style-name="P346"><text:span text:style-name="T917"/><text:span text:style-name="T918"/><text:span text:style-name="T919"/></text:p>
      <text:p text:style-name="P347"><text:span text:style-name="T920">Una cadena cualquiera de n dígitos binarios es una candidata a ser una solución y, por lo tanto, tendríamos q</text:span><text:span text:style-name="T921">ue ir evaluándolas como una función de evaluación. Para 100 variables, nuestro espacio de estados (número de posibles soluciones) es de 2100, es un decir, un numero astronómica mente alto. De nuevo nos encontramos con un problema intratable de la clase NP.</text:span><text:span text:style-name="T922"/><text:span text:style-name="T923"/></text:p>
      <text:p text:style-name="P348"><text:span text:style-name="T924"/><text:span text:style-name="T925"/><text:span text:style-name="T926"/></text:p>
      <text:p text:style-name="P349"><text:span text:style-name="T927">Ademas, encontrar una función de evaluación que permita comparar diferentes soluciones tampoco es fácil. Si se evalúa la función, nos devolverá un valor verdadero o falso,</text:span><text:span text:style-name="T928"> pero si no se tiene información de cuantas variables son correctas y cuantas no (Si lo supiéramos , significa entonces que conocemos la solución) Si comparamos dos cadenas diferentes que devuelven el valor falso, ¿como sabemos cual de las dos es la mejor?</text:span><text:span text:style-name="T929"/><text:span text:style-name="T930"/></text:p>
      <text:p text:style-name="P350"><text:span text:style-name="T931"/><text:span text:style-name="T932"/><text:span text:style-name="T933"/></text:p>
      <text:p text:style-name="P351"><text:span text:style-name="T934">Al ser una función NFC, se sabe que la evaluación de todas las cláusulas h</text:span><text:span text:style-name="T935">a de arrojar un valor verdadero. Si hay uno que no lo es, la función no puede ser verdadera. Por lo tanto, una función de evaluación que nos daría una medida de la calidad de una asignación es aquella que devuelve el numero de clausulas que son verdaderas.</text:span><text:span text:style-name="T936"/><text:span text:style-name="T937"/></text:p>
      <text:p text:style-name="P352"><text:span text:style-name="T938"/><text:span text:style-name="T939"/><text:span text:style-name="T940"/></text:p>
      <text:p text:style-name="P353"><text:span text:style-name="T941">El problema de la programación Lineal Entera</text:span><text:span text:style-name="T942"/><text:span text:style-name="T943"/></text:p>
      <text:p text:style-name="P354"><text:span text:style-name="T944"/><text:span text:style-name="T945"/><text:span text:style-name="T946"/></text:p>
      <text:p text:style-name="P355"><text:span text:style-name="T947">El problema de la programación lineal entera</text:span><text:span text:style-name="T948"><text:s text:c="2"/>(PLE)<text:s text:c="2"/></text:span><text:span text:style-name="T949">consiste en la optimización de una función en la que intervienen variables enteras y ademas hay algunas restricciones impuestas, por ejemplo, sea la función:</text:span><text:span text:style-name="T950"/><text:span text:style-name="T951"/></text:p>
      <text:p text:style-name="P356"><text:span text:style-name="T952"/><text:span text:style-name="T953"/><text:span text:style-name="T954"/></text:p>
      <text:p text:style-name="P357"><text:span text:style-name="T955">ʃ</text:span><text:span text:style-name="T956">x1, x2 = 21x1 + 11x2</text:span><text:span text:style-name="T957"/><text:span text:style-name="T958"/></text:p>
      <text:p text:style-name="P358"><text:span text:style-name="T959"/><text:span text:style-name="T960"/><text:span text:style-name="T961"/></text:p>
      <text:p text:style-name="P359"><text:span text:style-name="T962">Donde x1 y x2 son dos variables enteras y sean también las siguientes restricciones: </text:span><text:span text:style-name="T963"/><text:span text:style-name="T964"/></text:p>
      <text:p text:style-name="P360"><text:span text:style-name="T965"/><text:span text:style-name="T966"/><text:span text:style-name="T967"/></text:p>
      <text:p text:style-name="P361"><text:span text:style-name="T968">7x1 + 4x2 </text:span><text:span text:style-name="T969">≤ 13</text:span><text:span text:style-name="T970"/><text:span text:style-name="T971"/></text:p>
      <text:p text:style-name="P362"><text:span text:style-name="T972">x1 </text:span><text:span text:style-name="T973">≥ 0</text:span><text:span text:style-name="T974"/><text:span text:style-name="T975"/></text:p>
      <text:p text:style-name="P363"><text:span text:style-name="T976">x2 ≥ 0</text:span><text:span text:style-name="T977"/><text:span text:style-name="T978"/></text:p>
      <text:p text:style-name="P364"><text:span text:style-name="T979">Es decir, se busca una asignación de valores para las dos variables, que maximice o minimice el valor de la función f que a su vez cumpla con las restricciones impuestas de ser mayores o iguales que cero y que la suma de 7x1 y 4x2 sea menor que 13.</text:span><text:span text:style-name="T980"/><text:span text:style-name="T981"/></text:p>
      <text:p text:style-name="P365"><text:span text:style-name="T982"/><text:span text:style-name="T983"/><text:span text:style-name="T984"/></text:p>
      <text:p text:style-name="P366"><text:span text:style-name="T985">Para hacerse una idea </text:span><text:span text:style-name="T986">de la utilidad que tiene este tipo de problemas se plantea un ejemplo mas elaborado </text:span><text:span text:style-name="T987"/><text:span text:style-name="T988"/></text:p>
      <text:p text:style-name="P367"><text:span text:style-name="T989"/><text:span text:style-name="T990"/><text:span text:style-name="T991"/></text:p>
      <text:p text:style-name="P368"><text:span text:style-name="T992">Una empresa fabrica dos tipos de prendas de vestir; camisetas y pantalones. El tiempo ne</text:span><text:span text:style-name="T993">cesario para fabricar un pantalón es de 3h y se necesita 4m de tela. En el caso de las camisetas se necesitan 2h y son necesario 3m de tela. También se sabe que la tela disponible para una semana es de 160m y con los empleados que hay contratados se puede </text:span><text:span text:style-name="T994">invertir 150h a la semana de trabajo, el dueño de la empresa nos ha pedido que a partir del costo de producción y el precio de venta de las prendas se estime cuantas camisetas y cuantos pantalones se tienen que fabricar para obtener el máximo de ganancias.</text:span><text:span text:style-name="T995"/><text:span text:style-name="T996"/></text:p>
      <text:p text:style-name="P369"><text:span text:style-name="T997"/><text:span text:style-name="T998"/><text:span text:style-name="T999"/></text:p>
      <text:p text:style-name="P370"><text:span text:style-name="T1000">En la siguiente tabla de datos se muestre un resumen:</text:span><text:span text:style-name="T1001"/><text:span text:style-name="T1002"/></text:p>
      <text:p text:style-name="P371"><text:span text:style-name="T1003"/><text:span text:style-name="T1004"/><text:span text:style-name="T1005"/></text:p>
      <table:table table:style-name="ta5">
        <table:table-columns>
          <table:table-column table:style-name="co15"/>
          <table:table-column table:style-name="co16"/>
          <table:table-column table:style-name="co17"/>
        </table:table-columns>
        <table:table-row table:style-name="ro20" table:default-cell-style-name="ce77">
          <table:table-cell table:style-name="ce78">
            <text:p text:style-name="P372"><text:span text:style-name="T1006"/><text:span text:style-name="T1007"/><text:span text:style-name="T1008"/></text:p>
          </table:table-cell>
          <table:table-cell table:style-name="ce79">
            <text:p text:style-name="P373"><text:span text:style-name="T1009">Pantalón</text:span><text:span text:style-name="T1010"/><text:span text:style-name="T1011"/></text:p>
          </table:table-cell>
          <table:table-cell table:style-name="ce80">
            <text:p text:style-name="P374"><text:span text:style-name="T1012">Camiseta</text:span><text:span text:style-name="T1013"/><text:span text:style-name="T1014"/></text:p>
          </table:table-cell>
        </table:table-row>
        <table:table-row table:style-name="ro21" table:default-cell-style-name="ce77">
          <table:table-cell table:style-name="ce81">
            <text:p text:style-name="P375"><text:span text:style-name="T1015">Horas de Producción por prenda</text:span><text:span text:style-name="T1016"/><text:span text:style-name="T1017"/></text:p>
          </table:table-cell>
          <table:table-cell table:style-name="ce82">
            <text:p text:style-name="P376"><text:span text:style-name="T1018">3</text:span><text:span text:style-name="T1019"/><text:span text:style-name="T1020"/></text:p>
          </table:table-cell>
          <table:table-cell table:style-name="ce83">
            <text:p text:style-name="P377"><text:span text:style-name="T1021">2</text:span><text:span text:style-name="T1022"/><text:span text:style-name="T1023"/></text:p>
          </table:table-cell>
        </table:table-row>
        <table:table-row table:style-name="ro22" table:default-cell-style-name="ce77">
          <table:table-cell table:style-name="ce84">
            <text:p text:style-name="P378"><text:span text:style-name="T1024">Metros por prenda</text:span><text:span text:style-name="T1025"/><text:span text:style-name="T1026"/></text:p>
          </table:table-cell>
          <table:table-cell table:style-name="ce85">
            <text:p text:style-name="P379"><text:span text:style-name="T1027">4</text:span><text:span text:style-name="T1028"/><text:span text:style-name="T1029"/></text:p>
          </table:table-cell>
          <table:table-cell table:style-name="ce86">
            <text:p text:style-name="P380"><text:span text:style-name="T1030">3</text:span><text:span text:style-name="T1031"/><text:span text:style-name="T1032"/></text:p>
          </table:table-cell>
        </table:table-row>
        <table:table-row table:style-name="ro23" table:default-cell-style-name="ce77">
          <table:table-cell table:style-name="ce87">
            <text:p text:style-name="P381"><text:span text:style-name="T1033">Costo de producción</text:span><text:span text:style-name="T1034"/><text:span text:style-name="T1035"/></text:p>
          </table:table-cell>
          <table:table-cell table:style-name="ce88">
            <text:p text:style-name="P382"><text:span text:style-name="T1036">6</text:span><text:span text:style-name="T1037"/><text:span text:style-name="T1038"/></text:p>
          </table:table-cell>
          <table:table-cell table:style-name="ce89">
            <text:p text:style-name="P383"><text:span text:style-name="T1039">4</text:span><text:span text:style-name="T1040"/><text:span text:style-name="T1041"/></text:p>
          </table:table-cell>
        </table:table-row>
      </table:table>
      <table:table table:style-name="ta6">
        <table:table-columns>
          <table:table-column table:style-name="co18"/>
          <table:table-column table:style-name="co19"/>
          <table:table-column table:style-name="co20"/>
        </table:table-columns>
        <table:table-row table:style-name="ro24" table:default-cell-style-name="ce90">
          <table:table-cell table:style-name="ce91">
            <text:p text:style-name="P384"><text:span text:style-name="T1042">Precio Venta</text:span><text:span text:style-name="T1043"/><text:span text:style-name="T1044"/></text:p>
          </table:table-cell>
          <table:table-cell table:style-name="ce92">
            <text:p text:style-name="P385"><text:span text:style-name="T1045">12</text:span><text:span text:style-name="T1046"/><text:span text:style-name="T1047"/></text:p>
          </table:table-cell>
          <table:table-cell table:style-name="ce93">
            <text:p text:style-name="P386"><text:span text:style-name="T1048">8</text:span><text:span text:style-name="T1049"/><text:span text:style-name="T1050"/></text:p>
          </table:table-cell>
        </table:table-row>
      </table:table>
      <text:p text:style-name="P387"><text:span text:style-name="T1051"/><text:span text:style-name="T1052"/><text:span text:style-name="T1053"/></text:p>
      <text:p text:style-name="P388"><text:span text:style-name="T1054">Se busca representar el problema, p</text:span><text:span text:style-name="T1055">ara ello es necesario utilizar dos variables. Las llamaremos x1 al número de pantalones y x2 al número de camisetas. Lo que se busca es el máximo beneficio de los recursos con los que se dispone, así que se definirá el beneficio según la siguiente formula.</text:span><text:span text:style-name="T1056"/><text:span text:style-name="T1057"/></text:p>
      <text:p text:style-name="P389"><text:span text:style-name="T1058"/><text:span text:style-name="T1059"/><text:span text:style-name="T1060"/></text:p>
      <text:p text:style-name="P390"><text:span text:style-name="T1061">Beneficio = (precio de venta – costo de producción) * unidades vendidas</text:span><text:span text:style-name="T1062"/><text:span text:style-name="T1063"/></text:p>
      <text:p text:style-name="P391"><text:span text:style-name="T1064"/><text:span text:style-name="T1065"/><text:span text:style-name="T1066"/></text:p>
      <text:p text:style-name="P392"><text:span text:style-name="T1067">Como el beneficio total sera la suma de los beneficios de ambas prendas se llega la siguiente ecuación que representa la función de un beneficio para este caso en concreto quedaría de la siguiente manera:</text:span><text:span text:style-name="T1068"/><text:span text:style-name="T1069"/></text:p>
      <text:p text:style-name="P393"><text:span text:style-name="T1070">ʃ</text:span><text:span text:style-name="T1071">(</text:span><text:span text:style-name="T1072">x1, x2</text:span><text:span text:style-name="T1073">)</text:span><text:span text:style-name="T1074"> = </text:span><text:span text:style-name="T1075">(12 – 6)x1 + (8 - 4)x2</text:span><text:span text:style-name="T1076"/><text:span text:style-name="T1077"/></text:p>
      <text:p text:style-name="P394"><text:span text:style-name="T1078"/><text:span text:style-name="T1079"/><text:span text:style-name="T1080"/></text:p>
      <text:p text:style-name="P395"><text:span text:style-name="T1081">Por otro lado hay que poner una serie de restricciones. La primera y la mas obvia es que ambas variables han de ser mayores o iguales a 0.<text:s text:c="2"/>No se puede fabricar un numero negativo de prendas.</text:span><text:span text:style-name="T1082"/><text:span text:style-name="T1083"/></text:p>
      <text:p text:style-name="P396"><text:span text:style-name="T1084">x1 </text:span><text:span text:style-name="T1085">≥ 0</text:span><text:span text:style-name="T1086"/><text:span text:style-name="T1087"/></text:p>
      <text:p text:style-name="P397"><text:span text:style-name="T1088">x2 ≥ 0</text:span><text:span text:style-name="T1089"/><text:span text:style-name="T1090"/></text:p>
      <text:p text:style-name="P398"><text:span text:style-name="T1091">Tambien se sabe que se dispone de una capacidad de trabajo semanal de 150 h, como fabricar un panatalon se invierte 3 horas y dos horas de una camiseta, se ha de imponer la siguiente restriccion al problemas </text:span><text:span text:style-name="T1092"/><text:span text:style-name="T1093"/></text:p>
      <text:p text:style-name="P399"><text:span text:style-name="T1094">3x1 + 2x </text:span><text:span text:style-name="T1095">≤ </text:span><text:span text:style-name="T1096">150</text:span><text:span text:style-name="T1097"/><text:span text:style-name="T1098"/></text:p>
      <text:p text:style-name="P400"><text:span text:style-name="T1099"/><text:span text:style-name="T1100"/><text:span text:style-name="T1101"/></text:p>
      <text:p text:style-name="P401"><text:span text:style-name="T1102">Lo mismo sucede con la cantidad de metros de tela disponibles semanalmente, que son de 160 m, como un pantalón necesita 4 metros de teka y una camiseta 3, se impondra la siguiente restriccion:</text:span><text:span text:style-name="T1103"/><text:span text:style-name="T1104"/></text:p>
      <text:p text:style-name="P402"><text:span text:style-name="T1105"> 4x1 + 3x2 </text:span><text:span text:style-name="T1106">≤ </text:span><text:span text:style-name="T1107">160</text:span><text:span text:style-name="T1108"/><text:span text:style-name="T1109"/></text:p>
      <text:p text:style-name="P403"><text:span text:style-name="T1110">En resume, el problema de PLE</text:span><text:span text:style-name="T1111"/><text:span text:style-name="T1112"/></text:p>
      <text:p text:style-name="P404"><text:span text:style-name="T1113"/><text:span text:style-name="T1114"/><text:span text:style-name="T1115"/></text:p>
      <text:p text:style-name="P405"><text:span text:style-name="T1116">ʃ</text:span><text:span text:style-name="T1117">(</text:span><text:span text:style-name="T1118">x1, x2</text:span><text:span text:style-name="T1119">)</text:span><text:span text:style-name="T1120"> = </text:span><text:span text:style-name="T1121">(12 – 6)x1 + (8 – 4)x2</text:span><text:span text:style-name="T1122"/><text:span text:style-name="T1123"/></text:p>
      <text:p text:style-name="P406"><text:span text:style-name="T1124">R</text:span><text:span text:style-name="T1125">estricciones:</text:span><text:span text:style-name="T1126"/><text:span text:style-name="T1127"/></text:p>
      <text:p text:style-name="P407"><text:span text:style-name="T1128"/><text:span text:style-name="T1129"/><text:span text:style-name="T1130"/></text:p>
      <text:p text:style-name="P408"><text:span text:style-name="T1131">3x1 + 2x2 </text:span><text:span text:style-name="T1132">≤ </text:span><text:span text:style-name="T1133">150</text:span><text:span text:style-name="T1134"/><text:span text:style-name="T1135"/></text:p>
      <text:p text:style-name="P409"><text:span text:style-name="T1136">4x1 + 3x2 </text:span><text:span text:style-name="T1137">≤ </text:span><text:span text:style-name="T1138">160</text:span><text:span text:style-name="T1139"/><text:span text:style-name="T1140"/></text:p>
      <text:p text:style-name="P410"><text:span text:style-name="T1141">x1 </text:span><text:span text:style-name="T1142">≥ </text:span><text:span text:style-name="T1143">0</text:span><text:span text:style-name="T1144"/><text:span text:style-name="T1145"/></text:p>
      <text:p text:style-name="P411"><text:span text:style-name="T1146">x2 </text:span><text:span text:style-name="T1147">≥</text:span><text:span text:style-name="T1148">0</text:span><text:span text:style-name="T1149"/><text:span text:style-name="T1150"/></text:p>
      <text:p text:style-name="P412"><text:span text:style-name="T1151"/><text:span text:style-name="T1152"/><text:span text:style-name="T1153"/></text:p>
      <text:p text:style-name="P413"><text:span text:style-name="T1154">El objetivo es encontrar una asignación de valores enteros para las variables x1 y x2 que, cumpliendo con las restricciones impuestas, hagan que la función </text:span><text:span text:style-name="T1155">f </text:span><text:span text:style-name="T1156">tome el máximo posible.</text:span><text:span text:style-name="T1157"/><text:span text:style-name="T1158"/></text:p>
      <text:p text:style-name="P414"><text:span text:style-name="T1159"/><text:span text:style-name="T1160"/><text:span text:style-name="T1161"/></text:p>
      <text:p text:style-name="P415"><text:span text:style-name="T1162">se puede comprobar que la variable x1, este acotada entre 0 y 50, mientras que x2 lo esta entre 0 y 75. por lo tanto el espacio de estados constara de 50 *75 =3750 posibilidades, que no es un numero muy elevad</text:span><text:span text:style-name="T1163">o. Es perfectamente tratable por un ordenador. Sin embargo,en este problema solo entran<text:s text:c="2"/>en juego dos variables y rango de valores posibles es muy limitado. Puede demostrarse que para mayor numero de variables y rango de valores del problema es intratable.</text:span><text:span text:style-name="T1164"/><text:span text:style-name="T1165"/></text:p>
      <text:p text:style-name="P416"><text:span text:style-name="T1166"/><text:span text:style-name="T1167"/><text:span text:style-name="T1168"/></text:p>
      <text:p text:style-name="P417"><text:span text:style-name="T1169">La función de evaluación del problema es muy evidente. Se puede usar la misma función que maximice y pueda comparar las diferentes asignaciones de variables. a mayor valor de la función, mejor sera la calidad de las funciones de las variables.</text:span><text:span text:style-name="T1170"/><text:span text:style-name="T1171"/></text:p>
      <text:p text:style-name="P418"><text:span text:style-name="T1172"/><text:span text:style-name="T1173"/><text:span text:style-name="T1174"/></text:p>
      <text:p text:style-name="P419"><text:span text:style-name="T1175">Un problema relacionado<text:s text:c="2"/></text:span><text:span text:style-name="T1176">PLE </text:span><text:span text:style-name="T1177"> es de la programación no lineal </text:span><text:span text:style-name="T1178"> (PNL)</text:span><text:span text:style-name="T1179"> en que la función o alguna de las restricciones es una función no lineal y las variables toman valores reales.</text:span><text:span text:style-name="T1180"/><text:span text:style-name="T1181"/></text:p>
      <text:p text:style-name="P420"><text:span text:style-name="T1182"/><text:span text:style-name="T1183"/><text:span text:style-name="T1184"/></text:p>
      <text:p text:style-name="P421"><text:span text:style-name="T1185">Otros Problemas</text:span><text:span text:style-name="T1186"/><text:span text:style-name="T1187"/></text:p>
      <text:p text:style-name="P422"><text:span text:style-name="T1188"/><text:span text:style-name="T1189"/><text:span text:style-name="T1190"/></text:p>
      <text:p text:style-name="P423"><text:span text:style-name="T1191">Los problemas propuestos hasta ahora no han sido escogidos al</text:span><text:span text:style-name="T1192"> azar. Son problemas bien conocidos y estudiados, ya que son problemas canónicos; es decir, cada uno de estos problemas representan y se resuelven de la misma manera que una multitud de otros problemas diferentes. En definitiva, son un modelo que permite a</text:span><text:span text:style-name="T1193">tacar la resolución de otros similares. Por ejemplo el TSP es la base de un problema con mucha mayor aplicación práctica: el problema de las rutas de vehículos o Vehicle Routing problema (VRP). Las distribuidoras de mercancías o las empresas de reparto tra</text:span><text:span text:style-name="T1194">tan siempre de optimizar las rutas de reparto, ya que esto trae un gran beneficio económico por el ahorro en recursos: tiempo, combustible, vehículos y personal. El problema consiste en, dado un numero arbitrario de clientes a los que hay que servir mercan</text:span><text:span text:style-name="T1195">cía, calcular las rutas que minimicen el número de vehículos necesarios y el número de kilómetros recorridos por cada vehículo. Al resolver el problema de la ruta de vehículos hay que tener en cuenta que las rutas pueden tener asociadas restricciones como:</text:span><text:span text:style-name="T1196"/><text:span text:style-name="T1197"/></text:p>
      <text:p text:style-name="P424"><text:span text:style-name="T1198"/><text:span text:style-name="T1199"/><text:span text:style-name="T1200"/></text:p>
      <text:p text:style-name="P425"><text:span text:style-name="T1201">-<text:tab/>Carga máxima de los vehículos: dependiendo de la cantidad, peso, volumen de los pedidos de cada cliente, un vehículo podrá atender a más o menos clientes en un viaje.</text:span><text:span text:style-name="T1202"/><text:span text:style-name="T1203"/></text:p>
      <text:p text:style-name="P426"><text:span text:style-name="T1204">-<text:tab/>Horario de los clientes: la</text:span><text:span text:style-name="T1205">s rutas tienen que diseñarse de acuerdo con los horarios de los clientes. De nada sirve que la ruta sea optima si el transportista, que suele cobrar por horas, tiene que esperar una hora a que habrá el comercio del cliente para poder entregar la mercancía.</text:span><text:span text:style-name="T1206"/><text:span text:style-name="T1207"/></text:p>
      <text:p text:style-name="P427"><text:span text:style-name="T1208">-<text:tab/>Horario del transportista: Los transportistas pueden limitarse a solo la distancia recorrida o el tiempo de trabajo que pueden realizar sin descansar.</text:span><text:span text:style-name="T1209"/><text:span text:style-name="T1210"/></text:p>
      <text:p text:style-name="P428"><text:span text:style-name="T1211">-<text:tab/>Preferencia: algunos clientes pueden ser más importantes que otros y por lo tanto es posible que se interese entregarles antes de los demás.</text:span><text:span text:style-name="T1212"/><text:span text:style-name="T1213"/></text:p>
      <text:p text:style-name="P429"><text:span text:style-name="T1214">-<text:tab/>Número de almacenes: hay que tener en cuenta que almacenes surten a cada cliente en concreto.</text:span><text:span text:style-name="T1215"/><text:span text:style-name="T1216"/></text:p>
      <text:p text:style-name="P430"><text:span text:style-name="T1217">-<text:tab/>Recarga: Otra condicionante es si los vehículos cargan la mercancía una vez o pueden volver al almacén a volver a cargar más mercancía.</text:span><text:span text:style-name="T1218"/><text:span text:style-name="T1219"/></text:p>
      <text:p text:style-name="P431"><text:span text:style-name="T1220"/><text:span text:style-name="T1221"/><text:span text:style-name="T1222"/></text:p>
      <text:p text:style-name="P432"><text:span text:style-name="T1223">Evidentemente, si se puede presidir de un vehículo, la empresa se ahorra un transportista y a menor número de kilómetros, mayor ahorro de combustible.</text:span><text:span text:style-name="T1224"/><text:span text:style-name="T1225"/></text:p>
      <text:p text:style-name="P433"><text:span text:style-name="T1226"/><text:span text:style-name="T1227"/><text:span text:style-name="T1228"/></text:p>
      <text:p text:style-name="P434"><text:span text:style-name="T1229"/><text:span text:style-name="T1230"/><text:span text:style-name="T1231"/></text:p>
      <text:p text:style-name="P435"><text:span text:style-name="T1232">A lo largo de este curso se presentaran técnicas que permitan liderar con la complejidad implícita de estos problemas y resolverlos, o al menos conseguir aproximaciones lo suficientemente buenas para ser aceptadas.</text:span><text:span text:style-name="T1233"/><text:span text:style-name="T1234"/></text:p>
      <text:p text:style-name="P436"><text:span text:style-name="T1235"/><text:span text:style-name="T1236"/><text:span text:style-name="T1237"/></text:p>
      <text:p text:style-name="P437"><text:span text:style-name="T1238">Pero la IA trata de resolver muchos mas problemas y de distinta índole, estos son algunas técnicas de IA con resultado comprometedor.</text:span><text:span text:style-name="T1239"/><text:span text:style-name="T1240"/></text:p>
      <text:p text:style-name="P438"><text:span text:style-name="T1241"/><text:span text:style-name="T1242"/><text:span text:style-name="T1243"/></text:p>
      <text:p text:style-name="P439"><text:span text:style-name="T1244">- Minería de Datos</text:span><text:span text:style-name="T1245"/><text:span text:style-name="T1246"/></text:p>
      <text:p text:style-name="P440"><text:span text:style-name="T1247">- Reconocimiento del Habla</text:span><text:span text:style-name="T1248"/><text:span text:style-name="T1249"/></text:p>
      <text:p text:style-name="P441"><text:span text:style-name="T1250">- Reconocimiento de escritura</text:span><text:span text:style-name="T1251"/><text:span text:style-name="T1252"/></text:p>
      <text:p text:style-name="P442"><text:span text:style-name="T1253">- Visión Artificial</text:span><text:span text:style-name="T1254"/><text:span text:style-name="T1255"/></text:p>
      <text:p text:style-name="P443"><text:span text:style-name="T1256">- </text:span><text:span text:style-name="T1257">Diagnostico Medico</text:span><text:span text:style-name="T1258"/><text:span text:style-name="T1259"/></text:p>
      <text:p text:style-name="P444"><text:span text:style-name="T1260">- Robótica</text:span><text:span text:style-name="T1261"/><text:span text:style-name="T1262"/></text:p>
      <text:p text:style-name="P445"><text:span text:style-name="T1263">- Entornos industriales</text:span><text:span text:style-name="T1264"/><text:span text:style-name="T1265"/></text:p>
      <text:p text:style-name="P446"><text:span text:style-name="T1266">- Planificación y control</text:span><text:span text:style-name="T1267"/><text:span text:style-name="T1268"/></text:p>
      <text:p text:style-name="P447"><text:span text:style-name="T1269">- Videojuegos</text:span><text:span text:style-name="T1270"/><text:span text:style-name="T1271"/></text:p>
      <text:p text:style-name="P448"><text:span text:style-name="T1272">- Seguridad (Rust)</text:span><text:span text:style-name="T1273"/><text:span text:style-name="T1274"/></text:p>
      <text:p text:style-name="P449"><text:span text:style-name="T1275">- Predicciones Financieras</text:span><text:span text:style-name="T1276"/><text:span text:style-name="T1277"/></text:p>
      <text:p text:style-name="P450"><text:span text:style-name="T1278">- Predicciones de Catástrofes</text:span><text:span text:style-name="T1279"/><text:span text:style-name="T1280"/></text:p>
      <text:p text:style-name="P451"><text:span text:style-name="T1281">- Marketing especializado</text:span><text:span text:style-name="T1282"/><text:span text:style-name="T1283"/></text:p>
      <text:p text:style-name="P452"><text:span text:style-name="T1284"/><text:span text:style-name="T1285"/><text:span text:style-name="T1286"/></text:p>
      <text:p text:style-name="P453"><text:span text:style-name="T1287"/><text:span text:style-name="T1288"/><text:span text:style-name="T1289"/></text:p>
      <text:p text:style-name="P454"><text:span text:style-name="T1290"/><text:span text:style-name="T1291"/><text:span text:style-name="T1292"/></text:p>
      <text:p text:style-name="P455"><text:span text:style-name="T1293"/><text:span text:style-name="T1294"/><text:span text:style-name="T1295"/></text:p>
      <text:p text:style-name="P456"><text:span text:style-name="T1296"/><text:span text:style-name="T1297"/><text:span text:style-name="T1298"/></text:p>
      <text:p text:style-name="P457"><text:span text:style-name="T1299">BÚSQUEDA NO INFORMADA</text:span><text:span text:style-name="T1300"/><text:span text:style-name="T1301"/></text:p>
      <text:p text:style-name="P458"><text:span text:style-name="T1302"/><text:span text:style-name="T1303"/><text:span text:style-name="T1304"/></text:p>
      <text:p text:style-name="P459"><text:span text:style-name="T1305">Las técnicas que se presentan a continuación son conocidas de forma genérica como </text:span><text:span text:style-name="T1306">búsqueda, </text:span><text:span text:style-name="T1307"> ya que pretenden encontrar una solución valida dentro de estados.</text:span><text:span text:style-name="T1308"/><text:span text:style-name="T1309"/></text:p>
      <text:p text:style-name="P460"><text:span text:style-name="T1310"/><text:span text:style-name="T1311"/><text:span text:style-name="T1312"/></text:p>
      <text:p text:style-name="P461"><text:span text:style-name="T1313">En concreto, las que se analizaran en este tema se denomina técnicas de </text:span><text:span text:style-name="T1314">búsqueda no informada </text:span><text:span text:style-name="T1315"> debido a que el problema que se quiere resolver no ofrece ninguna información </text:span><text:span text:style-name="T1316">adicional que ayude a encontrar una solución mas rápida, mas allá de la que proporciona el propio enunciado.</text:span><text:span text:style-name="T1317"/><text:span text:style-name="T1318"/></text:p>
      <text:p text:style-name="P462"><text:span text:style-name="T1319"/><text:span text:style-name="T1320"/><text:span text:style-name="T1321"/></text:p>
      <text:p text:style-name="P463"><text:span text:style-name="T1322">Retomemos el problema de encontrar la ruta mas corta por carretera entre dos ciudades. El problema proporcional</text:span><text:span text:style-name="T1323"> de información sobre el riesgo de la búsqueda; es decir su función de evaluación que permite conocer la calidad de un estado en comparación a otros. Esto permite cierto margen de maniobra en la toma de decisiones durante la búsqueda para mejorar el proces</text:span><text:span text:style-name="T1324">o. Por ejemplo; su</text:span><text:span text:style-name="T1325">póngase que en el proceso de búsqueda se tienen a medio construir una ruta en el que por el momento actual tiene 1,200km (Todavía no es una solución completa porque la solución no llega al destino). Sin embargo, en una ruta de las analizadas anteriormente </text:span><text:span text:style-name="T1326">se había encontrado una ruta valida con 1,112km. En este caso, se puede abortar la búsqueda actual, ya que se sabe que sera peor que otra que ya se había evaluado anteriormente. Cuando se tiene información que ayuda a guiar la búsqueda de usan técnicas de </text:span><text:span text:style-name="T1327">búsqueda informada</text:span><text:span text:style-name="T1328"> que serán tratadas mas adelante.</text:span><text:span text:style-name="T1329"/><text:span text:style-name="T1330"/></text:p>
      <text:p text:style-name="P464"><text:span text:style-name="T1331"/><text:span text:style-name="T1332"/><text:span text:style-name="T1333"/></text:p>
      <text:p text:style-name="P465"><text:span text:style-name="T1334">C</text:span><text:span text:style-name="T1335">omo ejemplo para búsqueda no informada, imaginemos que se han perdido las llaves del coche, se sabe que están en una habitación de la casa, pero no se sabe na</text:span><text:span text:style-name="T1336">da mas. En este caso no queda mas remedio que realizar la búsqueda por toda la habitación hasta encontrarla. Ningún otro dato permite guiar la búsqueda. En este caso solo se usaran técnicas de búsqueda no informada, también conocida como búsqueda a ciegas.</text:span><text:span text:style-name="T1337"/><text:span text:style-name="T1338"/></text:p>
      <text:p text:style-name="P466"><text:span text:style-name="T1339"/><text:span text:style-name="T1340"/><text:span text:style-name="T1341"/></text:p>
      <text:p text:style-name="P467"><text:span text:style-name="T1342">El siguiente ejemplo ayudara a representar algunos conceptos importantes. Un Puzzle lineal es un puzzle para niños con grandes piezas, se llama puzzle lineal porque todas sus piezas solo pueden unirse en una linea como el siguiente ejemplo.</text:span><text:span text:style-name="T1343"/><text:span text:style-name="T1344"/></text:p>
      <text:p text:style-name="P468"><text:span text:style-name="T1345"/><text:span text:style-name="T1346"/><text:span text:style-name="T1347"/></text:p>
      <table:table table:style-name="ta7">
        <table:table-columns>
          <table:table-column table:style-name="co21"/>
          <table:table-column table:style-name="co22"/>
          <table:table-column table:style-name="co23"/>
          <table:table-column table:style-name="co24"/>
        </table:table-columns>
        <table:table-row table:style-name="ro25" table:default-cell-style-name="ce94">
          <table:table-cell table:style-name="ce95">
            <text:p text:style-name="P469"><text:span text:style-name="T1348">1</text:span><text:span text:style-name="T1349"/><text:span text:style-name="T1350"/></text:p>
          </table:table-cell>
          <table:table-cell table:style-name="ce96">
            <text:p text:style-name="P470"><text:span text:style-name="T1351">2</text:span><text:span text:style-name="T1352"/><text:span text:style-name="T1353"/></text:p>
          </table:table-cell>
          <table:table-cell table:style-name="ce97">
            <text:p text:style-name="P471"><text:span text:style-name="T1354">3</text:span><text:span text:style-name="T1355"/><text:span text:style-name="T1356"/></text:p>
          </table:table-cell>
          <table:table-cell table:style-name="ce98">
            <text:p text:style-name="P472"><text:span text:style-name="T1357">4</text:span><text:span text:style-name="T1358"/><text:span text:style-name="T1359"/></text:p>
          </table:table-cell>
        </table:table-row>
      </table:table>
      <text:p text:style-name="P473"><text:span text:style-name="T1360"/><text:span text:style-name="T1361"/><text:span text:style-name="T1362"/></text:p>
      <text:p text:style-name="P474"><text:span text:style-name="T1363">Realmente se podría sacar ventaja de algunas cuestiones, como por</text:span><text:span text:style-name="T1364"> ejemplo, la forma de las piezas para probar algunas de las técnicas de búsqueda informada que se verán en el próximo tema. Sin embargo, en este ejemplo, se supone que todas las piezas son exactamente cuadradas y encajan una con otra sin importar el orden.</text:span><text:span text:style-name="T1365"/><text:span text:style-name="T1366"/></text:p>
      <text:p text:style-name="P475"><text:span text:style-name="T1367"/><text:span text:style-name="T1368"/><text:span text:style-name="T1369"/></text:p>
      <text:p text:style-name="P476"><text:span text:style-name="T1370">Antes de abordar la solución, hay que hacer algunas preguntas que ayuden a definir el problema.</text:span><text:span text:style-name="T1371"/><text:span text:style-name="T1372"/></text:p>
      <text:p text:style-name="P477"><text:span text:style-name="T1373"/><text:span text:style-name="T1374"/><text:span text:style-name="T1375"/></text:p>
      <text:p text:style-name="P478"><text:span text:style-name="T1376">- ¿Cuál es el espacio de estado del problema?</text:span><text:span text:style-name="T1377"/><text:span text:style-name="T1378"/></text:p>
      <text:p text:style-name="P479"><text:span text:style-name="T1379">- ¿Cual es el estado inicial y final (Objetivo)?</text:span><text:span text:style-name="T1380"/><text:span text:style-name="T1381"/></text:p>
      <text:p text:style-name="P480"><text:span text:style-name="T1382">- ¿Que operación nos permite pasar de un estado a otro?</text:span><text:span text:style-name="T1383"/><text:span text:style-name="T1384"/></text:p>
      <text:p text:style-name="P481"><text:span text:style-name="T1385"/><text:span text:style-name="T1386"/><text:span text:style-name="T1387"/></text:p>
      <table:table table:style-name="ta8">
        <table:table-columns>
          <table:table-column table:style-name="co25"/>
          <table:table-column table:style-name="co26"/>
          <table:table-column table:style-name="co27"/>
          <table:table-column table:style-name="co28"/>
        </table:table-columns>
        <table:table-row table:style-name="ro26" table:default-cell-style-name="ce99">
          <table:table-cell table:style-name="ce100">
            <text:p text:style-name="P482"><text:span text:style-name="T1388">1</text:span><text:span text:style-name="T1389"/><text:span text:style-name="T1390"/></text:p>
          </table:table-cell>
          <table:table-cell table:style-name="ce101">
            <text:p text:style-name="P483"><text:span text:style-name="T1391">2</text:span><text:span text:style-name="T1392"/><text:span text:style-name="T1393"/></text:p>
          </table:table-cell>
          <table:table-cell table:style-name="ce102">
            <text:p text:style-name="P484"><text:span text:style-name="T1394">3</text:span><text:span text:style-name="T1395"/><text:span text:style-name="T1396"/></text:p>
          </table:table-cell>
          <table:table-cell table:style-name="ce103">
            <text:p text:style-name="P485"><text:span text:style-name="T1397">4</text:span><text:span text:style-name="T1398"/><text:span text:style-name="T1399"/></text:p>
          </table:table-cell>
        </table:table-row>
      </table:table>
      <text:p text:style-name="P486"><text:span text:style-name="T1400"/><text:span text:style-name="T1401"/><text:span text:style-name="T1402"/></text:p>
      <text:p text:style-name="P487"><text:span text:style-name="T1403">E</text:span><text:span text:style-name="T1404">n </text:span><text:span text:style-name="T1405">cuanto al espacio de estados, un estado puede ser cualquier ordenación posible de cuatro piezas, así que se tendrán 4!=24 posibles estados. Aunque como se ha analizado previamente se puede saber que a mayor numero de piezas se volvería problema intratable.</text:span><text:span text:style-name="T1406"/><text:span text:style-name="T1407"/></text:p>
      <text:p text:style-name="P488"><text:span text:style-name="T1408"/><text:span text:style-name="T1409"/><text:span text:style-name="T1410"/></text:p>
      <text:p text:style-name="P489"><text:span text:style-name="T1411">Es necesario definir una </text:span><text:span text:style-name="T1412">operación </text:span><text:span text:style-name="T1413">que permita ir explorando los posibles estados. Una operación básica es intercambiar dos piezas continuas. Para el caso del Puzzle de 4 elementos, se tendrán 3 operaciones posibles.</text:span><text:span text:style-name="T1414"/><text:span text:style-name="T1415"/></text:p>
      <text:p text:style-name="P490"><text:span text:style-name="T1416">- Intercambiar las dos piezas de la derecha: Operación </text:span><text:span text:style-name="T1417">D.</text:span><text:span text:style-name="T1418"/><text:span text:style-name="T1419"/></text:p>
      <text:p text:style-name="P491"><text:span text:style-name="T1420">- Intercambiar las dos piezas centrales: Operación </text:span><text:span text:style-name="T1421">C.</text:span><text:span text:style-name="T1422"/><text:span text:style-name="T1423"/></text:p>
      <text:p text:style-name="P492"><text:span text:style-name="T1424">- Intercambiar las dos piezas de la izquierda: Operación</text:span><text:span text:style-name="T1425"> I.</text:span><text:span text:style-name="T1426"/><text:span text:style-name="T1427"/></text:p>
      <text:p text:style-name="P493"><text:span text:style-name="T1428"/><text:span text:style-name="T1429"/><text:span text:style-name="T1430"/></text:p>
      <text:p text:style-name="P494"><text:span text:style-name="T1431">Por ultimo de necesita una operación de evaluación. La mas lógica seria que evaluara cuantas piezas hay, bien colocadas, pero como se quiere mostrar las técnicas </text:span><text:span text:style-name="T1432">de búsqueda no informada, es necesario obviar ese dato y mostrar la función de evaluación. Esto comprobara se se ha llegado al estado objetivo o no. en el siguiente tema se retomara este mismo problema para resolverlo usando técnicas de búsqueda informada.</text:span><text:span text:style-name="T1433"/><text:span text:style-name="T1434"/></text:p>
      <text:p text:style-name="P495"><text:span text:style-name="T1435"/><text:span text:style-name="T1436"/><text:span text:style-name="T1437"/></text:p>
      <text:p text:style-name="P496"><text:span text:style-name="T1438">R</text:span><text:span text:style-name="T1439">EPRESENTACIÓN DE ESTADOS: ÁRBOLES Y GRAFOS </text:span><text:span text:style-name="T1440"/><text:span text:style-name="T1441"/></text:p>
      <text:p text:style-name="P497"><text:span text:style-name="T1442"/><text:span text:style-name="T1443"/><text:span text:style-name="T1444"/></text:p>
      <text:p text:style-name="P498"><text:span text:style-name="T1445">Ahora se sabe algo mas sobre el problema, se necesita plantear otras cuestiones referentes a la implementación para la solución en el ordenador. L</text:span><text:span text:style-name="T1446">a primera y la mas básica es: como se representa el Puzzle y sus estados en un programita? Parece una buena idea representar el puzzle como un array de números enteros con una dimensión de 4. Usando esta representación algunos posibles estados podrían ser:</text:span><text:span text:style-name="T1447"/><text:span text:style-name="T1448"/></text:p>
      <text:p text:style-name="P499"><text:span text:style-name="T1449"/><text:span text:style-name="T1450"/><text:span text:style-name="T1451"/></text:p>
      <text:p text:style-name="P500"><text:span text:style-name="T1452">[2,1,4,3]</text:span><text:span text:style-name="T1453"/><text:span text:style-name="T1454"/></text:p>
      <text:p text:style-name="P501"><text:span text:style-name="T1455">[1,2,4,3]</text:span><text:span text:style-name="T1456"/><text:span text:style-name="T1457"/></text:p>
      <text:p text:style-name="P502"><text:span text:style-name="T1458">[4,2,3,1]</text:span><text:span text:style-name="T1459"/><text:span text:style-name="T1460"/></text:p>
      <text:p text:style-name="P503"><text:span text:style-name="T1461"/><text:span text:style-name="T1462"/><text:span text:style-name="T1463"/></text:p>
      <text:p text:style-name="P504"><text:span text:style-name="T1464">Cualquiera de ellos es valido. Si se aplica cada uno de los operadores que se han definido (I,C,D) los arreglos se transformaran de la siguiente manera:</text:span><text:span text:style-name="T1465"/><text:span text:style-name="T1466"/></text:p>
      <text:p text:style-name="P505"><text:span text:style-name="T1467"/><text:span/><draw:line draw:name="Línea horizontal 14" draw:style-name="gr130" draw:z-index="136" text:anchor-type="paragraph" svg:x1="6.946cm" svg:x2="8.708cm" svg:y1="0.1981cm" svg:y2="0.2334cm"/><text:span text:style-name="T1468">[2,1,4,3]<text:s text:c="16"/>[1,2,4,3] </text:span><text:span text:style-name="T1469">Operador I</text:span><text:span text:style-name="T1470"/><text:span text:style-name="T1471"/></text:p>
      <text:p text:style-name="P506"><text:span text:style-name="T1472"/><text:span/><draw:line draw:name="Línea horizontal 15" draw:style-name="gr131" draw:z-index="137" text:anchor-type="paragraph" svg:x1="6.92cm" svg:x2="8.683cm" svg:y1="0.24cm" svg:y2="0.2753cm"/><text:span text:style-name="T1473">[1,2,4,3]<text:s text:c="17"/>[1,4,2,3] </text:span><text:span text:style-name="T1474">Operador C</text:span><text:span text:style-name="T1475"/><text:span text:style-name="T1476"/></text:p>
      <text:p text:style-name="P507"><text:span text:style-name="T1477"/><text:span/><draw:line draw:name="Línea horizontal 16" draw:style-name="gr132" draw:z-index="138" text:anchor-type="paragraph" svg:x1="6.919cm" svg:x2="8.684cm" svg:y1="0.282cm" svg:y2="0.3173cm"/><text:span text:style-name="T1478">[4,2,3,1]<text:s text:c="17"/>[4,</text:span><text:span text:style-name="T1479">2</text:span><text:span text:style-name="T1480">,3,</text:span><text:span text:style-name="T1481">1</text:span><text:span text:style-name="T1482">] </text:span><text:span text:style-name="T1483">Operador D</text:span><text:span text:style-name="T1484"/><text:span text:style-name="T1485"/></text:p>
      <text:p text:style-name="P508"><text:span text:style-name="T1486"/><text:span text:style-name="T1487"/><text:span text:style-name="T1488"/></text:p>
      <text:p text:style-name="P509"><text:span text:style-name="T1489">La forma de representar los estados y el resultado de aplicar un operador es un árbol que muestra como evolucionan los estados al ir aplicando los operadores que se han definido.</text:span><text:span text:style-name="T1490"/><text:span text:style-name="T1491"/></text:p>
      <text:p text:style-name="P510"><text:span text:style-name="T1492"/><text:span text:style-name="T1493"/><text:span text:style-name="T1494"/></text:p>
      <text:p text:style-name="P511"><text:span text:style-name="T1495"/><text:span text:style-name="T1496"/><text:span text:style-name="T1497"/></text:p>
      <text:p text:style-name="P512"><text:span text:style-name="T1498">TAREA: generar la complejidad de estados partiendo del 1,2,3,4 (24)</text:span><text:span text:style-name="T1499"/><text:span text:style-name="T1500"/></text:p>
      <text:p text:style-name="P513"><text:span text:style-name="T1501">[1,2,3,4] (Estado Inicial)</text:span><text:span text:style-name="T1502"/><text:span text:style-name="T1503"/></text:p>
      <table:table table:style-name="ta9">
        <table:table-columns>
          <table:table-column table:style-name="co29"/>
        </table:table-columns>
        <table:table-row table:style-name="ro27" table:default-cell-style-name="ce104">
          <table:table-cell table:style-name="ce105">
            <text:p text:style-name="P514"><text:span text:style-name="T1504">[2,1,3,4],[1,3,2,4],[1,2,4,3]</text:span><text:span text:style-name="T1505"/><text:span text:style-name="T1506"/></text:p>
          </table:table-cell>
        </table:table-row>
      </table:table>
      <text:p text:style-name="P515"><text:span text:style-name="T1507">[2,3,1,4],[2,1,4,3],[3,1,2,4],[1,3,4,2],[1,4,2,3]</text:span><text:span text:style-name="T1508"/><text:span text:style-name="T1509"/></text:p>
      <text:p text:style-name="P516"><text:span text:style-name="T1510">[3,2,1,4],[2,3,4,1],[2,4,1,3],[3,1,4,2],[1,4,3,2],[4,1,2,3]</text:span><text:span text:style-name="T1511"/><text:span text:style-name="T1512"/></text:p>
      <table:table table:style-name="ta10">
        <table:table-columns>
          <table:table-column table:style-name="co30"/>
        </table:table-columns>
        <table:table-row table:style-name="ro28" table:default-cell-style-name="ce106">
          <table:table-cell table:style-name="ce107">
            <text:p text:style-name="P517"><text:span text:style-name="T1513">[3,2,4,1],[2,4,3,1],[4,2,1,3],[3,4,1,2],[4,1,3,2]</text:span><text:span text:style-name="T1514"/><text:span text:style-name="T1515"/></text:p>
          </table:table-cell>
        </table:table-row>
      </table:table>
      <text:p text:style-name="P518"><text:span text:style-name="T1516">[3,4,2,1],[4,2,3,1],[4,3,1,2]</text:span><text:span text:style-name="T1517"/><text:span text:style-name="T1518"/></text:p>
      <table:table table:style-name="ta11">
        <table:table-columns>
          <table:table-column table:style-name="co31"/>
        </table:table-columns>
        <table:table-row table:style-name="ro29" table:default-cell-style-name="ce108">
          <table:table-cell table:style-name="ce109">
            <text:p text:style-name="P519"><text:span text:style-name="T1519">[4,3,2,1] (Estado más alejado o "invertido")</text:span><text:span text:style-name="T1520"/><text:span text:style-name="T1521"/></text:p>
          </table:table-cell>
        </table:table-row>
      </table:table>
      <text:p text:style-name="P520"><text:span text:style-name="T1522"/><text:span text:style-name="T1523"/><text:span text:style-name="T1524"/></text:p>
      <text:p text:style-name="P521"><text:span text:style-name="T1525"/><text:span text:style-name="T1526"/><text:span text:style-name="T1527"/></text:p>
      <text:p text:style-name="P522"><text:span text:style-name="T1528"/><text:span text:style-name="T1529"/><text:span text:style-name="T1530"/></text:p>
      <text:p text:style-name="P523"><text:span text:style-name="T1531"/><text:span text:style-name="T1532"/><text:span text:style-name="T1533"/></text:p>
      <text:p text:style-name="P524"><text:span text:style-name="T1534"/><text:span text:style-name="T1535"/><text:span text:style-name="T1536"/></text:p>
      <text:p text:style-name="P525"><text:span text:style-name="T1537"/><text:span text:style-name="T1538"/><text:span text:style-name="T1539"/></text:p>
      <text:p text:style-name="P526"><text:span text:style-name="T1540"/><text:span text:style-name="T1541"/><text:span text:style-name="T1542"/></text:p>
      <text:p text:style-name="P527"><text:span text:style-name="T1543"/><text:span text:style-name="T1544"/><text:span text:style-name="T1545"/></text:p>
      <text:p text:style-name="P528"><text:span text:style-name="T1546"/><text:span text:style-name="T1547"/><text:span text:style-name="T1548"/></text:p>
      <text:p text:style-name="P529"><text:span text:style-name="T1549"/><text:span text:style-name="T1550"/><text:span text:style-name="T1551"/></text:p>
      <text:p text:style-name="P530"><text:span text:style-name="T1552"/><text:span text:style-name="T1553"/><text:span text:style-name="T1554"/></text:p>
      <text:p text:style-name="P531"><text:span text:style-name="T1555"/><text:span text:style-name="T1556"/><text:span text:style-name="T1557"/></text:p>
      <text:p text:style-name="P532"><text:span text:style-name="T1558"/><text:span text:style-name="T1559"/><text:span text:style-name="T1560"/></text:p>
      <text:p text:style-name="P533"><text:span text:style-name="T1561">Dentro de la nomenclatura usada en la teoría de árboles y grafos, se llamarán </text:span><text:span text:style-name="T1562">nodo </text:span><text:span text:style-name="T1563"> a cada uno de los estados. A los nodos resultantes después de aplicar los operadores se le llamaran </text:span><text:span text:style-name="T1564">hijos</text:span><text:span text:style-name="T1565"> y al nodo que generan los hijos se les llamará </text:span><text:span text:style-name="T1566">Padre.</text:span><text:span text:style-name="T1567"> Todos los nodos hijos del mismo padre se le denominan </text:span><text:span text:style-name="T1568">hermanos. </text:span><text:span text:style-name="T1569"> El nodo superior es el único que no tiene padre, se le llamará nodo </text:span><text:span text:style-name="T1570">raíz. </text:span><text:span text:style-name="T1571"> En este caso se corresponde con el estado inicial [3,1,2,4]. a un nodo que no tiene hijos se le llamará </text:span><text:span text:style-name="T1572">hoja. </text:span><text:span text:style-name="T1573"> Un nodo que no tenga padre y al menos un hijo se le llamará </text:span><text:span text:style-name="T1574"> rama. </text:span><text:span text:style-name="T1575"/><text:span text:style-name="T1576"/></text:p>
      <text:p text:style-name="P534"><text:span text:style-name="T1577"/><text:span text:style-name="T1578"/><text:span text:style-name="T1579"/></text:p>
      <text:p text:style-name="P535"><text:span text:style-name="T1580">Como se tienen tres operadores, al aplicarlo a un nodo, en este caso se dice que el árbol tiene un </text:span><text:span text:style-name="T1581">factor de ramificación </text:span><text:span text:style-name="T1582">de 3, ademas cada vez que se aplica un operador se dice que se ha descendido un </text:span><text:span text:style-name="T1583">nivel </text:span><text:span text:style-name="T1584"> en la jerarquizar del árbol. </text:span><text:span text:style-name="T1585"/><text:span text:style-name="T1586"/></text:p>
      <text:p text:style-name="P536"><text:span text:style-name="T1587"/><text:span text:style-name="T1588"/><text:span text:style-name="T1589"/></text:p>
      <text:p text:style-name="P537"><text:span text:style-name="T1590">Si se observa el desarrollo del árbol, puede comprobarse que hay estados que son iguales.</text:span><text:span text:style-name="T1591"/><text:span text:style-name="T1592"/></text:p>
      <text:p text:style-name="P538"><text:span text:style-name="T1593">Por ej</text:span><text:span text:style-name="T1594">emplo: si el estado inicial aplica el operador D y únicamente se vuelve a aplicar de nuevo se obtiene el estado inicial, en este caso se pueden moldear los estados como un grafo, que es una estructura similar al árbol pero que tiene dos ciclos. Los grafos </text:span><text:span text:style-name="T1595">suelen representarse uniendo sus nodos con lineas o flechas curvas si se puede pasar de un estado a otro en ambos sentidos se usara una linea. Sin embargo la transición de un estado a otro solo puede darse en un sentido, se usara una flecha para iniciarlo.</text:span><text:span text:style-name="T1596"/><text:span text:style-name="T1597"/></text:p>
      <text:p text:style-name="P539"><text:span text:style-name="T1598"/><text:span text:style-name="T1599"/><text:span text:style-name="T1600"/></text:p>
      <text:p text:style-name="P540"><text:span text:style-name="T1601">Cuando el desarrollo se encuentra en ciclos, como ha pasado en este caso, la busqueda de la solucion podria no encontrarse nunca, ya que el programa podria quedar indefinidamente en esos ciclo. </text:span><text:span text:style-name="T1602">Por lo que se tendra que evitarlos, una fomra habitual de hacerlo es “recordar” que nodo se han visitado almacenándolos en memoria y cada vez que se llegue a un nuevo nodo, comprobar que se ha visitado con anterioridad.</text:span><text:span text:style-name="T1603"/><text:span text:style-name="T1604"/></text:p>
      <text:p text:style-name="P541"><text:span text:style-name="T1605"/><text:span/><draw:custom-shape draw:name="Forma 21" draw:style-name="gr133" draw:z-index="139" text:anchor-type="paragraph" svg:width="1.521cm" svg:height="1.422cm" svg:x="8.244cm" svg:y="0.3cm"><draw:enhanced-geometry svg:viewBox="0 0 880110 1583055" draw:type="ooxml-circularArrow" draw:text-areas="?f48 ?f50 ?f49 ?f51" draw:modifiers="12500 1142319 20457681 10800000 12500 " draw:enhanced-path="M 534468 1430865 A ?f91 ?f92 ?f93 ?f94 534468 1430865 ?f88 ?f90  W ?f95 ?f96 ?f97 ?f98 534468 1430865 ?f88 ?f90 L 853493 790375 695381 939240 547047 613089 643004 668602 A ?f138 ?f139 ?f140 ?f141 643004 668602 ?f135 ?f137  W ?f142 ?f143 ?f144 ?f145 643004 668602 ?f135 ?f137 Z N" draw:glue-points="?f40 ?f41 ?f42 ?f43 ?f44 ?f45 ?f46 ?f4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880110"/><draw:equation draw:name="f11" draw:formula="?f6 / 1583055"/><draw:equation draw:name="f12" draw:formula="695381 - 440055"/><draw:equation draw:name="f13" draw:formula="939240 - 791527"/><draw:equation draw:name="f14" draw:formula="sqrt(?f12 * ?f12 + ?f13 * ?f13 + 0 * 0)"/><draw:equation draw:name="f15" draw:formula="atan2(?f12, ?f13)"/><draw:equation draw:name="f16" draw:formula="?f15 + ?f1"/><draw:equation draw:name="f17" draw:formula="?f16 * ?f9 / ?f0"/><draw:equation draw:name="f18" draw:formula="0 - ?f17"/><draw:equation draw:name="f19" draw:formula="534468 - 440055"/><draw:equation draw:name="f20" draw:formula="1430865 - 791527"/><draw:equation draw:name="f21" draw:formula="sqrt(?f19 * ?f19 + ?f20 * ?f20 + 0 * 0)"/><draw:equation draw:name="f22" draw:formula="atan2(?f19, ?f20)"/><draw:equation draw:name="f23" draw:formula="?f22 + ?f1"/><draw:equation draw:name="f24" draw:formula="?f23 * ?f9 / ?f0"/><draw:equation draw:name="f25" draw:formula="0 - ?f24"/><draw:equation draw:name="f26" draw:formula="756945 - 440055"/><draw:equation draw:name="f27" draw:formula="734520 - 791527"/><draw:equation draw:name="f28" draw:formula="sqrt(?f26 * ?f26 + ?f27 * ?f27 + 0 * 0)"/><draw:equation draw:name="f29" draw:formula="atan2(?f26, ?f27)"/><draw:equation draw:name="f30" draw:formula="?f29 + ?f1"/><draw:equation draw:name="f31" draw:formula="?f30 * ?f9 / ?f0"/><draw:equation draw:name="f32" draw:formula="0 - ?f31"/><draw:equation draw:name="f33" draw:formula="547047 - 440055"/><draw:equation draw:name="f34" draw:formula="613089 - 791527"/><draw:equation draw:name="f35" draw:formula="sqrt(?f33 * ?f33 + ?f34 * ?f34 + 0 * 0)"/><draw:equation draw:name="f36" draw:formula="atan2(?f33, ?f34)"/><draw:equation draw:name="f37" draw:formula="?f36 + ?f1"/><draw:equation draw:name="f38" draw:formula="?f37 * ?f9 / ?f0"/><draw:equation draw:name="f39" draw:formula="0 - ?f38"/><draw:equation draw:name="f40" draw:formula="525840 / ?f10"/><draw:equation draw:name="f41" draw:formula="1372440 / ?f11"/><draw:equation draw:name="f42" draw:formula="853493 / ?f10"/><draw:equation draw:name="f43" draw:formula="790375 / ?f11"/><draw:equation draw:name="f44" draw:formula="695381 / ?f10"/><draw:equation draw:name="f45" draw:formula="939240 / ?f11"/><draw:equation draw:name="f46" draw:formula="547047 / ?f10"/><draw:equation draw:name="f47" draw:formula="613089 / ?f11"/><draw:equation draw:name="f48" draw:formula="215163 / ?f10"/><draw:equation draw:name="f49" draw:formula="664947 / ?f10"/><draw:equation draw:name="f50" draw:formula="318107 / ?f11"/><draw:equation draw:name="f51" draw:formula="1264948 / ?f11"/><draw:equation draw:name="f52" draw:formula="21550000 - 16092125"/><draw:equation draw:name="f53" draw:formula="if(?f52, 16092125, 21550000)"/><draw:equation draw:name="f54" draw:formula="-21550000 - ?f53"/><draw:equation draw:name="f55" draw:formula="if(?f54, -21550000, ?f53)"/><draw:equation draw:name="f56" draw:formula="4895979 + ?f55"/><draw:equation draw:name="f57" draw:formula="4895979 + ?f1"/><draw:equation draw:name="f58" draw:formula="?f57 * ?f8 / ?f0"/><draw:equation draw:name="f59" draw:formula="0 - ?f58"/><draw:equation draw:name="f60" draw:formula="cos(?f59)"/><draw:equation draw:name="f61" draw:formula="0 - ?f60"/><draw:equation draw:name="f62" draw:formula="?f61 * 318045"/><draw:equation draw:name="f63" draw:formula="sin(?f59)"/><draw:equation draw:name="f64" draw:formula="0 - ?f63"/><draw:equation draw:name="f65" draw:formula="?f64 * 669518"/><draw:equation draw:name="f66" draw:formula="sqrt(?f62 * ?f62 + ?f65 * ?f65 + 0 * 0)"/><draw:equation draw:name="f67" draw:formula="318045 * 669518 / ?f66"/><draw:equation draw:name="f68" draw:formula="?f64 * ?f67"/><draw:equation draw:name="f69" draw:formula="534468 - ?f68"/><draw:equation draw:name="f70" draw:formula="?f61 * ?f67"/><draw:equation draw:name="f71" draw:formula="1430865 - ?f70"/><draw:equation draw:name="f72" draw:formula="?f69 - 318045"/><draw:equation draw:name="f73" draw:formula="?f71 - 669518"/><draw:equation draw:name="f74" draw:formula="?f69 + 318045"/><draw:equation draw:name="f75" draw:formula="?f71 + 669518"/><draw:equation draw:name="f76" draw:formula="?f56 + ?f1"/><draw:equation draw:name="f77" draw:formula="?f76 * ?f8 / ?f0"/><draw:equation draw:name="f78" draw:formula="0 - ?f77"/><draw:equation draw:name="f79" draw:formula="cos(?f78)"/><draw:equation draw:name="f80" draw:formula="0 - ?f79"/><draw:equation draw:name="f81" draw:formula="?f80 * 318045"/><draw:equation draw:name="f82" draw:formula="sin(?f78)"/><draw:equation draw:name="f83" draw:formula="0 - ?f82"/><draw:equation draw:name="f84" draw:formula="?f83 * 669518"/><draw:equation draw:name="f85" draw:formula="sqrt(?f81 * ?f81 + ?f84 * ?f84 + 0 * 0)"/><draw:equation draw:name="f86" draw:formula="318045 * 669518 / ?f85"/><draw:equation draw:name="f87" draw:formula="?f83 * ?f86"/><draw:equation draw:name="f88" draw:formula="?f69 + ?f87"/><draw:equation draw:name="f89" draw:formula="?f80 * ?f86"/><draw:equation draw:name="f90" draw:formula="?f71 + ?f89"/><draw:equation draw:name="f91" draw:formula="if(?f55, 534468, ?f72)"/><draw:equation draw:name="f92" draw:formula="if(?f55, 1430865, ?f73)"/><draw:equation draw:name="f93" draw:formula="if(?f55, 534468, ?f74)"/><draw:equation draw:name="f94" draw:formula="if(?f55, 1430865, ?f75)"/><draw:equation draw:name="f95" draw:formula="if(?f55, ?f72, ?f88)"/><draw:equation draw:name="f96" draw:formula="if(?f55, ?f73, ?f90)"/><draw:equation draw:name="f97" draw:formula="if(?f55, ?f74, ?f88)"/><draw:equation draw:name="f98" draw:formula="if(?f55, ?f75, ?f90)"/><draw:equation draw:name="f99" draw:formula="21550000 - -14831828"/><draw:equation draw:name="f100" draw:formula="if(?f99, -14831828, 21550000)"/><draw:equation draw:name="f101" draw:formula="-21550000 - ?f100"/><draw:equation draw:name="f102" draw:formula="if(?f101, -21550000, ?f100)"/><draw:equation draw:name="f103" draw:formula="19727807 + ?f102"/><draw:equation draw:name="f104" draw:formula="19727807 + ?f1"/><draw:equation draw:name="f105" draw:formula="?f104 * ?f8 / ?f0"/><draw:equation draw:name="f106" draw:formula="0 - ?f105"/><draw:equation draw:name="f107" draw:formula="cos(?f106)"/><draw:equation draw:name="f108" draw:formula="0 - ?f107"/><draw:equation draw:name="f109" draw:formula="?f108 * 208032"/><draw:equation draw:name="f110" draw:formula="sin(?f106)"/><draw:equation draw:name="f111" draw:formula="0 - ?f110"/><draw:equation draw:name="f112" draw:formula="?f111 * 559504"/><draw:equation draw:name="f113" draw:formula="sqrt(?f109 * ?f109 + ?f112 * ?f112 + 0 * 0)"/><draw:equation draw:name="f114" draw:formula="208032 * 559504 / ?f113"/><draw:equation draw:name="f115" draw:formula="?f111 * ?f114"/><draw:equation draw:name="f116" draw:formula="643004 - ?f115"/><draw:equation draw:name="f117" draw:formula="?f108 * ?f114"/><draw:equation draw:name="f118" draw:formula="668602 - ?f117"/><draw:equation draw:name="f119" draw:formula="?f116 - 208032"/><draw:equation draw:name="f120" draw:formula="?f118 - 559504"/><draw:equation draw:name="f121" draw:formula="?f116 + 208032"/><draw:equation draw:name="f122" draw:formula="?f118 + 559504"/><draw:equation draw:name="f123" draw:formula="?f103 + ?f1"/><draw:equation draw:name="f124" draw:formula="?f123 * ?f8 / ?f0"/><draw:equation draw:name="f125" draw:formula="0 - ?f124"/><draw:equation draw:name="f126" draw:formula="cos(?f125)"/><draw:equation draw:name="f127" draw:formula="0 - ?f126"/><draw:equation draw:name="f128" draw:formula="?f127 * 208032"/><draw:equation draw:name="f129" draw:formula="sin(?f125)"/><draw:equation draw:name="f130" draw:formula="0 - ?f129"/><draw:equation draw:name="f131" draw:formula="?f130 * 559504"/><draw:equation draw:name="f132" draw:formula="sqrt(?f128 * ?f128 + ?f131 * ?f131 + 0 * 0)"/><draw:equation draw:name="f133" draw:formula="208032 * 559504 / ?f132"/><draw:equation draw:name="f134" draw:formula="?f130 * ?f133"/><draw:equation draw:name="f135" draw:formula="?f116 + ?f134"/><draw:equation draw:name="f136" draw:formula="?f127 * ?f133"/><draw:equation draw:name="f137" draw:formula="?f118 + ?f136"/><draw:equation draw:name="f138" draw:formula="if(?f102, 643004, ?f119)"/><draw:equation draw:name="f139" draw:formula="if(?f102, 668602, ?f120)"/><draw:equation draw:name="f140" draw:formula="if(?f102, 643004, ?f121)"/><draw:equation draw:name="f141" draw:formula="if(?f102, 668602, ?f122)"/><draw:equation draw:name="f142" draw:formula="if(?f102, ?f119, ?f135)"/><draw:equation draw:name="f143" draw:formula="if(?f102, ?f120, ?f137)"/><draw:equation draw:name="f144" draw:formula="if(?f102, ?f121, ?f135)"/><draw:equation draw:name="f145" draw:formula="if(?f102, ?f122, ?f137)"/></draw:enhanced-geometry></draw:custom-shape><text:span text:style-name="T1606"/><text:span text:style-name="T1607"/></text:p>
      <text:p text:style-name="P542"><text:span text:style-name="T1608"/><text:span/><draw:custom-shape draw:name="Forma 22" draw:style-name="gr134" draw:z-index="140" text:anchor-type="paragraph" svg:width="1.763cm" svg:height="1.763cm" svg:x="8.002cm" svg:y="0.3691cm"><draw:enhanced-geometry svg:viewBox="0 0 880110 1583055" draw:type="ooxml-circularArrow" draw:text-areas="?f48 ?f50 ?f49 ?f51" draw:modifiers="12500 1142319 20457681 10800000 12500 " draw:enhanced-path="M 534468 1430865 A ?f91 ?f92 ?f93 ?f94 534468 1430865 ?f88 ?f90  W ?f95 ?f96 ?f97 ?f98 534468 1430865 ?f88 ?f90 L 853493 790375 695381 939240 547047 613089 643004 668602 A ?f138 ?f139 ?f140 ?f141 643004 668602 ?f135 ?f137  W ?f142 ?f143 ?f144 ?f145 643004 668602 ?f135 ?f137 Z N" draw:glue-points="?f40 ?f41 ?f42 ?f43 ?f44 ?f45 ?f46 ?f4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880110"/><draw:equation draw:name="f11" draw:formula="?f6 / 1583055"/><draw:equation draw:name="f12" draw:formula="695381 - 440055"/><draw:equation draw:name="f13" draw:formula="939240 - 791527"/><draw:equation draw:name="f14" draw:formula="sqrt(?f12 * ?f12 + ?f13 * ?f13 + 0 * 0)"/><draw:equation draw:name="f15" draw:formula="atan2(?f12, ?f13)"/><draw:equation draw:name="f16" draw:formula="?f15 + ?f1"/><draw:equation draw:name="f17" draw:formula="?f16 * ?f9 / ?f0"/><draw:equation draw:name="f18" draw:formula="0 - ?f17"/><draw:equation draw:name="f19" draw:formula="534468 - 440055"/><draw:equation draw:name="f20" draw:formula="1430865 - 791527"/><draw:equation draw:name="f21" draw:formula="sqrt(?f19 * ?f19 + ?f20 * ?f20 + 0 * 0)"/><draw:equation draw:name="f22" draw:formula="atan2(?f19, ?f20)"/><draw:equation draw:name="f23" draw:formula="?f22 + ?f1"/><draw:equation draw:name="f24" draw:formula="?f23 * ?f9 / ?f0"/><draw:equation draw:name="f25" draw:formula="0 - ?f24"/><draw:equation draw:name="f26" draw:formula="756945 - 440055"/><draw:equation draw:name="f27" draw:formula="734520 - 791527"/><draw:equation draw:name="f28" draw:formula="sqrt(?f26 * ?f26 + ?f27 * ?f27 + 0 * 0)"/><draw:equation draw:name="f29" draw:formula="atan2(?f26, ?f27)"/><draw:equation draw:name="f30" draw:formula="?f29 + ?f1"/><draw:equation draw:name="f31" draw:formula="?f30 * ?f9 / ?f0"/><draw:equation draw:name="f32" draw:formula="0 - ?f31"/><draw:equation draw:name="f33" draw:formula="547047 - 440055"/><draw:equation draw:name="f34" draw:formula="613089 - 791527"/><draw:equation draw:name="f35" draw:formula="sqrt(?f33 * ?f33 + ?f34 * ?f34 + 0 * 0)"/><draw:equation draw:name="f36" draw:formula="atan2(?f33, ?f34)"/><draw:equation draw:name="f37" draw:formula="?f36 + ?f1"/><draw:equation draw:name="f38" draw:formula="?f37 * ?f9 / ?f0"/><draw:equation draw:name="f39" draw:formula="0 - ?f38"/><draw:equation draw:name="f40" draw:formula="525840 / ?f10"/><draw:equation draw:name="f41" draw:formula="1372440 / ?f11"/><draw:equation draw:name="f42" draw:formula="853493 / ?f10"/><draw:equation draw:name="f43" draw:formula="790375 / ?f11"/><draw:equation draw:name="f44" draw:formula="695381 / ?f10"/><draw:equation draw:name="f45" draw:formula="939240 / ?f11"/><draw:equation draw:name="f46" draw:formula="547047 / ?f10"/><draw:equation draw:name="f47" draw:formula="613089 / ?f11"/><draw:equation draw:name="f48" draw:formula="215163 / ?f10"/><draw:equation draw:name="f49" draw:formula="664947 / ?f10"/><draw:equation draw:name="f50" draw:formula="318107 / ?f11"/><draw:equation draw:name="f51" draw:formula="1264948 / ?f11"/><draw:equation draw:name="f52" draw:formula="21550000 - 16092125"/><draw:equation draw:name="f53" draw:formula="if(?f52, 16092125, 21550000)"/><draw:equation draw:name="f54" draw:formula="-21550000 - ?f53"/><draw:equation draw:name="f55" draw:formula="if(?f54, -21550000, ?f53)"/><draw:equation draw:name="f56" draw:formula="4895979 + ?f55"/><draw:equation draw:name="f57" draw:formula="4895979 + ?f1"/><draw:equation draw:name="f58" draw:formula="?f57 * ?f8 / ?f0"/><draw:equation draw:name="f59" draw:formula="0 - ?f58"/><draw:equation draw:name="f60" draw:formula="cos(?f59)"/><draw:equation draw:name="f61" draw:formula="0 - ?f60"/><draw:equation draw:name="f62" draw:formula="?f61 * 318045"/><draw:equation draw:name="f63" draw:formula="sin(?f59)"/><draw:equation draw:name="f64" draw:formula="0 - ?f63"/><draw:equation draw:name="f65" draw:formula="?f64 * 669518"/><draw:equation draw:name="f66" draw:formula="sqrt(?f62 * ?f62 + ?f65 * ?f65 + 0 * 0)"/><draw:equation draw:name="f67" draw:formula="318045 * 669518 / ?f66"/><draw:equation draw:name="f68" draw:formula="?f64 * ?f67"/><draw:equation draw:name="f69" draw:formula="534468 - ?f68"/><draw:equation draw:name="f70" draw:formula="?f61 * ?f67"/><draw:equation draw:name="f71" draw:formula="1430865 - ?f70"/><draw:equation draw:name="f72" draw:formula="?f69 - 318045"/><draw:equation draw:name="f73" draw:formula="?f71 - 669518"/><draw:equation draw:name="f74" draw:formula="?f69 + 318045"/><draw:equation draw:name="f75" draw:formula="?f71 + 669518"/><draw:equation draw:name="f76" draw:formula="?f56 + ?f1"/><draw:equation draw:name="f77" draw:formula="?f76 * ?f8 / ?f0"/><draw:equation draw:name="f78" draw:formula="0 - ?f77"/><draw:equation draw:name="f79" draw:formula="cos(?f78)"/><draw:equation draw:name="f80" draw:formula="0 - ?f79"/><draw:equation draw:name="f81" draw:formula="?f80 * 318045"/><draw:equation draw:name="f82" draw:formula="sin(?f78)"/><draw:equation draw:name="f83" draw:formula="0 - ?f82"/><draw:equation draw:name="f84" draw:formula="?f83 * 669518"/><draw:equation draw:name="f85" draw:formula="sqrt(?f81 * ?f81 + ?f84 * ?f84 + 0 * 0)"/><draw:equation draw:name="f86" draw:formula="318045 * 669518 / ?f85"/><draw:equation draw:name="f87" draw:formula="?f83 * ?f86"/><draw:equation draw:name="f88" draw:formula="?f69 + ?f87"/><draw:equation draw:name="f89" draw:formula="?f80 * ?f86"/><draw:equation draw:name="f90" draw:formula="?f71 + ?f89"/><draw:equation draw:name="f91" draw:formula="if(?f55, 534468, ?f72)"/><draw:equation draw:name="f92" draw:formula="if(?f55, 1430865, ?f73)"/><draw:equation draw:name="f93" draw:formula="if(?f55, 534468, ?f74)"/><draw:equation draw:name="f94" draw:formula="if(?f55, 1430865, ?f75)"/><draw:equation draw:name="f95" draw:formula="if(?f55, ?f72, ?f88)"/><draw:equation draw:name="f96" draw:formula="if(?f55, ?f73, ?f90)"/><draw:equation draw:name="f97" draw:formula="if(?f55, ?f74, ?f88)"/><draw:equation draw:name="f98" draw:formula="if(?f55, ?f75, ?f90)"/><draw:equation draw:name="f99" draw:formula="21550000 - -14831828"/><draw:equation draw:name="f100" draw:formula="if(?f99, -14831828, 21550000)"/><draw:equation draw:name="f101" draw:formula="-21550000 - ?f100"/><draw:equation draw:name="f102" draw:formula="if(?f101, -21550000, ?f100)"/><draw:equation draw:name="f103" draw:formula="19727807 + ?f102"/><draw:equation draw:name="f104" draw:formula="19727807 + ?f1"/><draw:equation draw:name="f105" draw:formula="?f104 * ?f8 / ?f0"/><draw:equation draw:name="f106" draw:formula="0 - ?f105"/><draw:equation draw:name="f107" draw:formula="cos(?f106)"/><draw:equation draw:name="f108" draw:formula="0 - ?f107"/><draw:equation draw:name="f109" draw:formula="?f108 * 208032"/><draw:equation draw:name="f110" draw:formula="sin(?f106)"/><draw:equation draw:name="f111" draw:formula="0 - ?f110"/><draw:equation draw:name="f112" draw:formula="?f111 * 559504"/><draw:equation draw:name="f113" draw:formula="sqrt(?f109 * ?f109 + ?f112 * ?f112 + 0 * 0)"/><draw:equation draw:name="f114" draw:formula="208032 * 559504 / ?f113"/><draw:equation draw:name="f115" draw:formula="?f111 * ?f114"/><draw:equation draw:name="f116" draw:formula="643004 - ?f115"/><draw:equation draw:name="f117" draw:formula="?f108 * ?f114"/><draw:equation draw:name="f118" draw:formula="668602 - ?f117"/><draw:equation draw:name="f119" draw:formula="?f116 - 208032"/><draw:equation draw:name="f120" draw:formula="?f118 - 559504"/><draw:equation draw:name="f121" draw:formula="?f116 + 208032"/><draw:equation draw:name="f122" draw:formula="?f118 + 559504"/><draw:equation draw:name="f123" draw:formula="?f103 + ?f1"/><draw:equation draw:name="f124" draw:formula="?f123 * ?f8 / ?f0"/><draw:equation draw:name="f125" draw:formula="0 - ?f124"/><draw:equation draw:name="f126" draw:formula="cos(?f125)"/><draw:equation draw:name="f127" draw:formula="0 - ?f126"/><draw:equation draw:name="f128" draw:formula="?f127 * 208032"/><draw:equation draw:name="f129" draw:formula="sin(?f125)"/><draw:equation draw:name="f130" draw:formula="0 - ?f129"/><draw:equation draw:name="f131" draw:formula="?f130 * 559504"/><draw:equation draw:name="f132" draw:formula="sqrt(?f128 * ?f128 + ?f131 * ?f131 + 0 * 0)"/><draw:equation draw:name="f133" draw:formula="208032 * 559504 / ?f132"/><draw:equation draw:name="f134" draw:formula="?f130 * ?f133"/><draw:equation draw:name="f135" draw:formula="?f116 + ?f134"/><draw:equation draw:name="f136" draw:formula="?f127 * ?f133"/><draw:equation draw:name="f137" draw:formula="?f118 + ?f136"/><draw:equation draw:name="f138" draw:formula="if(?f102, 643004, ?f119)"/><draw:equation draw:name="f139" draw:formula="if(?f102, 668602, ?f120)"/><draw:equation draw:name="f140" draw:formula="if(?f102, 643004, ?f121)"/><draw:equation draw:name="f141" draw:formula="if(?f102, 668602, ?f122)"/><draw:equation draw:name="f142" draw:formula="if(?f102, ?f119, ?f135)"/><draw:equation draw:name="f143" draw:formula="if(?f102, ?f120, ?f137)"/><draw:equation draw:name="f144" draw:formula="if(?f102, ?f121, ?f135)"/><draw:equation draw:name="f145" draw:formula="if(?f102, ?f122, ?f137)"/></draw:enhanced-geometry></draw:custom-shape><text:span text:style-name="T1609"/><text:span text:style-name="T1610"/></text:p>
      <text:p text:style-name="P543"><text:span text:style-name="T1611"/><text:span text:style-name="T1612"/><text:span text:style-name="T1613"/></text:p>
      <text:p text:style-name="P544"><text:span text:style-name="T1614">[3,1,2,4]</text:span><text:span text:style-name="T1615"><text:tab/>[</text:span><text:span text:style-name="T1616">1,3,2,4</text:span><text:span text:style-name="T1617">]</text:span><text:span text:style-name="T1618"/><text:span text:style-name="T1619"/></text:p>
      <text:p text:style-name="P545"><text:span text:style-name="T1620"/><text:span text:style-name="T1621"/><text:span text:style-name="T1622"/></text:p>
      <text:p text:style-name="P546"><text:span text:style-name="T1623"/><text:span text:style-name="T1624"/><text:span text:style-name="T1625"/></text:p>
      <text:p text:style-name="P547"><text:span text:style-name="T1626"/><text:span text:style-name="T1627"/><text:span text:style-name="T1628"/></text:p>
      <text:p text:style-name="P548"><text:span text:style-name="T1629">Regresa al mismo estado en bucle***</text:span><text:span text:style-name="T1630"/><text:span text:style-name="T1631"/></text:p>
      <text:p text:style-name="P549"><text:span text:style-name="T1632"/><text:span text:style-name="T1633"/><text:span text:style-name="T1634"/></text:p>
      <text:p text:style-name="P550"><text:span text:style-name="T1635">Encontrar una solucion a un problema con</text:span><text:span text:style-name="T1636">sistirá en hacer una búsqueda en el árbol de estados o en un grafo para encontrar un nodo que contenga un estado objetivo, en general el recorrido de un árbol(grafo), se compone de los siguientes pasos:</text:span><text:span text:style-name="T1637"/><text:span text:style-name="T1638"/></text:p>
      <text:list text:style-name="WWNum1" text:continue-numbering="true">
        <text:list-item>
          <text:p text:style-name="P551"><text:span text:style-name="T1639">Seleccionar el nodo raiz en una lista que contendra aquellos nodos que estan pendientes de visitar. A esta lista se le llamara </text:span><text:span text:style-name="T1640">frontera </text:span><text:span text:style-name="T1641">(Tambien se le conoce como lista abierta)</text:span><text:span text:style-name="T1642"/><text:span text:style-name="T1643"/></text:p>
        </text:list-item>
        <text:list-item>
          <text:p text:style-name="P552"><text:span text:style-name="T1644">Seleccionar un nodo de la lista nodos frontera y comprobar si es un nodo objetivo, Si lo es, se ha terminado.</text:span><text:span text:style-name="T1645"/><text:span text:style-name="T1646"/></text:p>
        </text:list-item>
        <text:list-item>
          <text:p text:style-name="P553"><text:span text:style-name="T1647">Generar todos los hijos del nodo seleccionado en paso 2, aplicando los operadores que se han definido.(Esto es lo que se llama expandir un nodo, añadir los nuevos nodos hijo a la lista de nodos frontera)</text:span><text:span text:style-name="T1648"/><text:span text:style-name="T1649"/></text:p>
        </text:list-item>
        <text:list-item>
          <text:p text:style-name="P554"><text:span text:style-name="T1650">Volver al paso 2 hasta que la lista de nodos frontera este vacía.</text:span><text:span text:style-name="T1651"/><text:span text:style-name="T1652"/></text:p>
        </text:list-item>
      </text:list>
      <text:p text:style-name="P555"><text:span text:style-name="T1653"/><text:span text:style-name="T1654"/><text:span text:style-name="T1655"/></text:p>
      <text:p text:style-name="P556"><text:span text:style-name="T1656">Si en lugar de un arbol se esta trabajando con un grafo, el proceso cambia ligeramente</text:span><text:span text:style-name="T1657"/><text:span text:style-name="T1658"/></text:p>
      <text:list text:style-name="WWNum2" text:continue-numbering="true">
        <text:list-item>
          <text:p text:style-name="P557"><text:span text:style-name="T1659">Seleccionar el nodo raiz y almacenarlo en la lsita de nodos frontera</text:span><text:span text:style-name="T1660"/><text:span text:style-name="T1661"/></text:p>
        </text:list-item>
        <text:list-item>
          <text:p text:style-name="P558"><text:span text:style-name="T1662">Seleccionar un nodo de la lista de nodos frontera y comprobar si es un nodo objetivo, si lo es se ha terminado ademas almacenamos el nodo en una lista llamada “visitados” y si no esta añadirlo a la lista de nodos frontera.</text:span><text:span text:style-name="T1663"/><text:span text:style-name="T1664"/></text:p>
        </text:list-item>
        <text:list-item>
          <text:p text:style-name="P559"><text:span text:style-name="T1665">Generar todos los nodos hijo del nodo seleccionado en el paso 2, aplicando los operadores que se han definido. Para cada hijo comprobar que no este en la lista de nodos visitados y si no esta añadirla a la lista de nodos frontera</text:span><text:span text:style-name="T1666"/><text:span text:style-name="T1667"/></text:p>
        </text:list-item>
        <text:list-item>
          <text:p text:style-name="P560"><text:span text:style-name="T1668">Volver al paso 2 hasta que la lista de nodos frontera este vacía.</text:span><text:span text:style-name="T1669"/><text:span text:style-name="T1670"/></text:p>
        </text:list-item>
      </text:list>
      <text:p text:style-name="P561"><text:span text:style-name="T1671"/><text:span text:style-name="T1672"/><text:span text:style-name="T1673"/></text:p>
      <text:p text:style-name="P562"><text:span text:style-name="T1674">Busqueda en amplitud</text:span><text:span text:style-name="T1675"/><text:span text:style-name="T1676"/></text:p>
      <text:p text:style-name="P563"><text:span text:style-name="T1677"/><text:span text:style-name="T1678"/><text:span text:style-name="T1679"/></text:p>
      <text:p text:style-name="P564"><text:span text:style-name="T1680">El</text:span><text:span text:style-name="T1681"> proceso de búsqueda que se acaba de presentar es un procedimiento generico que puede dar lugar a variaciones, La primera que se va a presentar se llama búsqueda en amplitud o Breadth First Search(BFS), Esta busqueda recorre el arbol por niveles, Es decir.</text:span><text:span text:style-name="T1682"/><text:span text:style-name="T1683"/></text:p>
      <text:p text:style-name="P565"><text:span text:style-name="T1684"/><text:span text:style-name="T1685"/><text:span text:style-name="T1686"/></text:p>
      <text:list text:style-name="WWNum3" text:continue-numbering="true">
        <text:list-item>
          <text:p text:style-name="P566"><text:span text:style-name="T1687">Primero se visita el nodo raiz </text:span><text:span text:style-name="T1688"/><text:span text:style-name="T1689"/></text:p>
        </text:list-item>
        <text:list-item>
          <text:p text:style-name="P567"><text:span text:style-name="T1690">Seguidamente se visitan todos sus hijos</text:span><text:span text:style-name="T1691"/><text:span text:style-name="T1692"/></text:p>
        </text:list-item>
        <text:list-item>
          <text:p text:style-name="P568"><text:span text:style-name="T1693">Para cada hijo en el paso anterior, se visitan todos sus hijos y asi sucesivamente.</text:span><text:span text:style-name="T1694"/><text:span text:style-name="T1695"/></text:p>
        </text:list-item>
      </text:list>
      <text:p text:style-name="P569"><text:span text:style-name="T1696"/><text:span text:style-name="T1697"/><text:span text:style-name="T1698"/></text:p>
      <text:p text:style-name="P570"><text:span text:style-name="T1699">Este recorrido se implementa en la practica usando una cola (FIFO) First in First out </text:span><text:span text:style-name="T1700">para la lista de nodos frontera, una cola FIFO es una </text:span><text:span text:style-name="T1701">estructura de datos en la que se puede hacer 2 operaciones principales. Almacenar un dato y scar un dato. La particularidad de las colas FIFO es que cuando se saca un dato este se extrae en el mismo orden. A continuacion se muestra el algoritmo se busqueda</text:span><text:span text:style-name="T1702"/><text:span text:style-name="T1703"/></text:p>
      <text:p text:style-name="P571"><text:span text:style-name="T1704"/><text:span/><draw:custom-shape draw:name="Forma 23" draw:style-name="gr135" draw:z-index="141" text:anchor-type="paragraph" svg:width="2.701cm" svg:height="2.437cm" svg:x="7.193cm" svg:y="0.4549cm"><text:p text:style-name="P572"><text:span>1</text:span><text:span/></text:p><draw:enhanced-geometry svg:viewBox="0 0 21600 21600" draw:type="circle" draw:enhanced-path="U 10800 10800 10800 10800 0 360 Z N"/></draw:custom-shape><text:span text:style-name="T1705"/><text:span text:style-name="T1706"/></text:p>
      <text:p text:style-name="P573"><text:span text:style-name="T1707"/><text:span text:style-name="T1708"/><text:span text:style-name="T1709"/></text:p>
      <text:p text:style-name="P574"><text:span text:style-name="T1710"/><text:span/><draw:custom-shape draw:name="Forma 24" draw:style-name="gr136" draw:z-index="142" text:anchor-type="paragraph" svg:width="2.701cm" svg:height="2.437cm" svg:x="1.621cm" svg:y="2.905cm"><text:p text:style-name="P575"><text:span>2</text:span><text:span/></text:p><draw:enhanced-geometry svg:viewBox="0 0 21600 21600" draw:type="circle" draw:enhanced-path="U 10800 10800 10800 10800 0 360 Z N"/></draw:custom-shape><text:span/><draw:custom-shape draw:name="Forma 25" draw:style-name="gr137" draw:z-index="143" text:anchor-type="paragraph" svg:width="2.701cm" svg:height="2.437cm" svg:x="12.52cm" svg:y="3.2cm"><text:p text:style-name="P576"><text:span>3</text:span><text:span/></text:p><draw:enhanced-geometry svg:viewBox="0 0 21600 21600" draw:type="circle" draw:enhanced-path="U 10800 10800 10800 10800 0 360 Z N"/></draw:custom-shape><text:span/><draw:custom-shape draw:name="Forma 26" draw:style-name="gr138" draw:z-index="144" text:anchor-type="paragraph" svg:width="2.701cm" svg:height="2.437cm" svg:x="9.743cm" svg:y="6.837cm"><text:p text:style-name="P577"><text:span>6</text:span><text:span/></text:p><draw:enhanced-geometry svg:viewBox="0 0 21600 21600" draw:type="circle" draw:enhanced-path="U 10800 10800 10800 10800 0 360 Z N"/></draw:custom-shape><text:span/><draw:custom-shape draw:name="Forma 27" draw:style-name="gr139" draw:z-index="145" text:anchor-type="paragraph" svg:width="2.701cm" svg:height="2.437cm" svg:x="16.12cm" svg:y="6.707cm"><text:p text:style-name="P578"><text:span>7</text:span><text:span/></text:p><draw:enhanced-geometry svg:viewBox="0 0 21600 21600" draw:type="circle" draw:enhanced-path="U 10800 10800 10800 10800 0 360 Z N"/></draw:custom-shape><text:span/><draw:custom-shape draw:name="Forma 28" draw:style-name="gr140" draw:z-index="146" text:anchor-type="paragraph" svg:width="2.701cm" svg:height="2.437cm" svg:x="-1.819cm" svg:y="6.745cm"><text:p text:style-name="P579"><text:span>4</text:span><text:span/></text:p><draw:enhanced-geometry svg:viewBox="0 0 21600 21600" draw:type="circle" draw:enhanced-path="U 10800 10800 10800 10800 0 360 Z N"/></draw:custom-shape><text:span/><draw:custom-shape draw:name="Forma 29" draw:style-name="gr141" draw:z-index="147" text:anchor-type="paragraph" svg:width="2.701cm" svg:height="2.437cm" svg:x="5.043cm" svg:y="6.658cm"><text:p text:style-name="P580"><text:span>5</text:span><text:span/></text:p><draw:enhanced-geometry svg:viewBox="0 0 21600 21600" draw:type="circle" draw:enhanced-path="U 10800 10800 10800 10800 0 360 Z N"/></draw:custom-shape><text:span/><draw:line draw:name="Línea 1" draw:style-name="gr142" draw:z-index="148" text:anchor-type="paragraph" svg:x1="7.281cm" svg:x2="3.81cm" svg:y1="1.24cm" svg:y2="3.489cm"/><text:span/><draw:line draw:name="Línea 2" draw:style-name="gr143" draw:z-index="149" text:anchor-type="paragraph" svg:x1="1.709cm" svg:x2="-0.192cm" svg:y1="4.911cm" svg:y2="7.077cm"/><text:span/><draw:line draw:name="Línea 3" draw:style-name="gr144" draw:z-index="150" text:anchor-type="paragraph" svg:x1="4.223cm" svg:x2="5.512cm" svg:y1="4.877cm" svg:y2="7.077cm"/><text:span/><draw:line draw:name="Línea 4" draw:style-name="gr145" draw:z-index="151" text:anchor-type="paragraph" svg:x1="11.71cm" svg:x2="13.17cm" svg:y1="7.011cm" svg:y2="5.323cm"/><text:span/><draw:line draw:name="Línea 5" draw:style-name="gr146" draw:z-index="152" text:anchor-type="paragraph" svg:x1="14.74cm" svg:x2="16.83cm" svg:y1="5.11cm" svg:y2="7.64cm"/><text:span/><draw:line draw:name="Línea 6" draw:style-name="gr147" draw:z-index="153" text:anchor-type="paragraph" svg:x1="13.37cm" svg:x2="9.3cm" svg:y1="3.471cm" svg:y2="0.9752cm"/><text:span text:style-name="T1711"/><text:span text:style-name="T1712"/></text:p>
      <text:p text:style-name="P581"><text:span text:style-name="T1713">A continuacion se muestra el algoritmo de busqueda en amplitud en pseucodigo:</text:span><text:span text:style-name="T1714"/><text:span text:style-name="T1715"/></text:p>
      <text:p text:style-name="P582"><text:span text:style-name="T1716"/><text:span text:style-name="T1717"/><text:span text:style-name="T1718"/></text:p>
      <text:p text:style-name="P583"><text:span text:style-name="T1719">Nodo_inicial = estado inicial</text:span><text:span text:style-name="T1720"/><text:span text:style-name="T1721"/></text:p>
      <text:p text:style-name="P584"><text:span text:style-name="T1722">Nodos_frontera = Cola FIFO</text:span><text:span text:style-name="T1723"/><text:span text:style-name="T1724"/></text:p>
      <text:p text:style-name="P585"><text:span text:style-name="T1725">nodos_visitados = lista</text:span><text:span text:style-name="T1726"/><text:span text:style-name="T1727"/></text:p>
      <text:p text:style-name="P586"><text:span text:style-name="T1728">Almacenar Nodo_iicial en nodos_frontera</text:span><text:span text:style-name="T1729"/><text:span text:style-name="T1730"/></text:p>
      <text:p text:style-name="P587"><text:span text:style-name="T1731">Mientras los nodos_frontera no se encuentren vacio:</text:span><text:span text:style-name="T1732"/><text:span text:style-name="T1733"/></text:p>
      <text:p text:style-name="P588"><text:span text:style-name="T1734"><text:tab/>Nodo_Actual = Extraer nodo_frontera</text:span><text:span text:style-name="T1735"/><text:span text:style-name="T1736"/></text:p>
      <text:p text:style-name="P589"><text:span text:style-name="T1737"><text:tab/>Si nodo_actual == solucion:</text:span><text:span text:style-name="T1738"/><text:span text:style-name="T1739"/></text:p>
      <text:p text:style-name="P590"><text:span text:style-name="T1740"><text:tab/><text:tab/>Salir con la solucion</text:span><text:span text:style-name="T1741"/><text:span text:style-name="T1742"/></text:p>
      <text:p text:style-name="P591"><text:span text:style-name="T1743"><text:tab/></text:span><text:span text:style-name="T1744">Introducir nodo actual en nodos visitados</text:span><text:span text:style-name="T1745"/><text:span text:style-name="T1746"/></text:p>
      <text:p text:style-name="P592"><text:span text:style-name="T1747"><text:tab/>Por cada operador:</text:span><text:span text:style-name="T1748"/><text:span text:style-name="T1749"/></text:p>
      <text:p text:style-name="P593"><text:span text:style-name="T1750"><text:tab/><text:tab/></text:span><text:span text:style-name="T1751">Nodo hijo= operador(nodo-actual)<text:tab/></text:span><text:span text:style-name="T1752"/><text:span text:style-name="T1753"/></text:p>
      <text:p text:style-name="P594"><text:span text:style-name="T1754"><text:tab/><text:tab/></text:span><text:span text:style-name="T1755">Si nodohijo no esta en nodos vistados ni nodos_frontera:</text:span><text:span text:style-name="T1756"/><text:span text:style-name="T1757"/></text:p>
      <text:p text:style-name="P595"><text:span text:style-name="T1758"><text:tab/><text:tab/><text:tab/></text:span><text:span text:style-name="T1759">introducirnodo_hijo en nodos_frontera</text:span><text:span text:style-name="T1760"/><text:span text:style-name="T1761"/></text:p>
      <text:p text:style-name="P596"><text:span text:style-name="T1762"/><text:span text:style-name="T1763"/><text:span text:style-name="T1764"/></text:p>
      <text:p text:style-name="P597"><text:span text:style-name="T1765"/><text:span text:style-name="T1766"/><text:span text:style-name="T1767"/></text:p>
      <text:p text:style-name="P598"><text:span text:style-name="T1768">Hay que llevar a la practica el algoritmo haciendo un programa para resolver el problema del puzzle lineal, a lo largo del curso será necesrio usar la clase nodo es una sencilla implementacion </text:span><text:span text:style-name="T1769">de la estructura de datos del arbol de la que se ha hablado en esta seccio. El archivo se llamara arbol.py</text:span><text:span text:style-name="T1770"/><text:span text:style-name="T1771"/></text:p>
      <text:p text:style-name="P599"><text:span text:style-name="T1772"/><text:span text:style-name="T1773"/><text:span text:style-name="T1774"/></text:p>
      <text:p text:style-name="P600"><text:span text:style-name="T1775">class</text:span><text:span text:style-name="T1776"><text:s/></text:span><text:span text:style-name="T1777">Nodo</text:span><text:span text:style-name="T1778">:</text:span><text:span text:style-name="T1779"/><text:span text:style-name="T1780"/></text:p>
      <text:p text:style-name="P601"><text:span text:style-name="T1781">def</text:span><text:span text:style-name="T1782"><text:s/></text:span><text:span text:style-name="T1783">__init__</text:span><text:span text:style-name="T1784">(</text:span><text:span text:style-name="T1785">self</text:span><text:span text:style-name="T1786">, </text:span><text:span text:style-name="T1787">datos</text:span><text:span text:style-name="T1788">, </text:span><text:span text:style-name="T1789">hijos</text:span><text:span text:style-name="T1790"> = </text:span><text:span text:style-name="T1791">None</text:span><text:span text:style-name="T1792">):</text:span><text:span text:style-name="T1793"/><text:span text:style-name="T1794"/></text:p>
      <text:p text:style-name="P602"><text:span text:style-name="T1795">self</text:span><text:span text:style-name="T1796">.</text:span><text:span text:style-name="T1797">datos</text:span><text:span text:style-name="T1798"><text:s/></text:span><text:span text:style-name="T1799">=</text:span><text:span text:style-name="T1800"><text:s/></text:span><text:span text:style-name="T1801">datos</text:span><text:span text:style-name="T1802"/><text:span text:style-name="T1803"/></text:p>
      <text:p text:style-name="P603"><text:span text:style-name="T1804">self</text:span><text:span text:style-name="T1805">.</text:span><text:span text:style-name="T1806">hijs</text:span><text:span text:style-name="T1807"><text:s/></text:span><text:span text:style-name="T1808">=</text:span><text:span text:style-name="T1809"><text:s/></text:span><text:span text:style-name="T1810">None</text:span><text:span text:style-name="T1811"/><text:span text:style-name="T1812"/></text:p>
      <text:p text:style-name="P604"><text:span text:style-name="T1813">self</text:span><text:span text:style-name="T1814">.</text:span><text:span text:style-name="T1815">padre</text:span><text:span text:style-name="T1816"><text:s/></text:span><text:span text:style-name="T1817">=</text:span><text:span text:style-name="T1818"><text:s/></text:span><text:span text:style-name="T1819">None</text:span><text:span text:style-name="T1820"/><text:span text:style-name="T1821"/></text:p>
      <text:p text:style-name="P605"><text:span text:style-name="T1822">self</text:span><text:span text:style-name="T1823">.</text:span><text:span text:style-name="T1824">costo</text:span><text:span text:style-name="T1825"><text:s/></text:span><text:span text:style-name="T1826">=</text:span><text:span text:style-name="T1827"><text:s/></text:span><text:span text:style-name="T1828">None</text:span><text:span text:style-name="T1829"/><text:span text:style-name="T1830"/></text:p>
      <text:p text:style-name="P606"><text:span text:style-name="T1831">self</text:span><text:span text:style-name="T1832">.</text:span><text:span text:style-name="T1833">set_hijos</text:span><text:span text:style-name="T1834">(</text:span><text:span text:style-name="T1835">hijos</text:span><text:span text:style-name="T1836">)</text:span><text:span text:style-name="T1837"/><text:span text:style-name="T1838"/></text:p>
      <text:p text:style-name="P607"><text:span text:style-name="T1839"/><text:span text:style-name="T1840"/><text:span text:style-name="T1841"/></text:p>
      <text:p text:style-name="P608"><text:span text:style-name="T1842">def</text:span><text:span text:style-name="T1843"><text:s/></text:span><text:span text:style-name="T1844">set_hijos</text:span><text:span text:style-name="T1845">(</text:span><text:span text:style-name="T1846">self</text:span><text:span text:style-name="T1847">, </text:span><text:span text:style-name="T1848">hijos</text:span><text:span text:style-name="T1849">):</text:span><text:span text:style-name="T1850"/><text:span text:style-name="T1851"/></text:p>
      <text:p text:style-name="P609"><text:span text:style-name="T1852">self</text:span><text:span text:style-name="T1853">.</text:span><text:span text:style-name="T1854">hijos</text:span><text:span text:style-name="T1855">=</text:span><text:span text:style-name="T1856"><text:s/></text:span><text:span text:style-name="T1857">hijos</text:span><text:span text:style-name="T1858"/><text:span text:style-name="T1859"/></text:p>
      <text:p text:style-name="P610"><text:span text:style-name="T1860">if</text:span><text:span text:style-name="T1861"><text:s/></text:span><text:span text:style-name="T1862">self</text:span><text:span text:style-name="T1863">.</text:span><text:span text:style-name="T1864">hijos</text:span><text:span text:style-name="T1865"><text:s/></text:span><text:span text:style-name="T1866">!=</text:span><text:span text:style-name="T1867"><text:s/></text:span><text:span text:style-name="T1868">None</text:span><text:span text:style-name="T1869">:</text:span><text:span text:style-name="T1870"/><text:span text:style-name="T1871"/></text:p>
      <text:p text:style-name="P611"><text:span text:style-name="T1872">for</text:span><text:span text:style-name="T1873"><text:s/></text:span><text:span text:style-name="T1874">h</text:span><text:span text:style-name="T1875"><text:s/></text:span><text:span text:style-name="T1876">in</text:span><text:span text:style-name="T1877"><text:s/></text:span><text:span text:style-name="T1878">self</text:span><text:span text:style-name="T1879">.</text:span><text:span text:style-name="T1880">hijos</text:span><text:span text:style-name="T1881">:</text:span><text:span text:style-name="T1882"/><text:span text:style-name="T1883"/></text:p>
      <text:p text:style-name="P612"><text:span text:style-name="T1884">h</text:span><text:span text:style-name="T1885">.padre </text:span><text:span text:style-name="T1886">=</text:span><text:span text:style-name="T1887"><text:s/></text:span><text:span text:style-name="T1888">self</text:span><text:span text:style-name="T1889"/><text:span text:style-name="T1890"/></text:p>
      <text:p text:style-name="P613"><text:span text:style-name="T1891"/><text:span text:style-name="T1892"/><text:span text:style-name="T1893"/></text:p>
      <text:p text:style-name="P614"><text:span text:style-name="T1894">def</text:span><text:span text:style-name="T1895"><text:s/></text:span><text:span text:style-name="T1896">get_hijos</text:span><text:span text:style-name="T1897">(</text:span><text:span text:style-name="T1898">self</text:span><text:span text:style-name="T1899">):</text:span><text:span text:style-name="T1900"/><text:span text:style-name="T1901"/></text:p>
      <text:p text:style-name="P615"><text:span text:style-name="T1902">return</text:span><text:span text:style-name="T1903"><text:s/></text:span><text:span text:style-name="T1904">self</text:span><text:span text:style-name="T1905">.</text:span><text:span text:style-name="T1906">hijos</text:span><text:span text:style-name="T1907"/><text:span text:style-name="T1908"/></text:p>
      <text:p text:style-name="P616"><text:span text:style-name="T1909">def</text:span><text:span text:style-name="T1910"><text:s/></text:span><text:span text:style-name="T1911">get_padre</text:span><text:span text:style-name="T1912">(</text:span><text:span text:style-name="T1913">self</text:span><text:span text:style-name="T1914">):</text:span><text:span text:style-name="T1915"/><text:span text:style-name="T1916"/></text:p>
      <text:p text:style-name="P617"><text:span text:style-name="T1917">return</text:span><text:span text:style-name="T1918"><text:s/></text:span><text:span text:style-name="T1919">self</text:span><text:span text:style-name="T1920">.</text:span><text:span text:style-name="T1921">padre</text:span><text:span text:style-name="T1922"/><text:span text:style-name="T1923"/></text:p>
      <text:p text:style-name="P618"><text:span text:style-name="T1924">def</text:span><text:span text:style-name="T1925"><text:s/></text:span><text:span text:style-name="T1926">set_padre</text:span><text:span text:style-name="T1927">(</text:span><text:span text:style-name="T1928">self</text:span><text:span text:style-name="T1929">, </text:span><text:span text:style-name="T1930">padre</text:span><text:span text:style-name="T1931">):</text:span><text:span text:style-name="T1932"/><text:span text:style-name="T1933"/></text:p>
      <text:p text:style-name="P619"><text:span text:style-name="T1934">self</text:span><text:span text:style-name="T1935">.</text:span><text:span text:style-name="T1936">padre</text:span><text:span text:style-name="T1937"><text:s/></text:span><text:span text:style-name="T1938">=</text:span><text:span text:style-name="T1939"><text:s/></text:span><text:span text:style-name="T1940">padre</text:span><text:span text:style-name="T1941"/><text:span text:style-name="T1942"/></text:p>
      <text:p text:style-name="P620"><text:span text:style-name="T1943"/><text:span text:style-name="T1944"/><text:span text:style-name="T1945"/></text:p>
      <text:p text:style-name="P621"><text:span text:style-name="T1946">def</text:span><text:span text:style-name="T1947"><text:s/></text:span><text:span text:style-name="T1948">set_datos</text:span><text:span text:style-name="T1949">(</text:span><text:span text:style-name="T1950">self</text:span><text:span text:style-name="T1951">, </text:span><text:span text:style-name="T1952">datos</text:span><text:span text:style-name="T1953">):</text:span><text:span text:style-name="T1954"/><text:span text:style-name="T1955"/></text:p>
      <text:p text:style-name="P622"><text:span text:style-name="T1956">self</text:span><text:span text:style-name="T1957">.</text:span><text:span text:style-name="T1958">datos</text:span><text:span text:style-name="T1959"><text:s/></text:span><text:span text:style-name="T1960">=</text:span><text:span text:style-name="T1961"><text:s/></text:span><text:span text:style-name="T1962">datos</text:span><text:span text:style-name="T1963"/><text:span text:style-name="T1964"/></text:p>
      <text:p text:style-name="P623"><text:span text:style-name="T1965"/><text:span text:style-name="T1966"/><text:span text:style-name="T1967"/></text:p>
      <text:p text:style-name="P624"><text:span text:style-name="T1968">def</text:span><text:span text:style-name="T1969"><text:s/></text:span><text:span text:style-name="T1970">get_datos</text:span><text:span text:style-name="T1971">(</text:span><text:span text:style-name="T1972">self</text:span><text:span text:style-name="T1973">):</text:span><text:span text:style-name="T1974"/><text:span text:style-name="T1975"/></text:p>
      <text:p text:style-name="P625"><text:span text:style-name="T1976">return</text:span><text:span text:style-name="T1977"><text:s/></text:span><text:span text:style-name="T1978">self</text:span><text:span text:style-name="T1979">.</text:span><text:span text:style-name="T1980">datos</text:span><text:span text:style-name="T1981"/><text:span text:style-name="T1982"/></text:p>
      <text:p text:style-name="P626"><text:span text:style-name="T1983">def</text:span><text:span text:style-name="T1984"><text:s/></text:span><text:span text:style-name="T1985">set_costo</text:span><text:span text:style-name="T1986">(</text:span><text:span text:style-name="T1987">self</text:span><text:span text:style-name="T1988">, </text:span><text:span text:style-name="T1989">costo</text:span><text:span text:style-name="T1990">):</text:span><text:span text:style-name="T1991"/><text:span text:style-name="T1992"/></text:p>
      <text:p text:style-name="P627"><text:span text:style-name="T1993">self</text:span><text:span text:style-name="T1994">.</text:span><text:span text:style-name="T1995">costo</text:span><text:span text:style-name="T1996"><text:s/></text:span><text:span text:style-name="T1997">=</text:span><text:span text:style-name="T1998"><text:s/></text:span><text:span text:style-name="T1999">costo</text:span><text:span text:style-name="T2000"/><text:span text:style-name="T2001"/></text:p>
      <text:p text:style-name="P628"><text:span text:style-name="T2002"/><text:span text:style-name="T2003"/><text:span text:style-name="T2004"/></text:p>
      <text:p text:style-name="P629"><text:span text:style-name="T2005">def</text:span><text:span text:style-name="T2006"><text:s/></text:span><text:span text:style-name="T2007">get_costo</text:span><text:span text:style-name="T2008">(</text:span><text:span text:style-name="T2009">self</text:span><text:span text:style-name="T2010">):</text:span><text:span text:style-name="T2011"/><text:span text:style-name="T2012"/></text:p>
      <text:p text:style-name="P630"><text:span text:style-name="T2013">return</text:span><text:span text:style-name="T2014"><text:s/></text:span><text:span text:style-name="T2015">self</text:span><text:span text:style-name="T2016">.</text:span><text:span text:style-name="T2017">costo</text:span><text:span text:style-name="T2018"/><text:span text:style-name="T2019"/></text:p>
      <text:p text:style-name="P631"><text:span text:style-name="T2020">def</text:span><text:span text:style-name="T2021"><text:s/></text:span><text:span text:style-name="T2022">igual</text:span><text:span text:style-name="T2023">(</text:span><text:span text:style-name="T2024">self</text:span><text:span text:style-name="T2025">, </text:span><text:span text:style-name="T2026">nodo</text:span><text:span text:style-name="T2027">):</text:span><text:span text:style-name="T2028"/><text:span text:style-name="T2029"/></text:p>
      <text:p text:style-name="P632"><text:span text:style-name="T2030">if</text:span><text:span text:style-name="T2031"><text:s/></text:span><text:span text:style-name="T2032">self</text:span><text:span text:style-name="T2033">.</text:span><text:span text:style-name="T2034">get_datos</text:span><text:span text:style-name="T2035">()</text:span><text:span text:style-name="T2036">==</text:span><text:span text:style-name="T2037"><text:s/></text:span><text:span text:style-name="T2038">nodo</text:span><text:span text:style-name="T2039">.</text:span><text:span text:style-name="T2040">get_datos</text:span><text:span text:style-name="T2041">():</text:span><text:span text:style-name="T2042"/><text:span text:style-name="T2043"/></text:p>
      <text:p text:style-name="P633"><text:span text:style-name="T2044">return</text:span><text:span text:style-name="T2045"><text:s/></text:span><text:span text:style-name="T2046">True</text:span><text:span text:style-name="T2047"/><text:span text:style-name="T2048"/></text:p>
      <text:p text:style-name="P634"><text:span text:style-name="T2049">else</text:span><text:span text:style-name="T2050">:</text:span><text:span text:style-name="T2051"/><text:span text:style-name="T2052"/></text:p>
      <text:p text:style-name="P635"><text:span text:style-name="T2053">return</text:span><text:span text:style-name="T2054"><text:s/></text:span><text:span text:style-name="T2055">False</text:span><text:span text:style-name="T2056"/><text:span text:style-name="T2057"/></text:p>
      <text:p text:style-name="P636"><text:span text:style-name="T2058">def</text:span><text:span text:style-name="T2059"><text:s/></text:span><text:span text:style-name="T2060">en_lista</text:span><text:span text:style-name="T2061">(</text:span><text:span text:style-name="T2062">self</text:span><text:span text:style-name="T2063">, </text:span><text:span text:style-name="T2064">lista_nodo</text:span><text:span text:style-name="T2065">):</text:span><text:span text:style-name="T2066"/><text:span text:style-name="T2067"/></text:p>
      <text:p text:style-name="P637"><text:span text:style-name="T2068">en_la_lista</text:span><text:span text:style-name="T2069"><text:s/></text:span><text:span text:style-name="T2070">=</text:span><text:span text:style-name="T2071"><text:s/></text:span><text:span text:style-name="T2072">False</text:span><text:span text:style-name="T2073"/><text:span text:style-name="T2074"/></text:p>
      <text:p text:style-name="P638"><text:span text:style-name="T2075">for</text:span><text:span text:style-name="T2076"><text:s/></text:span><text:span text:style-name="T2077">n</text:span><text:span text:style-name="T2078"><text:s/></text:span><text:span text:style-name="T2079">in</text:span><text:span text:style-name="T2080"><text:s/></text:span><text:span text:style-name="T2081">lista_nodo</text:span><text:span text:style-name="T2082">:</text:span><text:span text:style-name="T2083"/><text:span text:style-name="T2084"/></text:p>
      <text:p text:style-name="P639"><text:span text:style-name="T2085">if</text:span><text:span text:style-name="T2086"><text:s/></text:span><text:span text:style-name="T2087">self</text:span><text:span text:style-name="T2088">.</text:span><text:span text:style-name="T2089">igual</text:span><text:span text:style-name="T2090">(</text:span><text:span text:style-name="T2091">n</text:span><text:span text:style-name="T2092">):</text:span><text:span text:style-name="T2093"/><text:span text:style-name="T2094"/></text:p>
      <text:p text:style-name="P640"><text:span text:style-name="T2095">en_la_lista</text:span><text:span text:style-name="T2096"><text:s/></text:span><text:span text:style-name="T2097">=</text:span><text:span text:style-name="T2098"><text:s/></text:span><text:span text:style-name="T2099">True</text:span><text:span text:style-name="T2100"/><text:span text:style-name="T2101"/></text:p>
      <text:p text:style-name="P641"><text:span text:style-name="T2102">return</text:span><text:span text:style-name="T2103"><text:s/></text:span><text:span text:style-name="T2104">en_la_lista</text:span><text:span text:style-name="T2105"/><text:span text:style-name="T2106"/></text:p>
      <text:p text:style-name="P642"><text:span text:style-name="T2107">def</text:span><text:span text:style-name="T2108"><text:s/></text:span><text:span text:style-name="T2109">__str__</text:span><text:span text:style-name="T2110">(</text:span><text:span text:style-name="T2111">self</text:span><text:span text:style-name="T2112">):</text:span><text:span text:style-name="T2113"/><text:span text:style-name="T2114"/></text:p>
      <text:p text:style-name="P643"><text:span text:style-name="T2115">return</text:span><text:span text:style-name="T2116"><text:s/></text:span><text:span text:style-name="T2117">str</text:span><text:span text:style-name="T2118">(</text:span><text:span text:style-name="T2119">self</text:span><text:span text:style-name="T2120">.</text:span><text:span text:style-name="T2121">get_datos</text:span><text:span text:style-name="T2122">)</text:span><text:span text:style-name="T2123"/><text:span text:style-name="T2124"/></text:p>
      <text:p text:style-name="P644"><text:span text:style-name="T2125"/><text:span text:style-name="T2126"/><text:span text:style-name="T2127"/></text:p>
      <text:p text:style-name="P645"><text:span text:style-name="T2128"/><text:span text:style-name="T2129"/><text:span text:style-name="T2130"/></text:p>
      <text:p text:style-name="P646"><text:span text:style-name="T2131">igual(nodo) → Devuelve True si el dato contenido en el nodo es igual a alguno de los nodos contenidos en la lista de nodos pasada como parametros.</text:span><text:span text:style-name="T2132"/><text:span text:style-name="T2133"/></text:p>
      <text:p text:style-name="P647"><text:span text:style-name="T2134"/><text:span text:style-name="T2135"/><text:span text:style-name="T2136"/></text:p>
      <text:p text:style-name="P648"><text:span text:style-name="T2137">El codigo del programa que resuelve el problema del puzzle lineal es el siguiente:</text:span><text:span text:style-name="T2138"/><text:span text:style-name="T2139"/></text:p>
      <text:p text:style-name="P649"><text:span text:style-name="T2140"/><text:span text:style-name="T2141"/><text:span text:style-name="T2142"/></text:p>
      <text:p text:style-name="P650"><text:span text:style-name="T2143"/><text:span text:style-name="T2144"/><text:span text:style-name="T2145"/></text:p>
      <text:p text:style-name="P651"><text:span text:style-name="T2146"/><text:span text:style-name="T2147"/><text:span text:style-name="T2148"/></text:p>
      <text:p text:style-name="P652"><text:span text:style-name="T2149"/><text:span text:style-name="T2150"/><text:span text:style-name="T2151"/></text:p>
      <text:p text:style-name="P653"><text:span text:style-name="T2152"/><text:span text:style-name="T2153"/><text:span text:style-name="T2154"/></text:p>
      <text:p text:style-name="P654"><text:span text:style-name="T2155"/><text:span text:style-name="T2156"/><text:span text:style-name="T2157"/></text:p>
      <text:p text:style-name="P655"><text:span text:style-name="T2158">Antes de seguir avanzando se resolvera el problema de los vuelos usando la busqueda en amplitud</text:span><text:span text:style-name="T2159"/><text:span text:style-name="T2160"/></text:p>
      <text:p text:style-name="P656"><text:span text:style-name="T2161"/><text:span text:style-name="T2162"/><text:span text:style-name="T2163"/></text:p>
      <text:p text:style-name="P657"><text:span text:style-name="T2164">TAREA: Entregar </text:span><text:span text:style-name="T2165"/><text:span text:style-name="T2166"/></text:p>
      <text:p text:style-name="P658"><text:span text:style-name="T2167"/><text:span text:style-name="T2168"/><text:span text:style-name="T2169"/></text:p>
      <text:p text:style-name="P659"><text:span text:style-name="T2170">Tras la ejecución se obtiene como resultado:</text:span><text:span text:style-name="T2171"/><text:span text:style-name="T2172"/></text:p>
      <text:p text:style-name="P660"><text:span text:style-name="T2173"/><text:span text:style-name="T2174"/><text:span text:style-name="T2175"/></text:p>
      <text:p text:style-name="P661"><text:span text:style-name="T2176">[[4, 2, 3, 1], [4, 2, 1, 3], [4, 1, 2, 3], [4, 1, 3, 2], [4, 3, 1, 2], [3, 4, 1, 2], [3, 4, 2, 1], [3, 2, 4, 1], [3, 2, 1, 4], [3, 1, 2, 4], [1, 3, 2, 4], [1, 2, 3, 4]</text:span><text:span text:style-name="T2177"/><text:span text:style-name="T2178"/></text:p>
      <text:p text:style-name="P662"><text:span text:style-name="T2179"/><text:span text:style-name="T2180"/><text:span text:style-name="T2181"/></text:p>
      <text:p text:style-name="P663"><text:span text:style-name="T2182">Q</text:span><text:span text:style-name="T2183">ue es un resultado visiblemente peor que el obtenido con la búsqueda en amplitud. Esto indica de entrada que esta búsqueda no es óptima como en el caso de la búsqueda en amplitud. Se dice que es Subóptima. Otro problema que presenta el algoritmo es que el </text:span><text:span text:style-name="T2184">á</text:span><text:span text:style-name="T2185">rbol de búsqueda no está acotado en profundidad, es decir, es infinitamente profundo, nunca saldrá de la primera rama. En cuanto a la complejidad temporal, un árbol con profundidad p tiene una complejidad O(bp). Recordemos que la complejidad de la búsqueda</text:span><text:span text:style-name="T2186"><text:s/></text:span><text:span text:style-name="T2187">en amplitud era O(bd), donde d es la profundidad a la que se encuentra la solución. Como en la mayoría de los casos p &gt; d, se puede afirmar que la complejidad de la búsqueda en profundidad será, para la mayoría de los casos, mayor que la búsqueda en amplit</text:span><text:span text:style-name="T2188">ud (o en el mejor de los casos igual).</text:span><text:span text:style-name="T2189"/><text:span text:style-name="T2190"/></text:p>
      <text:p text:style-name="P664"><text:span text:style-name="T2191"/><text:span text:style-name="T2192"/><text:span text:style-name="T2193"/></text:p>
      <text:p text:style-name="P665"><text:span text:style-name="T2194">¿</text:span><text:span text:style-name="T2195">Por qué se presenta la búsqueda en profundidad?, si no parece que tenga alguna ventaja sobre la búsqueda en amplitud. Deliberadamente se ha hablado sobre la complejidad espacial. En los temas anteriores se ha usado una lista para almacenar los nodos visita</text:span><text:span text:style-name="T2196">d</text:span><text:span text:style-name="T2197">os. Se hacia así para no perder la generalidad y que el algoritmo fuera usable tanto en árboles, como en grafos. Ahora bien, si el espacio de búsqueda esta descrito por un árbol y no por un grafo, se puede prescindir de la lista de nodos visitados. En la b</text:span><text:span text:style-name="T2198">ú</text:span><text:span text:style-name="T2199">squeda en profundidad, si el espacio de búsqueda está representado por un árbol, la complejidad espacial se reduce a 0(bm), lo que supone un costo de almacenamiento muy inferior al usado en la búsqueda en amplitud. Esto debido a que cuando se explora una r</text:span><text:span text:style-name="T2200">a</text:span><text:span text:style-name="T2201">ma, sus nodos quedan eliminados de la lista de nodos frontera, mientras que la búsqueda en amplitud era necesario mantenerlos en nodos frontera de todas las ramas a la vez. Para hacerse una idea se toma como ejemplo el Puzzle Lineal. Si se supone que para </text:span><text:span text:style-name="T2202">u</text:span><text:span text:style-name="T2203">n nodo se necesita 1 Kilo Byte de almacenamiento (incluyendo las estructuras propias de Python), la exploración de un árbol (es decir, sin lista de nodos visitados) hasta el nivel 10, necesita unos 60 MB de memoria RAM para la búsqueda en amplitud, mientra</text:span><text:span text:style-name="T2204">s</text:span><text:span text:style-name="T2205"> que la misma búsqueda usando el algoritmo en profundidad necesita unos 90 KB. La diferencia es muy apreciable, si la búsqueda se realiza usando la lista de visitados, la búsqueda tambien es completa. En caso de prescindir de almacenar los nodos visitados </text:span><text:span text:style-name="T2206">en aras de preservar el uso de memoria, el algoritmo no es completo, ya que podría entrar en bucles durante la búsqueda. Por características propias de la búsqueda en profundidad, es posible una implementación alternativa usando recursividad. </text:span><text:span text:style-name="T2207"/><text:span text:style-name="T2208"/></text:p>
      <text:p text:style-name="P666"><text:span text:style-name="T2209"/><text:span text:style-name="T2210"/><text:span text:style-name="T2211"/></text:p>
      <text:p text:style-name="P667"><text:span text:style-name="T2212">El siguiente seudocódigo muestra la implementación de forma general:</text:span><text:span text:style-name="T2213"/><text:span text:style-name="T2214"/></text:p>
      <text:p text:style-name="P668"><text:span text:style-name="T2215"/><text:span text:style-name="T2216"/><text:span text:style-name="T2217"/></text:p>
      <text:p text:style-name="P669"><text:span text:style-name="T2218">Función DFS_rec(nodo, solución, visitados):</text:span><text:span text:style-name="T2219"/><text:span text:style-name="T2220"/></text:p>
      <text:p text:style-name="P670"><text:span text:style-name="T2221"><text:tab/>Añadir nodo a visitados</text:span><text:span text:style-name="T2222"/><text:span text:style-name="T2223"/></text:p>
      <text:p text:style-name="P671"><text:span text:style-name="T2224"><text:tab/>Si nodo == solución:</text:span><text:span text:style-name="T2225"/><text:span text:style-name="T2226"/></text:p>
      <text:p text:style-name="P672"><text:span text:style-name="T2227"><text:tab/><text:tab/>Salir con solución</text:span><text:span text:style-name="T2228"/><text:span text:style-name="T2229"/></text:p>
      <text:p text:style-name="P673"><text:span text:style-name="T2230"><text:tab/>Si no:</text:span><text:span text:style-name="T2231"/><text:span text:style-name="T2232"/></text:p>
      <text:p text:style-name="P674"><text:span text:style-name="T2233"><text:tab/><text:tab/>Por cada operador:</text:span><text:span text:style-name="T2234"/><text:span text:style-name="T2235"/></text:p>
      <text:p text:style-name="P675"><text:span text:style-name="T2236"><text:tab/><text:tab/>Nodo_hijo = operador(nodo)</text:span><text:span text:style-name="T2237"/><text:span text:style-name="T2238"/></text:p>
      <text:p text:style-name="P676"><text:span text:style-name="T2239"><text:tab/><text:tab/>Si nodo_hijo no es visitados:</text:span><text:span text:style-name="T2240"/><text:span text:style-name="T2241"/></text:p>
      <text:p text:style-name="P677"><text:span text:style-name="T2242"><text:tab/><text:tab/><text:tab/>Salir con s</text:span><text:span text:style-name="T2243"/><text:span text:style-name="T2244"/></text:p>
      <text:p text:style-name="P678"><text:span text:style-name="T2245"/><text:span text:style-name="T2246"/><text:span text:style-name="T2247"/></text:p>
      <text:p text:style-name="P679"><text:span text:style-name="T2248">Nodo = estado inicial</text:span><text:span text:style-name="T2249"/><text:span text:style-name="T2250"/></text:p>
      <text:p text:style-name="P680"><text:span text:style-name="T2251">Visitados a lista</text:span><text:span text:style-name="T2252"/><text:span text:style-name="T2253"/></text:p>
      <text:p text:style-name="P681"><text:span text:style-name="T2254">Solución = solución</text:span><text:span text:style-name="T2255"/><text:span text:style-name="T2256"/></text:p>
      <text:p text:style-name="P682"><text:span text:style-name="T2257">S = DFS_rec(nodo, solución, visitados)</text:span><text:span text:style-name="T2258"/><text:span text:style-name="T2259"/></text:p>
      <text:p text:style-name="P683"><text:span text:style-name="T2260"/><text:span text:style-name="T2261"/><text:span text:style-name="T2262"/></text:p>
      <text:p text:style-name="P684"><text:span text:style-name="T2263"/><text:span text:style-name="T2264"/><text:span text:style-name="T2265"/></text:p>
      <text:p text:style-name="P685"><text:span text:style-name="T2266">La arquitectura expresada en el pseudocódigo se puede llevar a la implementación concreta para resolver el Puzzle Lineal</text:span><text:span text:style-name="T2267">:</text:span><text:span text:style-name="T2268"/><text:span text:style-name="T2269"/></text:p>
      <text:p text:style-name="P686"><text:span text:style-name="T2270">from</text:span><text:span text:style-name="T2271"><text:s/></text:span><text:span text:style-name="T2272">Arbol</text:span><text:span text:style-name="T2273"><text:s/></text:span><text:span text:style-name="T2274">import</text:span><text:span text:style-name="T2275"><text:s/></text:span><text:span text:style-name="T2276">Nodo</text:span><text:span/></text:p>
      <text:p text:style-name="P687"><text:span text:style-name="T2277"/><text:span/></text:p>
      <text:p text:style-name="P688"><text:span text:style-name="T2278">def</text:span><text:span text:style-name="T2279"><text:s/></text:span><text:span text:style-name="T2280">buscar_solucion_DFS_rec</text:span><text:span text:style-name="T2281">(</text:span><text:span text:style-name="T2282">nodo_inicial</text:span><text:span text:style-name="T2283">, </text:span><text:span text:style-name="T2284">solucion</text:span><text:span text:style-name="T2285">, </text:span><text:span text:style-name="T2286">visitados</text:span><text:span text:style-name="T2287">):</text:span><text:span/></text:p>
      <text:p text:style-name="P689"><text:span text:style-name="T2288"><text:s text:c="4"/></text:span><text:span text:style-name="T2289">visitados</text:span><text:span text:style-name="T2290">.append(</text:span><text:span text:style-name="T2291">nodo_inicial</text:span><text:span text:style-name="T2292">.get_datos())</text:span><text:span/></text:p>
      <text:p text:style-name="P690"><text:span text:style-name="T2293"/><text:span/></text:p>
      <text:p text:style-name="P691"><text:span text:style-name="T2294"><text:s text:c="4"/></text:span><text:span text:style-name="T2295">if</text:span><text:span text:style-name="T2296"><text:s/></text:span><text:span text:style-name="T2297">nodo_inicial</text:span><text:span text:style-name="T2298">.get_datos() </text:span><text:span text:style-name="T2299">==</text:span><text:span text:style-name="T2300"><text:s/></text:span><text:span text:style-name="T2301">solucion</text:span><text:span text:style-name="T2302">:</text:span><text:span/></text:p>
      <text:p text:style-name="P692"><text:span text:style-name="T2303"><text:s text:c="8"/></text:span><text:span text:style-name="T2304">return</text:span><text:span text:style-name="T2305"><text:s/></text:span><text:span text:style-name="T2306">nodo_inicial</text:span><text:span/></text:p>
      <text:p text:style-name="P693"><text:span text:style-name="T2307"><text:s text:c="4"/></text:span><text:span text:style-name="T2308">else</text:span><text:span text:style-name="T2309">:</text:span><text:span/></text:p>
      <text:p text:style-name="P694"><text:span text:style-name="T2310"><text:s text:c="8"/></text:span><text:span text:style-name="T2311"># Expandir los nodos sucesores (hijos)</text:span><text:span/></text:p>
      <text:p text:style-name="P695"><text:span text:style-name="T2312"><text:s text:c="8"/></text:span><text:span text:style-name="T2313">dato_nodo</text:span><text:span text:style-name="T2314"><text:s/></text:span><text:span text:style-name="T2315">=</text:span><text:span text:style-name="T2316"><text:s/></text:span><text:span text:style-name="T2317">nodo_inicial</text:span><text:span text:style-name="T2318">.get_datos()</text:span><text:span/></text:p>
      <text:p text:style-name="P696"><text:span text:style-name="T2319"><text:s text:c="8"/></text:span><text:span text:style-name="T2320">hijo</text:span><text:span text:style-name="T2321"><text:s/></text:span><text:span text:style-name="T2322">=</text:span><text:span text:style-name="T2323"> [</text:span><text:span text:style-name="T2324">dato_nodo</text:span><text:span text:style-name="T2325">[</text:span><text:span text:style-name="T2326">1</text:span><text:span text:style-name="T2327">], </text:span><text:span text:style-name="T2328">dato_nodo</text:span><text:span text:style-name="T2329">[</text:span><text:span text:style-name="T2330">0</text:span><text:span text:style-name="T2331">], </text:span><text:span text:style-name="T2332">dato_nodo</text:span><text:span text:style-name="T2333">[</text:span><text:span text:style-name="T2334">2</text:span><text:span text:style-name="T2335">], </text:span><text:span text:style-name="T2336">dato_nodo</text:span><text:span text:style-name="T2337">[</text:span><text:span text:style-name="T2338">3</text:span><text:span text:style-name="T2339">]]</text:span><text:span/></text:p>
      <text:p text:style-name="P697"><text:span text:style-name="T2340"><text:s text:c="8"/></text:span><text:span text:style-name="T2341">hijo_izq</text:span><text:span text:style-name="T2342"><text:s/></text:span><text:span text:style-name="T2343">=</text:span><text:span text:style-name="T2344"><text:s/></text:span><text:span text:style-name="T2345">Nodo</text:span><text:span text:style-name="T2346">(</text:span><text:span text:style-name="T2347">hijo</text:span><text:span text:style-name="T2348">)</text:span><text:span/></text:p>
      <text:p text:style-name="P698"><text:span text:style-name="T2349"><text:s text:c="12"/></text:span><text:span/></text:p>
      <text:p text:style-name="P699"><text:span text:style-name="T2350"><text:s text:c="8"/></text:span><text:span text:style-name="T2351"># Operador medio</text:span><text:span/></text:p>
      <text:p text:style-name="P700"><text:span text:style-name="T2352"><text:s text:c="8"/></text:span><text:span text:style-name="T2353">hijo</text:span><text:span text:style-name="T2354"><text:s/></text:span><text:span text:style-name="T2355">=</text:span><text:span text:style-name="T2356"> [</text:span><text:span text:style-name="T2357">dato_nodo</text:span><text:span text:style-name="T2358">[</text:span><text:span text:style-name="T2359">0</text:span><text:span text:style-name="T2360">], </text:span><text:span text:style-name="T2361">dato_nodo</text:span><text:span text:style-name="T2362">[</text:span><text:span text:style-name="T2363">2</text:span><text:span text:style-name="T2364">], </text:span><text:span text:style-name="T2365">dato_nodo</text:span><text:span text:style-name="T2366">[</text:span><text:span text:style-name="T2367">1</text:span><text:span text:style-name="T2368">], </text:span><text:span text:style-name="T2369">dato_nodo</text:span><text:span text:style-name="T2370">[</text:span><text:span text:style-name="T2371">3</text:span><text:span text:style-name="T2372">]]</text:span><text:span/></text:p>
      <text:p text:style-name="P701"><text:span text:style-name="T2373"><text:s text:c="8"/></text:span><text:span text:style-name="T2374">hijo_medio</text:span><text:span text:style-name="T2375"><text:s/></text:span><text:span text:style-name="T2376">=</text:span><text:span text:style-name="T2377"><text:s/></text:span><text:span text:style-name="T2378">Nodo</text:span><text:span text:style-name="T2379">(</text:span><text:span text:style-name="T2380">hijo</text:span><text:span text:style-name="T2381">)</text:span><text:span/></text:p>
      <text:p text:style-name="P702"><text:span text:style-name="T2382"/><text:span/></text:p>
      <text:p text:style-name="P703"><text:span text:style-name="T2383"><text:s text:c="8"/></text:span><text:span text:style-name="T2384"># Operador derecho</text:span><text:span/></text:p>
      <text:p text:style-name="P704"><text:span text:style-name="T2385"><text:s text:c="8"/></text:span><text:span text:style-name="T2386">hijo</text:span><text:span text:style-name="T2387"><text:s/></text:span><text:span text:style-name="T2388">=</text:span><text:span text:style-name="T2389"> [</text:span><text:span text:style-name="T2390">dato_nodo</text:span><text:span text:style-name="T2391">[</text:span><text:span text:style-name="T2392">0</text:span><text:span text:style-name="T2393">], </text:span><text:span text:style-name="T2394">dato_nodo</text:span><text:span text:style-name="T2395">[</text:span><text:span text:style-name="T2396">1</text:span><text:span text:style-name="T2397">], </text:span><text:span text:style-name="T2398">dato_nodo</text:span><text:span text:style-name="T2399">[</text:span><text:span text:style-name="T2400">3</text:span><text:span text:style-name="T2401">], </text:span><text:span text:style-name="T2402">dato_nodo</text:span><text:span text:style-name="T2403">[</text:span><text:span text:style-name="T2404">2</text:span><text:span text:style-name="T2405">]]</text:span><text:span/></text:p>
      <text:p text:style-name="P705"><text:span text:style-name="T2406"><text:s text:c="8"/></text:span><text:span text:style-name="T2407">hijo_der</text:span><text:span text:style-name="T2408"><text:s/></text:span><text:span text:style-name="T2409">=</text:span><text:span text:style-name="T2410"><text:s/></text:span><text:span text:style-name="T2411">Nodo</text:span><text:span text:style-name="T2412">(</text:span><text:span text:style-name="T2413">hijo</text:span><text:span text:style-name="T2414">)</text:span><text:span/></text:p>
      <text:p text:style-name="P706"><text:span text:style-name="T2415"/><text:span/></text:p>
      <text:p text:style-name="P707"><text:span text:style-name="T2416"><text:s text:c="8"/></text:span><text:span text:style-name="T2417">nodo_inicial</text:span><text:span text:style-name="T2418">.set_hijos([</text:span><text:span text:style-name="T2419">hijo_izq</text:span><text:span text:style-name="T2420">, </text:span><text:span text:style-name="T2421">hijo_medio</text:span><text:span text:style-name="T2422">, </text:span><text:span text:style-name="T2423">hijo_der</text:span><text:span text:style-name="T2424">])</text:span><text:span/></text:p>
      <text:p text:style-name="P708"><text:span text:style-name="T2425"/><text:span/></text:p>
      <text:p text:style-name="P709"><text:span text:style-name="T2426"><text:s text:c="4"/></text:span><text:span text:style-name="T2427">for</text:span><text:span text:style-name="T2428"><text:s/></text:span><text:span text:style-name="T2429">nodo_hijo</text:span><text:span text:style-name="T2430"><text:s/></text:span><text:span text:style-name="T2431">in</text:span><text:span text:style-name="T2432"><text:s/></text:span><text:span text:style-name="T2433">nodo_inicial</text:span><text:span text:style-name="T2434">.get_hijos():</text:span><text:span/></text:p>
      <text:p text:style-name="P710"><text:span text:style-name="T2435"><text:s text:c="8"/></text:span><text:span text:style-name="T2436">if</text:span><text:span text:style-name="T2437"><text:s/></text:span><text:span text:style-name="T2438">not</text:span><text:span text:style-name="T2439"><text:s/></text:span><text:span text:style-name="T2440">nodo_hijo</text:span><text:span text:style-name="T2441">.get_datos() </text:span><text:span text:style-name="T2442">in</text:span><text:span text:style-name="T2443"><text:s/></text:span><text:span text:style-name="T2444">visitados</text:span><text:span text:style-name="T2445">:</text:span><text:span/></text:p>
      <text:p text:style-name="P711"><text:span text:style-name="T2446"><text:s text:c="12"/></text:span><text:span text:style-name="T2447"># Llamada recursiva</text:span><text:span/></text:p>
      <text:p text:style-name="P712"><text:span text:style-name="T2448"><text:s text:c="12"/></text:span><text:span text:style-name="T2449">S</text:span><text:span text:style-name="T2450"><text:s/></text:span><text:span text:style-name="T2451">=</text:span><text:span text:style-name="T2452"><text:s/></text:span><text:span text:style-name="T2453">buscar_solucion_DFS_rec</text:span><text:span text:style-name="T2454">(</text:span><text:span text:style-name="T2455">nodo_hijo</text:span><text:span text:style-name="T2456">, </text:span><text:span text:style-name="T2457">solucion</text:span><text:span text:style-name="T2458">, </text:span><text:span text:style-name="T2459">visitados</text:span><text:span text:style-name="T2460">)</text:span><text:span/></text:p>
      <text:p text:style-name="P713"><text:span text:style-name="T2461"><text:s text:c="12"/></text:span><text:span text:style-name="T2462">if</text:span><text:span text:style-name="T2463"><text:s/></text:span><text:span text:style-name="T2464">S</text:span><text:span text:style-name="T2465"><text:s/></text:span><text:span text:style-name="T2466">!=</text:span><text:span text:style-name="T2467"><text:s/></text:span><text:span text:style-name="T2468">None</text:span><text:span text:style-name="T2469">:</text:span><text:span/></text:p>
      <text:p text:style-name="P714"><text:span text:style-name="T2470"><text:s text:c="16"/></text:span><text:span text:style-name="T2471">return</text:span><text:span text:style-name="T2472"><text:s/></text:span><text:span text:style-name="T2473">S</text:span><text:span/></text:p>
      <text:p text:style-name="P715"><text:span text:style-name="T2474"><text:s text:c="8"/></text:span><text:span/></text:p>
      <text:p text:style-name="P716"><text:span text:style-name="T2475"><text:s text:c="4"/></text:span><text:span text:style-name="T2476">return</text:span><text:span text:style-name="T2477"><text:s/></text:span><text:span text:style-name="T2478">None</text:span><text:span/></text:p>
      <text:p text:style-name="P717"><text:span text:style-name="T2479"/><text:span/></text:p>
      <text:p text:style-name="P718"><text:span text:style-name="T2480">if</text:span><text:span text:style-name="T2481"><text:s/></text:span><text:span text:style-name="T2482">__name__</text:span><text:span text:style-name="T2483"><text:s/></text:span><text:span text:style-name="T2484">==</text:span><text:span text:style-name="T2485"><text:s/></text:span><text:span text:style-name="T2486">"__main__"</text:span><text:span text:style-name="T2487">:</text:span><text:span/></text:p>
      <text:p text:style-name="P719"><text:span text:style-name="T2488"><text:s text:c="4"/></text:span><text:span text:style-name="T2489">estado_inicial</text:span><text:span text:style-name="T2490"><text:s/></text:span><text:span text:style-name="T2491">=</text:span><text:span text:style-name="T2492"> [</text:span><text:span text:style-name="T2493">4</text:span><text:span text:style-name="T2494">,</text:span><text:span text:style-name="T2495">2</text:span><text:span text:style-name="T2496">,</text:span><text:span text:style-name="T2497">3</text:span><text:span text:style-name="T2498">,</text:span><text:span text:style-name="T2499">1</text:span><text:span text:style-name="T2500">]</text:span><text:span/></text:p>
      <text:p text:style-name="P720"><text:span text:style-name="T2501"><text:s text:c="4"/></text:span><text:span text:style-name="T2502">solucion</text:span><text:span text:style-name="T2503"><text:s/></text:span><text:span text:style-name="T2504">=</text:span><text:span text:style-name="T2505"> [</text:span><text:span text:style-name="T2506">1</text:span><text:span text:style-name="T2507">,</text:span><text:span text:style-name="T2508">2</text:span><text:span text:style-name="T2509">,</text:span><text:span text:style-name="T2510">3</text:span><text:span text:style-name="T2511">,</text:span><text:span text:style-name="T2512">4</text:span><text:span text:style-name="T2513">]</text:span><text:span/></text:p>
      <text:p text:style-name="P721"><text:span text:style-name="T2514"><text:s text:c="4"/></text:span><text:span text:style-name="T2515">nodo_solucion</text:span><text:span text:style-name="T2516"><text:s/></text:span><text:span text:style-name="T2517">=</text:span><text:span text:style-name="T2518"><text:s/></text:span><text:span text:style-name="T2519">None</text:span><text:span/></text:p>
      <text:p text:style-name="P722"><text:span text:style-name="T2520"><text:s text:c="4"/></text:span><text:span text:style-name="T2521">visitados</text:span><text:span text:style-name="T2522"><text:s/></text:span><text:span text:style-name="T2523">=</text:span><text:span text:style-name="T2524"> []</text:span><text:span/></text:p>
      <text:p text:style-name="P723"><text:span text:style-name="T2525"><text:s text:c="4"/></text:span><text:span text:style-name="T2526">nodo_inicial</text:span><text:span text:style-name="T2527"><text:s/></text:span><text:span text:style-name="T2528">=</text:span><text:span text:style-name="T2529"><text:s/></text:span><text:span text:style-name="T2530">Nodo</text:span><text:span text:style-name="T2531">(</text:span><text:span text:style-name="T2532">estado_inicial</text:span><text:span text:style-name="T2533">)</text:span><text:span/></text:p>
      <text:p text:style-name="P724"><text:span text:style-name="T2534"><text:s text:c="4"/></text:span><text:span text:style-name="T2535">nodo</text:span><text:span text:style-name="T2536"><text:s/></text:span><text:span text:style-name="T2537">=</text:span><text:span text:style-name="T2538"><text:s/></text:span><text:span text:style-name="T2539">buscar_solucion_DFS_rec</text:span><text:span text:style-name="T2540">(</text:span><text:span text:style-name="T2541">nodo_inicial</text:span><text:span text:style-name="T2542">, </text:span><text:span text:style-name="T2543">solucion</text:span><text:span text:style-name="T2544">, </text:span><text:span text:style-name="T2545">visitados</text:span><text:span text:style-name="T2546">)</text:span><text:span/></text:p>
      <text:p text:style-name="P725"><text:span text:style-name="T2547"><text:s text:c="4"/></text:span><text:span text:style-name="T2548"># Mostrar resultado </text:span><text:span/></text:p>
      <text:p text:style-name="P726"><text:span text:style-name="T2549"><text:s text:c="4"/></text:span><text:span text:style-name="T2550">resultado</text:span><text:span text:style-name="T2551"><text:s/></text:span><text:span text:style-name="T2552">=</text:span><text:span text:style-name="T2553"> []</text:span><text:span/></text:p>
      <text:p text:style-name="P727"><text:span text:style-name="T2554"><text:s text:c="4"/></text:span><text:span text:style-name="T2555">while</text:span><text:span text:style-name="T2556"><text:s/></text:span><text:span text:style-name="T2557">nodo</text:span><text:span text:style-name="T2558">.</text:span><text:span text:style-name="T2559">get_padre</text:span><text:span text:style-name="T2560">() </text:span><text:span text:style-name="T2561">is</text:span><text:span text:style-name="T2562"><text:s/></text:span><text:span text:style-name="T2563">not</text:span><text:span text:style-name="T2564"><text:s/></text:span><text:span text:style-name="T2565">None</text:span><text:span text:style-name="T2566">:</text:span><text:span/></text:p>
      <text:p text:style-name="P728"><text:span text:style-name="T2567"><text:s text:c="8"/></text:span><text:span text:style-name="T2568">resultado</text:span><text:span text:style-name="T2569">.</text:span><text:span text:style-name="T2570">append</text:span><text:span text:style-name="T2571">(</text:span><text:span text:style-name="T2572">nodo</text:span><text:span text:style-name="T2573">.</text:span><text:span text:style-name="T2574">get_datos</text:span><text:span text:style-name="T2575">())</text:span><text:span/></text:p>
      <text:p text:style-name="P729"><text:span text:style-name="T2576"><text:s text:c="8"/></text:span><text:span text:style-name="T2577">nodo</text:span><text:span text:style-name="T2578"><text:s/></text:span><text:span text:style-name="T2579">=</text:span><text:span text:style-name="T2580"><text:s/></text:span><text:span text:style-name="T2581">nodo</text:span><text:span text:style-name="T2582">.</text:span><text:span text:style-name="T2583">get_padre</text:span><text:span text:style-name="T2584">()</text:span><text:span/></text:p>
      <text:p text:style-name="P730"><text:span text:style-name="T2585"/><text:span/></text:p>
      <text:p text:style-name="P731"><text:span text:style-name="T2586"><text:s text:c="4"/></text:span><text:span text:style-name="T2587">resultado</text:span><text:span text:style-name="T2588">.</text:span><text:span text:style-name="T2589">append</text:span><text:span text:style-name="T2590">(</text:span><text:span text:style-name="T2591">estado_inicial</text:span><text:span text:style-name="T2592">)</text:span><text:span/></text:p>
      <text:p text:style-name="P732"><text:span text:style-name="T2593"><text:s text:c="4"/></text:span><text:span text:style-name="T2594">resultado</text:span><text:span text:style-name="T2595">.</text:span><text:span text:style-name="T2596">reverse</text:span><text:span text:style-name="T2597">()</text:span><text:span/></text:p>
      <text:p text:style-name="P733"><text:span text:style-name="T2598"><text:s text:c="4"/></text:span><text:span text:style-name="T2599">print</text:span><text:span text:style-name="T2600">(</text:span><text:span text:style-name="T2601">resultado</text:span><text:span text:style-name="T2602">)</text:span><text:span/></text:p>
      <text:p text:style-name="P734"><text:span text:style-name="T2603"/><text:span/></text:p>
      <text:p text:style-name="P735"><text:span text:style-name="T2604"><text:s text:c="4"/></text:span><text:span text:style-name="T2605"># Resultado</text:span><text:span/></text:p>
      <text:p text:style-name="P736"><text:span text:style-name="T2606"><text:s text:c="4"/></text:span><text:span text:style-name="T2607"># [[4, 2, 3, 1], [2, 4, 3, 1], [2, 3, 4, 1], [3, 2, 4, 1], [3, 4, 2, 1], </text:span><text:span/></text:p>
      <text:p text:style-name="P737"><text:span text:style-name="T2608"><text:s text:c="4"/></text:span><text:span text:style-name="T2609">#<text:s text:c="2"/>[4, 3, 2, 1], [4, 3, 1, 2], [3, 4, 1, 2], [3, 1, 4, 2], [1, 3, 4, 2],</text:span><text:span/></text:p>
      <text:p text:style-name="P738"><text:span text:style-name="T2610"><text:s text:c="4"/></text:span><text:span text:style-name="T2611">#<text:s text:c="2"/>[1, 4, 3, 2], [4, 1, 3, 2], [4, 1, 2, 3], [1, 4, 2, 3], [1, 2, 4, 3], </text:span><text:span/></text:p>
      <text:p text:style-name="P739"><text:span text:style-name="T2612"><text:s text:c="4"/></text:span><text:span text:style-name="T2613">#<text:s text:c="2"/>[2, 1, 4, 3], [2, 1, 3, 4], [1, 2, 3, 4]]</text:span><text:span/></text:p>
      <text:p text:style-name="P740"><text:span text:style-name="T2614"/><text:span/></text:p>
      <text:p text:style-name="P741"><text:span text:style-name="T2615"/><text:span text:style-name="T2616"/><text:span text:style-name="T2617"/></text:p>
      <text:p text:style-name="P742"><text:span text:style-name="T2618">Una vez visto que la busqueda en profundidad es bastante mejor en cuanto al uso de memoria, se puede intentar mejorar el resto de aspectos para intentar quedarse con la mejor busqueda en profundidad y la b</text:span><text:span text:style-name="T2619">usqueda en amplitud. Uno de los problemas de la busqueda se da cuando el espacio de estados es infinito, En este caso no es posible que el algoritmo de con una solucion(a no se que se tenga bastante suerte y la solucion se encuentre en la primera rama). Ad</text:span><text:span text:style-name="T2620">emas el algoritmo no terminaria nunca. Para evitar esto se puede hacer una modificacion al algoritmo para que descienda mas de un numero prefijado de niveles asi se evita que quede en ejecucion infinitament. Se trata de la busqueda en profundidad limitada.</text:span><text:span text:style-name="T2621"/><text:span text:style-name="T2622"/></text:p>
      <text:p text:style-name="P743"><text:span text:style-name="T2623">Funcion DFS_Limitado(nodo, solución, visitados, limite):</text:span><text:span text:style-name="T2624"/><text:span text:style-name="T2625"/></text:p>
      <text:p text:style-name="P744"><text:span text:style-name="T2626">Añadir nodo a visitados</text:span><text:span text:style-name="T2627"/><text:span text:style-name="T2628"/></text:p>
      <text:p text:style-name="P745"><text:span text:style-name="T2629">Si nodo == Solución:</text:span><text:span text:style-name="T2630"/><text:span text:style-name="T2631"/></text:p>
      <text:p text:style-name="P746"><text:span text:style-name="T2632"><text:tab/>Salir con solución</text:span><text:span text:style-name="T2633"/><text:span text:style-name="T2634"/></text:p>
      <text:p text:style-name="P747"><text:span text:style-name="T2635">Si no:</text:span><text:span text:style-name="T2636"/><text:span text:style-name="T2637"/></text:p>
      <text:p text:style-name="P748"><text:span text:style-name="T2638"><text:tab/>Si limite == 0:</text:span><text:span text:style-name="T2639"/><text:span text:style-name="T2640"/></text:p>
      <text:p text:style-name="P749"><text:span text:style-name="T2641"><text:tab/><text:tab/>Salir con corte limite</text:span><text:span text:style-name="T2642"/><text:span text:style-name="T2643"/></text:p>
      <text:p text:style-name="P750"><text:span text:style-name="T2644"/><text:span text:style-name="T2645"/><text:span text:style-name="T2646"/></text:p>
      <text:p text:style-name="P751"><text:span text:style-name="T2647">Si no:</text:span><text:span text:style-name="T2648"/><text:span text:style-name="T2649"/></text:p>
      <text:p text:style-name="P752"><text:span text:style-name="T2650"><text:tab/>Por cada operador:</text:span><text:span text:style-name="T2651"/><text:span text:style-name="T2652"/></text:p>
      <text:p text:style-name="P753"><text:span text:style-name="T2653"><text:tab/><text:tab/>Nodo_hijo = operador(nodo)</text:span><text:span text:style-name="T2654"/><text:span text:style-name="T2655"/></text:p>
      <text:p text:style-name="P754"><text:span text:style-name="T2656"><text:tab/><text:tab/>Si nodo_hijo no esta en visitados:</text:span><text:span text:style-name="T2657"/><text:span text:style-name="T2658"/></text:p>
      <text:p text:style-name="P755"><text:span text:style-name="T2659"><text:tab/><text:tab/><text:tab/>S = DFS_rec(nodo_hijo, solución, visitados, limite-1)</text:span><text:span text:style-name="T2660"/><text:span text:style-name="T2661"/></text:p>
      <text:p text:style-name="P756"><text:span text:style-name="T2662"><text:tab/><text:tab/><text:tab/>Salir con s</text:span><text:span text:style-name="T2663"/><text:span text:style-name="T2664"/></text:p>
      <text:p text:style-name="P757"><text:span text:style-name="T2665"/><text:span text:style-name="T2666"/><text:span text:style-name="T2667"/></text:p>
      <text:p text:style-name="P758"><text:span text:style-name="T2668">Nodo a estado inicial</text:span><text:span text:style-name="T2669"/><text:span text:style-name="T2670"/></text:p>
      <text:p text:style-name="P759"><text:span text:style-name="T2671">Visitados = lista</text:span><text:span text:style-name="T2672"/><text:span text:style-name="T2673"/></text:p>
      <text:p text:style-name="P760"><text:span text:style-name="T2674">Solución = solucion</text:span><text:span text:style-name="T2675"/><text:span text:style-name="T2676"/></text:p>
      <text:p text:style-name="P761"><text:span text:style-name="T2677">Limite = limite_nivles</text:span><text:span text:style-name="T2678"/><text:span text:style-name="T2679"/></text:p>
      <text:p text:style-name="P762"><text:span text:style-name="T2680">S = DFS_limitado(nodo, solución, visitados, limite</text:span><text:span text:style-name="T2681"/><text:span text:style-name="T2682"/></text:p>
      <text:p text:style-name="P763"><text:span text:style-name="T2683"/><text:span text:style-name="T2684">Ademas de esta mejora, se puede conseguir, que el algoritmo sea optimo, la t</text:span><text:span text:style-name="T2685">é</text:span><text:span text:style-name="T2686">cnica se llama busqueda con profundidad iterativa, la idea es repitiendo la busqueda de forma iterativa pero incrementando la profundidad en cada iteracion.</text:span><text:span text:style-name="T2687"/><text:span text:style-name="T2688"/></text:p>
      <text:p text:style-name="P764"><text:span text:style-name="T2689"/><text:span text:style-name="T2690"/><text:span text:style-name="T2691"/></text:p>
      <text:p text:style-name="P765"><text:span text:style-name="T2692">A</text:span><text:span text:style-name="T2693">unque paresca un proceso pesado y costoso, en realidad no lo es. Hay que tener en cuentaque la operación más costosa es generar los nodos más profundos (hojas). En compración, generar los noveles anteriores es un proceso liviano. Ademas. Si se encontrara l</text:span><text:span text:style-name="T2694">a solución en el nivel d del árbol, los nodos de este nivel solo se<text:s text:c="2"/>habrán generado una vez,<text:s text:c="2"/>los niveles d-1 dos veces y asi sucesivamente. Es decir, el numero de nodos total generdos en un árbol con factor de ramificación b<text:s text:c="2"/>y profundidad d será:</text:span><text:span text:style-name="T2695"/><text:span text:style-name="T2696"/></text:p>
      <text:p text:style-name="P766"><text:span text:style-name="T2697"/><text:span text:style-name="T2698"/><text:span text:style-name="T2699"/></text:p>
      <text:p text:style-name="P767"><text:span text:style-name="T2700">Número de nodos = b(d) + b2(d – 1) + b3 (d – 2) + … + bd</text:span><text:span text:style-name="T2701"/><text:span text:style-name="T2702"/></text:p>
      <text:p text:style-name="P768"><text:span text:style-name="T2703"/><text:span text:style-name="T2704"/><text:span text:style-name="T2705"/></text:p>
      <text:p text:style-name="P769"><text:span text:style-name="T2706">P</text:span><text:span text:style-name="T2707">or lo que su complejidad es O(bd), que es exactamente la misma que la de la búsqueda en amplitud. Es por ello, que si no se conoce la profundidad a la que se encuentra la solución y el espacio de búsqueda es grande, este algoritmo será preferible a las otr</text:span><text:span text:style-name="T2708">as dos búsquedas. </text:span><text:span text:style-name="T2709"/><text:span text:style-name="T2710"/></text:p>
      <text:p text:style-name="P770"><text:span text:style-name="T2711"/><text:span text:style-name="T2712"/><text:span text:style-name="T2713"/></text:p>
      <text:p text:style-name="P771"><text:span text:style-name="T2714">Como ejemplo se presenta una solución al problema de los vuelos resuelto con la búsqueda con profundidad iterativa:</text:span><text:span text:style-name="T2715"/><text:span text:style-name="T2716"/></text:p>
      <text:p text:style-name="P772"><text:span text:style-name="T2717"/><text:span text:style-name="T2718"/><text:span text:style-name="T2719"/></text:p>
      <text:p text:style-name="P773"><text:span text:style-name="T2720"/><text:span text:style-name="T2721">La solucion ofrecida por el programa es la misma que el de la busqueda en amplitud y por lo tanto una opcion optima seria:</text:span><text:span text:style-name="T2722"/><text:span text:style-name="T2723"/></text:p>
      <text:p text:style-name="P774"><text:span text:style-name="T2724"/><text:span text:style-name="T2725"/><text:span/></text:p>
      <text:p text:style-name="P775"><text:span text:style-name="T2726">Jiloyork-&gt;Queretaro-&gt;Oaxaca</text:span><text:span text:style-name="T2727"/><text:span text:style-name="T2728"/></text:p>
      <text:p text:style-name="P776"><text:span text:style-name="T2729"/><text:span text:style-name="T2730"/><text:span text:style-name="T2731"/></text:p>
      <text:p text:style-name="P777"><text:span text:style-name="T2732">Busqueda de costo uniforme(Funcion de costo = gn)</text:span><text:span text:style-name="T2733"/><text:span text:style-name="T2734"/></text:p>
      <text:p text:style-name="P778"><text:span text:style-name="T2735"/><text:span text:style-name="T2736"/><text:span text:style-name="T2737"/></text:p>
      <text:p text:style-name="P779"><text:span text:style-name="T2738">Los metodos de busqueda analizados hasta ahora permiten enfrentarase a un espectro de problemas relativamentes amplios pero no todos. Por ejmplo </text:span><text:span text:style-name="T2739">las rtutas por carretera. Con los algoritmos que ya se conocen, se puede abordar el problema hasta cierto punto, Siempre se podra encontrar una mejor solucion pero como ya se analizo el algoritmo de busqueda en amplitud no es optim, Y el principal objetivo</text:span><text:span text:style-name="T2740"> del problema planteados es :como obtener el<text:s text:c="2"/>algoritmo optimo con menor distanicia, la busqueda de vosto uniforme o imiforme cost seatvn (USC) permite realizar una busqueda n el espacio teniendo en cuenta este nuevo factor en este cazo el factor de costo </text:span><text:span text:style-name="T2741"/><text:span text:style-name="T2742"/></text:p>
      <text:p text:style-name="P780"><text:span/><text:span/></text:p>
      <text:p text:style-name="P781"><text:span/><text:span/></text:p>
      <text:p text:style-name="P782"><text:span text:style-name="T2743"/><text:span/><draw:frame draw:name="Object" draw:style-name="gr148" draw:z-index="177156" draw:transform="rotate(-6.2831853071795862) translate(12.29cm,6.981cm)" text:anchor-type="paragraph" svg:width="1.455cm" svg:height="0.9261cm"><draw:text-box fo:min-height="0.9261cm"><text:p text:style-name="P783"><text:span text:style-name="T2744">C:</text:span><text:span/></text:p></draw:text-box></draw:frame><text:span/><draw:frame draw:name="Object" draw:style-name="gr149" draw:z-index="176132" draw:transform="rotate(-6.2831853071795862) translate(14.38cm,3.859cm)" text:anchor-type="paragraph" svg:width="1.667cm" svg:height="0.7938cm"><draw:text-box fo:min-height="0.7938cm"><text:p text:style-name="P784"><text:span text:style-name="T2745">C:15</text:span><text:span/></text:p></draw:text-box></draw:frame><text:span/><draw:frame draw:name="Object" draw:style-name="gr150" draw:z-index="175108" draw:transform="rotate(-6.2831853071795862) translate(7.078cm,7.695cm)" text:anchor-type="paragraph" svg:width="1.402cm" svg:height="0.7673cm"><draw:text-box fo:min-height="0.7673cm"><text:p text:style-name="P785"><text:span text:style-name="T2746">C:12</text:span><text:span/></text:p></draw:text-box></draw:frame><text:span/><draw:frame draw:name="Object" draw:style-name="gr151" draw:z-index="174084" draw:transform="rotate(-6.2831853071795862) translate(1.998cm,7.695cm)" text:anchor-type="paragraph" svg:width="1.482cm" svg:height="0.8467cm"><draw:text-box fo:min-height="0.8467cm"><text:p text:style-name="P786"><text:span text:style-name="T2747">C:22</text:span><text:span/></text:p></draw:text-box></draw:frame><text:span/><draw:frame draw:name="Object" draw:style-name="gr152" draw:z-index="171012" draw:transform="rotate(-6.2831853071795862) translate(5.663cm,3.938cm)" text:anchor-type="paragraph" svg:width="1.535cm" svg:height="1.111cm"><draw:text-box fo:min-height="1.111cm"><text:p text:style-name="P787"><text:span text:style-name="T2748">C35:</text:span><text:span/></text:p></draw:text-box></draw:frame><text:span/><draw:line draw:name="Shape" draw:style-name="gr153" draw:z-index="169988" text:anchor-type="paragraph" svg:x1="0cm" svg:x2="0.03528cm" svg:y1="0cm" svg:y2="0.03528cm"/><text:span/><draw:line draw:name="Shape" draw:style-name="gr154" draw:z-index="168964" text:anchor-type="paragraph" svg:x1="0.03528cm" svg:x2="0cm" svg:y1="0cm" svg:y2="0.03528cm"/><text:span/><draw:line draw:name="Shape" draw:style-name="gr155" draw:z-index="167940" text:anchor-type="paragraph" svg:x1="0cm" svg:x2="0.03528cm" svg:y1="0cm" svg:y2="0.03528cm"/><text:span/><draw:line draw:name="Shape" draw:style-name="gr156" draw:z-index="166916" text:anchor-type="paragraph" svg:x1="0cm" svg:x2="0.03528cm" svg:y1="0cm" svg:y2="0.03528cm"/><text:span/><draw:line draw:name="Shape" draw:style-name="gr157" draw:z-index="165892" text:anchor-type="paragraph" svg:x1="0.03528cm" svg:x2="0cm" svg:y1="0cm" svg:y2="0.03528cm"/><text:span/><draw:line draw:name="Shape" draw:style-name="gr158" draw:z-index="164868" text:anchor-type="paragraph" svg:x1="0.03528cm" svg:x2="0cm" svg:y1="0cm" svg:y2="0.03528cm"/><text:span/><draw:custom-shape draw:name="Shape" draw:style-name="gr159" draw:z-index="150532" draw:transform="rotate(-6.2831853071795862) translate(14.81cm,6.498cm)" text:anchor-type="paragraph" svg:width="2.62cm" svg:height="2.434cm"><draw:enhanced-geometry svg:viewBox="0 0 21600 21600" draw:type="circle" draw:enhanced-path="U 10800 10800 10800 10800 0 360 Z N"/></draw:custom-shape><text:span/><draw:custom-shape draw:name="Shape" draw:style-name="gr160" draw:z-index="150532" draw:transform="rotate(-6.2831853071795862) translate(9.539cm,6.313cm)" text:anchor-type="paragraph" svg:width="2.62cm" svg:height="2.434cm"><draw:enhanced-geometry svg:viewBox="0 0 21600 21600" draw:type="circle" draw:enhanced-path="U 10800 10800 10800 10800 0 360 Z N"/></draw:custom-shape><text:span/><draw:custom-shape draw:name="Shape" draw:style-name="gr161" draw:z-index="150532" draw:transform="rotate(-6.2831853071795862) translate(4.353cm,6.805cm)" text:anchor-type="paragraph" svg:width="2.62cm" svg:height="2.434cm"><draw:enhanced-geometry svg:viewBox="0 0 21600 21600" draw:type="circle" draw:enhanced-path="U 10800 10800 10800 10800 0 360 Z N"/></draw:custom-shape><text:span/><draw:custom-shape draw:name="Shape" draw:style-name="gr162" draw:z-index="150532" draw:transform="rotate(-6.2831853071795862) translate(-0.6747cm,6.805cm)" text:anchor-type="paragraph" svg:width="2.62cm" svg:height="2.434cm"><draw:enhanced-geometry svg:viewBox="0 0 21600 21600" draw:type="circle" draw:enhanced-path="U 10800 10800 10800 10800 0 360 Z N"/></draw:custom-shape><text:span/><draw:custom-shape draw:name="Shape" draw:style-name="gr163" draw:z-index="150532" draw:transform="rotate(-6.2831853071795862) translate(11.67cm,3.288cm)" text:anchor-type="paragraph" svg:width="2.62cm" svg:height="2.434cm"><draw:enhanced-geometry svg:viewBox="0 0 21600 21600" draw:type="circle" draw:enhanced-path="U 10800 10800 10800 10800 0 360 Z N"/></draw:custom-shape><text:span/><draw:custom-shape draw:name="Shape" draw:style-name="gr164" draw:z-index="150532" draw:transform="rotate(-6.2831853071795862) translate(2.606cm,3.418cm)" text:anchor-type="paragraph" svg:width="2.62cm" svg:height="2.434cm"><draw:enhanced-geometry svg:viewBox="0 0 21600 21600" draw:type="circle" draw:enhanced-path="U 10800 10800 10800 10800 0 360 Z N"/></draw:custom-shape><text:span/><draw:custom-shape draw:name="Shape" draw:style-name="gr165" draw:z-index="150532" draw:transform="rotate(-6.2831853071795862) translate(6.545cm,0.1455cm)" text:anchor-type="paragraph" svg:width="2.62cm" svg:height="2.434cm"><draw:enhanced-geometry svg:viewBox="0 0 21600 21600" draw:type="circle" draw:enhanced-path="U 10800 10800 10800 10800 0 360 Z N"/></draw:custom-shape><text:span text:style-name="T2749"/><text:span text:style-name="T2750"/></text:p>
      <text:p text:style-name="P788"><text:span text:style-name="T2751"/><text:span text:style-name="T2752"/><text:span text:style-name="T2753"/></text:p>
      <text:p text:style-name="P789"><text:span text:style-name="T2754"/><text:span text:style-name="T2755"/><text:span text:style-name="T2756"/></text:p>
      <text:p text:style-name="P790"><text:span text:style-name="T2757"/><text:span text:style-name="T2758"/><text:span text:style-name="T2759"/></text:p>
      <text:p text:style-name="P791"><text:span text:style-name="T2760"/><text:span text:style-name="T2761"/><text:span text:style-name="T2762"/></text:p>
      <text:p text:style-name="P792"><text:span text:style-name="T2763"/><text:span text:style-name="T2764"/><text:span text:style-name="T2765"/></text:p>
      <text:p text:style-name="P793"><text:span text:style-name="T2766"/><text:span text:style-name="T2767"/><text:span text:style-name="T2768"/></text:p>
      <text:p text:style-name="P794"><text:span text:style-name="T2769"/><text:span text:style-name="T2770"/><text:span text:style-name="T2771"/></text:p>
      <text:p text:style-name="P795"><text:span text:style-name="T2772"/><text:span text:style-name="T2773"/><text:span text:style-name="T2774"/></text:p>
      <text:p text:style-name="P796"><text:span text:style-name="T2775"/><text:span text:style-name="T2776"/><text:span text:style-name="T2777"/></text:p>
      <text:p text:style-name="P797"><text:span text:style-name="T2778"/><text:span text:style-name="T2779"/><text:span text:style-name="T2780"/></text:p>
      <text:p text:style-name="P798"><text:span text:style-name="T2781"/><text:span text:style-name="T2782"/><text:span text:style-name="T2783"/></text:p>
      <text:p text:style-name="P799"><text:span text:style-name="T2784"/><text:span text:style-name="T2785"/><text:span text:style-name="T2786"/></text:p>
      <text:p text:style-name="P800"><text:span text:style-name="T2787"/><text:span text:style-name="T2788"/><text:span text:style-name="T2789"/></text:p>
      <text:p text:style-name="P801"><text:span text:style-name="T2790"/><text:span text:style-name="T2791"/><text:span text:style-name="T2792"/></text:p>
      <text:p text:style-name="P802"><text:span text:style-name="T2793"/><text:span text:style-name="T2794"/><text:span text:style-name="T2795"/></text:p>
      <text:p text:style-name="P803"><text:span text:style-name="T2796"/><text:span text:style-name="T2797"/><text:span text:style-name="T2798"/></text:p>
      <text:p text:style-name="P804"><text:span text:style-name="T2799"/><text:span text:style-name="T2800"/><text:span text:style-name="T2801"/></text:p>
      <text:p text:style-name="P805"><text:span text:style-name="T2802"/><text:span text:style-name="T2803"/><text:span text:style-name="T2804"/></text:p>
      <text:p text:style-name="P806"><text:span text:style-name="T2805"/><text:span text:style-name="T2806"/><text:span text:style-name="T2807"/></text:p>
      <text:p text:style-name="P807"><text:span text:style-name="T2808"/><text:span text:style-name="T2809"/><text:span text:style-name="T2810"/></text:p>
      <text:p text:style-name="P808"><text:span text:style-name="T2811"/><text:span text:style-name="T2812"/><text:span text:style-name="T2813"/></text:p>
      <text:p text:style-name="P809"><text:span text:style-name="T2814">SACAR FUNCION DE COSTO </text:span><text:span text:style-name="T2815"/><text:span text:style-name="T2816"/></text:p>
      <text:p text:style-name="P810"><text:span text:style-name="T2817"/><text:span text:style-name="T2818"/><text:span text:style-name="T2819"/></text:p>
      <text:p text:style-name="P811"><text:span text:style-name="T2820">Nodos frontera: Jiloyork(0)</text:span><text:span text:style-name="T2821"/></text:p>
      <text:p text:style-name="P812"><text:span text:style-name="T2822">Seleccionar: Jiloyork(0)</text:span><text:span text:style-name="T2823"/></text:p>
      <text:p text:style-name="P813"><text:span text:style-name="T2824">Hijos no visitados: QRO(394), CDMX(437)</text:span><text:span text:style-name="T2825"/></text:p>
      <text:p text:style-name="P814"><text:span text:style-name="T2826"/><text:span text:style-name="T2827"/><text:span text:style-name="T2828"/></text:p>
      <text:p text:style-name="P815"><text:span text:style-name="T2829">Paso 2</text:span><text:span text:style-name="T2830"/></text:p>
      <text:p text:style-name="P816"><text:span text:style-name="T2831">Nodos Frontera: QRO(394), CDMX(437)</text:span><text:span text:style-name="T2832"/></text:p>
      <text:p text:style-name="P817"><text:span text:style-name="T2833">Seleccionar: QRO(394)</text:span><text:span text:style-name="T2834"/><text:span text:style-name="T2835"/></text:p>
      <text:p text:style-name="P818"><text:span text:style-name="T2836">Hijos no visitados: SLP(296), CDMX(313), ZACATECAS</text:span><text:span text:style-name="T2837"/><text:span text:style-name="T2838">(309)</text:span><text:span text:style-name="T2839"/><text:span/><text:span text:style-name="T2840"/></text:p>
      <text:p text:style-name="P819"><text:span text:style-name="T2841"/><text:span text:style-name="T2842"/><text:span text:style-name="T2843"/></text:p>
      <text:p text:style-name="P820"><text:span text:style-name="T2844">Paso 3.</text:span><text:span text:style-name="T2845"/></text:p>
      <text:p text:style-name="P821"><text:span text:style-name="T2846">Nodos Frontera </text:span><text:span text:style-name="T2847">SLP(296), CDMX(313), ZACATECAS</text:span><text:span text:style-name="T2848">(309)</text:span><text:span/><text:span text:style-name="T2849"/><text:span text:style-name="T2850"/></text:p>
      <text:p text:style-name="P822"><text:span text:style-name="T2851">Seleccionar: SLP(296)</text:span><text:span text:style-name="T2852"/></text:p>
      <text:p text:style-name="P823"><text:span text:style-name="T2853">Hijos no visitados: ZACATECAS(346), CDMX(603)</text:span><text:span text:style-name="T2854"/></text:p>
      <text:p text:style-name="P824"><text:span text:style-name="T2855"/><text:span text:style-name="T2856"/><text:span text:style-name="T2857"/></text:p>
      <text:p text:style-name="P825"><text:span text:style-name="T2858">Paso4</text:span><text:span text:style-name="T2859"/></text:p>
      <text:p text:style-name="P826"><text:span text:style-name="T2860">Nodos Frontera: </text:span><text:span text:style-name="T2861">CDMX(355), ZACATECAS</text:span><text:span text:style-name="T2862">(309)</text:span><text:span/><text:span text:style-name="T2863"/><text:span text:style-name="T2864"/></text:p>
      <text:p text:style-name="P827"><text:span text:style-name="T2865">Seleccionar: ZACATECAS(309)</text:span><text:span text:style-name="T2866"/></text:p>
      <text:p text:style-name="P828"><text:span text:style-name="T2867">Hijos no visitados: CDMX(355), GDL(491)</text:span><text:span text:style-name="T2868"/></text:p>
      <text:p text:style-name="P829"><text:span text:style-name="T2869"/><text:span text:style-name="T2870"/><text:span text:style-name="T2871"/></text:p>
      <text:p text:style-name="P830"><text:span text:style-name="T2872">Paso 5</text:span><text:span text:style-name="T2873"/></text:p>
      <text:p text:style-name="P831"><text:span text:style-name="T2874">Nodos Frontera: </text:span><text:span text:style-name="T2875"/><text:span text:style-name="T2876">CDMX(313), ZACATECAS</text:span><text:span text:style-name="T2877">(309)</text:span><text:span/><text:span text:style-name="T2878"/><text:span text:style-name="T2879"/></text:p>
      <text:p text:style-name="P832"><text:span text:style-name="T2880">Seleccionar CDMX(313)</text:span><text:span text:style-name="T2881"/></text:p>
      <text:p text:style-name="P833"><text:span text:style-name="T2882">Hijos no visitados: HIDALGO(599), TAMAULIPAS(513), MONTERREY(514), MORELOS(203)</text:span><text:span text:style-name="T2883"/></text:p>
      <text:p text:style-name="P834"><text:span text:style-name="T2884"/><text:span text:style-name="T2885"/><text:span text:style-name="T2886"/></text:p>
      <text:p text:style-name="P835"><text:span text:style-name="T2887">Paso 6</text:span><text:span text:style-name="T2888"/></text:p>
      <text:p text:style-name="P836"><text:span text:style-name="T2889">Nodos Frontera: </text:span><text:span text:style-name="T2890">HIDALGO(599), TAMAULIPAS(513), MONTERREY(514), MORELOS(203)</text:span><text:span/><text:span text:style-name="T2891"/><text:span text:style-name="T2892"/></text:p>
      <text:p text:style-name="P837"><text:span text:style-name="T2893">Seleccionar MONTERREY(514)</text:span><text:span text:style-name="T2894"/></text:p>
      <text:p text:style-name="P838"><text:span text:style-name="T2895"/><text:span text:style-name="T2896"/><text:span text:style-name="T2897"/></text:p>
      <text:p text:style-name="P839"><text:span text:style-name="T2898">Nota: El modelo de busqeuda de costo uniforme tiene que evaluar todas las rutas posibles y quedarse con<text:s text:c="2"/>la mas optima en funcion del costo. En el ejemplo anterior no es optimo ya que la mejor ruta es Jiloyork-&gt;CDMX-&gt;Monterrey con un costo de 951km.</text:span><text:span text:style-name="T2899"/></text:p>
      <text:p text:style-name="P840"><text:span text:style-name="T2900"/><text:span text:style-name="T2901"/><text:span text:style-name="T2902"/></text:p>
      <text:p text:style-name="P841"><text:span text:style-name="T2903"/><text:span text:style-name="T2904"/><text:span text:style-name="T2905"/></text:p>
      <text:p text:style-name="P842"><text:span text:style-name="T2906"/><text:span text:style-name="T2907"/><text:span text:style-name="T2908"/></text:p>
      <text:p text:style-name="P843"><text:span text:style-name="T2909"/><text:span text:style-name="T2910"/><text:span text:style-name="T2911"/></text:p>
      <text:p text:style-name="P844"><text:span text:style-name="T2912"/><text:span text:style-name="T2913"/><text:span text:style-name="T2914"/></text:p>
      <text:p text:style-name="P845"><text:span text:style-name="T2915"/><text:span text:style-name="T2916"/><text:span text:style-name="T2917"/></text:p>
      <text:p text:style-name="P846"><text:span text:style-name="T2918"/><text:span text:style-name="T2919"/><text:span text:style-name="T29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draw:marker draw:name="TriangleMarker" draw:display_name="TriangleMarker" svg:d="M1321 3493h-1321l702-3493z" svg:viewBox="0 0 1321 3493"/>
    <style:style style:family="graphic" style:name="Frame">
      <style:graphic-properties/>
    </style:style>
    <style:style style:family="graphic" style:name="Graphics">
      <style:graphic-properties/>
    </style:style>
    <style:style style:display-name="DStyle_paragraph" style:family="paragraph" style:name="671">
      <style:paragraph-properties/>
      <style:text-properties fo:font-size="10pt"/>
    </style:style>
    <style:style style:display-name="DStyle_text" style:family="text" style:name="672">
      <style:paragraph-properties/>
    </style:style>
    <style:style style:parent-style-name="671" style:display-name="DStyle_paragraph" style:family="paragraph" style:name="673">
      <style:paragraph-properties/>
      <style:text-properties fo:font-size="10pt"/>
    </style:style>
    <style:style style:parent-style-name="671" style:display-name="DStyle_text" style:family="text" style:name="674">
      <style:paragraph-properties/>
    </style:style>
    <style:style style:class="default" style:display-name="Normal" style:family="paragraph" style:name="675">
      <style:paragraph-properties/>
      <style:text-properties/>
    </style:style>
    <style:style style:parent-style-name="675" style:display-name="Heading 1" style:family="paragraph" style:name="676">
      <style:paragraph-properties fo:margin-top="18pt" fo:margin-bottom="4pt"/>
      <style:text-properties fo:color="#0f4761" fo:font-family="Arial" style:font-family-complex="Arial" fo:font-size="20pt" style:font-size-complex="20pt"/>
    </style:style>
    <style:style style:parent-style-name="675" style:display-name="Heading 2" style:family="paragraph" style:name="677">
      <style:paragraph-properties fo:margin-top="8pt" fo:margin-bottom="4pt"/>
      <style:text-properties fo:color="#0f4761" fo:font-family="Arial" style:font-family-complex="Arial" fo:font-size="16pt" style:font-size-complex="16pt"/>
    </style:style>
    <style:style style:parent-style-name="675" style:display-name="Heading 3" style:family="paragraph" style:name="678">
      <style:paragraph-properties fo:margin-top="8pt" fo:margin-bottom="4pt"/>
      <style:text-properties fo:color="#0f4761" fo:font-family="Arial" style:font-family-complex="Arial" fo:font-size="14pt" style:font-size-complex="14pt"/>
    </style:style>
    <style:style style:parent-style-name="675" style:display-name="Heading 4" style:family="paragraph" style:name="679">
      <style:paragraph-properties fo:margin-top="4pt" fo:margin-bottom="2pt"/>
      <style:text-properties fo:color="#0f4761" fo:font-family="Arial" style:font-family-complex="Arial" fo:font-style="italic"/>
    </style:style>
    <style:style style:parent-style-name="675" style:display-name="Heading 5" style:family="paragraph" style:name="680">
      <style:paragraph-properties fo:margin-top="4pt" fo:margin-bottom="2pt"/>
      <style:text-properties fo:color="#0f4761" fo:font-family="Arial" style:font-family-complex="Arial"/>
    </style:style>
    <style:style style:parent-style-name="675" style:display-name="Heading 6" style:family="paragraph" style:name="681">
      <style:paragraph-properties fo:margin-top="2pt" fo:margin-bottom="0pt"/>
      <style:text-properties fo:color="#595959" fo:font-family="Arial" style:font-family-complex="Arial" fo:font-style="italic"/>
    </style:style>
    <style:style style:parent-style-name="675" style:display-name="Heading 7" style:family="paragraph" style:name="682">
      <style:paragraph-properties fo:margin-top="2pt" fo:margin-bottom="0pt"/>
      <style:text-properties fo:color="#595959" fo:font-family="Arial" style:font-family-complex="Arial"/>
    </style:style>
    <style:style style:parent-style-name="675" style:display-name="Heading 8" style:family="paragraph" style:name="683">
      <style:paragraph-properties fo:margin-bottom="0pt"/>
      <style:text-properties fo:color="#272727" fo:font-family="Arial" style:font-family-complex="Arial" fo:font-style="italic"/>
    </style:style>
    <style:style style:parent-style-name="675" style:display-name="Heading 9" style:family="paragraph" style:name="684">
      <style:paragraph-properties fo:margin-bottom="0pt"/>
      <style:text-properties fo:color="#272727" fo:font-family="Arial" style:font-family-complex="Arial" fo:font-style="italic"/>
    </style:style>
    <style:style style:class="default" style:display-name="Default Paragraph Font" style:family="text" style:name="685">
      <style:paragraph-properties/>
    </style:style>
    <style:style style:parent-style-name="685" style:display-name="Heading 1 Char" style:family="text" style:name="686">
      <style:paragraph-properties/>
      <style:text-properties fo:color="#0f4761" fo:font-family="Arial" style:font-family-complex="Arial" fo:font-size="20pt" style:font-size-complex="20pt"/>
    </style:style>
    <style:style style:parent-style-name="685" style:display-name="Heading 2 Char" style:family="text" style:name="687">
      <style:paragraph-properties/>
      <style:text-properties fo:color="#0f4761" fo:font-family="Arial" style:font-family-complex="Arial" fo:font-size="16pt" style:font-size-complex="16pt"/>
    </style:style>
    <style:style style:parent-style-name="685" style:display-name="Heading 3 Char" style:family="text" style:name="688">
      <style:paragraph-properties/>
      <style:text-properties fo:color="#0f4761" fo:font-family="Arial" style:font-family-complex="Arial" fo:font-size="14pt" style:font-size-complex="14pt"/>
    </style:style>
    <style:style style:parent-style-name="685" style:display-name="Heading 4 Char" style:family="text" style:name="689">
      <style:paragraph-properties/>
      <style:text-properties fo:color="#0f4761" fo:font-family="Arial" style:font-family-complex="Arial" fo:font-style="italic"/>
    </style:style>
    <style:style style:parent-style-name="685" style:display-name="Heading 5 Char" style:family="text" style:name="690">
      <style:paragraph-properties/>
      <style:text-properties fo:color="#0f4761" fo:font-family="Arial" style:font-family-complex="Arial"/>
    </style:style>
    <style:style style:parent-style-name="685" style:display-name="Heading 6 Char" style:family="text" style:name="691">
      <style:paragraph-properties/>
      <style:text-properties fo:color="#595959" fo:font-family="Arial" style:font-family-complex="Arial" fo:font-style="italic"/>
    </style:style>
    <style:style style:parent-style-name="685" style:display-name="Heading 7 Char" style:family="text" style:name="692">
      <style:paragraph-properties/>
      <style:text-properties fo:color="#595959" fo:font-family="Arial" style:font-family-complex="Arial"/>
    </style:style>
    <style:style style:parent-style-name="685" style:display-name="Heading 8 Char" style:family="text" style:name="693">
      <style:paragraph-properties/>
      <style:text-properties fo:color="#272727" fo:font-family="Arial" style:font-family-complex="Arial" fo:font-style="italic"/>
    </style:style>
    <style:style style:parent-style-name="685" style:display-name="Heading 9 Char" style:family="text" style:name="694">
      <style:paragraph-properties/>
      <style:text-properties fo:color="#272727" fo:font-family="Arial" style:font-family-complex="Arial" fo:font-style="italic"/>
    </style:style>
    <style:style style:parent-style-name="675" style:display-name="Title" style:family="paragraph" style:name="695">
      <style:paragraph-properties fo:line-height="100%" fo:margin-bottom="4pt"/>
      <style:text-properties fo:font-family="Arial" style:font-family-complex="Arial" fo:font-size="28pt" style:font-size-complex="28pt" fo:letter-spacing="-0.5pt"/>
    </style:style>
    <style:style style:parent-style-name="685" style:display-name="Title Char" style:family="text" style:name="696">
      <style:paragraph-properties/>
      <style:text-properties fo:font-family="Arial" style:font-family-complex="Arial" fo:font-size="28pt" style:font-size-complex="28pt" fo:letter-spacing="-0.5pt"/>
    </style:style>
    <style:style style:parent-style-name="675" style:display-name="Subtitle" style:family="paragraph" style:name="697">
      <style:paragraph-properties/>
      <style:text-properties fo:color="#595959" fo:font-size="14pt" style:font-size-complex="14pt" fo:letter-spacing="0.75pt"/>
    </style:style>
    <style:style style:parent-style-name="685" style:display-name="Subtitle Char" style:family="text" style:name="698">
      <style:paragraph-properties/>
      <style:text-properties fo:color="#595959" fo:font-size="14pt" style:font-size-complex="14pt" fo:letter-spacing="0.75pt"/>
    </style:style>
    <style:style style:parent-style-name="675" style:display-name="Quote" style:family="paragraph" style:name="699">
      <style:paragraph-properties fo:text-align="center" fo:margin-top="8pt"/>
      <style:text-properties fo:color="#404040" fo:font-style="italic"/>
    </style:style>
    <style:style style:parent-style-name="685" style:display-name="Quote Char" style:family="text" style:name="700">
      <style:paragraph-properties/>
      <style:text-properties fo:color="#404040" fo:font-style="italic"/>
    </style:style>
    <style:style style:parent-style-name="675" style:display-name="List Paragraph" style:family="paragraph" style:name="701">
      <style:paragraph-properties fo:margin-left="1.27cm" fo:margin-right="0cm" fo:text-indent="0cm"/>
    </style:style>
    <style:style style:parent-style-name="685" style:display-name="Intense Emphasis" style:family="text" style:name="702">
      <style:paragraph-properties/>
      <style:text-properties fo:color="#0f4761" fo:font-style="italic"/>
    </style:style>
    <style:style style:parent-style-name="675" style:display-name="Intense Quote" style:family="paragraph" style:name="703">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685" style:display-name="Intense Quote Char" style:family="text" style:name="704">
      <style:paragraph-properties/>
      <style:text-properties fo:color="#0f4761" fo:font-style="italic"/>
    </style:style>
    <style:style style:parent-style-name="685" style:display-name="Intense Reference" style:family="text" style:name="705">
      <style:paragraph-properties/>
      <style:text-properties fo:font-variant="small-caps" fo:color="#0f4761" fo:letter-spacing="0.25pt" fo:font-weight="bold"/>
    </style:style>
    <style:style style:parent-style-name="675" style:display-name="No Spacing" style:family="paragraph" style:name="706">
      <style:paragraph-properties fo:line-height="100%" fo:margin-bottom="0pt"/>
    </style:style>
    <style:style style:parent-style-name="685" style:display-name="Subtle Emphasis" style:family="text" style:name="707">
      <style:paragraph-properties/>
      <style:text-properties fo:color="#404040" fo:font-style="italic"/>
    </style:style>
    <style:style style:parent-style-name="685" style:display-name="Emphasis" style:family="text" style:name="708">
      <style:paragraph-properties/>
      <style:text-properties fo:font-style="italic"/>
    </style:style>
    <style:style style:parent-style-name="685" style:display-name="Strong" style:family="text" style:name="709">
      <style:paragraph-properties/>
      <style:text-properties fo:font-weight="bold"/>
    </style:style>
    <style:style style:parent-style-name="685" style:display-name="Subtle Reference" style:family="text" style:name="710">
      <style:paragraph-properties/>
      <style:text-properties fo:font-variant="small-caps" fo:color="#5a5a5a"/>
    </style:style>
    <style:style style:parent-style-name="685" style:display-name="Book Title" style:family="text" style:name="711">
      <style:paragraph-properties/>
      <style:text-properties fo:letter-spacing="0.25pt" fo:font-style="italic" fo:font-weight="bold"/>
    </style:style>
    <style:style style:parent-style-name="675" style:display-name="Header" style:family="paragraph" style:name="712">
      <style:paragraph-properties fo:line-height="100%" fo:margin-bottom="0pt">
        <style:tab-stops>
          <style:tab-stop style:position="8.545cm" style:type="center"/>
          <style:tab-stop style:position="17.09cm" style:type="right"/>
        </style:tab-stops>
      </style:paragraph-properties>
    </style:style>
    <style:style style:parent-style-name="685" style:display-name="Header Char" style:family="text" style:name="713">
      <style:paragraph-properties/>
    </style:style>
    <style:style style:parent-style-name="675" style:display-name="Footer" style:family="paragraph" style:name="714">
      <style:paragraph-properties fo:line-height="100%" fo:margin-bottom="0pt">
        <style:tab-stops>
          <style:tab-stop style:position="8.545cm" style:type="center"/>
          <style:tab-stop style:position="17.09cm" style:type="right"/>
        </style:tab-stops>
      </style:paragraph-properties>
    </style:style>
    <style:style style:parent-style-name="685" style:display-name="Footer Char" style:family="text" style:name="715">
      <style:paragraph-properties/>
    </style:style>
    <style:style style:parent-style-name="675" style:display-name="footnote text" style:family="paragraph" style:name="716">
      <style:paragraph-properties fo:line-height="100%" fo:margin-bottom="0pt"/>
      <style:text-properties fo:font-size="10pt" style:font-size-complex="10pt"/>
    </style:style>
    <style:style style:parent-style-name="685" style:display-name="Footnote Text Char" style:family="text" style:name="717">
      <style:paragraph-properties/>
      <style:text-properties fo:font-size="10pt" style:font-size-complex="10pt"/>
    </style:style>
    <style:style style:parent-style-name="685" style:display-name="footnote reference" style:family="text" style:name="718">
      <style:paragraph-properties/>
      <style:text-properties style:text-position="super 58%"/>
    </style:style>
    <style:style style:parent-style-name="675" style:display-name="endnote text" style:family="paragraph" style:name="719">
      <style:paragraph-properties fo:line-height="100%" fo:margin-bottom="0pt"/>
      <style:text-properties fo:font-size="10pt" style:font-size-complex="10pt"/>
    </style:style>
    <style:style style:parent-style-name="685" style:display-name="Endnote Text Char" style:family="text" style:name="720">
      <style:paragraph-properties/>
      <style:text-properties fo:font-size="10pt" style:font-size-complex="10pt"/>
    </style:style>
    <style:style style:parent-style-name="685" style:display-name="endnote reference" style:family="text" style:name="721">
      <style:paragraph-properties/>
      <style:text-properties style:text-position="super 58%"/>
    </style:style>
    <style:style style:parent-style-name="685" style:display-name="Hyperlink" style:family="text" style:name="722">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75" style:display-name="Internet link" style:family="text" style:name="723">
      <style:paragraph-properties/>
      <style:text-properties fo:color="#0563c1" style:text-underline-type="single" style:text-underline-style="solid" style:text-underline-width="auto" style:text-underline-color="font-color"/>
    </style:style>
    <style:style style:parent-style-name="675" style:display-name="Internet link" style:family="text" style:name="724">
      <style:paragraph-properties/>
      <style:text-properties fo:color="#0563c1" style:text-underline-type="single" style:text-underline-style="solid" style:text-underline-width="auto" style:text-underline-color="font-color"/>
    </style:style>
    <style:style style:parent-style-name="685" style:display-name="FollowedHyperlink" style:family="text" style:name="725">
      <style:paragraph-properties/>
      <style:text-properties fo:color="#954f72" style:text-underline-type="single" style:text-underline-style="solid" style:text-underline-width="auto" style:text-underline-color="font-color"/>
    </style:style>
    <style:style style:parent-style-name="675" style:display-name="toc 1" style:family="paragraph" style:name="726">
      <style:paragraph-properties fo:margin-bottom="5pt"/>
    </style:style>
    <style:style style:parent-style-name="675" style:display-name="toc 2" style:family="paragraph" style:name="727">
      <style:paragraph-properties fo:margin-left="0.3881cm" fo:margin-right="0cm" fo:text-indent="0cm" fo:margin-bottom="5pt"/>
    </style:style>
    <style:style style:parent-style-name="675" style:display-name="toc 3" style:family="paragraph" style:name="728">
      <style:paragraph-properties fo:margin-left="0.7762cm" fo:margin-right="0cm" fo:text-indent="0cm" fo:margin-bottom="5pt"/>
    </style:style>
    <style:style style:parent-style-name="675" style:display-name="toc 4" style:family="paragraph" style:name="729">
      <style:paragraph-properties fo:margin-left="1.164cm" fo:margin-right="0cm" fo:text-indent="0cm" fo:margin-bottom="5pt"/>
    </style:style>
    <style:style style:parent-style-name="675" style:display-name="toc 5" style:family="paragraph" style:name="730">
      <style:paragraph-properties fo:margin-left="1.552cm" fo:margin-right="0cm" fo:text-indent="0cm" fo:margin-bottom="5pt"/>
    </style:style>
    <style:style style:parent-style-name="675" style:display-name="toc 6" style:family="paragraph" style:name="731">
      <style:paragraph-properties fo:margin-left="1.94cm" fo:margin-right="0cm" fo:text-indent="0cm" fo:margin-bottom="5pt"/>
    </style:style>
    <style:style style:parent-style-name="675" style:display-name="toc 7" style:family="paragraph" style:name="732">
      <style:paragraph-properties fo:margin-left="2.328cm" fo:margin-right="0cm" fo:text-indent="0cm" fo:margin-bottom="5pt"/>
    </style:style>
    <style:style style:parent-style-name="675" style:display-name="toc 8" style:family="paragraph" style:name="733">
      <style:paragraph-properties fo:margin-left="2.717cm" fo:margin-right="0cm" fo:text-indent="0cm" fo:margin-bottom="5pt"/>
    </style:style>
    <style:style style:parent-style-name="675" style:display-name="toc 9" style:family="paragraph" style:name="734">
      <style:paragraph-properties fo:margin-left="3.105cm" fo:margin-right="0cm" fo:text-indent="0cm" fo:margin-bottom="5pt"/>
    </style:style>
    <style:style style:parent-style-name="685" style:display-name="Placeholder Text" style:family="text" style:name="735">
      <style:paragraph-properties/>
      <style:text-properties fo:color="#666666"/>
    </style:style>
    <style:style style:parent-style-name="675" style:display-name="TOC Heading" style:family="paragraph" style:name="736">
      <style:paragraph-properties/>
    </style:style>
    <style:style style:parent-style-name="675" style:display-name="table of figures" style:family="paragraph" style:name="737">
      <style:paragraph-properties fo:margin-bottom="0pt"/>
    </style:style>
    <style:style style:parent-style-name="675" style:display-name="DStyle_paragraph" style:family="paragraph" style:name="738">
      <style:paragraph-properties/>
      <style:text-properties fo:color="#000000" fo:font-family="Liberation Serif" style:font-family-complex="Liberation Serif" fo:font-size="12pt" style:font-size-complex="12pt" fo:language="es" style:language-complex="hi" fo:country="MX" style:country-complex="IN"/>
    </style:style>
    <style:style style:parent-style-name="738" style:display-name="Standard" style:family="paragraph" style:name="739">
      <style:paragraph-properties/>
      <style:text-properties/>
    </style:style>
    <style:style style:parent-style-name="739" style:display-name="Heading" style:family="paragraph" style:name="740">
      <style:paragraph-properties fo:margin-top="12pt" fo:margin-bottom="6pt"/>
      <style:text-properties fo:font-family="Liberation Sans" style:font-family-complex="Liberation Sans" fo:font-size="14pt" style:font-size-complex="14pt"/>
    </style:style>
    <style:style style:parent-style-name="739" style:display-name="Text body" style:family="paragraph" style:name="741">
      <style:paragraph-properties fo:line-height="115%" fo:margin-top="0pt" fo:margin-bottom="7pt"/>
    </style:style>
    <style:style style:parent-style-name="741" style:display-name="List" style:family="paragraph" style:name="742">
      <style:paragraph-properties/>
    </style:style>
    <style:style style:parent-style-name="739" style:display-name="Caption" style:family="paragraph" style:name="743">
      <style:paragraph-properties fo:margin-top="6pt" fo:margin-bottom="6pt"/>
      <style:text-properties fo:font-size="12pt" style:font-size-complex="12pt" fo:font-style="italic"/>
    </style:style>
    <style:style style:parent-style-name="739" style:display-name="Index" style:family="paragraph" style:name="744">
      <style:paragraph-properties/>
    </style:style>
    <style:style style:parent-style-name="739" style:display-name="Table Contents" style:family="paragraph" style:name="745">
      <style:paragraph-properties/>
      <style:text-properties/>
    </style:style>
    <style:style style:parent-style-name="745" style:display-name="Table Heading" style:family="paragraph" style:name="746">
      <style:paragraph-properties fo:text-align="center"/>
      <style:text-properties fo:font-weight="bold"/>
    </style:style>
    <style:style style:parent-style-name="675" style:display-name="Bullet Symbols" style:family="text" style:name="747">
      <style:paragraph-properties/>
      <style:text-properties fo:font-family="OpenSymbol" style:font-family-complex="OpenSymbol"/>
    </style:style>
    <style:style style:parent-style-name="675" style:display-name="Numbering Symbols" style:family="text" style:name="748">
      <style:paragraph-properties/>
    </style:style>
    <style:style style:parent-style-name="675" style:display-name="T1" style:family="text" style:name="749">
      <style:paragraph-properties/>
    </style:style>
    <style:style style:parent-style-name="675" style:display-name="T2" style:family="text" style:name="750">
      <style:paragraph-properties/>
    </style:style>
    <style:style style:parent-style-name="675" style:display-name="T3" style:family="text" style:name="751">
      <style:paragraph-properties/>
    </style:style>
    <style:style style:parent-style-name="675" style:display-name="T4" style:family="text" style:name="752">
      <style:paragraph-properties/>
    </style:style>
    <style:style style:parent-style-name="675" style:display-name="T5" style:family="text" style:name="753">
      <style:paragraph-properties/>
    </style:style>
    <style:style style:parent-style-name="675" style:display-name="T6" style:family="text" style:name="754">
      <style:paragraph-properties/>
    </style:style>
    <style:style style:parent-style-name="675" style:display-name="T7" style:family="text" style:name="755">
      <style:paragraph-properties/>
    </style:style>
    <style:style style:parent-style-name="675" style:display-name="T8" style:family="text" style:name="756">
      <style:paragraph-properties/>
    </style:style>
    <style:style style:parent-style-name="675" style:display-name="T9" style:family="text" style:name="757">
      <style:paragraph-properties/>
    </style:style>
    <style:style style:parent-style-name="675" style:display-name="T10" style:family="text" style:name="758">
      <style:paragraph-properties/>
    </style:style>
    <style:style style:parent-style-name="675" style:display-name="T11" style:family="text" style:name="759">
      <style:paragraph-properties/>
    </style:style>
    <style:style style:parent-style-name="675" style:display-name="T12" style:family="text" style:name="760">
      <style:paragraph-properties/>
    </style:style>
    <style:style style:parent-style-name="675" style:display-name="T13" style:family="text" style:name="761">
      <style:paragraph-properties/>
    </style:style>
    <style:style style:parent-style-name="675" style:display-name="T14" style:family="text" style:name="762">
      <style:paragraph-properties/>
    </style:style>
    <style:style style:parent-style-name="675" style:display-name="T15" style:family="text" style:name="763">
      <style:paragraph-properties/>
    </style:style>
    <style:style style:parent-style-name="675" style:display-name="T16" style:family="text" style:name="764">
      <style:paragraph-properties/>
    </style:style>
    <style:style style:parent-style-name="675" style:display-name="T17" style:family="text" style:name="765">
      <style:paragraph-properties/>
    </style:style>
    <style:style style:parent-style-name="675" style:display-name="T18" style:family="text" style:name="766">
      <style:paragraph-properties/>
    </style:style>
    <style:style style:parent-style-name="675" style:display-name="T19" style:family="text" style:name="767">
      <style:paragraph-properties/>
    </style:style>
    <style:style style:parent-style-name="675" style:display-name="T20" style:family="text" style:name="768">
      <style:paragraph-properties/>
    </style:style>
    <style:style style:parent-style-name="675" style:display-name="T21" style:family="text" style:name="769">
      <style:paragraph-properties/>
    </style:style>
    <style:style style:parent-style-name="675" style:display-name="T22" style:family="text" style:name="770">
      <style:paragraph-properties/>
    </style:style>
    <style:style style:parent-style-name="675" style:display-name="T23" style:family="text" style:name="771">
      <style:paragraph-properties/>
    </style:style>
    <style:style style:parent-style-name="675" style:display-name="T24" style:family="text" style:name="772">
      <style:paragraph-properties/>
    </style:style>
    <style:style style:parent-style-name="675" style:display-name="T25" style:family="text" style:name="773">
      <style:paragraph-properties/>
    </style:style>
    <style:style style:parent-style-name="675" style:display-name="T26" style:family="text" style:name="774">
      <style:paragraph-properties/>
    </style:style>
    <style:style style:parent-style-name="675" style:display-name="T27" style:family="text" style:name="775">
      <style:paragraph-properties/>
    </style:style>
    <style:style style:parent-style-name="675" style:display-name="T28" style:family="text" style:name="776">
      <style:paragraph-properties/>
    </style:style>
    <style:style style:parent-style-name="675" style:display-name="T29" style:family="text" style:name="777">
      <style:paragraph-properties/>
    </style:style>
    <style:style style:parent-style-name="675" style:display-name="T30" style:family="text" style:name="778">
      <style:paragraph-properties/>
    </style:style>
    <style:style style:parent-style-name="675" style:display-name="T31" style:family="text" style:name="779">
      <style:paragraph-properties/>
    </style:style>
    <style:style style:parent-style-name="675" style:display-name="T32" style:family="text" style:name="780">
      <style:paragraph-properties/>
    </style:style>
    <style:style style:parent-style-name="675" style:display-name="T33" style:family="text" style:name="781">
      <style:paragraph-properties/>
    </style:style>
    <style:style style:parent-style-name="675" style:display-name="T34" style:family="text" style:name="782">
      <style:paragraph-properties/>
    </style:style>
    <style:style style:parent-style-name="675" style:display-name="T35" style:family="text" style:name="783">
      <style:paragraph-properties/>
    </style:style>
    <style:style style:parent-style-name="675" style:display-name="T36" style:family="text" style:name="784">
      <style:paragraph-properties/>
    </style:style>
    <style:style style:parent-style-name="675" style:display-name="T1" style:family="text" style:name="785">
      <style:paragraph-properties/>
    </style:style>
    <style:style style:parent-style-name="675" style:display-name="T2" style:family="text" style:name="786">
      <style:paragraph-properties/>
    </style:style>
    <style:style style:parent-style-name="675" style:display-name="T3" style:family="text" style:name="787">
      <style:paragraph-properties/>
    </style:style>
    <style:style style:parent-style-name="675" style:display-name="T4" style:family="text" style:name="788">
      <style:paragraph-properties/>
    </style:style>
    <style:style style:parent-style-name="675" style:display-name="T5" style:family="text" style:name="789">
      <style:paragraph-properties/>
    </style:style>
    <style:style style:parent-style-name="675" style:display-name="T6" style:family="text" style:name="790">
      <style:paragraph-properties/>
    </style:style>
    <style:style style:parent-style-name="675" style:display-name="T7" style:family="text" style:name="791">
      <style:paragraph-properties/>
    </style:style>
    <style:style style:parent-style-name="675" style:display-name="T8" style:family="text" style:name="792">
      <style:paragraph-properties/>
    </style:style>
    <style:style style:parent-style-name="675" style:display-name="T9" style:family="text" style:name="793">
      <style:paragraph-properties/>
    </style:style>
    <style:style style:parent-style-name="675" style:display-name="T10" style:family="text" style:name="794">
      <style:paragraph-properties/>
    </style:style>
    <style:style style:parent-style-name="675" style:display-name="T11" style:family="text" style:name="795">
      <style:paragraph-properties/>
    </style:style>
    <style:style style:parent-style-name="675" style:display-name="T12" style:family="text" style:name="796">
      <style:paragraph-properties/>
    </style:style>
    <style:style style:parent-style-name="675" style:display-name="T13" style:family="text" style:name="797">
      <style:paragraph-properties/>
    </style:style>
    <style:style style:parent-style-name="675" style:display-name="T14" style:family="text" style:name="798">
      <style:paragraph-properties/>
    </style:style>
    <style:style style:parent-style-name="675" style:display-name="T15" style:family="text" style:name="799">
      <style:paragraph-properties/>
    </style:style>
    <style:style style:parent-style-name="675" style:display-name="T16" style:family="text" style:name="800">
      <style:paragraph-properties/>
    </style:style>
    <style:style style:parent-style-name="675" style:display-name="T17" style:family="text" style:name="801">
      <style:paragraph-properties/>
    </style:style>
    <style:style style:parent-style-name="675" style:display-name="T18" style:family="text" style:name="802">
      <style:paragraph-properties/>
    </style:style>
    <style:style style:parent-style-name="675" style:display-name="T19" style:family="text" style:name="803">
      <style:paragraph-properties/>
    </style:style>
    <style:style style:parent-style-name="675" style:display-name="T20" style:family="text" style:name="804">
      <style:paragraph-properties/>
    </style:style>
    <style:style style:parent-style-name="675" style:display-name="T21" style:family="text" style:name="805">
      <style:paragraph-properties/>
    </style:style>
    <style:style style:parent-style-name="675" style:display-name="T22" style:family="text" style:name="806">
      <style:paragraph-properties/>
    </style:style>
    <style:style style:parent-style-name="675" style:display-name="T23" style:family="text" style:name="807">
      <style:paragraph-properties/>
    </style:style>
    <style:style style:parent-style-name="675" style:display-name="T24" style:family="text" style:name="808">
      <style:paragraph-properties/>
    </style:style>
    <style:style style:parent-style-name="675" style:display-name="T25" style:family="text" style:name="809">
      <style:paragraph-properties/>
    </style:style>
    <style:style style:parent-style-name="675" style:display-name="T26" style:family="text" style:name="810">
      <style:paragraph-properties/>
    </style:style>
    <style:style style:parent-style-name="675" style:display-name="T27" style:family="text" style:name="811">
      <style:paragraph-properties/>
    </style:style>
    <style:style style:parent-style-name="675" style:display-name="T28" style:family="text" style:name="812">
      <style:paragraph-properties/>
    </style:style>
    <style:style style:parent-style-name="675" style:display-name="T29" style:family="text" style:name="813">
      <style:paragraph-properties/>
    </style:style>
    <style:style style:parent-style-name="675" style:display-name="T30" style:family="text" style:name="814">
      <style:paragraph-properties/>
    </style:style>
    <style:style style:parent-style-name="675" style:display-name="T31" style:family="text" style:name="815">
      <style:paragraph-properties/>
    </style:style>
    <style:style style:parent-style-name="675" style:display-name="T32" style:family="text" style:name="816">
      <style:paragraph-properties/>
    </style:style>
    <style:style style:parent-style-name="675" style:display-name="T33" style:family="text" style:name="817">
      <style:paragraph-properties/>
    </style:style>
    <style:style style:parent-style-name="675" style:display-name="T34" style:family="text" style:name="818">
      <style:paragraph-properties/>
    </style:style>
    <style:style style:parent-style-name="675" style:display-name="T35" style:family="text" style:name="819">
      <style:paragraph-properties/>
    </style:style>
    <style:style style:parent-style-name="675" style:display-name="T36" style:family="text" style:name="820">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1.905cm"/>
        </style:list-level-properties>
        <style:text-properties/>
      </text:list-level-style-bullet>
      <text:list-level-style-bullet text:level="3" text:style-name="T3" text:bullet-char="▪">
        <style:list-level-properties text:list-level-position-and-space-mode="label-alignment">
          <style:list-level-label-alignment fo:text-indent="-0.635cm" fo:margin-left="2.54cm"/>
        </style:list-level-properties>
        <style:text-properties/>
      </text:list-level-style-bullet>
      <text:list-level-style-bullet text:level="4" text:style-name="T4" text:bullet-char="•   ">
        <style:list-level-properties text:list-level-position-and-space-mode="label-alignment">
          <style:list-level-label-alignment fo:text-indent="-0.635cm" fo:margin-left="3.175cm"/>
        </style:list-level-properties>
        <style:text-properties/>
      </text:list-level-style-bullet>
      <text:list-level-style-bullet text:level="5" text:style-name="T5" text:bullet-char="◦">
        <style:list-level-properties text:list-level-position-and-space-mode="label-alignment">
          <style:list-level-label-alignment fo:text-indent="-0.635cm" fo:margin-left="3.81cm"/>
        </style:list-level-properties>
        <style:text-properties/>
      </text:list-level-style-bullet>
      <text:list-level-style-bullet text:level="6" text:style-name="T6" text:bullet-char="▪">
        <style:list-level-properties text:list-level-position-and-space-mode="label-alignment">
          <style:list-level-label-alignment fo:text-indent="-0.635cm" fo:margin-left="4.445cm"/>
        </style:list-level-properties>
        <style:text-properties/>
      </text:list-level-style-bullet>
      <text:list-level-style-bullet text:level="7" text:style-name="T7" text:bullet-char="•   ">
        <style:list-level-properties text:list-level-position-and-space-mode="label-alignment">
          <style:list-level-label-alignment fo:text-indent="-0.635cm" fo:margin-left="5.08cm"/>
        </style:list-level-properties>
        <style:text-properties/>
      </text:list-level-style-bullet>
      <text:list-level-style-bullet text:level="8" text:style-name="T8" text:bullet-char="◦">
        <style:list-level-properties text:list-level-position-and-space-mode="label-alignment">
          <style:list-level-label-alignment fo:text-indent="-0.635cm" fo:margin-left="5.715cm"/>
        </style:list-level-properties>
        <style:text-properties/>
      </text:list-level-style-bullet>
      <text:list-level-style-bullet text:level="9" text:style-name="T9" text:bullet-char="▪">
        <style:list-level-properties text:list-level-position-and-space-mode="label-alignment">
          <style:list-level-label-alignment fo:text-indent="-0.635cm" fo:margin-left="6.35cm"/>
        </style:list-level-properties>
        <style:text-properties/>
      </text:list-level-style-bullet>
    </text:list-style>
    <text:list-style style:name="WWNum2">
      <text:list-level-style-number text:level="1" text:style-name="T10"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1"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12"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13"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4"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5"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6"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7"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8"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3">
      <text:list-level-style-bullet text:level="1" text:style-name="T19" text:bullet-char="•   ">
        <style:list-level-properties text:list-level-position-and-space-mode="label-alignment">
          <style:list-level-label-alignment fo:text-indent="-0.635cm" fo:margin-left="1.27cm"/>
        </style:list-level-properties>
        <style:text-properties/>
      </text:list-level-style-bullet>
      <text:list-level-style-bullet text:level="2" text:style-name="T20" text:bullet-char="◦">
        <style:list-level-properties text:list-level-position-and-space-mode="label-alignment">
          <style:list-level-label-alignment fo:text-indent="-0.635cm" fo:margin-left="1.905cm"/>
        </style:list-level-properties>
        <style:text-properties/>
      </text:list-level-style-bullet>
      <text:list-level-style-bullet text:level="3" text:style-name="T21" text:bullet-char="▪">
        <style:list-level-properties text:list-level-position-and-space-mode="label-alignment">
          <style:list-level-label-alignment fo:text-indent="-0.635cm" fo:margin-left="2.54cm"/>
        </style:list-level-properties>
        <style:text-properties/>
      </text:list-level-style-bullet>
      <text:list-level-style-bullet text:level="4" text:style-name="T22" text:bullet-char="•   ">
        <style:list-level-properties text:list-level-position-and-space-mode="label-alignment">
          <style:list-level-label-alignment fo:text-indent="-0.635cm" fo:margin-left="3.175cm"/>
        </style:list-level-properties>
        <style:text-properties/>
      </text:list-level-style-bullet>
      <text:list-level-style-bullet text:level="5" text:style-name="T23" text:bullet-char="◦">
        <style:list-level-properties text:list-level-position-and-space-mode="label-alignment">
          <style:list-level-label-alignment fo:text-indent="-0.635cm" fo:margin-left="3.81cm"/>
        </style:list-level-properties>
        <style:text-properties/>
      </text:list-level-style-bullet>
      <text:list-level-style-bullet text:level="6" text:style-name="T24" text:bullet-char="▪">
        <style:list-level-properties text:list-level-position-and-space-mode="label-alignment">
          <style:list-level-label-alignment fo:text-indent="-0.635cm" fo:margin-left="4.445cm"/>
        </style:list-level-properties>
        <style:text-properties/>
      </text:list-level-style-bullet>
      <text:list-level-style-bullet text:level="7" text:style-name="T25" text:bullet-char="•   ">
        <style:list-level-properties text:list-level-position-and-space-mode="label-alignment">
          <style:list-level-label-alignment fo:text-indent="-0.635cm" fo:margin-left="5.08cm"/>
        </style:list-level-properties>
        <style:text-properties/>
      </text:list-level-style-bullet>
      <text:list-level-style-bullet text:level="8" text:style-name="T26" text:bullet-char="◦">
        <style:list-level-properties text:list-level-position-and-space-mode="label-alignment">
          <style:list-level-label-alignment fo:text-indent="-0.635cm" fo:margin-left="5.715cm"/>
        </style:list-level-properties>
        <style:text-properties/>
      </text:list-level-style-bullet>
      <text:list-level-style-bullet text:level="9" text:style-name="T27" text:bullet-char="▪">
        <style:list-level-properties text:list-level-position-and-space-mode="label-alignment">
          <style:list-level-label-alignment fo:text-indent="-0.635cm" fo:margin-left="6.35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style:page-layout style:name="Mpm3">
      <style:page-layout-properties fo:page-width="21.59cm" fo:page-height="27.94cm" style:print-orientation="portrait" fo:margin-top="2cm" fo:margin-bottom="2cm" fo:margin-left="2cm" fo:margin-right="2cm"/>
    </style:page-layout>
    <style:page-layout style:name="Mpm4">
      <style:page-layout-properties fo:page-width="21.59cm" fo:page-height="27.94cm" style:print-orientation="portrait" fo:margin-top="2cm" fo:margin-bottom="2cm" fo:margin-left="2cm" fo:margin-right="2cm"/>
    </style:page-layout>
    <style:page-layout style:name="Mpm5">
      <style:page-layout-properties fo:page-width="21.59cm" fo:page-height="27.94cm" style:print-orientation="portrait" fo:margin-top="2cm" fo:margin-bottom="2cm" fo:margin-left="2cm" fo:margin-right="2cm"/>
    </style:page-layout>
    <style:page-layout style:name="Mpm6">
      <style:page-layout-properties fo:page-width="21.59cm" fo:page-height="27.94cm" style:print-orientation="portrait" fo:margin-top="2cm" fo:margin-bottom="2cm" fo:margin-left="2cm" fo:margin-right="2cm"/>
    </style:page-layout>
    <style:page-layout style:name="Mpm7">
      <style:page-layout-properties fo:page-width="21.59cm" fo:page-height="27.94cm" style:print-orientation="portrait" fo:margin-top="2cm" fo:margin-bottom="2cm" fo:margin-left="2cm" fo:margin-right="2cm"/>
    </style:page-layout>
    <style:page-layout style:name="Mpm8">
      <style:page-layout-properties fo:page-width="21.59cm" fo:page-height="27.94cm" style:print-orientation="portrait" fo:margin-top="2cm" fo:margin-bottom="2cm" fo:margin-left="2cm" fo:margin-right="2cm"/>
    </style:page-layout>
    <style:page-layout style:name="Mpm9">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3.1.8</meta:generator>
    <meta:creation-date>2026-02-09T17:40:52Z</meta:creation-date>
  </office:meta>
</office:document-meta>
</file>